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data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a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xg</text:p>
          </table:table-cell>
          <table:table-cell office:value-type="string" calcext:value-type="string">
            <text:p>yg,</text:p>
          </table:table-cell>
          <table:table-cell office:value-type="string" calcext:value-type="string">
            <text:p>z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ygb</text:p>
          </table:table-cell>
          <table:table-cell office:value-type="string" calcext:value-type="string">
            <text:p>zgb</text:p>
          </table:table-cell>
          <table:table-cell office:value-type="string" calcext:value-type="string">
            <text:p>sensor no.</text:p>
          </table:table-cell>
        </table:table-row>
        <table:table-row table:style-name="ro1" table:visibility="filter">
          <table:table-cell office:value-type="float" office:value="-0.08276367" calcext:value-type="float">
            <text:p>-0.08276367</text:p>
          </table:table-cell>
          <table:table-cell office:value-type="float" office:value="0.9580078" calcext:value-type="float">
            <text:p>0.9580078</text:p>
          </table:table-cell>
          <table:table-cell office:value-type="float" office:value="0.1474609" calcext:value-type="float">
            <text:p>0.1474609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-0.03700805" calcext:value-type="float">
            <text:p>-0.03700805</text:p>
          </table:table-cell>
          <table:table-cell office:value-type="float" office:value="0.09831989" calcext:value-type="float">
            <text:p>0.09831989</text:p>
          </table:table-cell>
          <table:table-cell office:value-type="float" office:value="-0.05688655" calcext:value-type="float">
            <text:p>-0.0568865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86914" calcext:value-type="float">
            <text:p>-0.6586914</text:p>
          </table:table-cell>
          <table:table-cell office:value-type="float" office:value="-0.1313477" calcext:value-type="float">
            <text:p>-0.1313477</text:p>
          </table:table-cell>
          <table:table-cell office:value-type="float" office:value="0.8540039" calcext:value-type="float">
            <text:p>0.8540039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0.2748091" calcext:value-type="float">
            <text:p>-0.2748091</text:p>
          </table:table-cell>
          <table:table-cell office:value-type="float" office:value="0.05273259" calcext:value-type="float">
            <text:p>0.05273259</text:p>
          </table:table-cell>
          <table:table-cell office:value-type="float" office:value="-0.1076337" calcext:value-type="float">
            <text:p>-0.1076337</text:p>
          </table:table-cell>
          <table:table-cell office:value-type="float" office:value="-0.2024122" calcext:value-type="float">
            <text:p>-0.20241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1426" calcext:value-type="float">
            <text:p>0.2961426</text:p>
          </table:table-cell>
          <table:table-cell office:value-type="float" office:value="-0.1696777" calcext:value-type="float">
            <text:p>-0.1696777</text:p>
          </table:table-cell>
          <table:table-cell office:value-type="float" office:value="0.425293" calcext:value-type="float">
            <text:p>0.425293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-0.1723657" calcext:value-type="float">
            <text:p>-0.1723657</text:p>
          </table:table-cell>
          <table:table-cell office:value-type="float" office:value="0.1678777" calcext:value-type="float">
            <text:p>0.1678777</text:p>
          </table:table-cell>
          <table:table-cell office:value-type="float" office:value="0.1221995" calcext:value-type="float">
            <text:p>0.122199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300781" calcext:value-type="float">
            <text:p>-0.08300781</text:p>
          </table:table-cell>
          <table:table-cell office:value-type="float" office:value="0.967041" calcext:value-type="float">
            <text:p>0.967041</text:p>
          </table:table-cell>
          <table:table-cell office:value-type="float" office:value="0.1296387" calcext:value-type="float">
            <text:p>0.1296387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0.05459511" calcext:value-type="float">
            <text:p>0.05459511</text:p>
          </table:table-cell>
          <table:table-cell office:value-type="float" office:value="0.02198398" calcext:value-type="float">
            <text:p>0.02198398</text:p>
          </table:table-cell>
          <table:table-cell office:value-type="float" office:value="-0.04161942" calcext:value-type="float">
            <text:p>-0.041619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1563" calcext:value-type="float">
            <text:p>-0.6601563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91504" calcext:value-type="float">
            <text:p>0.8791504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0.3816794" calcext:value-type="float">
            <text:p>0.3816794</text:p>
          </table:table-cell>
          <table:table-cell office:value-type="float" office:value="0.1526718" calcext:value-type="float">
            <text:p>0.1526718</text:p>
          </table:table-cell>
          <table:table-cell office:value-type="float" office:value="-0.1762751" calcext:value-type="float">
            <text:p>-0.1762751</text:p>
          </table:table-cell>
          <table:table-cell office:value-type="float" office:value="-0.4740458" calcext:value-type="float">
            <text:p>-0.4740458</text:p>
          </table:table-cell>
          <table:table-cell office:value-type="float" office:value="0.2250687" calcext:value-type="float">
            <text:p>0.22506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8516" calcext:value-type="float">
            <text:p>0.2978516</text:p>
          </table:table-cell>
          <table:table-cell office:value-type="float" office:value="-0.1711426" calcext:value-type="float">
            <text:p>-0.1711426</text:p>
          </table:table-cell>
          <table:table-cell office:value-type="float" office:value="0.4243164" calcext:value-type="float">
            <text:p>0.4243164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004426718" calcext:value-type="float">
            <text:p>-0.004426718</text:p>
          </table:table-cell>
          <table:table-cell office:value-type="float" office:value="0.1678777" calcext:value-type="float">
            <text:p>0.1678777</text:p>
          </table:table-cell>
          <table:table-cell office:value-type="float" office:value="0.1680009" calcext:value-type="float">
            <text:p>0.16800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740234" calcext:value-type="float">
            <text:p>-0.08740234</text:p>
          </table:table-cell>
          <table:table-cell office:value-type="float" office:value="0.9658203" calcext:value-type="float">
            <text:p>0.9658203</text:p>
          </table:table-cell>
          <table:table-cell office:value-type="float" office:value="0.1433105" calcext:value-type="float">
            <text:p>0.1433105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-0.09807658" calcext:value-type="float">
            <text:p>-0.09807658</text:p>
          </table:table-cell>
          <table:table-cell office:value-type="float" office:value="0.02198398" calcext:value-type="float">
            <text:p>0.02198398</text:p>
          </table:table-cell>
          <table:table-cell office:value-type="float" office:value="0.08051801" calcext:value-type="float">
            <text:p>0.0805180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7959" calcext:value-type="float">
            <text:p>-0.657959</text:p>
          </table:table-cell>
          <table:table-cell office:value-type="float" office:value="-0.1264648" calcext:value-type="float">
            <text:p>-0.1264648</text:p>
          </table:table-cell>
          <table:table-cell office:value-type="float" office:value="0.871582" calcext:value-type="float">
            <text:p>0.871582</text:p>
          </table:table-cell>
          <table:table-cell office:value-type="float" office:value="-0.5801527" calcext:value-type="float">
            <text:p>-0.5801527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0" calcext:value-type="float">
            <text:p>0</text:p>
          </table:table-cell>
          <table:table-cell office:value-type="float" office:value="0.5718165" calcext:value-type="float">
            <text:p>0.5718165</text:p>
          </table:table-cell>
          <table:table-cell office:value-type="float" office:value="0.4572518" calcext:value-type="float">
            <text:p>0.4572518</text:p>
          </table:table-cell>
          <table:table-cell office:value-type="float" office:value="0.07239696" calcext:value-type="float">
            <text:p>0.072396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599121" calcext:value-type="float">
            <text:p>-0.1599121</text:p>
          </table:table-cell>
          <table:table-cell office:value-type="float" office:value="0.4221191" calcext:value-type="float">
            <text:p>0.4221191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-0.05022836" calcext:value-type="float">
            <text:p>-0.05022836</text:p>
          </table:table-cell>
          <table:table-cell office:value-type="float" office:value="-0.07639712" calcext:value-type="float">
            <text:p>-0.07639712</text:p>
          </table:table-cell>
          <table:table-cell office:value-type="float" office:value="-0.1831441" calcext:value-type="float">
            <text:p>-0.183144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983398" calcext:value-type="float">
            <text:p>-0.07983398</text:p>
          </table:table-cell>
          <table:table-cell office:value-type="float" office:value="0.9655762" calcext:value-type="float">
            <text:p>0.9655762</text:p>
          </table:table-cell>
          <table:table-cell office:value-type="float" office:value="0.1401367" calcext:value-type="float">
            <text:p>0.1401367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5459511" calcext:value-type="float">
            <text:p>0.05459511</text:p>
          </table:table-cell>
          <table:table-cell office:value-type="float" office:value="-0.06961906" calcext:value-type="float">
            <text:p>-0.06961906</text:p>
          </table:table-cell>
          <table:table-cell office:value-type="float" office:value="-0.08742094" calcext:value-type="float">
            <text:p>-0.0874209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2832" calcext:value-type="float">
            <text:p>-0.6652832</text:p>
          </table:table-cell>
          <table:table-cell office:value-type="float" office:value="-0.1242676" calcext:value-type="float">
            <text:p>-0.1242676</text:p>
          </table:table-cell>
          <table:table-cell office:value-type="float" office:value="0.8815918" calcext:value-type="float">
            <text:p>0.8815918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-0.695359" calcext:value-type="float">
            <text:p>-0.695359</text:p>
          </table:table-cell>
          <table:table-cell office:value-type="float" office:value="-0.9778626" calcext:value-type="float">
            <text:p>-0.9778626</text:p>
          </table:table-cell>
          <table:table-cell office:value-type="float" office:value="0.1181985" calcext:value-type="float">
            <text:p>0.11819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7578" calcext:value-type="float">
            <text:p>0.3017578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182129" calcext:value-type="float">
            <text:p>0.4182129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-0.1265643" calcext:value-type="float">
            <text:p>-0.1265643</text:p>
          </table:table-cell>
          <table:table-cell office:value-type="float" office:value="-0.06112999" calcext:value-type="float">
            <text:p>-0.06112999</text:p>
          </table:table-cell>
          <table:table-cell office:value-type="float" office:value="-0.1526098" calcext:value-type="float">
            <text:p>-0.152609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007813" calcext:value-type="float">
            <text:p>-0.08007813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271973" calcext:value-type="float">
            <text:p>0.1271973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0.08512938" calcext:value-type="float">
            <text:p>0.08512938</text:p>
          </table:table-cell>
          <table:table-cell office:value-type="float" office:value="0.05251837" calcext:value-type="float">
            <text:p>0.05251837</text:p>
          </table:table-cell>
          <table:table-cell office:value-type="float" office:value="-0.04161942" calcext:value-type="float">
            <text:p>-0.041619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2832" calcext:value-type="float">
            <text:p>-0.6652832</text:p>
          </table:table-cell>
          <table:table-cell office:value-type="float" office:value="-0.1276855" calcext:value-type="float">
            <text:p>-0.1276855</text:p>
          </table:table-cell>
          <table:table-cell office:value-type="float" office:value="0.8740234" calcext:value-type="float">
            <text:p>0.8740234</text:p>
          </table:table-cell>
          <table:table-cell office:value-type="float" office:value="-0.5954198" calcext:value-type="float">
            <text:p>-0.5954198</text:p>
          </table:table-cell>
          <table:table-cell office:value-type="float" office:value="1.877863" calcext:value-type="float">
            <text:p>1.877863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5565494" calcext:value-type="float">
            <text:p>0.5565494</text:p>
          </table:table-cell>
          <table:table-cell office:value-type="float" office:value="1.022137" calcext:value-type="float">
            <text:p>1.022137</text:p>
          </table:table-cell>
          <table:table-cell office:value-type="float" office:value="0.1181985" calcext:value-type="float">
            <text:p>0.11819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47949" calcext:value-type="float">
            <text:p>-0.1647949</text:p>
          </table:table-cell>
          <table:table-cell office:value-type="float" office:value="0.4245605" calcext:value-type="float">
            <text:p>0.4245605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-0.08076262" calcext:value-type="float">
            <text:p>-0.08076262</text:p>
          </table:table-cell>
          <table:table-cell office:value-type="float" office:value="0.1373433" calcext:value-type="float">
            <text:p>0.1373433</text:p>
          </table:table-cell>
          <table:table-cell office:value-type="float" office:value="0.1985352" calcext:value-type="float">
            <text:p>0.19853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691406" calcext:value-type="float">
            <text:p>-0.08691406</text:p>
          </table:table-cell>
          <table:table-cell office:value-type="float" office:value="0.9675293" calcext:value-type="float">
            <text:p>0.9675293</text:p>
          </table:table-cell>
          <table:table-cell office:value-type="float" office:value="0.1450195" calcext:value-type="float">
            <text:p>0.1450195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1919997" calcext:value-type="float">
            <text:p>0.1919997</text:p>
          </table:table-cell>
          <table:table-cell office:value-type="float" office:value="0.006716847" calcext:value-type="float">
            <text:p>0.006716847</text:p>
          </table:table-cell>
          <table:table-cell office:value-type="float" office:value="0.1415868" calcext:value-type="float">
            <text:p>0.141586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9668" calcext:value-type="float">
            <text:p>-0.659668</text:p>
          </table:table-cell>
          <table:table-cell office:value-type="float" office:value="-0.1225586" calcext:value-type="float">
            <text:p>-0.1225586</text:p>
          </table:table-cell>
          <table:table-cell office:value-type="float" office:value="0.8718262" calcext:value-type="float">
            <text:p>0.8718262</text:p>
          </table:table-cell>
          <table:table-cell office:value-type="float" office:value="-1.51145" calcext:value-type="float">
            <text:p>-1.51145</text:p>
          </table:table-cell>
          <table:table-cell office:value-type="float" office:value="0.1984733" calcext:value-type="float">
            <text:p>0.1984733</text:p>
          </table:table-cell>
          <table:table-cell office:value-type="float" office:value="-0.2900764" calcext:value-type="float">
            <text:p>-0.2900764</text:p>
          </table:table-cell>
          <table:table-cell office:value-type="float" office:value="-0.3594812" calcext:value-type="float">
            <text:p>-0.3594812</text:p>
          </table:table-cell>
          <table:table-cell office:value-type="float" office:value="-0.6572519" calcext:value-type="float">
            <text:p>-0.6572519</text:p>
          </table:table-cell>
          <table:table-cell office:value-type="float" office:value="-0.2176794" calcext:value-type="float">
            <text:p>-0.21767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0254" calcext:value-type="float">
            <text:p>0.3010254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250488" calcext:value-type="float">
            <text:p>0.4250488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01969385" calcext:value-type="float">
            <text:p>-0.01969385</text:p>
          </table:table-cell>
          <table:table-cell office:value-type="float" office:value="0.04574025" calcext:value-type="float">
            <text:p>0.04574025</text:p>
          </table:table-cell>
          <table:table-cell office:value-type="float" office:value="-0.09154105" calcext:value-type="float">
            <text:p>-0.091541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618164" calcext:value-type="float">
            <text:p>-0.08618164</text:p>
          </table:table-cell>
          <table:table-cell office:value-type="float" office:value="0.9709473" calcext:value-type="float">
            <text:p>0.9709473</text:p>
          </table:table-cell>
          <table:table-cell office:value-type="float" office:value="0.1281738" calcext:value-type="float">
            <text:p>0.1281738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06986225" calcext:value-type="float">
            <text:p>0.06986225</text:p>
          </table:table-cell>
          <table:table-cell office:value-type="float" office:value="0.08305264" calcext:value-type="float">
            <text:p>0.08305264</text:p>
          </table:table-cell>
          <table:table-cell office:value-type="float" office:value="0.01944935" calcext:value-type="float">
            <text:p>0.0194493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5742" calcext:value-type="float">
            <text:p>-0.6635742</text:p>
          </table:table-cell>
          <table:table-cell office:value-type="float" office:value="-0.1201172" calcext:value-type="float">
            <text:p>-0.1201172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-0.870229" calcext:value-type="float">
            <text:p>-0.870229</text:p>
          </table:table-cell>
          <table:table-cell office:value-type="float" office:value="1.709924" calcext:value-type="float">
            <text:p>1.709924</text:p>
          </table:table-cell>
          <table:table-cell office:value-type="float" office:value="0.2290076" calcext:value-type="float">
            <text:p>0.2290076</text:p>
          </table:table-cell>
          <table:table-cell office:value-type="float" office:value="0.2817402" calcext:value-type="float">
            <text:p>0.2817402</text:p>
          </table:table-cell>
          <table:table-cell office:value-type="float" office:value="0.8541984" calcext:value-type="float">
            <text:p>0.8541984</text:p>
          </table:table-cell>
          <table:table-cell office:value-type="float" office:value="0.3014046" calcext:value-type="float">
            <text:p>0.3014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4902" calcext:value-type="float">
            <text:p>0.3024902</text:p>
          </table:table-cell>
          <table:table-cell office:value-type="float" office:value="-0.1691895" calcext:value-type="float">
            <text:p>-0.1691895</text:p>
          </table:table-cell>
          <table:table-cell office:value-type="float" office:value="0.4187012" calcext:value-type="float">
            <text:p>0.4187012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6259542" calcext:value-type="float">
            <text:p>0.6259542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08076262" calcext:value-type="float">
            <text:p>-0.08076262</text:p>
          </table:table-cell>
          <table:table-cell office:value-type="float" office:value="-0.2901376" calcext:value-type="float">
            <text:p>-0.2901376</text:p>
          </table:table-cell>
          <table:table-cell office:value-type="float" office:value="0.0763979" calcext:value-type="float">
            <text:p>0.07639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789063" calcext:value-type="float">
            <text:p>-0.08789063</text:p>
          </table:table-cell>
          <table:table-cell office:value-type="float" office:value="0.9658203" calcext:value-type="float">
            <text:p>0.9658203</text:p>
          </table:table-cell>
          <table:table-cell office:value-type="float" office:value="0.1418457" calcext:value-type="float">
            <text:p>0.1418457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-0.006473541" calcext:value-type="float">
            <text:p>-0.006473541</text:p>
          </table:table-cell>
          <table:table-cell office:value-type="float" office:value="-0.06961906" calcext:value-type="float">
            <text:p>-0.06961906</text:p>
          </table:table-cell>
          <table:table-cell office:value-type="float" office:value="-0.04161942" calcext:value-type="float">
            <text:p>-0.041619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72266" calcext:value-type="float">
            <text:p>-0.6572266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679199" calcext:value-type="float">
            <text:p>0.8679199</text:p>
          </table:table-cell>
          <table:table-cell office:value-type="float" office:value="-1.358779" calcext:value-type="float">
            <text:p>-1.358779</text:p>
          </table:table-cell>
          <table:table-cell office:value-type="float" office:value="0.3206107" calcext:value-type="float">
            <text:p>0.3206107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-0.2068094" calcext:value-type="float">
            <text:p>-0.2068094</text:p>
          </table:table-cell>
          <table:table-cell office:value-type="float" office:value="-0.5351145" calcext:value-type="float">
            <text:p>-0.5351145</text:p>
          </table:table-cell>
          <table:table-cell office:value-type="float" office:value="-0.1108092" calcext:value-type="float">
            <text:p>-0.11080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672363" calcext:value-type="float">
            <text:p>-0.1672363</text:p>
          </table:table-cell>
          <table:table-cell office:value-type="float" office:value="0.4362793" calcext:value-type="float">
            <text:p>0.4362793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02610755" calcext:value-type="float">
            <text:p>0.02610755</text:p>
          </table:table-cell>
          <table:table-cell office:value-type="float" office:value="0.04574025" calcext:value-type="float">
            <text:p>0.04574025</text:p>
          </table:table-cell>
          <table:table-cell office:value-type="float" office:value="0.01532912" calcext:value-type="float">
            <text:p>0.015329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740234" calcext:value-type="float">
            <text:p>-0.08740234</text:p>
          </table:table-cell>
          <table:table-cell office:value-type="float" office:value="0.9748535" calcext:value-type="float">
            <text:p>0.9748535</text:p>
          </table:table-cell>
          <table:table-cell office:value-type="float" office:value="0.1323242" calcext:value-type="float">
            <text:p>0.1323242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2174091" calcext:value-type="float">
            <text:p>-0.02174091</text:p>
          </table:table-cell>
          <table:table-cell office:value-type="float" office:value="0.0677855" calcext:value-type="float">
            <text:p>0.0677855</text:p>
          </table:table-cell>
          <table:table-cell office:value-type="float" office:value="-0.02635217" calcext:value-type="float">
            <text:p>-0.026352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7949" calcext:value-type="float">
            <text:p>-0.6647949</text:p>
          </table:table-cell>
          <table:table-cell office:value-type="float" office:value="-0.1188965" calcext:value-type="float">
            <text:p>-0.1188965</text:p>
          </table:table-cell>
          <table:table-cell office:value-type="float" office:value="0.8774414" calcext:value-type="float">
            <text:p>0.8774414</text:p>
          </table:table-cell>
          <table:table-cell office:value-type="float" office:value="-0.9465649" calcext:value-type="float">
            <text:p>-0.9465649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0.2054043" calcext:value-type="float">
            <text:p>0.2054043</text:p>
          </table:table-cell>
          <table:table-cell office:value-type="float" office:value="0.3198473" calcext:value-type="float">
            <text:p>0.3198473</text:p>
          </table:table-cell>
          <table:table-cell office:value-type="float" office:value="0.1334657" calcext:value-type="float">
            <text:p>0.13346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660156" calcext:value-type="float">
            <text:p>-0.1660156</text:p>
          </table:table-cell>
          <table:table-cell office:value-type="float" office:value="0.4196777" calcext:value-type="float">
            <text:p>0.4196777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2093136" calcext:value-type="float">
            <text:p>0.2093136</text:p>
          </table:table-cell>
          <table:table-cell office:value-type="float" office:value="0.03047311" calcext:value-type="float">
            <text:p>0.03047311</text:p>
          </table:table-cell>
          <table:table-cell office:value-type="float" office:value="-0.167877" calcext:value-type="float">
            <text:p>-0.1678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496094" calcext:value-type="float">
            <text:p>-0.08496094</text:p>
          </table:table-cell>
          <table:table-cell office:value-type="float" office:value="0.9550781" calcext:value-type="float">
            <text:p>0.9550781</text:p>
          </table:table-cell>
          <table:table-cell office:value-type="float" office:value="0.1428223" calcext:value-type="float">
            <text:p>0.1428223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-0.1286111" calcext:value-type="float">
            <text:p>-0.1286111</text:p>
          </table:table-cell>
          <table:table-cell office:value-type="float" office:value="-0.1764892" calcext:value-type="float">
            <text:p>-0.1764892</text:p>
          </table:table-cell>
          <table:table-cell office:value-type="float" office:value="-0.1484896" calcext:value-type="float">
            <text:p>-0.148489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1563" calcext:value-type="float">
            <text:p>-0.6601563</text:p>
          </table:table-cell>
          <table:table-cell office:value-type="float" office:value="-0.1247559" calcext:value-type="float">
            <text:p>-0.1247559</text:p>
          </table:table-cell>
          <table:table-cell office:value-type="float" office:value="0.8725586" calcext:value-type="float">
            <text:p>0.8725586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7328244" calcext:value-type="float">
            <text:p>0.7328244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-0.1610079" calcext:value-type="float">
            <text:p>-0.1610079</text:p>
          </table:table-cell>
          <table:table-cell office:value-type="float" office:value="-0.1229008" calcext:value-type="float">
            <text:p>-0.1229008</text:p>
          </table:table-cell>
          <table:table-cell office:value-type="float" office:value="0.1487328" calcext:value-type="float">
            <text:p>0.14873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7578" calcext:value-type="float">
            <text:p>0.3017578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238281" calcext:value-type="float">
            <text:p>0.4238281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206107" calcext:value-type="float">
            <text:p>-3.206107</text:p>
          </table:table-cell>
          <table:table-cell office:value-type="float" office:value="0.05664182" calcext:value-type="float">
            <text:p>0.05664182</text:p>
          </table:table-cell>
          <table:table-cell office:value-type="float" office:value="-0.07639712" calcext:value-type="float">
            <text:p>-0.07639712</text:p>
          </table:table-cell>
          <table:table-cell office:value-type="float" office:value="0.259604" calcext:value-type="float">
            <text:p>0.25960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496094" calcext:value-type="float">
            <text:p>-0.08496094</text:p>
          </table:table-cell>
          <table:table-cell office:value-type="float" office:value="0.9680176" calcext:value-type="float">
            <text:p>0.9680176</text:p>
          </table:table-cell>
          <table:table-cell office:value-type="float" office:value="0.1330566" calcext:value-type="float">
            <text:p>0.1330566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0.1003966" calcext:value-type="float">
            <text:p>0.1003966</text:p>
          </table:table-cell>
          <table:table-cell office:value-type="float" office:value="-0.1001534" calcext:value-type="float">
            <text:p>-0.1001534</text:p>
          </table:table-cell>
          <table:table-cell office:value-type="float" office:value="-0.1179552" calcext:value-type="float">
            <text:p>-0.117955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377" calcext:value-type="float">
            <text:p>-0.661377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779297" calcext:value-type="float">
            <text:p>0.8779297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5343512" calcext:value-type="float">
            <text:p>0.5343512</text:p>
          </table:table-cell>
          <table:table-cell office:value-type="float" office:value="-0.5343512" calcext:value-type="float">
            <text:p>-0.5343512</text:p>
          </table:table-cell>
          <table:table-cell office:value-type="float" office:value="-0.02360332" calcext:value-type="float">
            <text:p>-0.02360332</text:p>
          </table:table-cell>
          <table:table-cell office:value-type="float" office:value="-0.3213741" calcext:value-type="float">
            <text:p>-0.3213741</text:p>
          </table:table-cell>
          <table:table-cell office:value-type="float" office:value="-0.4619542" calcext:value-type="float">
            <text:p>-0.46195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1426" calcext:value-type="float">
            <text:p>0.2961426</text:p>
          </table:table-cell>
          <table:table-cell office:value-type="float" office:value="-0.170166" calcext:value-type="float">
            <text:p>-0.170166</text:p>
          </table:table-cell>
          <table:table-cell office:value-type="float" office:value="0.4265137" calcext:value-type="float">
            <text:p>0.4265137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6870229" calcext:value-type="float">
            <text:p>0.6870229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05664182" calcext:value-type="float">
            <text:p>0.05664182</text:p>
          </table:table-cell>
          <table:table-cell office:value-type="float" office:value="-0.2290689" calcext:value-type="float">
            <text:p>-0.2290689</text:p>
          </table:table-cell>
          <table:table-cell office:value-type="float" office:value="-0.01520514" calcext:value-type="float">
            <text:p>-0.015205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764648" calcext:value-type="float">
            <text:p>-0.08764648</text:p>
          </table:table-cell>
          <table:table-cell office:value-type="float" office:value="0.9650879" calcext:value-type="float">
            <text:p>0.9650879</text:p>
          </table:table-cell>
          <table:table-cell office:value-type="float" office:value="0.1486816" calcext:value-type="float">
            <text:p>0.1486816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-0.06754231" calcext:value-type="float">
            <text:p>-0.06754231</text:p>
          </table:table-cell>
          <table:table-cell office:value-type="float" office:value="-0.1612221" calcext:value-type="float">
            <text:p>-0.1612221</text:p>
          </table:table-cell>
          <table:table-cell office:value-type="float" office:value="0.1415868" calcext:value-type="float">
            <text:p>0.141586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7949" calcext:value-type="float">
            <text:p>-0.6647949</text:p>
          </table:table-cell>
          <table:table-cell office:value-type="float" office:value="-0.1242676" calcext:value-type="float">
            <text:p>-0.1242676</text:p>
          </table:table-cell>
          <table:table-cell office:value-type="float" office:value="0.8693848" calcext:value-type="float">
            <text:p>0.8693848</text:p>
          </table:table-cell>
          <table:table-cell office:value-type="float" office:value="-0.870229" calcext:value-type="float">
            <text:p>-0.870229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3053435" calcext:value-type="float">
            <text:p>0.3053435</text:p>
          </table:table-cell>
          <table:table-cell office:value-type="float" office:value="0.2817402" calcext:value-type="float">
            <text:p>0.2817402</text:p>
          </table:table-cell>
          <table:table-cell office:value-type="float" office:value="0.4419847" calcext:value-type="float">
            <text:p>0.4419847</text:p>
          </table:table-cell>
          <table:table-cell office:value-type="float" office:value="0.3777405" calcext:value-type="float">
            <text:p>0.37774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650391" calcext:value-type="float">
            <text:p>-0.1650391</text:p>
          </table:table-cell>
          <table:table-cell office:value-type="float" office:value="0.4196777" calcext:value-type="float">
            <text:p>0.4196777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251908" calcext:value-type="float">
            <text:p>-3.251908</text:p>
          </table:table-cell>
          <table:table-cell office:value-type="float" office:value="-0.06549549" calcext:value-type="float">
            <text:p>-0.06549549</text:p>
          </table:table-cell>
          <table:table-cell office:value-type="float" office:value="0.01520592" calcext:value-type="float">
            <text:p>0.01520592</text:p>
          </table:table-cell>
          <table:table-cell office:value-type="float" office:value="0.2138026" calcext:value-type="float">
            <text:p>0.21380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349609" calcext:value-type="float">
            <text:p>-0.08349609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403809" calcext:value-type="float">
            <text:p>0.1403809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0.113344" calcext:value-type="float">
            <text:p>-0.113344</text:p>
          </table:table-cell>
          <table:table-cell office:value-type="float" office:value="-0.06961906" calcext:value-type="float">
            <text:p>-0.06961906</text:p>
          </table:table-cell>
          <table:table-cell office:value-type="float" office:value="-0.1332225" calcext:value-type="float">
            <text:p>-0.13322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99219" calcext:value-type="float">
            <text:p>-0.6699219</text:p>
          </table:table-cell>
          <table:table-cell office:value-type="float" office:value="-0.1191406" calcext:value-type="float">
            <text:p>-0.1191406</text:p>
          </table:table-cell>
          <table:table-cell office:value-type="float" office:value="0.873291" calcext:value-type="float">
            <text:p>0.873291</text:p>
          </table:table-cell>
          <table:table-cell office:value-type="float" office:value="-1.40458" calcext:value-type="float">
            <text:p>-1.40458</text:p>
          </table:table-cell>
          <table:table-cell office:value-type="float" office:value="0.4732824" calcext:value-type="float">
            <text:p>0.4732824</text:p>
          </table:table-cell>
          <table:table-cell office:value-type="float" office:value="0.01526718" calcext:value-type="float">
            <text:p>0.01526718</text:p>
          </table:table-cell>
          <table:table-cell office:value-type="float" office:value="-0.2526109" calcext:value-type="float">
            <text:p>-0.2526109</text:p>
          </table:table-cell>
          <table:table-cell office:value-type="float" office:value="-0.3824428" calcext:value-type="float">
            <text:p>-0.3824428</text:p>
          </table:table-cell>
          <table:table-cell office:value-type="float" office:value="0.08766414" calcext:value-type="float">
            <text:p>0.087664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691895" calcext:value-type="float">
            <text:p>-0.1691895</text:p>
          </table:table-cell>
          <table:table-cell office:value-type="float" office:value="0.4182129" calcext:value-type="float">
            <text:p>0.4182129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-0.1876328" calcext:value-type="float">
            <text:p>-0.1876328</text:p>
          </table:table-cell>
          <table:table-cell office:value-type="float" office:value="0.06100744" calcext:value-type="float">
            <text:p>0.06100744</text:p>
          </table:table-cell>
          <table:table-cell office:value-type="float" office:value="0.1221995" calcext:value-type="float">
            <text:p>0.122199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886719" calcext:value-type="float">
            <text:p>-0.08886719</text:p>
          </table:table-cell>
          <table:table-cell office:value-type="float" office:value="0.9628906" calcext:value-type="float">
            <text:p>0.9628906</text:p>
          </table:table-cell>
          <table:table-cell office:value-type="float" office:value="0.1408691" calcext:value-type="float">
            <text:p>0.1408691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496183" calcext:value-type="float">
            <text:p>1.496183</text:p>
          </table:table-cell>
          <table:table-cell office:value-type="float" office:value="-0.09807658" calcext:value-type="float">
            <text:p>-0.09807658</text:p>
          </table:table-cell>
          <table:table-cell office:value-type="float" office:value="0.1441214" calcext:value-type="float">
            <text:p>0.1441214</text:p>
          </table:table-cell>
          <table:table-cell office:value-type="float" office:value="0.172121" calcext:value-type="float">
            <text:p>0.17212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2832" calcext:value-type="float">
            <text:p>-0.6652832</text:p>
          </table:table-cell>
          <table:table-cell office:value-type="float" office:value="-0.1245117" calcext:value-type="float">
            <text:p>-0.1245117</text:p>
          </table:table-cell>
          <table:table-cell office:value-type="float" office:value="0.8693848" calcext:value-type="float">
            <text:p>0.8693848</text:p>
          </table:table-cell>
          <table:table-cell office:value-type="float" office:value="-0.8549618" calcext:value-type="float">
            <text:p>-0.8549618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0.3664122" calcext:value-type="float">
            <text:p>-0.3664122</text:p>
          </table:table-cell>
          <table:table-cell office:value-type="float" office:value="0.2970074" calcext:value-type="float">
            <text:p>0.2970074</text:p>
          </table:table-cell>
          <table:table-cell office:value-type="float" office:value="0.2282443" calcext:value-type="float">
            <text:p>0.2282443</text:p>
          </table:table-cell>
          <table:table-cell office:value-type="float" office:value="-0.2940153" calcext:value-type="float">
            <text:p>-0.29401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240723" calcext:value-type="float">
            <text:p>0.4240723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1570985" calcext:value-type="float">
            <text:p>-0.1570985</text:p>
          </table:table-cell>
          <table:table-cell office:value-type="float" office:value="-0.04586279" calcext:value-type="float">
            <text:p>-0.04586279</text:p>
          </table:table-cell>
          <table:table-cell office:value-type="float" office:value="-0.03047228" calcext:value-type="float">
            <text:p>-0.0304722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251953" calcext:value-type="float">
            <text:p>-0.08251953</text:p>
          </table:table-cell>
          <table:table-cell office:value-type="float" office:value="0.970459" calcext:value-type="float">
            <text:p>0.970459</text:p>
          </table:table-cell>
          <table:table-cell office:value-type="float" office:value="0.1472168" calcext:value-type="float">
            <text:p>0.1472168</text:p>
          </table:table-cell>
          <table:table-cell office:value-type="float" office:value="-2" calcext:value-type="float">
            <text:p>-2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0.02406073" calcext:value-type="float">
            <text:p>0.02406073</text:p>
          </table:table-cell>
          <table:table-cell office:value-type="float" office:value="0.1593885" calcext:value-type="float">
            <text:p>0.1593885</text:p>
          </table:table-cell>
          <table:table-cell office:value-type="float" office:value="-0.1942911" calcext:value-type="float">
            <text:p>-0.194291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377" calcext:value-type="float">
            <text:p>-0.661377</text:p>
          </table:table-cell>
          <table:table-cell office:value-type="float" office:value="-0.1208496" calcext:value-type="float">
            <text:p>-0.1208496</text:p>
          </table:table-cell>
          <table:table-cell office:value-type="float" office:value="0.8615723" calcext:value-type="float">
            <text:p>0.8615723</text:p>
          </table:table-cell>
          <table:table-cell office:value-type="float" office:value="-1.450382" calcext:value-type="float">
            <text:p>-1.450382</text:p>
          </table:table-cell>
          <table:table-cell office:value-type="float" office:value="0.5954198" calcext:value-type="float">
            <text:p>0.5954198</text:p>
          </table:table-cell>
          <table:table-cell office:value-type="float" office:value="0.3206107" calcext:value-type="float">
            <text:p>0.3206107</text:p>
          </table:table-cell>
          <table:table-cell office:value-type="float" office:value="-0.2984124" calcext:value-type="float">
            <text:p>-0.2984124</text:p>
          </table:table-cell>
          <table:table-cell office:value-type="float" office:value="-0.2603054" calcext:value-type="float">
            <text:p>-0.2603054</text:p>
          </table:table-cell>
          <table:table-cell office:value-type="float" office:value="0.3930076" calcext:value-type="float">
            <text:p>0.39300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196777" calcext:value-type="float">
            <text:p>0.4196777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07190919" calcext:value-type="float">
            <text:p>0.07190919</text:p>
          </table:table-cell>
          <table:table-cell office:value-type="float" office:value="-0.07639712" calcext:value-type="float">
            <text:p>-0.07639712</text:p>
          </table:table-cell>
          <table:table-cell office:value-type="float" office:value="-0.1831441" calcext:value-type="float">
            <text:p>-0.183144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398438" calcext:value-type="float">
            <text:p>-0.08398438</text:p>
          </table:table-cell>
          <table:table-cell office:value-type="float" office:value="0.9746094" calcext:value-type="float">
            <text:p>0.9746094</text:p>
          </table:table-cell>
          <table:table-cell office:value-type="float" office:value="0.1479492" calcext:value-type="float">
            <text:p>0.1479492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-0.02174091" calcext:value-type="float">
            <text:p>-0.02174091</text:p>
          </table:table-cell>
          <table:table-cell office:value-type="float" office:value="-0.02381754" calcext:value-type="float">
            <text:p>-0.02381754</text:p>
          </table:table-cell>
          <table:table-cell office:value-type="float" office:value="0.1568539" calcext:value-type="float">
            <text:p>0.156853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7949" calcext:value-type="float">
            <text:p>-0.6647949</text:p>
          </table:table-cell>
          <table:table-cell office:value-type="float" office:value="-0.1184082" calcext:value-type="float">
            <text:p>-0.1184082</text:p>
          </table:table-cell>
          <table:table-cell office:value-type="float" office:value="0.876709" calcext:value-type="float">
            <text:p>0.876709</text:p>
          </table:table-cell>
          <table:table-cell office:value-type="float" office:value="-0.6870229" calcext:value-type="float">
            <text:p>-0.6870229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0.3053435" calcext:value-type="float">
            <text:p>-0.3053435</text:p>
          </table:table-cell>
          <table:table-cell office:value-type="float" office:value="0.4649463" calcext:value-type="float">
            <text:p>0.4649463</text:p>
          </table:table-cell>
          <table:table-cell office:value-type="float" office:value="0.1671756" calcext:value-type="float">
            <text:p>0.1671756</text:p>
          </table:table-cell>
          <table:table-cell office:value-type="float" office:value="-0.2329465" calcext:value-type="float">
            <text:p>-0.23294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8516" calcext:value-type="float">
            <text:p>0.2978516</text:p>
          </table:table-cell>
          <table:table-cell office:value-type="float" office:value="-0.1740723" calcext:value-type="float">
            <text:p>-0.1740723</text:p>
          </table:table-cell>
          <table:table-cell office:value-type="float" office:value="0.4287109" calcext:value-type="float">
            <text:p>0.4287109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-0.06549549" calcext:value-type="float">
            <text:p>-0.06549549</text:p>
          </table:table-cell>
          <table:table-cell office:value-type="float" office:value="-0.07639712" calcext:value-type="float">
            <text:p>-0.07639712</text:p>
          </table:table-cell>
          <table:table-cell table:style-name="ce3" office:value-type="float" office:value="0.00006198883" calcext:value-type="float">
            <text:p>6.20E-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886719" calcext:value-type="float">
            <text:p>-0.08886719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508789" calcext:value-type="float">
            <text:p>0.1508789</text:p>
          </table:table-cell>
          <table:table-cell office:value-type="float" office:value="-2" calcext:value-type="float">
            <text:p>-2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0.02406073" calcext:value-type="float">
            <text:p>0.02406073</text:p>
          </table:table-cell>
          <table:table-cell office:value-type="float" office:value="0.0677855" calcext:value-type="float">
            <text:p>0.0677855</text:p>
          </table:table-cell>
          <table:table-cell office:value-type="float" office:value="0.1110524" calcext:value-type="float">
            <text:p>0.111052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3535" calcext:value-type="float">
            <text:p>-0.6623535</text:p>
          </table:table-cell>
          <table:table-cell office:value-type="float" office:value="-0.1235352" calcext:value-type="float">
            <text:p>-0.1235352</text:p>
          </table:table-cell>
          <table:table-cell office:value-type="float" office:value="0.8740234" calcext:value-type="float">
            <text:p>0.8740234</text:p>
          </table:table-cell>
          <table:table-cell office:value-type="float" office:value="-1.358779" calcext:value-type="float">
            <text:p>-1.358779</text:p>
          </table:table-cell>
          <table:table-cell office:value-type="float" office:value="0.6564885" calcext:value-type="float">
            <text:p>0.6564885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-0.2068094" calcext:value-type="float">
            <text:p>-0.2068094</text:p>
          </table:table-cell>
          <table:table-cell office:value-type="float" office:value="-0.1992367" calcext:value-type="float">
            <text:p>-0.1992367</text:p>
          </table:table-cell>
          <table:table-cell office:value-type="float" office:value="0.02659543" calcext:value-type="float">
            <text:p>0.026595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4102" calcext:value-type="float">
            <text:p>0.2954102</text:p>
          </table:table-cell>
          <table:table-cell office:value-type="float" office:value="-0.1704102" calcext:value-type="float">
            <text:p>-0.1704102</text:p>
          </table:table-cell>
          <table:table-cell office:value-type="float" office:value="0.4260254" calcext:value-type="float">
            <text:p>0.4260254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1482451" calcext:value-type="float">
            <text:p>0.1482451</text:p>
          </table:table-cell>
          <table:table-cell table:style-name="ce3" office:value-type="float" office:value="-0.00006127357" calcext:value-type="float">
            <text:p>-6.13E-05</text:p>
          </table:table-cell>
          <table:table-cell table:style-name="ce3" office:value-type="float" office:value="0.00006198883" calcext:value-type="float">
            <text:p>6.20E-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398438" calcext:value-type="float">
            <text:p>-0.08398438</text:p>
          </table:table-cell>
          <table:table-cell office:value-type="float" office:value="0.9682617" calcext:value-type="float">
            <text:p>0.9682617</text:p>
          </table:table-cell>
          <table:table-cell office:value-type="float" office:value="0.1367188" calcext:value-type="float">
            <text:p>0.1367188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0.03700805" calcext:value-type="float">
            <text:p>-0.03700805</text:p>
          </table:table-cell>
          <table:table-cell office:value-type="float" office:value="0.0677855" calcext:value-type="float">
            <text:p>0.0677855</text:p>
          </table:table-cell>
          <table:table-cell office:value-type="float" office:value="-0.2095582" calcext:value-type="float">
            <text:p>-0.209558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99219" calcext:value-type="float">
            <text:p>-0.6699219</text:p>
          </table:table-cell>
          <table:table-cell office:value-type="float" office:value="-0.1254883" calcext:value-type="float">
            <text:p>-0.1254883</text:p>
          </table:table-cell>
          <table:table-cell office:value-type="float" office:value="0.875" calcext:value-type="float">
            <text:p>0.875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0.3664122" calcext:value-type="float">
            <text:p>0.3664122</text:p>
          </table:table-cell>
          <table:table-cell office:value-type="float" office:value="-0.02360332" calcext:value-type="float">
            <text:p>-0.02360332</text:p>
          </table:table-cell>
          <table:table-cell office:value-type="float" office:value="0.01450378" calcext:value-type="float">
            <text:p>0.01450378</text:p>
          </table:table-cell>
          <table:table-cell office:value-type="float" office:value="0.4388092" calcext:value-type="float">
            <text:p>0.43880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35791" calcext:value-type="float">
            <text:p>0.435791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-0.01969385" calcext:value-type="float">
            <text:p>-0.01969385</text:p>
          </table:table-cell>
          <table:table-cell office:value-type="float" office:value="-0.01532847" calcext:value-type="float">
            <text:p>-0.01532847</text:p>
          </table:table-cell>
          <table:table-cell office:value-type="float" office:value="-0.1984112" calcext:value-type="float">
            <text:p>-0.19841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325195" calcext:value-type="float">
            <text:p>-0.08325195</text:p>
          </table:table-cell>
          <table:table-cell office:value-type="float" office:value="0.9682617" calcext:value-type="float">
            <text:p>0.9682617</text:p>
          </table:table-cell>
          <table:table-cell office:value-type="float" office:value="0.1376953" calcext:value-type="float">
            <text:p>0.1376953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08793592" calcext:value-type="float">
            <text:p>0.008793592</text:p>
          </table:table-cell>
          <table:table-cell office:value-type="float" office:value="0.006716847" calcext:value-type="float">
            <text:p>0.006716847</text:p>
          </table:table-cell>
          <table:table-cell office:value-type="float" office:value="0.06525087" calcext:value-type="float">
            <text:p>0.0652508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2598" calcext:value-type="float">
            <text:p>-0.6662598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688965" calcext:value-type="float">
            <text:p>0.8688965</text:p>
          </table:table-cell>
          <table:table-cell office:value-type="float" office:value="-0.7633588" calcext:value-type="float">
            <text:p>-0.7633588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2137404" calcext:value-type="float">
            <text:p>-0.2137404</text:p>
          </table:table-cell>
          <table:table-cell office:value-type="float" office:value="0.3886104" calcext:value-type="float">
            <text:p>0.3886104</text:p>
          </table:table-cell>
          <table:table-cell office:value-type="float" office:value="0.01450378" calcext:value-type="float">
            <text:p>0.01450378</text:p>
          </table:table-cell>
          <table:table-cell office:value-type="float" office:value="-0.1413435" calcext:value-type="float">
            <text:p>-0.14134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25293" calcext:value-type="float">
            <text:p>0.425293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5664182" calcext:value-type="float">
            <text:p>0.05664182</text:p>
          </table:table-cell>
          <table:table-cell office:value-type="float" office:value="0.04574025" calcext:value-type="float">
            <text:p>0.04574025</text:p>
          </table:table-cell>
          <table:table-cell table:style-name="ce3" office:value-type="float" office:value="0.00006198883" calcext:value-type="float">
            <text:p>6.20E-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813477" calcext:value-type="float">
            <text:p>-0.08813477</text:p>
          </table:table-cell>
          <table:table-cell office:value-type="float" office:value="0.9685059" calcext:value-type="float">
            <text:p>0.9685059</text:p>
          </table:table-cell>
          <table:table-cell office:value-type="float" office:value="0.1364746" calcext:value-type="float">
            <text:p>0.1364746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-0.05227518" calcext:value-type="float">
            <text:p>-0.05227518</text:p>
          </table:table-cell>
          <table:table-cell office:value-type="float" office:value="0.08305264" calcext:value-type="float">
            <text:p>0.08305264</text:p>
          </table:table-cell>
          <table:table-cell office:value-type="float" office:value="0.1873883" calcext:value-type="float">
            <text:p>0.187388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0156" calcext:value-type="float">
            <text:p>-0.6660156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37793" calcext:value-type="float">
            <text:p>0.8737793</text:p>
          </table:table-cell>
          <table:table-cell office:value-type="float" office:value="-1.282443" calcext:value-type="float">
            <text:p>-1.282443</text:p>
          </table:table-cell>
          <table:table-cell office:value-type="float" office:value="0.6870229" calcext:value-type="float">
            <text:p>0.6870229</text:p>
          </table:table-cell>
          <table:table-cell office:value-type="float" office:value="0.2442748" calcext:value-type="float">
            <text:p>0.2442748</text:p>
          </table:table-cell>
          <table:table-cell office:value-type="float" office:value="-0.1304735" calcext:value-type="float">
            <text:p>-0.1304735</text:p>
          </table:table-cell>
          <table:table-cell office:value-type="float" office:value="-0.1687023" calcext:value-type="float">
            <text:p>-0.1687023</text:p>
          </table:table-cell>
          <table:table-cell office:value-type="float" office:value="0.3166718" calcext:value-type="float">
            <text:p>0.31667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843262" calcext:value-type="float">
            <text:p>-0.1843262</text:p>
          </table:table-cell>
          <table:table-cell office:value-type="float" office:value="0.4326172" calcext:value-type="float">
            <text:p>0.432617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03496122" calcext:value-type="float">
            <text:p>-0.03496122</text:p>
          </table:table-cell>
          <table:table-cell office:value-type="float" office:value="0.1220762" calcext:value-type="float">
            <text:p>0.1220762</text:p>
          </table:table-cell>
          <table:table-cell office:value-type="float" office:value="-0.1068082" calcext:value-type="float">
            <text:p>-0.106808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569336" calcext:value-type="float">
            <text:p>-0.08569336</text:p>
          </table:table-cell>
          <table:table-cell office:value-type="float" office:value="0.9648438" calcext:value-type="float">
            <text:p>0.9648438</text:p>
          </table:table-cell>
          <table:table-cell office:value-type="float" office:value="0.1462402" calcext:value-type="float">
            <text:p>0.1462402</text:p>
          </table:table-cell>
          <table:table-cell office:value-type="float" office:value="-2.274809" calcext:value-type="float">
            <text:p>-2.274809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2507484" calcext:value-type="float">
            <text:p>-0.2507484</text:p>
          </table:table-cell>
          <table:table-cell office:value-type="float" office:value="0.09831989" calcext:value-type="float">
            <text:p>0.09831989</text:p>
          </table:table-cell>
          <table:table-cell office:value-type="float" office:value="-0.01108503" calcext:value-type="float">
            <text:p>-0.0110850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71875" calcext:value-type="float">
            <text:p>-0.671875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69873" calcext:value-type="float">
            <text:p>0.869873</text:p>
          </table:table-cell>
          <table:table-cell office:value-type="float" office:value="-0.9007633" calcext:value-type="float">
            <text:p>-0.9007633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0.2512059" calcext:value-type="float">
            <text:p>0.2512059</text:p>
          </table:table-cell>
          <table:table-cell office:value-type="float" office:value="0.1977099" calcext:value-type="float">
            <text:p>0.1977099</text:p>
          </table:table-cell>
          <table:table-cell office:value-type="float" office:value="-3.820733" calcext:value-type="float">
            <text:p>-3.8207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8047" calcext:value-type="float">
            <text:p>0.2998047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216309" calcext:value-type="float">
            <text:p>0.4216309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01084042" calcext:value-type="float">
            <text:p>0.01084042</text:p>
          </table:table-cell>
          <table:table-cell office:value-type="float" office:value="0.03047311" calcext:value-type="float">
            <text:p>0.03047311</text:p>
          </table:table-cell>
          <table:table-cell office:value-type="float" office:value="-0.04573941" calcext:value-type="float">
            <text:p>-0.0457394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398438" calcext:value-type="float">
            <text:p>-0.08398438</text:p>
          </table:table-cell>
          <table:table-cell office:value-type="float" office:value="0.9663086" calcext:value-type="float">
            <text:p>0.9663086</text:p>
          </table:table-cell>
          <table:table-cell office:value-type="float" office:value="0.1394043" calcext:value-type="float">
            <text:p>0.1394043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-0.09807658" calcext:value-type="float">
            <text:p>-0.09807658</text:p>
          </table:table-cell>
          <table:table-cell office:value-type="float" office:value="0.1593885" calcext:value-type="float">
            <text:p>0.1593885</text:p>
          </table:table-cell>
          <table:table-cell office:value-type="float" office:value="-0.04161942" calcext:value-type="float">
            <text:p>-0.041619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7949" calcext:value-type="float">
            <text:p>-0.6647949</text:p>
          </table:table-cell>
          <table:table-cell office:value-type="float" office:value="-0.1311035" calcext:value-type="float">
            <text:p>-0.1311035</text:p>
          </table:table-cell>
          <table:table-cell office:value-type="float" office:value="0.8740234" calcext:value-type="float">
            <text:p>0.8740234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5648855" calcext:value-type="float">
            <text:p>0.5648855</text:p>
          </table:table-cell>
          <table:table-cell office:value-type="float" office:value="-0.2748091" calcext:value-type="float">
            <text:p>-0.2748091</text:p>
          </table:table-cell>
          <table:table-cell office:value-type="float" office:value="-0.1152064" calcext:value-type="float">
            <text:p>-0.1152064</text:p>
          </table:table-cell>
          <table:table-cell office:value-type="float" office:value="-0.2908397" calcext:value-type="float">
            <text:p>-0.2908397</text:p>
          </table:table-cell>
          <table:table-cell office:value-type="float" office:value="-0.2024122" calcext:value-type="float">
            <text:p>-0.20241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674805" calcext:value-type="float">
            <text:p>-0.1674805</text:p>
          </table:table-cell>
          <table:table-cell office:value-type="float" office:value="0.4233398" calcext:value-type="float">
            <text:p>0.4233398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-0.004426718" calcext:value-type="float">
            <text:p>-0.004426718</text:p>
          </table:table-cell>
          <table:table-cell office:value-type="float" office:value="0.07627463" calcext:value-type="float">
            <text:p>0.07627463</text:p>
          </table:table-cell>
          <table:table-cell office:value-type="float" office:value="0.1221995" calcext:value-type="float">
            <text:p>0.122199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496094" calcext:value-type="float">
            <text:p>-0.08496094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8916" calcext:value-type="float">
            <text:p>0.138916</text:p>
          </table:table-cell>
          <table:table-cell office:value-type="float" office:value="-2.21374" calcext:value-type="float">
            <text:p>-2.21374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1896796" calcext:value-type="float">
            <text:p>-0.1896796</text:p>
          </table:table-cell>
          <table:table-cell office:value-type="float" office:value="-0.03908479" calcext:value-type="float">
            <text:p>-0.03908479</text:p>
          </table:table-cell>
          <table:table-cell office:value-type="float" office:value="0.00418222" calcext:value-type="float">
            <text:p>0.004182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8457" calcext:value-type="float">
            <text:p>-0.668457</text:p>
          </table:table-cell>
          <table:table-cell office:value-type="float" office:value="-0.1196289" calcext:value-type="float">
            <text:p>-0.1196289</text:p>
          </table:table-cell>
          <table:table-cell office:value-type="float" office:value="0.861084" calcext:value-type="float">
            <text:p>0.861084</text:p>
          </table:table-cell>
          <table:table-cell office:value-type="float" office:value="-0.9160305" calcext:value-type="float">
            <text:p>-0.9160305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0.3358779" calcext:value-type="float">
            <text:p>0.3358779</text:p>
          </table:table-cell>
          <table:table-cell office:value-type="float" office:value="0.2359387" calcext:value-type="float">
            <text:p>0.2359387</text:p>
          </table:table-cell>
          <table:table-cell office:value-type="float" office:value="0.2740458" calcext:value-type="float">
            <text:p>0.2740458</text:p>
          </table:table-cell>
          <table:table-cell office:value-type="float" office:value="0.4082748" calcext:value-type="float">
            <text:p>0.40827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238281" calcext:value-type="float">
            <text:p>0.4238281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038168" calcext:value-type="float">
            <text:p>-3.038168</text:p>
          </table:table-cell>
          <table:table-cell office:value-type="float" office:value="0.2093136" calcext:value-type="float">
            <text:p>0.2093136</text:p>
          </table:table-cell>
          <table:table-cell office:value-type="float" office:value="0.06100744" calcext:value-type="float">
            <text:p>0.06100744</text:p>
          </table:table-cell>
          <table:table-cell office:value-type="float" office:value="0.4275429" calcext:value-type="float">
            <text:p>0.42754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544922" calcext:value-type="float">
            <text:p>-0.08544922</text:p>
          </table:table-cell>
          <table:table-cell office:value-type="float" office:value="0.9680176" calcext:value-type="float">
            <text:p>0.9680176</text:p>
          </table:table-cell>
          <table:table-cell office:value-type="float" office:value="0.1403809" calcext:value-type="float">
            <text:p>0.1403809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-0.006473541" calcext:value-type="float">
            <text:p>-0.006473541</text:p>
          </table:table-cell>
          <table:table-cell office:value-type="float" office:value="-0.02381754" calcext:value-type="float">
            <text:p>-0.02381754</text:p>
          </table:table-cell>
          <table:table-cell office:value-type="float" office:value="-0.04161942" calcext:value-type="float">
            <text:p>-0.041619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1094" calcext:value-type="float">
            <text:p>-0.6621094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30469" calcext:value-type="float">
            <text:p>0.8730469</text:p>
          </table:table-cell>
          <table:table-cell office:value-type="float" office:value="-1.282443" calcext:value-type="float">
            <text:p>-1.282443</text:p>
          </table:table-cell>
          <table:table-cell office:value-type="float" office:value="0.5038168" calcext:value-type="float">
            <text:p>0.5038168</text:p>
          </table:table-cell>
          <table:table-cell office:value-type="float" office:value="-0.3206107" calcext:value-type="float">
            <text:p>-0.3206107</text:p>
          </table:table-cell>
          <table:table-cell office:value-type="float" office:value="-0.1304735" calcext:value-type="float">
            <text:p>-0.1304735</text:p>
          </table:table-cell>
          <table:table-cell office:value-type="float" office:value="-0.3519084" calcext:value-type="float">
            <text:p>-0.3519084</text:p>
          </table:table-cell>
          <table:table-cell office:value-type="float" office:value="-0.2482137" calcext:value-type="float">
            <text:p>-0.2482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7578" calcext:value-type="float">
            <text:p>0.3017578</text:p>
          </table:table-cell>
          <table:table-cell office:value-type="float" office:value="-0.1657715" calcext:value-type="float">
            <text:p>-0.1657715</text:p>
          </table:table-cell>
          <table:table-cell office:value-type="float" office:value="0.4301758" calcext:value-type="float">
            <text:p>0.4301758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0.08717632" calcext:value-type="float">
            <text:p>0.08717632</text:p>
          </table:table-cell>
          <table:table-cell table:style-name="ce3" office:value-type="float" office:value="-0.00006127357" calcext:value-type="float">
            <text:p>-6.13E-05</text:p>
          </table:table-cell>
          <table:table-cell office:value-type="float" office:value="0.1680009" calcext:value-type="float">
            <text:p>0.16800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764648" calcext:value-type="float">
            <text:p>-0.08764648</text:p>
          </table:table-cell>
          <table:table-cell office:value-type="float" office:value="0.9641113" calcext:value-type="float">
            <text:p>0.9641113</text:p>
          </table:table-cell>
          <table:table-cell office:value-type="float" office:value="0.1303711" calcext:value-type="float">
            <text:p>0.1303711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03932786" calcext:value-type="float">
            <text:p>0.03932786</text:p>
          </table:table-cell>
          <table:table-cell office:value-type="float" office:value="0.0677855" calcext:value-type="float">
            <text:p>0.0677855</text:p>
          </table:table-cell>
          <table:table-cell office:value-type="float" office:value="-0.1026881" calcext:value-type="float">
            <text:p>-0.102688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5039" calcext:value-type="float">
            <text:p>-0.6665039</text:p>
          </table:table-cell>
          <table:table-cell office:value-type="float" office:value="-0.1210938" calcext:value-type="float">
            <text:p>-0.1210938</text:p>
          </table:table-cell>
          <table:table-cell office:value-type="float" office:value="0.8737793" calcext:value-type="float">
            <text:p>0.8737793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0.1832061" calcext:value-type="float">
            <text:p>0.1832061</text:p>
          </table:table-cell>
          <table:table-cell office:value-type="float" office:value="-0.05413771" calcext:value-type="float">
            <text:p>-0.05413771</text:p>
          </table:table-cell>
          <table:table-cell office:value-type="float" office:value="0.2282443" calcext:value-type="float">
            <text:p>0.2282443</text:p>
          </table:table-cell>
          <table:table-cell office:value-type="float" office:value="0.2556031" calcext:value-type="float">
            <text:p>0.25560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672363" calcext:value-type="float">
            <text:p>-0.1672363</text:p>
          </table:table-cell>
          <table:table-cell office:value-type="float" office:value="0.427002" calcext:value-type="float">
            <text:p>0.42700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145038" calcext:value-type="float">
            <text:p>-3.145038</text:p>
          </table:table-cell>
          <table:table-cell office:value-type="float" office:value="-0.03496122" calcext:value-type="float">
            <text:p>-0.03496122</text:p>
          </table:table-cell>
          <table:table-cell office:value-type="float" office:value="0.1220762" calcext:value-type="float">
            <text:p>0.1220762</text:p>
          </table:table-cell>
          <table:table-cell office:value-type="float" office:value="0.3206728" calcext:value-type="float">
            <text:p>0.320672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47168" calcext:value-type="float">
            <text:p>-0.0847168</text:p>
          </table:table-cell>
          <table:table-cell office:value-type="float" office:value="0.963623" calcext:value-type="float">
            <text:p>0.963623</text:p>
          </table:table-cell>
          <table:table-cell office:value-type="float" office:value="0.1418457" calcext:value-type="float">
            <text:p>0.1418457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-0.02174091" calcext:value-type="float">
            <text:p>-0.02174091</text:p>
          </table:table-cell>
          <table:table-cell office:value-type="float" office:value="0.08305264" calcext:value-type="float">
            <text:p>0.08305264</text:p>
          </table:table-cell>
          <table:table-cell office:value-type="float" office:value="-0.1026881" calcext:value-type="float">
            <text:p>-0.102688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2832" calcext:value-type="float">
            <text:p>-0.6652832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1.40458" calcext:value-type="float">
            <text:p>-1.40458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-0.2526109" calcext:value-type="float">
            <text:p>-0.2526109</text:p>
          </table:table-cell>
          <table:table-cell office:value-type="float" office:value="-0.06183207" calcext:value-type="float">
            <text:p>-0.06183207</text:p>
          </table:table-cell>
          <table:table-cell office:value-type="float" office:value="-0.03447327" calcext:value-type="float">
            <text:p>-0.034473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3867" calcext:value-type="float">
            <text:p>0.2963867</text:p>
          </table:table-cell>
          <table:table-cell office:value-type="float" office:value="-0.1787109" calcext:value-type="float">
            <text:p>-0.1787109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-0.004426718" calcext:value-type="float">
            <text:p>-0.004426718</text:p>
          </table:table-cell>
          <table:table-cell office:value-type="float" office:value="0.04574025" calcext:value-type="float">
            <text:p>0.04574025</text:p>
          </table:table-cell>
          <table:table-cell office:value-type="float" office:value="-0.07627392" calcext:value-type="float">
            <text:p>-0.0762739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496094" calcext:value-type="float">
            <text:p>-0.08496094</text:p>
          </table:table-cell>
          <table:table-cell office:value-type="float" office:value="0.9682617" calcext:value-type="float">
            <text:p>0.9682617</text:p>
          </table:table-cell>
          <table:table-cell office:value-type="float" office:value="0.138916" calcext:value-type="float">
            <text:p>0.138916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03932786" calcext:value-type="float">
            <text:p>0.03932786</text:p>
          </table:table-cell>
          <table:table-cell office:value-type="float" office:value="0.1441214" calcext:value-type="float">
            <text:p>0.1441214</text:p>
          </table:table-cell>
          <table:table-cell office:value-type="float" office:value="-0.179024" calcext:value-type="float">
            <text:p>-0.17902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5742" calcext:value-type="float">
            <text:p>-0.6635742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0.7480916" calcext:value-type="float">
            <text:p>-0.7480916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2137404" calcext:value-type="float">
            <text:p>-0.2137404</text:p>
          </table:table-cell>
          <table:table-cell office:value-type="float" office:value="0.4038776" calcext:value-type="float">
            <text:p>0.4038776</text:p>
          </table:table-cell>
          <table:table-cell office:value-type="float" office:value="-0.03129774" calcext:value-type="float">
            <text:p>-0.03129774</text:p>
          </table:table-cell>
          <table:table-cell office:value-type="float" office:value="-0.1413435" calcext:value-type="float">
            <text:p>-0.14134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4102" calcext:value-type="float">
            <text:p>0.2954102</text:p>
          </table:table-cell>
          <table:table-cell office:value-type="float" office:value="-0.1733398" calcext:value-type="float">
            <text:p>-0.1733398</text:p>
          </table:table-cell>
          <table:table-cell office:value-type="float" office:value="0.4306641" calcext:value-type="float">
            <text:p>0.4306641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1570985" calcext:value-type="float">
            <text:p>-0.1570985</text:p>
          </table:table-cell>
          <table:table-cell office:value-type="float" office:value="-0.04586279" calcext:value-type="float">
            <text:p>-0.04586279</text:p>
          </table:table-cell>
          <table:table-cell office:value-type="float" office:value="-0.09154105" calcext:value-type="float">
            <text:p>-0.091541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618164" calcext:value-type="float">
            <text:p>-0.08618164</text:p>
          </table:table-cell>
          <table:table-cell office:value-type="float" office:value="0.963623" calcext:value-type="float">
            <text:p>0.963623</text:p>
          </table:table-cell>
          <table:table-cell office:value-type="float" office:value="0.1542969" calcext:value-type="float">
            <text:p>0.1542969</text:p>
          </table:table-cell>
          <table:table-cell office:value-type="float" office:value="-2" calcext:value-type="float">
            <text:p>-2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02406073" calcext:value-type="float">
            <text:p>0.02406073</text:p>
          </table:table-cell>
          <table:table-cell office:value-type="float" office:value="-0.008550406" calcext:value-type="float">
            <text:p>-0.008550406</text:p>
          </table:table-cell>
          <table:table-cell office:value-type="float" office:value="0.01944935" calcext:value-type="float">
            <text:p>0.0194493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9668" calcext:value-type="float">
            <text:p>-0.659668</text:p>
          </table:table-cell>
          <table:table-cell office:value-type="float" office:value="-0.126709" calcext:value-type="float">
            <text:p>-0.126709</text:p>
          </table:table-cell>
          <table:table-cell office:value-type="float" office:value="0.871582" calcext:value-type="float">
            <text:p>0.871582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0.3358779" calcext:value-type="float">
            <text:p>0.3358779</text:p>
          </table:table-cell>
          <table:table-cell office:value-type="float" office:value="-0.06940484" calcext:value-type="float">
            <text:p>-0.06940484</text:p>
          </table:table-cell>
          <table:table-cell office:value-type="float" office:value="0.01450378" calcext:value-type="float">
            <text:p>0.01450378</text:p>
          </table:table-cell>
          <table:table-cell office:value-type="float" office:value="0.4082748" calcext:value-type="float">
            <text:p>0.40827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618652" calcext:value-type="float">
            <text:p>-0.1618652</text:p>
          </table:table-cell>
          <table:table-cell office:value-type="float" office:value="0.4084473" calcext:value-type="float">
            <text:p>0.4084473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03496122" calcext:value-type="float">
            <text:p>-0.03496122</text:p>
          </table:table-cell>
          <table:table-cell office:value-type="float" office:value="-0.07639712" calcext:value-type="float">
            <text:p>-0.07639712</text:p>
          </table:table-cell>
          <table:table-cell office:value-type="float" office:value="0.01532912" calcext:value-type="float">
            <text:p>0.015329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789063" calcext:value-type="float">
            <text:p>-0.08789063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0.1384277" calcext:value-type="float">
            <text:p>0.1384277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-0.03700805" calcext:value-type="float">
            <text:p>-0.03700805</text:p>
          </table:table-cell>
          <table:table-cell office:value-type="float" office:value="0.006716847" calcext:value-type="float">
            <text:p>0.006716847</text:p>
          </table:table-cell>
          <table:table-cell office:value-type="float" office:value="-0.04161942" calcext:value-type="float">
            <text:p>-0.041619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82129" calcext:value-type="float">
            <text:p>-0.6682129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8418" calcext:value-type="float">
            <text:p>0.878418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1610079" calcext:value-type="float">
            <text:p>-0.1610079</text:p>
          </table:table-cell>
          <table:table-cell office:value-type="float" office:value="-0.07709927" calcext:value-type="float">
            <text:p>-0.07709927</text:p>
          </table:table-cell>
          <table:table-cell office:value-type="float" office:value="-0.06500762" calcext:value-type="float">
            <text:p>-0.065007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40723" calcext:value-type="float">
            <text:p>0.4240723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04426718" calcext:value-type="float">
            <text:p>-0.004426718</text:p>
          </table:table-cell>
          <table:table-cell office:value-type="float" office:value="0.09154177" calcext:value-type="float">
            <text:p>0.09154177</text:p>
          </table:table-cell>
          <table:table-cell office:value-type="float" office:value="0.09166503" calcext:value-type="float">
            <text:p>0.091665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520508" calcext:value-type="float">
            <text:p>-0.08520508</text:p>
          </table:table-cell>
          <table:table-cell office:value-type="float" office:value="0.9655762" calcext:value-type="float">
            <text:p>0.9655762</text:p>
          </table:table-cell>
          <table:table-cell office:value-type="float" office:value="0.1391602" calcext:value-type="float">
            <text:p>0.1391602</text:p>
          </table:table-cell>
          <table:table-cell office:value-type="float" office:value="-2.167939" calcext:value-type="float">
            <text:p>-2.167939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1438782" calcext:value-type="float">
            <text:p>-0.1438782</text:p>
          </table:table-cell>
          <table:table-cell office:value-type="float" office:value="-0.06961906" calcext:value-type="float">
            <text:p>-0.06961906</text:p>
          </table:table-cell>
          <table:table-cell office:value-type="float" office:value="-0.01108503" calcext:value-type="float">
            <text:p>-0.0110850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87012" calcext:value-type="float">
            <text:p>-0.6687012</text:p>
          </table:table-cell>
          <table:table-cell office:value-type="float" office:value="-0.1279297" calcext:value-type="float">
            <text:p>-0.1279297</text:p>
          </table:table-cell>
          <table:table-cell office:value-type="float" office:value="0.8774414" calcext:value-type="float">
            <text:p>0.8774414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0.2137404" calcext:value-type="float">
            <text:p>0.2137404</text:p>
          </table:table-cell>
          <table:table-cell office:value-type="float" office:value="0.03746533" calcext:value-type="float">
            <text:p>0.03746533</text:p>
          </table:table-cell>
          <table:table-cell office:value-type="float" office:value="0.1977099" calcext:value-type="float">
            <text:p>0.1977099</text:p>
          </table:table-cell>
          <table:table-cell office:value-type="float" office:value="0.2861374" calcext:value-type="float">
            <text:p>0.28613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74805" calcext:value-type="float">
            <text:p>-0.1674805</text:p>
          </table:table-cell>
          <table:table-cell office:value-type="float" office:value="0.4194336" calcext:value-type="float">
            <text:p>0.4194336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1024435" calcext:value-type="float">
            <text:p>0.1024435</text:p>
          </table:table-cell>
          <table:table-cell office:value-type="float" office:value="0.1373433" calcext:value-type="float">
            <text:p>0.1373433</text:p>
          </table:table-cell>
          <table:table-cell office:value-type="float" office:value="-0.07627392" calcext:value-type="float">
            <text:p>-0.0762739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081055" calcext:value-type="float">
            <text:p>-0.08081055</text:p>
          </table:table-cell>
          <table:table-cell office:value-type="float" office:value="0.9680176" calcext:value-type="float">
            <text:p>0.9680176</text:p>
          </table:table-cell>
          <table:table-cell office:value-type="float" office:value="0.1411133" calcext:value-type="float">
            <text:p>0.1411133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-0.1286111" calcext:value-type="float">
            <text:p>-0.1286111</text:p>
          </table:table-cell>
          <table:table-cell office:value-type="float" office:value="-0.008550406" calcext:value-type="float">
            <text:p>-0.008550406</text:p>
          </table:table-cell>
          <table:table-cell office:value-type="float" office:value="0.1263195" calcext:value-type="float">
            <text:p>0.126319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70166" calcext:value-type="float">
            <text:p>-0.670166</text:p>
          </table:table-cell>
          <table:table-cell office:value-type="float" office:value="-0.1259766" calcext:value-type="float">
            <text:p>-0.1259766</text:p>
          </table:table-cell>
          <table:table-cell office:value-type="float" office:value="0.8825684" calcext:value-type="float">
            <text:p>0.8825684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610687" calcext:value-type="float">
            <text:p>0.610687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-0.02360332" calcext:value-type="float">
            <text:p>-0.02360332</text:p>
          </table:table-cell>
          <table:table-cell office:value-type="float" office:value="-0.2450382" calcext:value-type="float">
            <text:p>-0.2450382</text:p>
          </table:table-cell>
          <table:table-cell office:value-type="float" office:value="0.04186261" calcext:value-type="float">
            <text:p>0.041862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122559" calcext:value-type="float">
            <text:p>0.3122559</text:p>
          </table:table-cell>
          <table:table-cell office:value-type="float" office:value="-0.1672363" calcext:value-type="float">
            <text:p>-0.1672363</text:p>
          </table:table-cell>
          <table:table-cell office:value-type="float" office:value="0.4155273" calcext:value-type="float">
            <text:p>0.4155273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5022836" calcext:value-type="float">
            <text:p>-0.05022836</text:p>
          </table:table-cell>
          <table:table-cell office:value-type="float" office:value="0.1220762" calcext:value-type="float">
            <text:p>0.1220762</text:p>
          </table:table-cell>
          <table:table-cell office:value-type="float" office:value="-0.03047228" calcext:value-type="float">
            <text:p>-0.0304722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056641" calcext:value-type="float">
            <text:p>-0.08056641</text:p>
          </table:table-cell>
          <table:table-cell office:value-type="float" office:value="0.9677734" calcext:value-type="float">
            <text:p>0.9677734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0.1156638" calcext:value-type="float">
            <text:p>0.1156638</text:p>
          </table:table-cell>
          <table:table-cell office:value-type="float" office:value="-0.1306878" calcext:value-type="float">
            <text:p>-0.1306878</text:p>
          </table:table-cell>
          <table:table-cell office:value-type="float" office:value="-0.1332225" calcext:value-type="float">
            <text:p>-0.13322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0391" calcext:value-type="float">
            <text:p>-0.6650391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59766" calcext:value-type="float">
            <text:p>0.8759766</text:p>
          </table:table-cell>
          <table:table-cell office:value-type="float" office:value="-0.8091603" calcext:value-type="float">
            <text:p>-0.8091603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259542" calcext:value-type="float">
            <text:p>-0.259542</text:p>
          </table:table-cell>
          <table:table-cell office:value-type="float" office:value="0.3428089" calcext:value-type="float">
            <text:p>0.3428089</text:p>
          </table:table-cell>
          <table:table-cell office:value-type="float" office:value="0.5030534" calcext:value-type="float">
            <text:p>0.5030534</text:p>
          </table:table-cell>
          <table:table-cell office:value-type="float" office:value="-0.187145" calcext:value-type="float">
            <text:p>-0.1871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704102" calcext:value-type="float">
            <text:p>-0.1704102</text:p>
          </table:table-cell>
          <table:table-cell office:value-type="float" office:value="0.4321289" calcext:value-type="float">
            <text:p>0.4321289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01084042" calcext:value-type="float">
            <text:p>0.01084042</text:p>
          </table:table-cell>
          <table:table-cell office:value-type="float" office:value="-0.1680002" calcext:value-type="float">
            <text:p>-0.1680002</text:p>
          </table:table-cell>
          <table:table-cell office:value-type="float" office:value="-0.04573941" calcext:value-type="float">
            <text:p>-0.0457394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71582" calcext:value-type="float">
            <text:p>-0.0871582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94043" calcext:value-type="float">
            <text:p>0.1394043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1309309" calcext:value-type="float">
            <text:p>0.1309309</text:p>
          </table:table-cell>
          <table:table-cell office:value-type="float" office:value="-0.008550406" calcext:value-type="float">
            <text:p>-0.008550406</text:p>
          </table:table-cell>
          <table:table-cell office:value-type="float" office:value="0.04998374" calcext:value-type="float">
            <text:p>0.0499837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0625" calcext:value-type="float">
            <text:p>-0.6640625</text:p>
          </table:table-cell>
          <table:table-cell office:value-type="float" office:value="-0.1179199" calcext:value-type="float">
            <text:p>-0.1179199</text:p>
          </table:table-cell>
          <table:table-cell office:value-type="float" office:value="0.8803711" calcext:value-type="float">
            <text:p>0.8803711</text:p>
          </table:table-cell>
          <table:table-cell office:value-type="float" office:value="-1.618321" calcext:value-type="float">
            <text:p>-1.618321</text:p>
          </table:table-cell>
          <table:table-cell office:value-type="float" office:value="0.6412213" calcext:value-type="float">
            <text:p>0.6412213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-0.4663514" calcext:value-type="float">
            <text:p>-0.4663514</text:p>
          </table:table-cell>
          <table:table-cell office:value-type="float" office:value="-0.2145039" calcext:value-type="float">
            <text:p>-0.2145039</text:p>
          </table:table-cell>
          <table:table-cell office:value-type="float" office:value="0.1181985" calcext:value-type="float">
            <text:p>0.11819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2695" calcext:value-type="float">
            <text:p>0.3012695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179688" calcext:value-type="float">
            <text:p>0.4179688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1418314" calcext:value-type="float">
            <text:p>-0.1418314</text:p>
          </table:table-cell>
          <table:table-cell office:value-type="float" office:value="0.1220762" calcext:value-type="float">
            <text:p>0.1220762</text:p>
          </table:table-cell>
          <table:table-cell office:value-type="float" office:value="-0.06100678" calcext:value-type="float">
            <text:p>-0.0610067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398438" calcext:value-type="float">
            <text:p>-0.08398438</text:p>
          </table:table-cell>
          <table:table-cell office:value-type="float" office:value="0.9680176" calcext:value-type="float">
            <text:p>0.9680176</text:p>
          </table:table-cell>
          <table:table-cell office:value-type="float" office:value="0.1381836" calcext:value-type="float">
            <text:p>0.1381836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0.1156638" calcext:value-type="float">
            <text:p>0.1156638</text:p>
          </table:table-cell>
          <table:table-cell office:value-type="float" office:value="-0.06961906" calcext:value-type="float">
            <text:p>-0.06961906</text:p>
          </table:table-cell>
          <table:table-cell office:value-type="float" office:value="0.09578526" calcext:value-type="float">
            <text:p>0.0957852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0625" calcext:value-type="float">
            <text:p>-0.6640625</text:p>
          </table:table-cell>
          <table:table-cell office:value-type="float" office:value="-0.1174316" calcext:value-type="float">
            <text:p>-0.1174316</text:p>
          </table:table-cell>
          <table:table-cell office:value-type="float" office:value="0.8791504" calcext:value-type="float">
            <text:p>0.8791504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1138012" calcext:value-type="float">
            <text:p>0.1138012</text:p>
          </table:table-cell>
          <table:table-cell office:value-type="float" office:value="0.3503817" calcext:value-type="float">
            <text:p>0.3503817</text:p>
          </table:table-cell>
          <table:table-cell office:value-type="float" office:value="0.04186261" calcext:value-type="float">
            <text:p>0.041862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221191" calcext:value-type="float">
            <text:p>0.4221191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07190919" calcext:value-type="float">
            <text:p>0.07190919</text:p>
          </table:table-cell>
          <table:table-cell office:value-type="float" office:value="-0.2138017" calcext:value-type="float">
            <text:p>-0.2138017</text:p>
          </table:table-cell>
          <table:table-cell office:value-type="float" office:value="0.09166503" calcext:value-type="float">
            <text:p>0.091665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251953" calcext:value-type="float">
            <text:p>-0.08251953</text:p>
          </table:table-cell>
          <table:table-cell office:value-type="float" office:value="0.9663086" calcext:value-type="float">
            <text:p>0.9663086</text:p>
          </table:table-cell>
          <table:table-cell office:value-type="float" office:value="0.1467285" calcext:value-type="float">
            <text:p>0.1467285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679389" calcext:value-type="float">
            <text:p>-1.679389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0.06986225" calcext:value-type="float">
            <text:p>0.06986225</text:p>
          </table:table-cell>
          <table:table-cell office:value-type="float" office:value="0.1746557" calcext:value-type="float">
            <text:p>0.1746557</text:p>
          </table:table-cell>
          <table:table-cell office:value-type="float" office:value="0.09578526" calcext:value-type="float">
            <text:p>0.0957852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0625" calcext:value-type="float">
            <text:p>-0.6640625</text:p>
          </table:table-cell>
          <table:table-cell office:value-type="float" office:value="-0.1101074" calcext:value-type="float">
            <text:p>-0.1101074</text:p>
          </table:table-cell>
          <table:table-cell office:value-type="float" office:value="0.8754883" calcext:value-type="float">
            <text:p>0.8754883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610687" calcext:value-type="float">
            <text:p>0.610687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0.006931067" calcext:value-type="float">
            <text:p>0.006931067</text:p>
          </table:table-cell>
          <table:table-cell office:value-type="float" office:value="-0.2450382" calcext:value-type="float">
            <text:p>-0.2450382</text:p>
          </table:table-cell>
          <table:table-cell office:value-type="float" office:value="-0.09554197" calcext:value-type="float">
            <text:p>-0.095541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41895" calcext:value-type="float">
            <text:p>0.2941895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27002" calcext:value-type="float">
            <text:p>0.427002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-0.06549549" calcext:value-type="float">
            <text:p>-0.06549549</text:p>
          </table:table-cell>
          <table:table-cell office:value-type="float" office:value="0.06100744" calcext:value-type="float">
            <text:p>0.06100744</text:p>
          </table:table-cell>
          <table:table-cell office:value-type="float" office:value="0.04586363" calcext:value-type="float">
            <text:p>0.0458636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47168" calcext:value-type="float">
            <text:p>-0.0847168</text:p>
          </table:table-cell>
          <table:table-cell office:value-type="float" office:value="0.9660645" calcext:value-type="float">
            <text:p>0.9660645</text:p>
          </table:table-cell>
          <table:table-cell office:value-type="float" office:value="0.1401367" calcext:value-type="float">
            <text:p>0.1401367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-0.08280945" calcext:value-type="float">
            <text:p>-0.08280945</text:p>
          </table:table-cell>
          <table:table-cell office:value-type="float" office:value="0.1441214" calcext:value-type="float">
            <text:p>0.1441214</text:p>
          </table:table-cell>
          <table:table-cell office:value-type="float" office:value="0.1110524" calcext:value-type="float">
            <text:p>0.111052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8887" calcext:value-type="float">
            <text:p>-0.6608887</text:p>
          </table:table-cell>
          <table:table-cell office:value-type="float" office:value="-0.1247559" calcext:value-type="float">
            <text:p>-0.1247559</text:p>
          </table:table-cell>
          <table:table-cell office:value-type="float" office:value="0.8737793" calcext:value-type="float">
            <text:p>0.8737793</text:p>
          </table:table-cell>
          <table:table-cell office:value-type="float" office:value="-1.007634" calcext:value-type="float">
            <text:p>-1.007634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0.1443356" calcext:value-type="float">
            <text:p>0.1443356</text:p>
          </table:table-cell>
          <table:table-cell office:value-type="float" office:value="0.1671756" calcext:value-type="float">
            <text:p>0.1671756</text:p>
          </table:table-cell>
          <table:table-cell office:value-type="float" office:value="0.1487328" calcext:value-type="float">
            <text:p>0.14873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52832" calcext:value-type="float">
            <text:p>-0.1652832</text:p>
          </table:table-cell>
          <table:table-cell office:value-type="float" office:value="0.4260254" calcext:value-type="float">
            <text:p>0.4260254</text:p>
          </table:table-cell>
          <table:table-cell office:value-type="float" office:value="-3.694656" calcext:value-type="float">
            <text:p>-3.694656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-0.2028999" calcext:value-type="float">
            <text:p>-0.2028999</text:p>
          </table:table-cell>
          <table:table-cell office:value-type="float" office:value="-0.1680002" calcext:value-type="float">
            <text:p>-0.1680002</text:p>
          </table:table-cell>
          <table:table-cell office:value-type="float" office:value="0.1832681" calcext:value-type="float">
            <text:p>0.183268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9204102" calcext:value-type="float">
            <text:p>-0.09204102</text:p>
          </table:table-cell>
          <table:table-cell office:value-type="float" office:value="0.9663086" calcext:value-type="float">
            <text:p>0.9663086</text:p>
          </table:table-cell>
          <table:table-cell office:value-type="float" office:value="0.1401367" calcext:value-type="float">
            <text:p>0.1401367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05459511" calcext:value-type="float">
            <text:p>0.05459511</text:p>
          </table:table-cell>
          <table:table-cell office:value-type="float" office:value="0.05251837" calcext:value-type="float">
            <text:p>0.05251837</text:p>
          </table:table-cell>
          <table:table-cell office:value-type="float" office:value="0.04998374" calcext:value-type="float">
            <text:p>0.0499837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99121" calcext:value-type="float">
            <text:p>-0.6599121</text:p>
          </table:table-cell>
          <table:table-cell office:value-type="float" office:value="-0.1257324" calcext:value-type="float">
            <text:p>-0.1257324</text:p>
          </table:table-cell>
          <table:table-cell office:value-type="float" office:value="0.8737793" calcext:value-type="float">
            <text:p>0.8737793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0.6564885" calcext:value-type="float">
            <text:p>0.6564885</text:p>
          </table:table-cell>
          <table:table-cell office:value-type="float" office:value="-0.2137404" calcext:value-type="float">
            <text:p>-0.2137404</text:p>
          </table:table-cell>
          <table:table-cell office:value-type="float" office:value="-0.1762751" calcext:value-type="float">
            <text:p>-0.1762751</text:p>
          </table:table-cell>
          <table:table-cell office:value-type="float" office:value="-0.1992367" calcext:value-type="float">
            <text:p>-0.1992367</text:p>
          </table:table-cell>
          <table:table-cell office:value-type="float" office:value="-0.1413435" calcext:value-type="float">
            <text:p>-0.14134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1426" calcext:value-type="float">
            <text:p>0.2961426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243164" calcext:value-type="float">
            <text:p>0.4243164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1635122" calcext:value-type="float">
            <text:p>0.1635122</text:p>
          </table:table-cell>
          <table:table-cell office:value-type="float" office:value="0.03047311" calcext:value-type="float">
            <text:p>0.03047311</text:p>
          </table:table-cell>
          <table:table-cell office:value-type="float" office:value="-0.04573941" calcext:value-type="float">
            <text:p>-0.0457394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569336" calcext:value-type="float">
            <text:p>-0.08569336</text:p>
          </table:table-cell>
          <table:table-cell office:value-type="float" office:value="0.9680176" calcext:value-type="float">
            <text:p>0.9680176</text:p>
          </table:table-cell>
          <table:table-cell office:value-type="float" office:value="0.1398926" calcext:value-type="float">
            <text:p>0.1398926</text:p>
          </table:table-cell>
          <table:table-cell office:value-type="float" office:value="-2" calcext:value-type="float">
            <text:p>-2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02406073" calcext:value-type="float">
            <text:p>0.02406073</text:p>
          </table:table-cell>
          <table:table-cell office:value-type="float" office:value="-0.05435193" calcext:value-type="float">
            <text:p>-0.05435193</text:p>
          </table:table-cell>
          <table:table-cell office:value-type="float" office:value="0.04998374" calcext:value-type="float">
            <text:p>0.0499837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79688" calcext:value-type="float">
            <text:p>-0.6679688</text:p>
          </table:table-cell>
          <table:table-cell office:value-type="float" office:value="-0.1286621" calcext:value-type="float">
            <text:p>-0.1286621</text:p>
          </table:table-cell>
          <table:table-cell office:value-type="float" office:value="0.8781738" calcext:value-type="float">
            <text:p>0.8781738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-0.02360332" calcext:value-type="float">
            <text:p>-0.02360332</text:p>
          </table:table-cell>
          <table:table-cell office:value-type="float" office:value="-0.01603055" calcext:value-type="float">
            <text:p>-0.01603055</text:p>
          </table:table-cell>
          <table:table-cell office:value-type="float" office:value="-0.09554197" calcext:value-type="float">
            <text:p>-0.095541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1426" calcext:value-type="float">
            <text:p>0.2961426</text:p>
          </table:table-cell>
          <table:table-cell office:value-type="float" office:value="-0.1652832" calcext:value-type="float">
            <text:p>-0.1652832</text:p>
          </table:table-cell>
          <table:table-cell office:value-type="float" office:value="0.4277344" calcext:value-type="float">
            <text:p>0.4277344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-0.03496122" calcext:value-type="float">
            <text:p>-0.03496122</text:p>
          </table:table-cell>
          <table:table-cell table:style-name="ce3" office:value-type="float" office:value="-0.00006127357" calcext:value-type="float">
            <text:p>-6.13E-05</text:p>
          </table:table-cell>
          <table:table-cell office:value-type="float" office:value="-0.07627392" calcext:value-type="float">
            <text:p>-0.0762739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325195" calcext:value-type="float">
            <text:p>-0.08325195</text:p>
          </table:table-cell>
          <table:table-cell office:value-type="float" office:value="0.970459" calcext:value-type="float">
            <text:p>0.970459</text:p>
          </table:table-cell>
          <table:table-cell office:value-type="float" office:value="0.137207" calcext:value-type="float">
            <text:p>0.137207</text:p>
          </table:table-cell>
          <table:table-cell office:value-type="float" office:value="-2" calcext:value-type="float">
            <text:p>-2</text:p>
          </table:table-cell>
          <table:table-cell office:value-type="float" office:value="-1.664122" calcext:value-type="float">
            <text:p>-1.664122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2406073" calcext:value-type="float">
            <text:p>0.02406073</text:p>
          </table:table-cell>
          <table:table-cell office:value-type="float" office:value="0.1899229" calcext:value-type="float">
            <text:p>0.1899229</text:p>
          </table:table-cell>
          <table:table-cell office:value-type="float" office:value="0.1415868" calcext:value-type="float">
            <text:p>0.141586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1094" calcext:value-type="float">
            <text:p>-0.6621094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718262" calcext:value-type="float">
            <text:p>0.8718262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3.877863" calcext:value-type="float">
            <text:p>3.877863</text:p>
          </table:table-cell>
          <table:table-cell office:value-type="float" office:value="0.006931067" calcext:value-type="float">
            <text:p>0.006931067</text:p>
          </table:table-cell>
          <table:table-cell office:value-type="float" office:value="0.1519083" calcext:value-type="float">
            <text:p>0.1519083</text:p>
          </table:table-cell>
          <table:table-cell office:value-type="float" office:value="3.95026" calcext:value-type="float">
            <text:p>3.950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1426" calcext:value-type="float">
            <text:p>0.2961426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223633" calcext:value-type="float">
            <text:p>0.4223633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1177106" calcext:value-type="float">
            <text:p>0.1177106</text:p>
          </table:table-cell>
          <table:table-cell office:value-type="float" office:value="-0.04586279" calcext:value-type="float">
            <text:p>-0.04586279</text:p>
          </table:table-cell>
          <table:table-cell office:value-type="float" office:value="0.01532912" calcext:value-type="float">
            <text:p>0.015329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618164" calcext:value-type="float">
            <text:p>-0.08618164</text:p>
          </table:table-cell>
          <table:table-cell office:value-type="float" office:value="0.9829102" calcext:value-type="float">
            <text:p>0.9829102</text:p>
          </table:table-cell>
          <table:table-cell office:value-type="float" office:value="0.1376953" calcext:value-type="float">
            <text:p>0.1376953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-0.006473541" calcext:value-type="float">
            <text:p>-0.006473541</text:p>
          </table:table-cell>
          <table:table-cell office:value-type="float" office:value="0.0677855" calcext:value-type="float">
            <text:p>0.0677855</text:p>
          </table:table-cell>
          <table:table-cell office:value-type="float" office:value="-0.08742094" calcext:value-type="float">
            <text:p>-0.0874209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99219" calcext:value-type="float">
            <text:p>-0.6699219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837891" calcext:value-type="float">
            <text:p>0.8837891</text:p>
          </table:table-cell>
          <table:table-cell office:value-type="float" office:value="-1.282443" calcext:value-type="float">
            <text:p>-1.282443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1304735" calcext:value-type="float">
            <text:p>-0.1304735</text:p>
          </table:table-cell>
          <table:table-cell office:value-type="float" office:value="0.0450381" calcext:value-type="float">
            <text:p>0.0450381</text:p>
          </table:table-cell>
          <table:table-cell office:value-type="float" office:value="-0.04974045" calcext:value-type="float">
            <text:p>-0.04974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41895" calcext:value-type="float">
            <text:p>0.2941895</text:p>
          </table:table-cell>
          <table:table-cell office:value-type="float" office:value="-0.173584" calcext:value-type="float">
            <text:p>-0.173584</text:p>
          </table:table-cell>
          <table:table-cell office:value-type="float" office:value="0.423584" calcext:value-type="float">
            <text:p>0.423584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08717632" calcext:value-type="float">
            <text:p>0.08717632</text:p>
          </table:table-cell>
          <table:table-cell office:value-type="float" office:value="0.06100744" calcext:value-type="float">
            <text:p>0.06100744</text:p>
          </table:table-cell>
          <table:table-cell office:value-type="float" office:value="-0.01520514" calcext:value-type="float">
            <text:p>-0.015205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9106445" calcext:value-type="float">
            <text:p>-0.09106445</text:p>
          </table:table-cell>
          <table:table-cell office:value-type="float" office:value="0.9650879" calcext:value-type="float">
            <text:p>0.9650879</text:p>
          </table:table-cell>
          <table:table-cell office:value-type="float" office:value="0.1418457" calcext:value-type="float">
            <text:p>0.1418457</text:p>
          </table:table-cell>
          <table:table-cell office:value-type="float" office:value="-2.183206" calcext:value-type="float">
            <text:p>-2.183206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-0.1591454" calcext:value-type="float">
            <text:p>-0.1591454</text:p>
          </table:table-cell>
          <table:table-cell office:value-type="float" office:value="-0.05435193" calcext:value-type="float">
            <text:p>-0.05435193</text:p>
          </table:table-cell>
          <table:table-cell office:value-type="float" office:value="0.1415868" calcext:value-type="float">
            <text:p>0.141586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89355" calcext:value-type="float">
            <text:p>-0.6589355</text:p>
          </table:table-cell>
          <table:table-cell office:value-type="float" office:value="-0.1242676" calcext:value-type="float">
            <text:p>-0.1242676</text:p>
          </table:table-cell>
          <table:table-cell office:value-type="float" office:value="0.8691406" calcext:value-type="float">
            <text:p>0.8691406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0.1290684" calcext:value-type="float">
            <text:p>0.1290684</text:p>
          </table:table-cell>
          <table:table-cell office:value-type="float" office:value="0.5183206" calcext:value-type="float">
            <text:p>0.5183206</text:p>
          </table:table-cell>
          <table:table-cell office:value-type="float" office:value="0.1029313" calcext:value-type="float">
            <text:p>0.10293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2461" calcext:value-type="float">
            <text:p>0.3022461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194336" calcext:value-type="float">
            <text:p>0.4194336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-0.004426718" calcext:value-type="float">
            <text:p>-0.004426718</text:p>
          </table:table-cell>
          <table:table-cell office:value-type="float" office:value="-0.1221986" calcext:value-type="float">
            <text:p>-0.1221986</text:p>
          </table:table-cell>
          <table:table-cell table:style-name="ce3" office:value-type="float" office:value="0.00006198883" calcext:value-type="float">
            <text:p>6.20E-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349609" calcext:value-type="float">
            <text:p>-0.08349609</text:p>
          </table:table-cell>
          <table:table-cell office:value-type="float" office:value="0.9616699" calcext:value-type="float">
            <text:p>0.9616699</text:p>
          </table:table-cell>
          <table:table-cell office:value-type="float" office:value="0.1435547" calcext:value-type="float">
            <text:p>0.1435547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06754231" calcext:value-type="float">
            <text:p>-0.06754231</text:p>
          </table:table-cell>
          <table:table-cell office:value-type="float" office:value="0.03725111" calcext:value-type="float">
            <text:p>0.03725111</text:p>
          </table:table-cell>
          <table:table-cell office:value-type="float" office:value="-0.01108503" calcext:value-type="float">
            <text:p>-0.0110850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74707" calcext:value-type="float">
            <text:p>-0.6574707</text:p>
          </table:table-cell>
          <table:table-cell office:value-type="float" office:value="-0.1184082" calcext:value-type="float">
            <text:p>-0.1184082</text:p>
          </table:table-cell>
          <table:table-cell office:value-type="float" office:value="0.8730469" calcext:value-type="float">
            <text:p>0.8730469</text:p>
          </table:table-cell>
          <table:table-cell office:value-type="float" office:value="-1.419847" calcext:value-type="float">
            <text:p>-1.419847</text:p>
          </table:table-cell>
          <table:table-cell office:value-type="float" office:value="0.4274809" calcext:value-type="float">
            <text:p>0.4274809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2678782" calcext:value-type="float">
            <text:p>-0.2678782</text:p>
          </table:table-cell>
          <table:table-cell office:value-type="float" office:value="-0.4282443" calcext:value-type="float">
            <text:p>-0.4282443</text:p>
          </table:table-cell>
          <table:table-cell office:value-type="float" office:value="0.01132825" calcext:value-type="float">
            <text:p>0.011328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6074" calcext:value-type="float">
            <text:p>0.2976074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216309" calcext:value-type="float">
            <text:p>0.4216309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05022836" calcext:value-type="float">
            <text:p>-0.05022836</text:p>
          </table:table-cell>
          <table:table-cell office:value-type="float" office:value="-0.01532847" calcext:value-type="float">
            <text:p>-0.01532847</text:p>
          </table:table-cell>
          <table:table-cell office:value-type="float" office:value="-0.1068082" calcext:value-type="float">
            <text:p>-0.106808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71582" calcext:value-type="float">
            <text:p>-0.0871582</text:p>
          </table:table-cell>
          <table:table-cell office:value-type="float" office:value="0.965332" calcext:value-type="float">
            <text:p>0.965332</text:p>
          </table:table-cell>
          <table:table-cell office:value-type="float" office:value="0.1486816" calcext:value-type="float">
            <text:p>0.1486816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1.526718" calcext:value-type="float">
            <text:p>1.526718</text:p>
          </table:table-cell>
          <table:table-cell office:value-type="float" office:value="-0.05227518" calcext:value-type="float">
            <text:p>-0.05227518</text:p>
          </table:table-cell>
          <table:table-cell office:value-type="float" office:value="-0.1612221" calcext:value-type="float">
            <text:p>-0.1612221</text:p>
          </table:table-cell>
          <table:table-cell office:value-type="float" office:value="0.2026554" calcext:value-type="float">
            <text:p>0.202655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5508" calcext:value-type="float">
            <text:p>-0.6645508</text:p>
          </table:table-cell>
          <table:table-cell office:value-type="float" office:value="-0.1174316" calcext:value-type="float">
            <text:p>-0.1174316</text:p>
          </table:table-cell>
          <table:table-cell office:value-type="float" office:value="0.8647461" calcext:value-type="float">
            <text:p>0.8647461</text:p>
          </table:table-cell>
          <table:table-cell office:value-type="float" office:value="-0.9007633" calcext:value-type="float">
            <text:p>-0.9007633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0.2512059" calcext:value-type="float">
            <text:p>0.2512059</text:p>
          </table:table-cell>
          <table:table-cell office:value-type="float" office:value="0.2893129" calcext:value-type="float">
            <text:p>0.2893129</text:p>
          </table:table-cell>
          <table:table-cell office:value-type="float" office:value="-0.06500762" calcext:value-type="float">
            <text:p>-0.065007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37109" calcext:value-type="float">
            <text:p>0.3037109</text:p>
          </table:table-cell>
          <table:table-cell office:value-type="float" office:value="-0.1682129" calcext:value-type="float">
            <text:p>-0.1682129</text:p>
          </table:table-cell>
          <table:table-cell office:value-type="float" office:value="0.4111328" calcext:value-type="float">
            <text:p>0.4111328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-0.03496122" calcext:value-type="float">
            <text:p>-0.03496122</text:p>
          </table:table-cell>
          <table:table-cell office:value-type="float" office:value="-0.04586279" calcext:value-type="float">
            <text:p>-0.04586279</text:p>
          </table:table-cell>
          <table:table-cell table:style-name="ce3" office:value-type="float" office:value="0.00006198883" calcext:value-type="float">
            <text:p>6.20E-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9375" calcext:value-type="float">
            <text:p>-0.09375</text:p>
          </table:table-cell>
          <table:table-cell office:value-type="float" office:value="0.9665527" calcext:value-type="float">
            <text:p>0.9665527</text:p>
          </table:table-cell>
          <table:table-cell office:value-type="float" office:value="0.1269531" calcext:value-type="float">
            <text:p>0.1269531</text:p>
          </table:table-cell>
          <table:table-cell office:value-type="float" office:value="-2.167939" calcext:value-type="float">
            <text:p>-2.167939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1438782" calcext:value-type="float">
            <text:p>-0.1438782</text:p>
          </table:table-cell>
          <table:table-cell office:value-type="float" office:value="-0.02381754" calcext:value-type="float">
            <text:p>-0.02381754</text:p>
          </table:table-cell>
          <table:table-cell office:value-type="float" office:value="0.03471649" calcext:value-type="float">
            <text:p>0.0347164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8184" calcext:value-type="float">
            <text:p>-0.6638184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857422" calcext:value-type="float">
            <text:p>0.8857422</text:p>
          </table:table-cell>
          <table:table-cell office:value-type="float" office:value="-1.450382" calcext:value-type="float">
            <text:p>-1.450382</text:p>
          </table:table-cell>
          <table:table-cell office:value-type="float" office:value="0.6717557" calcext:value-type="float">
            <text:p>0.6717557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-0.2984124" calcext:value-type="float">
            <text:p>-0.2984124</text:p>
          </table:table-cell>
          <table:table-cell office:value-type="float" office:value="-0.1839695" calcext:value-type="float">
            <text:p>-0.1839695</text:p>
          </table:table-cell>
          <table:table-cell office:value-type="float" office:value="-0.0192061" calcext:value-type="float">
            <text:p>-0.01920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211426" calcext:value-type="float">
            <text:p>0.4211426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1177106" calcext:value-type="float">
            <text:p>0.1177106</text:p>
          </table:table-cell>
          <table:table-cell office:value-type="float" office:value="0.01520592" calcext:value-type="float">
            <text:p>0.01520592</text:p>
          </table:table-cell>
          <table:table-cell office:value-type="float" office:value="0.0763979" calcext:value-type="float">
            <text:p>0.07639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886719" calcext:value-type="float">
            <text:p>-0.08886719</text:p>
          </table:table-cell>
          <table:table-cell office:value-type="float" office:value="0.9538574" calcext:value-type="float">
            <text:p>0.9538574</text:p>
          </table:table-cell>
          <table:table-cell office:value-type="float" office:value="0.1411133" calcext:value-type="float">
            <text:p>0.1411133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0.05459511" calcext:value-type="float">
            <text:p>0.05459511</text:p>
          </table:table-cell>
          <table:table-cell office:value-type="float" office:value="-0.02381754" calcext:value-type="float">
            <text:p>-0.02381754</text:p>
          </table:table-cell>
          <table:table-cell office:value-type="float" office:value="-0.1179552" calcext:value-type="float">
            <text:p>-0.117955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8184" calcext:value-type="float">
            <text:p>-0.6638184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869629" calcext:value-type="float">
            <text:p>0.8869629</text:p>
          </table:table-cell>
          <table:table-cell office:value-type="float" office:value="-0.8854962" calcext:value-type="float">
            <text:p>-0.8854962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0" calcext:value-type="float">
            <text:p>0</text:p>
          </table:table-cell>
          <table:table-cell office:value-type="float" office:value="0.266473" calcext:value-type="float">
            <text:p>0.266473</text:p>
          </table:table-cell>
          <table:table-cell office:value-type="float" office:value="0.2740458" calcext:value-type="float">
            <text:p>0.2740458</text:p>
          </table:table-cell>
          <table:table-cell office:value-type="float" office:value="0.07239696" calcext:value-type="float">
            <text:p>0.072396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616211" calcext:value-type="float">
            <text:p>-0.1616211</text:p>
          </table:table-cell>
          <table:table-cell office:value-type="float" office:value="0.4182129" calcext:value-type="float">
            <text:p>0.4182129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-0.004426718" calcext:value-type="float">
            <text:p>-0.004426718</text:p>
          </table:table-cell>
          <table:table-cell office:value-type="float" office:value="-0.152733" calcext:value-type="float">
            <text:p>-0.152733</text:p>
          </table:table-cell>
          <table:table-cell office:value-type="float" office:value="0.1527338" calcext:value-type="float">
            <text:p>0.152733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374023" calcext:value-type="float">
            <text:p>-0.08374023</text:p>
          </table:table-cell>
          <table:table-cell office:value-type="float" office:value="0.9555664" calcext:value-type="float">
            <text:p>0.9555664</text:p>
          </table:table-cell>
          <table:table-cell office:value-type="float" office:value="0.1442871" calcext:value-type="float">
            <text:p>0.1442871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-0.113344" calcext:value-type="float">
            <text:p>-0.113344</text:p>
          </table:table-cell>
          <table:table-cell office:value-type="float" office:value="-0.1001534" calcext:value-type="float">
            <text:p>-0.1001534</text:p>
          </table:table-cell>
          <table:table-cell office:value-type="float" office:value="0.08051801" calcext:value-type="float">
            <text:p>0.0805180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7949" calcext:value-type="float">
            <text:p>-0.6647949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688965" calcext:value-type="float">
            <text:p>0.8688965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6564885" calcext:value-type="float">
            <text:p>0.6564885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1290684" calcext:value-type="float">
            <text:p>0.1290684</text:p>
          </table:table-cell>
          <table:table-cell office:value-type="float" office:value="-0.1992367" calcext:value-type="float">
            <text:p>-0.1992367</text:p>
          </table:table-cell>
          <table:table-cell office:value-type="float" office:value="0.02659543" calcext:value-type="float">
            <text:p>0.026595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111328" calcext:value-type="float">
            <text:p>0.4111328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1024435" calcext:value-type="float">
            <text:p>0.1024435</text:p>
          </table:table-cell>
          <table:table-cell table:style-name="ce3" office:value-type="float" office:value="-0.00006127357" calcext:value-type="float">
            <text:p>-6.13E-05</text:p>
          </table:table-cell>
          <table:table-cell office:value-type="float" office:value="0.03059626" calcext:value-type="float">
            <text:p>0.030596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47168" calcext:value-type="float">
            <text:p>-0.0847168</text:p>
          </table:table-cell>
          <table:table-cell office:value-type="float" office:value="0.9628906" calcext:value-type="float">
            <text:p>0.9628906</text:p>
          </table:table-cell>
          <table:table-cell office:value-type="float" office:value="0.145752" calcext:value-type="float">
            <text:p>0.145752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0.006473541" calcext:value-type="float">
            <text:p>-0.006473541</text:p>
          </table:table-cell>
          <table:table-cell office:value-type="float" office:value="-0.1917566" calcext:value-type="float">
            <text:p>-0.1917566</text:p>
          </table:table-cell>
          <table:table-cell office:value-type="float" office:value="-0.270627" calcext:value-type="float">
            <text:p>-0.27062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0625" calcext:value-type="float">
            <text:p>-0.6640625</text:p>
          </table:table-cell>
          <table:table-cell office:value-type="float" office:value="-0.1181641" calcext:value-type="float">
            <text:p>-0.1181641</text:p>
          </table:table-cell>
          <table:table-cell office:value-type="float" office:value="0.8869629" calcext:value-type="float">
            <text:p>0.8869629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0.1832061" calcext:value-type="float">
            <text:p>0.1832061</text:p>
          </table:table-cell>
          <table:table-cell office:value-type="float" office:value="-0.1152064" calcext:value-type="float">
            <text:p>-0.1152064</text:p>
          </table:table-cell>
          <table:table-cell office:value-type="float" office:value="-0.0007634163" calcext:value-type="float">
            <text:p>-0.0007634163</text:p>
          </table:table-cell>
          <table:table-cell office:value-type="float" office:value="0.2556031" calcext:value-type="float">
            <text:p>0.25560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7578" calcext:value-type="float">
            <text:p>0.3017578</text:p>
          </table:table-cell>
          <table:table-cell office:value-type="float" office:value="-0.1674805" calcext:value-type="float">
            <text:p>-0.1674805</text:p>
          </table:table-cell>
          <table:table-cell office:value-type="float" office:value="0.4152832" calcext:value-type="float">
            <text:p>0.4152832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-0.09602976" calcext:value-type="float">
            <text:p>-0.09602976</text:p>
          </table:table-cell>
          <table:table-cell office:value-type="float" office:value="0.03047311" calcext:value-type="float">
            <text:p>0.03047311</text:p>
          </table:table-cell>
          <table:table-cell table:style-name="ce3" office:value-type="float" office:value="0.00006198883" calcext:value-type="float">
            <text:p>6.20E-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935547" calcext:value-type="float">
            <text:p>-0.08935547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442871" calcext:value-type="float">
            <text:p>0.1442871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03932786" calcext:value-type="float">
            <text:p>0.03932786</text:p>
          </table:table-cell>
          <table:table-cell office:value-type="float" office:value="0.1288542" calcext:value-type="float">
            <text:p>0.1288542</text:p>
          </table:table-cell>
          <table:table-cell office:value-type="float" office:value="0.04998374" calcext:value-type="float">
            <text:p>0.0499837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9922" calcext:value-type="float">
            <text:p>-0.6669922</text:p>
          </table:table-cell>
          <table:table-cell office:value-type="float" office:value="-0.1281738" calcext:value-type="float">
            <text:p>-0.1281738</text:p>
          </table:table-cell>
          <table:table-cell office:value-type="float" office:value="0.8713379" calcext:value-type="float">
            <text:p>0.8713379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0.0221982" calcext:value-type="float">
            <text:p>0.0221982</text:p>
          </table:table-cell>
          <table:table-cell office:value-type="float" office:value="0.07557249" calcext:value-type="float">
            <text:p>0.07557249</text:p>
          </table:table-cell>
          <table:table-cell office:value-type="float" office:value="-0.03447327" calcext:value-type="float">
            <text:p>-0.034473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4102" calcext:value-type="float">
            <text:p>0.2954102</text:p>
          </table:table-cell>
          <table:table-cell office:value-type="float" office:value="-0.1630859" calcext:value-type="float">
            <text:p>-0.1630859</text:p>
          </table:table-cell>
          <table:table-cell office:value-type="float" office:value="0.4291992" calcext:value-type="float">
            <text:p>0.4291992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-0.01969385" calcext:value-type="float">
            <text:p>-0.01969385</text:p>
          </table:table-cell>
          <table:table-cell office:value-type="float" office:value="-0.152733" calcext:value-type="float">
            <text:p>-0.152733</text:p>
          </table:table-cell>
          <table:table-cell office:value-type="float" office:value="0.1985352" calcext:value-type="float">
            <text:p>0.19853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813477" calcext:value-type="float">
            <text:p>-0.08813477</text:p>
          </table:table-cell>
          <table:table-cell office:value-type="float" office:value="0.9628906" calcext:value-type="float">
            <text:p>0.9628906</text:p>
          </table:table-cell>
          <table:table-cell office:value-type="float" office:value="0.1364746" calcext:value-type="float">
            <text:p>0.1364746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-0.006473541" calcext:value-type="float">
            <text:p>-0.006473541</text:p>
          </table:table-cell>
          <table:table-cell office:value-type="float" office:value="0.1288542" calcext:value-type="float">
            <text:p>0.1288542</text:p>
          </table:table-cell>
          <table:table-cell office:value-type="float" office:value="0.1263195" calcext:value-type="float">
            <text:p>0.126319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72363" calcext:value-type="float">
            <text:p>-0.6672363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37793" calcext:value-type="float">
            <text:p>0.8737793</text:p>
          </table:table-cell>
          <table:table-cell office:value-type="float" office:value="-1.435114" calcext:value-type="float">
            <text:p>-1.435114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-0.2831453" calcext:value-type="float">
            <text:p>-0.2831453</text:p>
          </table:table-cell>
          <table:table-cell office:value-type="float" office:value="-0.0007634163" calcext:value-type="float">
            <text:p>-0.0007634163</text:p>
          </table:table-cell>
          <table:table-cell office:value-type="float" office:value="0.04186261" calcext:value-type="float">
            <text:p>0.041862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834473" calcext:value-type="float">
            <text:p>0.2834473</text:p>
          </table:table-cell>
          <table:table-cell office:value-type="float" office:value="-0.1691895" calcext:value-type="float">
            <text:p>-0.1691895</text:p>
          </table:table-cell>
          <table:table-cell office:value-type="float" office:value="0.4169922" calcext:value-type="float">
            <text:p>0.4169922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1024435" calcext:value-type="float">
            <text:p>0.1024435</text:p>
          </table:table-cell>
          <table:table-cell office:value-type="float" office:value="0.09154177" calcext:value-type="float">
            <text:p>0.09154177</text:p>
          </table:table-cell>
          <table:table-cell office:value-type="float" office:value="-0.07627392" calcext:value-type="float">
            <text:p>-0.0762739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764648" calcext:value-type="float">
            <text:p>-0.08764648</text:p>
          </table:table-cell>
          <table:table-cell office:value-type="float" office:value="0.9614258" calcext:value-type="float">
            <text:p>0.9614258</text:p>
          </table:table-cell>
          <table:table-cell office:value-type="float" office:value="0.1401367" calcext:value-type="float">
            <text:p>0.1401367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0.1156638" calcext:value-type="float">
            <text:p>0.1156638</text:p>
          </table:table-cell>
          <table:table-cell office:value-type="float" office:value="0.05251837" calcext:value-type="float">
            <text:p>0.05251837</text:p>
          </table:table-cell>
          <table:table-cell office:value-type="float" office:value="-0.05688655" calcext:value-type="float">
            <text:p>-0.0568865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99121" calcext:value-type="float">
            <text:p>-0.6599121</text:p>
          </table:table-cell>
          <table:table-cell office:value-type="float" office:value="-0.1179199" calcext:value-type="float">
            <text:p>-0.1179199</text:p>
          </table:table-cell>
          <table:table-cell office:value-type="float" office:value="0.8718262" calcext:value-type="float">
            <text:p>0.8718262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-0.08467197" calcext:value-type="float">
            <text:p>-0.08467197</text:p>
          </table:table-cell>
          <table:table-cell office:value-type="float" office:value="0.07557249" calcext:value-type="float">
            <text:p>0.07557249</text:p>
          </table:table-cell>
          <table:table-cell office:value-type="float" office:value="0.1181985" calcext:value-type="float">
            <text:p>0.11819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1628418" calcext:value-type="float">
            <text:p>-0.1628418</text:p>
          </table:table-cell>
          <table:table-cell office:value-type="float" office:value="0.4282227" calcext:value-type="float">
            <text:p>0.4282227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1723657" calcext:value-type="float">
            <text:p>-0.1723657</text:p>
          </table:table-cell>
          <table:table-cell office:value-type="float" office:value="0.07627463" calcext:value-type="float">
            <text:p>0.07627463</text:p>
          </table:table-cell>
          <table:table-cell office:value-type="float" office:value="-0.1068082" calcext:value-type="float">
            <text:p>-0.106808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447266" calcext:value-type="float">
            <text:p>-0.08447266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45752" calcext:value-type="float">
            <text:p>0.145752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0.1156638" calcext:value-type="float">
            <text:p>0.1156638</text:p>
          </table:table-cell>
          <table:table-cell office:value-type="float" office:value="-0.02381754" calcext:value-type="float">
            <text:p>-0.02381754</text:p>
          </table:table-cell>
          <table:table-cell office:value-type="float" office:value="0.03471649" calcext:value-type="float">
            <text:p>0.0347164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94336" calcext:value-type="float">
            <text:p>-0.6694336</text:p>
          </table:table-cell>
          <table:table-cell office:value-type="float" office:value="-0.1308594" calcext:value-type="float">
            <text:p>-0.1308594</text:p>
          </table:table-cell>
          <table:table-cell office:value-type="float" office:value="0.8823242" calcext:value-type="float">
            <text:p>0.8823242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5648855" calcext:value-type="float">
            <text:p>0.5648855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05273259" calcext:value-type="float">
            <text:p>0.05273259</text:p>
          </table:table-cell>
          <table:table-cell office:value-type="float" office:value="-0.2908397" calcext:value-type="float">
            <text:p>-0.2908397</text:p>
          </table:table-cell>
          <table:table-cell office:value-type="float" office:value="-0.04974045" calcext:value-type="float">
            <text:p>-0.04974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1655273" calcext:value-type="float">
            <text:p>-0.1655273</text:p>
          </table:table-cell>
          <table:table-cell office:value-type="float" office:value="0.427002" calcext:value-type="float">
            <text:p>0.427002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-0.05022836" calcext:value-type="float">
            <text:p>-0.05022836</text:p>
          </table:table-cell>
          <table:table-cell office:value-type="float" office:value="0.03047311" calcext:value-type="float">
            <text:p>0.03047311</text:p>
          </table:table-cell>
          <table:table-cell office:value-type="float" office:value="-0.01520514" calcext:value-type="float">
            <text:p>-0.015205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642578" calcext:value-type="float">
            <text:p>-0.08642578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51123" calcext:value-type="float">
            <text:p>0.151123</text:p>
          </table:table-cell>
          <table:table-cell office:value-type="float" office:value="-2.21374" calcext:value-type="float">
            <text:p>-2.21374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1896796" calcext:value-type="float">
            <text:p>-0.1896796</text:p>
          </table:table-cell>
          <table:table-cell office:value-type="float" office:value="0.02198398" calcext:value-type="float">
            <text:p>0.02198398</text:p>
          </table:table-cell>
          <table:table-cell office:value-type="float" office:value="-0.1637567" calcext:value-type="float">
            <text:p>-0.163756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0625" calcext:value-type="float">
            <text:p>-0.6640625</text:p>
          </table:table-cell>
          <table:table-cell office:value-type="float" office:value="-0.1179199" calcext:value-type="float">
            <text:p>-0.1179199</text:p>
          </table:table-cell>
          <table:table-cell office:value-type="float" office:value="0.8669434" calcext:value-type="float">
            <text:p>0.8669434</text:p>
          </table:table-cell>
          <table:table-cell office:value-type="float" office:value="-0.9770992" calcext:value-type="float">
            <text:p>-0.9770992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" calcext:value-type="float">
            <text:p>0</text:p>
          </table:table-cell>
          <table:table-cell office:value-type="float" office:value="0.17487" calcext:value-type="float">
            <text:p>0.17487</text:p>
          </table:table-cell>
          <table:table-cell office:value-type="float" office:value="0.2893129" calcext:value-type="float">
            <text:p>0.2893129</text:p>
          </table:table-cell>
          <table:table-cell office:value-type="float" office:value="0.07239696" calcext:value-type="float">
            <text:p>0.072396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643066" calcext:value-type="float">
            <text:p>-0.1643066</text:p>
          </table:table-cell>
          <table:table-cell office:value-type="float" office:value="0.4343262" calcext:value-type="float">
            <text:p>0.4343262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-0.1112969" calcext:value-type="float">
            <text:p>-0.1112969</text:p>
          </table:table-cell>
          <table:table-cell office:value-type="float" office:value="-0.06112999" calcext:value-type="float">
            <text:p>-0.06112999</text:p>
          </table:table-cell>
          <table:table-cell office:value-type="float" office:value="-0.07627392" calcext:value-type="float">
            <text:p>-0.0762739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886719" calcext:value-type="float">
            <text:p>-0.08886719</text:p>
          </table:table-cell>
          <table:table-cell office:value-type="float" office:value="0.9667969" calcext:value-type="float">
            <text:p>0.9667969</text:p>
          </table:table-cell>
          <table:table-cell office:value-type="float" office:value="0.1335449" calcext:value-type="float">
            <text:p>0.1335449</text:p>
          </table:table-cell>
          <table:table-cell table:number-columns-repeated="2" office:value-type="float" office:value="-1.923664" calcext:value-type="float">
            <text:p>-1.923664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1003966" calcext:value-type="float">
            <text:p>0.1003966</text:p>
          </table:table-cell>
          <table:table-cell office:value-type="float" office:value="-0.06961906" calcext:value-type="float">
            <text:p>-0.06961906</text:p>
          </table:table-cell>
          <table:table-cell office:value-type="float" office:value="-0.02635217" calcext:value-type="float">
            <text:p>-0.026352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2832" calcext:value-type="float">
            <text:p>-0.6652832</text:p>
          </table:table-cell>
          <table:table-cell office:value-type="float" office:value="-0.1289063" calcext:value-type="float">
            <text:p>-0.1289063</text:p>
          </table:table-cell>
          <table:table-cell office:value-type="float" office:value="0.8613281" calcext:value-type="float">
            <text:p>0.8613281</text:p>
          </table:table-cell>
          <table:table-cell office:value-type="float" office:value="-1.343511" calcext:value-type="float">
            <text:p>-1.343511</text:p>
          </table:table-cell>
          <table:table-cell office:value-type="float" office:value="0.5954198" calcext:value-type="float">
            <text:p>0.5954198</text:p>
          </table:table-cell>
          <table:table-cell office:value-type="float" office:value="-0.351145" calcext:value-type="float">
            <text:p>-0.351145</text:p>
          </table:table-cell>
          <table:table-cell office:value-type="float" office:value="-0.1915423" calcext:value-type="float">
            <text:p>-0.1915423</text:p>
          </table:table-cell>
          <table:table-cell office:value-type="float" office:value="-0.2603054" calcext:value-type="float">
            <text:p>-0.2603054</text:p>
          </table:table-cell>
          <table:table-cell office:value-type="float" office:value="-0.2787481" calcext:value-type="float">
            <text:p>-0.27874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9785" calcext:value-type="float">
            <text:p>0.3029785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248047" calcext:value-type="float">
            <text:p>0.4248047</text:p>
          </table:table-cell>
          <table:table-cell office:value-type="float" office:value="-3.236641" calcext:value-type="float">
            <text:p>-3.236641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2551153" calcext:value-type="float">
            <text:p>0.2551153</text:p>
          </table:table-cell>
          <table:table-cell office:value-type="float" office:value="-0.09166431" calcext:value-type="float">
            <text:p>-0.09166431</text:p>
          </table:table-cell>
          <table:table-cell office:value-type="float" office:value="0.0763979" calcext:value-type="float">
            <text:p>0.07639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9008789" calcext:value-type="float">
            <text:p>-0.09008789</text:p>
          </table:table-cell>
          <table:table-cell office:value-type="float" office:value="0.9638672" calcext:value-type="float">
            <text:p>0.9638672</text:p>
          </table:table-cell>
          <table:table-cell office:value-type="float" office:value="0.1437988" calcext:value-type="float">
            <text:p>0.1437988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0.1309309" calcext:value-type="float">
            <text:p>0.1309309</text:p>
          </table:table-cell>
          <table:table-cell office:value-type="float" office:value="0.03725111" calcext:value-type="float">
            <text:p>0.03725111</text:p>
          </table:table-cell>
          <table:table-cell office:value-type="float" office:value="-0.04161942" calcext:value-type="float">
            <text:p>-0.041619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1563" calcext:value-type="float">
            <text:p>-0.6601563</text:p>
          </table:table-cell>
          <table:table-cell office:value-type="float" office:value="-0.1137695" calcext:value-type="float">
            <text:p>-0.1137695</text:p>
          </table:table-cell>
          <table:table-cell office:value-type="float" office:value="0.8674316" calcext:value-type="float">
            <text:p>0.8674316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0.006931067" calcext:value-type="float">
            <text:p>0.006931067</text:p>
          </table:table-cell>
          <table:table-cell office:value-type="float" office:value="0.2740458" calcext:value-type="float">
            <text:p>0.2740458</text:p>
          </table:table-cell>
          <table:table-cell office:value-type="float" office:value="-0.03447327" calcext:value-type="float">
            <text:p>-0.034473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8516" calcext:value-type="float">
            <text:p>0.2978516</text:p>
          </table:table-cell>
          <table:table-cell office:value-type="float" office:value="-0.1743164" calcext:value-type="float">
            <text:p>-0.1743164</text:p>
          </table:table-cell>
          <table:table-cell office:value-type="float" office:value="0.423584" calcext:value-type="float">
            <text:p>0.423584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-0.05022836" calcext:value-type="float">
            <text:p>-0.05022836</text:p>
          </table:table-cell>
          <table:table-cell office:value-type="float" office:value="0.01520592" calcext:value-type="float">
            <text:p>0.01520592</text:p>
          </table:table-cell>
          <table:table-cell office:value-type="float" office:value="-0.1220753" calcext:value-type="float">
            <text:p>-0.122075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740234" calcext:value-type="float">
            <text:p>-0.08740234</text:p>
          </table:table-cell>
          <table:table-cell office:value-type="float" office:value="0.9697266" calcext:value-type="float">
            <text:p>0.9697266</text:p>
          </table:table-cell>
          <table:table-cell office:value-type="float" office:value="0.1271973" calcext:value-type="float">
            <text:p>0.1271973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0.1614653" calcext:value-type="float">
            <text:p>0.1614653</text:p>
          </table:table-cell>
          <table:table-cell office:value-type="float" office:value="0.02198398" calcext:value-type="float">
            <text:p>0.02198398</text:p>
          </table:table-cell>
          <table:table-cell office:value-type="float" office:value="-0.1484896" calcext:value-type="float">
            <text:p>-0.148489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377" calcext:value-type="float">
            <text:p>-0.661377</text:p>
          </table:table-cell>
          <table:table-cell office:value-type="float" office:value="-0.1274414" calcext:value-type="float">
            <text:p>-0.1274414</text:p>
          </table:table-cell>
          <table:table-cell office:value-type="float" office:value="0.8742676" calcext:value-type="float">
            <text:p>0.8742676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6259542" calcext:value-type="float">
            <text:p>0.6259542</text:p>
          </table:table-cell>
          <table:table-cell office:value-type="float" office:value="0.1679389" calcext:value-type="float">
            <text:p>0.1679389</text:p>
          </table:table-cell>
          <table:table-cell office:value-type="float" office:value="-0.1610079" calcext:value-type="float">
            <text:p>-0.1610079</text:p>
          </table:table-cell>
          <table:table-cell office:value-type="float" office:value="-0.229771" calcext:value-type="float">
            <text:p>-0.229771</text:p>
          </table:table-cell>
          <table:table-cell office:value-type="float" office:value="0.2403359" calcext:value-type="float">
            <text:p>0.2403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4902" calcext:value-type="float">
            <text:p>0.3024902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277344" calcext:value-type="float">
            <text:p>0.4277344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0.01084042" calcext:value-type="float">
            <text:p>0.01084042</text:p>
          </table:table-cell>
          <table:table-cell office:value-type="float" office:value="0.09154177" calcext:value-type="float">
            <text:p>0.09154177</text:p>
          </table:table-cell>
          <table:table-cell office:value-type="float" office:value="-0.1526098" calcext:value-type="float">
            <text:p>-0.152609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9008789" calcext:value-type="float">
            <text:p>-0.09008789</text:p>
          </table:table-cell>
          <table:table-cell office:value-type="float" office:value="0.9675293" calcext:value-type="float">
            <text:p>0.9675293</text:p>
          </table:table-cell>
          <table:table-cell office:value-type="float" office:value="0.1469727" calcext:value-type="float">
            <text:p>0.1469727</text:p>
          </table:table-cell>
          <table:table-cell table:number-columns-repeated="2" office:value-type="float" office:value="-1.984733" calcext:value-type="float">
            <text:p>-1.984733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0.03932786" calcext:value-type="float">
            <text:p>0.03932786</text:p>
          </table:table-cell>
          <table:table-cell office:value-type="float" office:value="-0.1306878" calcext:value-type="float">
            <text:p>-0.1306878</text:p>
          </table:table-cell>
          <table:table-cell office:value-type="float" office:value="-0.01108503" calcext:value-type="float">
            <text:p>-0.0110850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96777" calcext:value-type="float">
            <text:p>-0.6696777</text:p>
          </table:table-cell>
          <table:table-cell office:value-type="float" office:value="-0.126709" calcext:value-type="float">
            <text:p>-0.126709</text:p>
          </table:table-cell>
          <table:table-cell office:value-type="float" office:value="0.8730469" calcext:value-type="float">
            <text:p>0.8730469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0221982" calcext:value-type="float">
            <text:p>0.0221982</text:p>
          </table:table-cell>
          <table:table-cell office:value-type="float" office:value="0.1977099" calcext:value-type="float">
            <text:p>0.1977099</text:p>
          </table:table-cell>
          <table:table-cell office:value-type="float" office:value="0.1181985" calcext:value-type="float">
            <text:p>0.11819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8047" calcext:value-type="float">
            <text:p>0.2998047</text:p>
          </table:table-cell>
          <table:table-cell office:value-type="float" office:value="-0.171875" calcext:value-type="float">
            <text:p>-0.171875</text:p>
          </table:table-cell>
          <table:table-cell office:value-type="float" office:value="0.4174805" calcext:value-type="float">
            <text:p>0.4174805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04426718" calcext:value-type="float">
            <text:p>-0.004426718</text:p>
          </table:table-cell>
          <table:table-cell table:style-name="ce3" office:value-type="float" office:value="-0.00006127357" calcext:value-type="float">
            <text:p>-6.13E-05</text:p>
          </table:table-cell>
          <table:table-cell office:value-type="float" office:value="-0.03047228" calcext:value-type="float">
            <text:p>-0.0304722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789063" calcext:value-type="float">
            <text:p>-0.08789063</text:p>
          </table:table-cell>
          <table:table-cell office:value-type="float" office:value="0.9833984" calcext:value-type="float">
            <text:p>0.9833984</text:p>
          </table:table-cell>
          <table:table-cell office:value-type="float" office:value="0.138916" calcext:value-type="float">
            <text:p>0.138916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-1.664122" calcext:value-type="float">
            <text:p>-1.664122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1309309" calcext:value-type="float">
            <text:p>0.1309309</text:p>
          </table:table-cell>
          <table:table-cell office:value-type="float" office:value="0.1899229" calcext:value-type="float">
            <text:p>0.1899229</text:p>
          </table:table-cell>
          <table:table-cell office:value-type="float" office:value="-0.08742094" calcext:value-type="float">
            <text:p>-0.0874209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74707" calcext:value-type="float">
            <text:p>-0.6574707</text:p>
          </table:table-cell>
          <table:table-cell office:value-type="float" office:value="-0.1259766" calcext:value-type="float">
            <text:p>-0.1259766</text:p>
          </table:table-cell>
          <table:table-cell office:value-type="float" office:value="0.8786621" calcext:value-type="float">
            <text:p>0.8786621</text:p>
          </table:table-cell>
          <table:table-cell office:value-type="float" office:value="-0.9160305" calcext:value-type="float">
            <text:p>-0.9160305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862595" calcext:value-type="float">
            <text:p>-3.862595</text:p>
          </table:table-cell>
          <table:table-cell office:value-type="float" office:value="0.2359387" calcext:value-type="float">
            <text:p>0.2359387</text:p>
          </table:table-cell>
          <table:table-cell office:value-type="float" office:value="-0.03129774" calcext:value-type="float">
            <text:p>-0.03129774</text:p>
          </table:table-cell>
          <table:table-cell office:value-type="float" office:value="-3.790198" calcext:value-type="float">
            <text:p>-3.7901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711426" calcext:value-type="float">
            <text:p>-0.1711426</text:p>
          </table:table-cell>
          <table:table-cell office:value-type="float" office:value="0.4306641" calcext:value-type="float">
            <text:p>0.4306641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09602976" calcext:value-type="float">
            <text:p>-0.09602976</text:p>
          </table:table-cell>
          <table:table-cell office:value-type="float" office:value="0.3205494" calcext:value-type="float">
            <text:p>0.3205494</text:p>
          </table:table-cell>
          <table:table-cell office:value-type="float" office:value="0.01532912" calcext:value-type="float">
            <text:p>0.015329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9008789" calcext:value-type="float">
            <text:p>-0.09008789</text:p>
          </table:table-cell>
          <table:table-cell office:value-type="float" office:value="0.9533691" calcext:value-type="float">
            <text:p>0.9533691</text:p>
          </table:table-cell>
          <table:table-cell office:value-type="float" office:value="0.1433105" calcext:value-type="float">
            <text:p>0.1433105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0.1461982" calcext:value-type="float">
            <text:p>0.1461982</text:p>
          </table:table-cell>
          <table:table-cell office:value-type="float" office:value="-0.03908479" calcext:value-type="float">
            <text:p>-0.03908479</text:p>
          </table:table-cell>
          <table:table-cell office:value-type="float" office:value="-0.05688655" calcext:value-type="float">
            <text:p>-0.0568865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8418" calcext:value-type="float">
            <text:p>-0.6628418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80127" calcext:value-type="float">
            <text:p>0.880127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0.0221982" calcext:value-type="float">
            <text:p>0.0221982</text:p>
          </table:table-cell>
          <table:table-cell office:value-type="float" office:value="-0.06183207" calcext:value-type="float">
            <text:p>-0.06183207</text:p>
          </table:table-cell>
          <table:table-cell office:value-type="float" office:value="-0.1108092" calcext:value-type="float">
            <text:p>-0.11080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8516" calcext:value-type="float">
            <text:p>0.2978516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128418" calcext:value-type="float">
            <text:p>0.4128418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-0.1876328" calcext:value-type="float">
            <text:p>-0.1876328</text:p>
          </table:table-cell>
          <table:table-cell table:style-name="ce3" office:value-type="float" office:value="-0.00006127357" calcext:value-type="float">
            <text:p>-6.13E-05</text:p>
          </table:table-cell>
          <table:table-cell office:value-type="float" office:value="0.1221995" calcext:value-type="float">
            <text:p>0.122199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203125" calcext:value-type="float">
            <text:p>-0.08203125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401367" calcext:value-type="float">
            <text:p>0.1401367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633588" calcext:value-type="float">
            <text:p>-1.633588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113344" calcext:value-type="float">
            <text:p>-0.113344</text:p>
          </table:table-cell>
          <table:table-cell office:value-type="float" office:value="0.2204572" calcext:value-type="float">
            <text:p>0.2204572</text:p>
          </table:table-cell>
          <table:table-cell office:value-type="float" office:value="0.01944935" calcext:value-type="float">
            <text:p>0.0194493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74805" calcext:value-type="float">
            <text:p>-0.6674805</text:p>
          </table:table-cell>
          <table:table-cell office:value-type="float" office:value="-0.1281738" calcext:value-type="float">
            <text:p>-0.1281738</text:p>
          </table:table-cell>
          <table:table-cell office:value-type="float" office:value="0.8676758" calcext:value-type="float">
            <text:p>0.8676758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1596028" calcext:value-type="float">
            <text:p>0.1596028</text:p>
          </table:table-cell>
          <table:table-cell office:value-type="float" office:value="0.1061068" calcext:value-type="float">
            <text:p>0.1061068</text:p>
          </table:table-cell>
          <table:table-cell office:value-type="float" office:value="-0.04974045" calcext:value-type="float">
            <text:p>-0.04974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39551" calcext:value-type="float">
            <text:p>0.3039551</text:p>
          </table:table-cell>
          <table:table-cell office:value-type="float" office:value="-0.1726074" calcext:value-type="float">
            <text:p>-0.1726074</text:p>
          </table:table-cell>
          <table:table-cell office:value-type="float" office:value="0.4221191" calcext:value-type="float">
            <text:p>0.4221191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-0.03496122" calcext:value-type="float">
            <text:p>-0.03496122</text:p>
          </table:table-cell>
          <table:table-cell office:value-type="float" office:value="-0.04586279" calcext:value-type="float">
            <text:p>-0.04586279</text:p>
          </table:table-cell>
          <table:table-cell office:value-type="float" office:value="0.04586363" calcext:value-type="float">
            <text:p>0.0458636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618164" calcext:value-type="float">
            <text:p>-0.08618164</text:p>
          </table:table-cell>
          <table:table-cell office:value-type="float" office:value="0.9667969" calcext:value-type="float">
            <text:p>0.9667969</text:p>
          </table:table-cell>
          <table:table-cell office:value-type="float" office:value="0.1359863" calcext:value-type="float">
            <text:p>0.1359863</text:p>
          </table:table-cell>
          <table:table-cell office:value-type="float" office:value="-2.274809" calcext:value-type="float">
            <text:p>-2.274809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-0.2507484" calcext:value-type="float">
            <text:p>-0.2507484</text:p>
          </table:table-cell>
          <table:table-cell office:value-type="float" office:value="0.03725111" calcext:value-type="float">
            <text:p>0.03725111</text:p>
          </table:table-cell>
          <table:table-cell office:value-type="float" office:value="0.04998374" calcext:value-type="float">
            <text:p>0.0499837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3301" calcext:value-type="float">
            <text:p>-0.6633301</text:p>
          </table:table-cell>
          <table:table-cell office:value-type="float" office:value="-0.1096191" calcext:value-type="float">
            <text:p>-0.1096191</text:p>
          </table:table-cell>
          <table:table-cell office:value-type="float" office:value="0.878418" calcext:value-type="float">
            <text:p>0.878418</text:p>
          </table:table-cell>
          <table:table-cell office:value-type="float" office:value="-1.496183" calcext:value-type="float">
            <text:p>-1.496183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344214" calcext:value-type="float">
            <text:p>-0.344214</text:p>
          </table:table-cell>
          <table:table-cell office:value-type="float" office:value="-0.138168" calcext:value-type="float">
            <text:p>-0.138168</text:p>
          </table:table-cell>
          <table:table-cell office:value-type="float" office:value="-0.003938921" calcext:value-type="float">
            <text:p>-0.0039389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8516" calcext:value-type="float">
            <text:p>0.2978516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211426" calcext:value-type="float">
            <text:p>0.4211426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-0.06549549" calcext:value-type="float">
            <text:p>-0.06549549</text:p>
          </table:table-cell>
          <table:table-cell office:value-type="float" office:value="0.09154177" calcext:value-type="float">
            <text:p>0.09154177</text:p>
          </table:table-cell>
          <table:table-cell table:style-name="ce3" office:value-type="float" office:value="0.00006198883" calcext:value-type="float">
            <text:p>6.20E-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740234" calcext:value-type="float">
            <text:p>-0.08740234</text:p>
          </table:table-cell>
          <table:table-cell office:value-type="float" office:value="0.9665527" calcext:value-type="float">
            <text:p>0.9665527</text:p>
          </table:table-cell>
          <table:table-cell office:value-type="float" office:value="0.1350098" calcext:value-type="float">
            <text:p>0.1350098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08793592" calcext:value-type="float">
            <text:p>0.008793592</text:p>
          </table:table-cell>
          <table:table-cell office:value-type="float" office:value="-0.1001534" calcext:value-type="float">
            <text:p>-0.1001534</text:p>
          </table:table-cell>
          <table:table-cell office:value-type="float" office:value="0.06525087" calcext:value-type="float">
            <text:p>0.0652508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8184" calcext:value-type="float">
            <text:p>-0.6638184</text:p>
          </table:table-cell>
          <table:table-cell office:value-type="float" office:value="-0.1225586" calcext:value-type="float">
            <text:p>-0.1225586</text:p>
          </table:table-cell>
          <table:table-cell office:value-type="float" office:value="0.8601074" calcext:value-type="float">
            <text:p>0.8601074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877863" calcext:value-type="float">
            <text:p>-3.877863</text:p>
          </table:table-cell>
          <table:table-cell office:value-type="float" office:value="-0.008336186" calcext:value-type="float">
            <text:p>-0.008336186</text:p>
          </table:table-cell>
          <table:table-cell office:value-type="float" office:value="0.121374" calcext:value-type="float">
            <text:p>0.121374</text:p>
          </table:table-cell>
          <table:table-cell office:value-type="float" office:value="-3.805466" calcext:value-type="float">
            <text:p>-3.8054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3633" calcext:value-type="float">
            <text:p>0.2973633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260254" calcext:value-type="float">
            <text:p>0.4260254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-0.1112969" calcext:value-type="float">
            <text:p>-0.1112969</text:p>
          </table:table-cell>
          <table:table-cell office:value-type="float" office:value="-0.1680002" calcext:value-type="float">
            <text:p>-0.1680002</text:p>
          </table:table-cell>
          <table:table-cell table:style-name="ce3" office:value-type="float" office:value="0.00006198883" calcext:value-type="float">
            <text:p>6.20E-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276367" calcext:value-type="float">
            <text:p>-0.08276367</text:p>
          </table:table-cell>
          <table:table-cell office:value-type="float" office:value="0.9658203" calcext:value-type="float">
            <text:p>0.9658203</text:p>
          </table:table-cell>
          <table:table-cell office:value-type="float" office:value="0.1408691" calcext:value-type="float">
            <text:p>0.1408691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-0.006473541" calcext:value-type="float">
            <text:p>-0.006473541</text:p>
          </table:table-cell>
          <table:table-cell office:value-type="float" office:value="0.08305264" calcext:value-type="float">
            <text:p>0.08305264</text:p>
          </table:table-cell>
          <table:table-cell office:value-type="float" office:value="-0.05688655" calcext:value-type="float">
            <text:p>-0.0568865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86914" calcext:value-type="float">
            <text:p>-0.6586914</text:p>
          </table:table-cell>
          <table:table-cell office:value-type="float" office:value="-0.1235352" calcext:value-type="float">
            <text:p>-0.1235352</text:p>
          </table:table-cell>
          <table:table-cell office:value-type="float" office:value="0.8747559" calcext:value-type="float">
            <text:p>0.8747559</text:p>
          </table:table-cell>
          <table:table-cell office:value-type="float" office:value="-1.343511" calcext:value-type="float">
            <text:p>-1.343511</text:p>
          </table:table-cell>
          <table:table-cell office:value-type="float" office:value="0.6870229" calcext:value-type="float">
            <text:p>0.6870229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-0.1915423" calcext:value-type="float">
            <text:p>-0.1915423</text:p>
          </table:table-cell>
          <table:table-cell office:value-type="float" office:value="-0.1687023" calcext:value-type="float">
            <text:p>-0.1687023</text:p>
          </table:table-cell>
          <table:table-cell office:value-type="float" office:value="-0.0192061" calcext:value-type="float">
            <text:p>-0.01920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20166" calcext:value-type="float">
            <text:p>0.420166</text:p>
          </table:table-cell>
          <table:table-cell office:value-type="float" office:value="-3.725191" calcext:value-type="float">
            <text:p>-3.725191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-0.2334344" calcext:value-type="float">
            <text:p>-0.2334344</text:p>
          </table:table-cell>
          <table:table-cell office:value-type="float" office:value="-0.07639712" calcext:value-type="float">
            <text:p>-0.07639712</text:p>
          </table:table-cell>
          <table:table-cell office:value-type="float" office:value="-0.1373425" calcext:value-type="float">
            <text:p>-0.13734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203125" calcext:value-type="float">
            <text:p>-0.08203125</text:p>
          </table:table-cell>
          <table:table-cell office:value-type="float" office:value="0.9711914" calcext:value-type="float">
            <text:p>0.9711914</text:p>
          </table:table-cell>
          <table:table-cell office:value-type="float" office:value="0.1374512" calcext:value-type="float">
            <text:p>0.1374512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113344" calcext:value-type="float">
            <text:p>-0.113344</text:p>
          </table:table-cell>
          <table:table-cell office:value-type="float" office:value="0.1593885" calcext:value-type="float">
            <text:p>0.1593885</text:p>
          </table:table-cell>
          <table:table-cell office:value-type="float" office:value="0.06525087" calcext:value-type="float">
            <text:p>0.0652508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84473" calcext:value-type="float">
            <text:p>-0.6584473</text:p>
          </table:table-cell>
          <table:table-cell office:value-type="float" office:value="-0.1201172" calcext:value-type="float">
            <text:p>-0.1201172</text:p>
          </table:table-cell>
          <table:table-cell office:value-type="float" office:value="0.8730469" calcext:value-type="float">
            <text:p>0.8730469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3.877863" calcext:value-type="float">
            <text:p>3.877863</text:p>
          </table:table-cell>
          <table:table-cell office:value-type="float" office:value="0.0221982" calcext:value-type="float">
            <text:p>0.0221982</text:p>
          </table:table-cell>
          <table:table-cell office:value-type="float" office:value="0.1366412" calcext:value-type="float">
            <text:p>0.1366412</text:p>
          </table:table-cell>
          <table:table-cell office:value-type="float" office:value="3.95026" calcext:value-type="float">
            <text:p>3.950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851563" calcext:value-type="float">
            <text:p>0.2851563</text:p>
          </table:table-cell>
          <table:table-cell office:value-type="float" office:value="-0.1672363" calcext:value-type="float">
            <text:p>-0.1672363</text:p>
          </table:table-cell>
          <table:table-cell office:value-type="float" office:value="0.4316406" calcext:value-type="float">
            <text:p>0.4316406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-0.08076262" calcext:value-type="float">
            <text:p>-0.08076262</text:p>
          </table:table-cell>
          <table:table-cell office:value-type="float" office:value="-0.01532847" calcext:value-type="float">
            <text:p>-0.01532847</text:p>
          </table:table-cell>
          <table:table-cell office:value-type="float" office:value="0.1527338" calcext:value-type="float">
            <text:p>0.152733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398438" calcext:value-type="float">
            <text:p>-0.08398438</text:p>
          </table:table-cell>
          <table:table-cell office:value-type="float" office:value="0.9677734" calcext:value-type="float">
            <text:p>0.9677734</text:p>
          </table:table-cell>
          <table:table-cell office:value-type="float" office:value="0.1455078" calcext:value-type="float">
            <text:p>0.1455078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0.05459511" calcext:value-type="float">
            <text:p>0.05459511</text:p>
          </table:table-cell>
          <table:table-cell office:value-type="float" office:value="-0.2528251" calcext:value-type="float">
            <text:p>-0.2528251</text:p>
          </table:table-cell>
          <table:table-cell office:value-type="float" office:value="0.1263195" calcext:value-type="float">
            <text:p>0.126319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99219" calcext:value-type="float">
            <text:p>-0.6699219</text:p>
          </table:table-cell>
          <table:table-cell office:value-type="float" office:value="-0.1257324" calcext:value-type="float">
            <text:p>-0.1257324</text:p>
          </table:table-cell>
          <table:table-cell office:value-type="float" office:value="0.8869629" calcext:value-type="float">
            <text:p>0.8869629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-0.1762751" calcext:value-type="float">
            <text:p>-0.1762751</text:p>
          </table:table-cell>
          <table:table-cell office:value-type="float" office:value="-0.07709927" calcext:value-type="float">
            <text:p>-0.07709927</text:p>
          </table:table-cell>
          <table:table-cell office:value-type="float" office:value="0.02659543" calcext:value-type="float">
            <text:p>0.026595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41895" calcext:value-type="float">
            <text:p>0.2941895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23584" calcext:value-type="float">
            <text:p>0.423584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-0.01969385" calcext:value-type="float">
            <text:p>-0.01969385</text:p>
          </table:table-cell>
          <table:table-cell office:value-type="float" office:value="0.09154177" calcext:value-type="float">
            <text:p>0.09154177</text:p>
          </table:table-cell>
          <table:table-cell office:value-type="float" office:value="0.1832681" calcext:value-type="float">
            <text:p>0.183268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520508" calcext:value-type="float">
            <text:p>-0.08520508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396484" calcext:value-type="float">
            <text:p>0.1396484</text:p>
          </table:table-cell>
          <table:table-cell office:value-type="float" office:value="-2" calcext:value-type="float">
            <text:p>-2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0.02406073" calcext:value-type="float">
            <text:p>0.02406073</text:p>
          </table:table-cell>
          <table:table-cell office:value-type="float" office:value="0.09831989" calcext:value-type="float">
            <text:p>0.09831989</text:p>
          </table:table-cell>
          <table:table-cell office:value-type="float" office:value="0.1110524" calcext:value-type="float">
            <text:p>0.111052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6445" calcext:value-type="float">
            <text:p>-0.6606445</text:p>
          </table:table-cell>
          <table:table-cell office:value-type="float" office:value="-0.1274414" calcext:value-type="float">
            <text:p>-0.1274414</text:p>
          </table:table-cell>
          <table:table-cell office:value-type="float" office:value="0.8759766" calcext:value-type="float">
            <text:p>0.8759766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0.1374046" calcext:value-type="float">
            <text:p>0.1374046</text:p>
          </table:table-cell>
          <table:table-cell office:value-type="float" office:value="0.09853411" calcext:value-type="float">
            <text:p>0.09853411</text:p>
          </table:table-cell>
          <table:table-cell office:value-type="float" office:value="0.2129771" calcext:value-type="float">
            <text:p>0.2129771</text:p>
          </table:table-cell>
          <table:table-cell office:value-type="float" office:value="0.2098015" calcext:value-type="float">
            <text:p>0.2098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3867" calcext:value-type="float">
            <text:p>0.2963867</text:p>
          </table:table-cell>
          <table:table-cell office:value-type="float" office:value="-0.1672363" calcext:value-type="float">
            <text:p>-0.1672363</text:p>
          </table:table-cell>
          <table:table-cell office:value-type="float" office:value="0.4165039" calcext:value-type="float">
            <text:p>0.4165039</text:p>
          </table:table-cell>
          <table:table-cell office:value-type="float" office:value="-3.221374" calcext:value-type="float">
            <text:p>-3.221374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2703824" calcext:value-type="float">
            <text:p>0.2703824</text:p>
          </table:table-cell>
          <table:table-cell table:style-name="ce3" office:value-type="float" office:value="-0.00006127357" calcext:value-type="float">
            <text:p>-6.13E-05</text:p>
          </table:table-cell>
          <table:table-cell office:value-type="float" office:value="0.01532912" calcext:value-type="float">
            <text:p>0.015329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544922" calcext:value-type="float">
            <text:p>-0.08544922</text:p>
          </table:table-cell>
          <table:table-cell office:value-type="float" office:value="0.9667969" calcext:value-type="float">
            <text:p>0.9667969</text:p>
          </table:table-cell>
          <table:table-cell office:value-type="float" office:value="0.1364746" calcext:value-type="float">
            <text:p>0.1364746</text:p>
          </table:table-cell>
          <table:table-cell office:value-type="float" office:value="-2.274809" calcext:value-type="float">
            <text:p>-2.274809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-0.2507484" calcext:value-type="float">
            <text:p>-0.2507484</text:p>
          </table:table-cell>
          <table:table-cell office:value-type="float" office:value="0.113587" calcext:value-type="float">
            <text:p>0.113587</text:p>
          </table:table-cell>
          <table:table-cell office:value-type="float" office:value="-0.1026881" calcext:value-type="float">
            <text:p>-0.102688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9922" calcext:value-type="float">
            <text:p>-0.6669922</text:p>
          </table:table-cell>
          <table:table-cell office:value-type="float" office:value="-0.1184082" calcext:value-type="float">
            <text:p>-0.1184082</text:p>
          </table:table-cell>
          <table:table-cell office:value-type="float" office:value="0.8835449" calcext:value-type="float">
            <text:p>0.8835449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7328244" calcext:value-type="float">
            <text:p>0.7328244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1290684" calcext:value-type="float">
            <text:p>0.1290684</text:p>
          </table:table-cell>
          <table:table-cell office:value-type="float" office:value="-0.1229008" calcext:value-type="float">
            <text:p>-0.1229008</text:p>
          </table:table-cell>
          <table:table-cell office:value-type="float" office:value="0.1181985" calcext:value-type="float">
            <text:p>0.11819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96777" calcext:value-type="float">
            <text:p>-0.1696777</text:p>
          </table:table-cell>
          <table:table-cell office:value-type="float" office:value="0.4204102" calcext:value-type="float">
            <text:p>0.4204102</text:p>
          </table:table-cell>
          <table:table-cell office:value-type="float" office:value="-3.236641" calcext:value-type="float">
            <text:p>-3.236641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2551153" calcext:value-type="float">
            <text:p>0.2551153</text:p>
          </table:table-cell>
          <table:table-cell office:value-type="float" office:value="0.09154177" calcext:value-type="float">
            <text:p>0.09154177</text:p>
          </table:table-cell>
          <table:table-cell office:value-type="float" office:value="-0.167877" calcext:value-type="float">
            <text:p>-0.1678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59375" calcext:value-type="float">
            <text:p>-0.0859375</text:p>
          </table:table-cell>
          <table:table-cell office:value-type="float" office:value="0.9680176" calcext:value-type="float">
            <text:p>0.9680176</text:p>
          </table:table-cell>
          <table:table-cell office:value-type="float" office:value="0.1381836" calcext:value-type="float">
            <text:p>0.1381836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-0.006473541" calcext:value-type="float">
            <text:p>-0.006473541</text:p>
          </table:table-cell>
          <table:table-cell office:value-type="float" office:value="0.05251837" calcext:value-type="float">
            <text:p>0.05251837</text:p>
          </table:table-cell>
          <table:table-cell office:value-type="float" office:value="0.09578526" calcext:value-type="float">
            <text:p>0.0957852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99219" calcext:value-type="float">
            <text:p>-0.6699219</text:p>
          </table:table-cell>
          <table:table-cell office:value-type="float" office:value="-0.1203613" calcext:value-type="float">
            <text:p>-0.1203613</text:p>
          </table:table-cell>
          <table:table-cell office:value-type="float" office:value="0.8662109" calcext:value-type="float">
            <text:p>0.8662109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006931067" calcext:value-type="float">
            <text:p>0.006931067</text:p>
          </table:table-cell>
          <table:table-cell office:value-type="float" office:value="0.0603053" calcext:value-type="float">
            <text:p>0.0603053</text:p>
          </table:table-cell>
          <table:table-cell office:value-type="float" office:value="-0.003938921" calcext:value-type="float">
            <text:p>-0.0039389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716309" calcext:value-type="float">
            <text:p>-0.1716309</text:p>
          </table:table-cell>
          <table:table-cell office:value-type="float" office:value="0.4174805" calcext:value-type="float">
            <text:p>0.4174805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05664182" calcext:value-type="float">
            <text:p>0.05664182</text:p>
          </table:table-cell>
          <table:table-cell office:value-type="float" office:value="-0.06112999" calcext:value-type="float">
            <text:p>-0.06112999</text:p>
          </table:table-cell>
          <table:table-cell office:value-type="float" office:value="-0.01520514" calcext:value-type="float">
            <text:p>-0.015205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447266" calcext:value-type="float">
            <text:p>-0.08447266</text:p>
          </table:table-cell>
          <table:table-cell office:value-type="float" office:value="0.9665527" calcext:value-type="float">
            <text:p>0.9665527</text:p>
          </table:table-cell>
          <table:table-cell office:value-type="float" office:value="0.1306152" calcext:value-type="float">
            <text:p>0.1306152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618321" calcext:value-type="float">
            <text:p>-1.618321</text:p>
          </table:table-cell>
          <table:table-cell office:value-type="float" office:value="1.496183" calcext:value-type="float">
            <text:p>1.496183</text:p>
          </table:table-cell>
          <table:table-cell office:value-type="float" office:value="-0.006473541" calcext:value-type="float">
            <text:p>-0.006473541</text:p>
          </table:table-cell>
          <table:table-cell office:value-type="float" office:value="0.2357244" calcext:value-type="float">
            <text:p>0.2357244</text:p>
          </table:table-cell>
          <table:table-cell office:value-type="float" office:value="0.172121" calcext:value-type="float">
            <text:p>0.17212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0391" calcext:value-type="float">
            <text:p>-0.6650391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820801" calcext:value-type="float">
            <text:p>0.8820801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0.01526718" calcext:value-type="float">
            <text:p>0.01526718</text:p>
          </table:table-cell>
          <table:table-cell office:value-type="float" office:value="0.1138012" calcext:value-type="float">
            <text:p>0.1138012</text:p>
          </table:table-cell>
          <table:table-cell office:value-type="float" office:value="-0.1076337" calcext:value-type="float">
            <text:p>-0.1076337</text:p>
          </table:table-cell>
          <table:table-cell office:value-type="float" office:value="0.08766414" calcext:value-type="float">
            <text:p>0.087664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3633" calcext:value-type="float">
            <text:p>0.2973633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267578" calcext:value-type="float">
            <text:p>0.4267578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-0.06549549" calcext:value-type="float">
            <text:p>-0.06549549</text:p>
          </table:table-cell>
          <table:table-cell office:value-type="float" office:value="0.03047311" calcext:value-type="float">
            <text:p>0.03047311</text:p>
          </table:table-cell>
          <table:table-cell office:value-type="float" office:value="0.1374667" calcext:value-type="float">
            <text:p>0.13746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398438" calcext:value-type="float">
            <text:p>-0.08398438</text:p>
          </table:table-cell>
          <table:table-cell office:value-type="float" office:value="0.9672852" calcext:value-type="float">
            <text:p>0.9672852</text:p>
          </table:table-cell>
          <table:table-cell office:value-type="float" office:value="0.1401367" calcext:value-type="float">
            <text:p>0.1401367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0.008793592" calcext:value-type="float">
            <text:p>0.008793592</text:p>
          </table:table-cell>
          <table:table-cell office:value-type="float" office:value="-0.008550406" calcext:value-type="float">
            <text:p>-0.008550406</text:p>
          </table:table-cell>
          <table:table-cell office:value-type="float" office:value="-0.04161942" calcext:value-type="float">
            <text:p>-0.041619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2598" calcext:value-type="float">
            <text:p>-0.6662598</text:p>
          </table:table-cell>
          <table:table-cell office:value-type="float" office:value="-0.1193848" calcext:value-type="float">
            <text:p>-0.1193848</text:p>
          </table:table-cell>
          <table:table-cell office:value-type="float" office:value="0.8771973" calcext:value-type="float">
            <text:p>0.8771973</text:p>
          </table:table-cell>
          <table:table-cell office:value-type="float" office:value="-1.374046" calcext:value-type="float">
            <text:p>-1.374046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0.3053435" calcext:value-type="float">
            <text:p>-0.3053435</text:p>
          </table:table-cell>
          <table:table-cell office:value-type="float" office:value="-0.2220767" calcext:value-type="float">
            <text:p>-0.2220767</text:p>
          </table:table-cell>
          <table:table-cell office:value-type="float" office:value="-0.1076337" calcext:value-type="float">
            <text:p>-0.1076337</text:p>
          </table:table-cell>
          <table:table-cell office:value-type="float" office:value="-0.2329465" calcext:value-type="float">
            <text:p>-0.23294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6309" calcext:value-type="float">
            <text:p>0.2966309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282227" calcext:value-type="float">
            <text:p>0.4282227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-0.004426718" calcext:value-type="float">
            <text:p>-0.004426718</text:p>
          </table:table-cell>
          <table:table-cell office:value-type="float" office:value="-0.1374658" calcext:value-type="float">
            <text:p>-0.1374658</text:p>
          </table:table-cell>
          <table:table-cell office:value-type="float" office:value="-0.01520514" calcext:value-type="float">
            <text:p>-0.015205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740234" calcext:value-type="float">
            <text:p>-0.08740234</text:p>
          </table:table-cell>
          <table:table-cell office:value-type="float" office:value="0.9672852" calcext:value-type="float">
            <text:p>0.9672852</text:p>
          </table:table-cell>
          <table:table-cell office:value-type="float" office:value="0.1540527" calcext:value-type="float">
            <text:p>0.1540527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0.08512938" calcext:value-type="float">
            <text:p>0.08512938</text:p>
          </table:table-cell>
          <table:table-cell office:value-type="float" office:value="-0.1154206" calcext:value-type="float">
            <text:p>-0.1154206</text:p>
          </table:table-cell>
          <table:table-cell office:value-type="float" office:value="-0.07215369" calcext:value-type="float">
            <text:p>-0.0721536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0625" calcext:value-type="float">
            <text:p>-0.6640625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803711" calcext:value-type="float">
            <text:p>0.8803711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-0.03887045" calcext:value-type="float">
            <text:p>-0.03887045</text:p>
          </table:table-cell>
          <table:table-cell office:value-type="float" office:value="0.2587786" calcext:value-type="float">
            <text:p>0.2587786</text:p>
          </table:table-cell>
          <table:table-cell office:value-type="float" office:value="0.04186261" calcext:value-type="float">
            <text:p>0.041862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348145" calcext:value-type="float">
            <text:p>0.4348145</text:p>
          </table:table-cell>
          <table:table-cell office:value-type="float" office:value="-3.725191" calcext:value-type="float">
            <text:p>-3.725191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2334344" calcext:value-type="float">
            <text:p>-0.2334344</text:p>
          </table:table-cell>
          <table:table-cell office:value-type="float" office:value="0.06100744" calcext:value-type="float">
            <text:p>0.06100744</text:p>
          </table:table-cell>
          <table:table-cell office:value-type="float" office:value="-0.06100678" calcext:value-type="float">
            <text:p>-0.0610067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081055" calcext:value-type="float">
            <text:p>-0.08081055</text:p>
          </table:table-cell>
          <table:table-cell office:value-type="float" office:value="0.9724121" calcext:value-type="float">
            <text:p>0.9724121</text:p>
          </table:table-cell>
          <table:table-cell office:value-type="float" office:value="0.1445313" calcext:value-type="float">
            <text:p>0.1445313</text:p>
          </table:table-cell>
          <table:table-cell office:value-type="float" office:value="-2.183206" calcext:value-type="float">
            <text:p>-2.183206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1591454" calcext:value-type="float">
            <text:p>-0.1591454</text:p>
          </table:table-cell>
          <table:table-cell office:value-type="float" office:value="-0.008550406" calcext:value-type="float">
            <text:p>-0.008550406</text:p>
          </table:table-cell>
          <table:table-cell office:value-type="float" office:value="0.01944935" calcext:value-type="float">
            <text:p>0.0194493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2832" calcext:value-type="float">
            <text:p>-0.6652832</text:p>
          </table:table-cell>
          <table:table-cell office:value-type="float" office:value="-0.1206055" calcext:value-type="float">
            <text:p>-0.1206055</text:p>
          </table:table-cell>
          <table:table-cell office:value-type="float" office:value="0.876709" calcext:value-type="float">
            <text:p>0.876709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0221982" calcext:value-type="float">
            <text:p>0.0221982</text:p>
          </table:table-cell>
          <table:table-cell office:value-type="float" office:value="-0.09236646" calcext:value-type="float">
            <text:p>-0.09236646</text:p>
          </table:table-cell>
          <table:table-cell office:value-type="float" office:value="-0.003938921" calcext:value-type="float">
            <text:p>-0.0039389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33301" calcext:value-type="float">
            <text:p>-0.1633301</text:p>
          </table:table-cell>
          <table:table-cell office:value-type="float" office:value="0.4255371" calcext:value-type="float">
            <text:p>0.4255371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-0.01969385" calcext:value-type="float">
            <text:p>-0.01969385</text:p>
          </table:table-cell>
          <table:table-cell office:value-type="float" office:value="0.01520592" calcext:value-type="float">
            <text:p>0.01520592</text:p>
          </table:table-cell>
          <table:table-cell office:value-type="float" office:value="-0.167877" calcext:value-type="float">
            <text:p>-0.1678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789063" calcext:value-type="float">
            <text:p>-0.08789063</text:p>
          </table:table-cell>
          <table:table-cell office:value-type="float" office:value="0.9645996" calcext:value-type="float">
            <text:p>0.9645996</text:p>
          </table:table-cell>
          <table:table-cell office:value-type="float" office:value="0.1428223" calcext:value-type="float">
            <text:p>0.1428223</text:p>
          </table:table-cell>
          <table:table-cell office:value-type="float" office:value="-2" calcext:value-type="float">
            <text:p>-2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02406073" calcext:value-type="float">
            <text:p>0.02406073</text:p>
          </table:table-cell>
          <table:table-cell office:value-type="float" office:value="-0.03908479" calcext:value-type="float">
            <text:p>-0.03908479</text:p>
          </table:table-cell>
          <table:table-cell office:value-type="float" office:value="0.04998374" calcext:value-type="float">
            <text:p>0.0499837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7715" calcext:value-type="float">
            <text:p>-0.6657715</text:p>
          </table:table-cell>
          <table:table-cell office:value-type="float" office:value="-0.1262207" calcext:value-type="float">
            <text:p>-0.1262207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832061" calcext:value-type="float">
            <text:p>-3.832061</text:p>
          </table:table-cell>
          <table:table-cell office:value-type="float" office:value="-0.06940484" calcext:value-type="float">
            <text:p>-0.06940484</text:p>
          </table:table-cell>
          <table:table-cell office:value-type="float" office:value="0.1671756" calcext:value-type="float">
            <text:p>0.1671756</text:p>
          </table:table-cell>
          <table:table-cell office:value-type="float" office:value="-3.759664" calcext:value-type="float">
            <text:p>-3.7596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5371" calcext:value-type="float">
            <text:p>0.3005371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277344" calcext:value-type="float">
            <text:p>0.4277344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08717632" calcext:value-type="float">
            <text:p>0.08717632</text:p>
          </table:table-cell>
          <table:table-cell office:value-type="float" office:value="-0.0305956" calcext:value-type="float">
            <text:p>-0.0305956</text:p>
          </table:table-cell>
          <table:table-cell office:value-type="float" office:value="0.04586363" calcext:value-type="float">
            <text:p>0.0458636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935547" calcext:value-type="float">
            <text:p>-0.08935547</text:p>
          </table:table-cell>
          <table:table-cell office:value-type="float" office:value="0.9538574" calcext:value-type="float">
            <text:p>0.9538574</text:p>
          </table:table-cell>
          <table:table-cell office:value-type="float" office:value="0.1337891" calcext:value-type="float">
            <text:p>0.1337891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-0.09807658" calcext:value-type="float">
            <text:p>-0.09807658</text:p>
          </table:table-cell>
          <table:table-cell office:value-type="float" office:value="-0.03908479" calcext:value-type="float">
            <text:p>-0.03908479</text:p>
          </table:table-cell>
          <table:table-cell office:value-type="float" office:value="-0.07215369" calcext:value-type="float">
            <text:p>-0.0721536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1328" calcext:value-type="float">
            <text:p>-0.6611328</text:p>
          </table:table-cell>
          <table:table-cell office:value-type="float" office:value="-0.126709" calcext:value-type="float">
            <text:p>-0.126709</text:p>
          </table:table-cell>
          <table:table-cell office:value-type="float" office:value="0.8847656" calcext:value-type="float">
            <text:p>0.8847656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3.862595" calcext:value-type="float">
            <text:p>3.862595</text:p>
          </table:table-cell>
          <table:table-cell office:value-type="float" office:value="-0.008336186" calcext:value-type="float">
            <text:p>-0.008336186</text:p>
          </table:table-cell>
          <table:table-cell office:value-type="float" office:value="-0.06183207" calcext:value-type="float">
            <text:p>-0.06183207</text:p>
          </table:table-cell>
          <table:table-cell office:value-type="float" office:value="3.934992" calcext:value-type="float">
            <text:p>3.9349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8516" calcext:value-type="float">
            <text:p>0.2978516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365234" calcext:value-type="float">
            <text:p>0.4365234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004426718" calcext:value-type="float">
            <text:p>-0.004426718</text:p>
          </table:table-cell>
          <table:table-cell office:value-type="float" office:value="-0.0305956" calcext:value-type="float">
            <text:p>-0.0305956</text:p>
          </table:table-cell>
          <table:table-cell office:value-type="float" office:value="0.01532912" calcext:value-type="float">
            <text:p>0.015329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59375" calcext:value-type="float">
            <text:p>-0.0859375</text:p>
          </table:table-cell>
          <table:table-cell office:value-type="float" office:value="0.9675293" calcext:value-type="float">
            <text:p>0.9675293</text:p>
          </table:table-cell>
          <table:table-cell office:value-type="float" office:value="0.1452637" calcext:value-type="float">
            <text:p>0.1452637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0.06986225" calcext:value-type="float">
            <text:p>0.06986225</text:p>
          </table:table-cell>
          <table:table-cell office:value-type="float" office:value="-0.1612221" calcext:value-type="float">
            <text:p>-0.1612221</text:p>
          </table:table-cell>
          <table:table-cell office:value-type="float" office:value="-0.04161942" calcext:value-type="float">
            <text:p>-0.041619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1328" calcext:value-type="float">
            <text:p>-0.6611328</text:p>
          </table:table-cell>
          <table:table-cell office:value-type="float" office:value="-0.1379395" calcext:value-type="float">
            <text:p>-0.1379395</text:p>
          </table:table-cell>
          <table:table-cell office:value-type="float" office:value="0.887207" calcext:value-type="float">
            <text:p>0.887207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0.06799972" calcext:value-type="float">
            <text:p>0.06799972</text:p>
          </table:table-cell>
          <table:table-cell office:value-type="float" office:value="-0.01603055" calcext:value-type="float">
            <text:p>-0.01603055</text:p>
          </table:table-cell>
          <table:table-cell office:value-type="float" office:value="-0.03447327" calcext:value-type="float">
            <text:p>-0.034473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5371" calcext:value-type="float">
            <text:p>0.3005371</text:p>
          </table:table-cell>
          <table:table-cell office:value-type="float" office:value="-0.1655273" calcext:value-type="float">
            <text:p>-0.1655273</text:p>
          </table:table-cell>
          <table:table-cell office:value-type="float" office:value="0.4179688" calcext:value-type="float">
            <text:p>0.4179688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610687" calcext:value-type="float">
            <text:p>0.610687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1482451" calcext:value-type="float">
            <text:p>0.1482451</text:p>
          </table:table-cell>
          <table:table-cell office:value-type="float" office:value="-0.3054048" calcext:value-type="float">
            <text:p>-0.3054048</text:p>
          </table:table-cell>
          <table:table-cell office:value-type="float" office:value="0.09166503" calcext:value-type="float">
            <text:p>0.091665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59375" calcext:value-type="float">
            <text:p>-0.0859375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435547" calcext:value-type="float">
            <text:p>0.1435547</text:p>
          </table:table-cell>
          <table:table-cell office:value-type="float" office:value="-2" calcext:value-type="float">
            <text:p>-2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0.02406073" calcext:value-type="float">
            <text:p>0.02406073</text:p>
          </table:table-cell>
          <table:table-cell office:value-type="float" office:value="-0.08488631" calcext:value-type="float">
            <text:p>-0.08488631</text:p>
          </table:table-cell>
          <table:table-cell office:value-type="float" office:value="-0.1332225" calcext:value-type="float">
            <text:p>-0.13322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713867" calcext:value-type="float">
            <text:p>-0.6713867</text:p>
          </table:table-cell>
          <table:table-cell office:value-type="float" office:value="-0.1262207" calcext:value-type="float">
            <text:p>-0.1262207</text:p>
          </table:table-cell>
          <table:table-cell office:value-type="float" office:value="0.8735352" calcext:value-type="float">
            <text:p>0.8735352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06940484" calcext:value-type="float">
            <text:p>-0.06940484</text:p>
          </table:table-cell>
          <table:table-cell office:value-type="float" office:value="0.0450381" calcext:value-type="float">
            <text:p>0.0450381</text:p>
          </table:table-cell>
          <table:table-cell office:value-type="float" office:value="-0.003938921" calcext:value-type="float">
            <text:p>-0.0039389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672363" calcext:value-type="float">
            <text:p>-0.1672363</text:p>
          </table:table-cell>
          <table:table-cell office:value-type="float" office:value="0.4177246" calcext:value-type="float">
            <text:p>0.4177246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04137468" calcext:value-type="float">
            <text:p>0.04137468</text:p>
          </table:table-cell>
          <table:table-cell office:value-type="float" office:value="-0.152733" calcext:value-type="float">
            <text:p>-0.152733</text:p>
          </table:table-cell>
          <table:table-cell office:value-type="float" office:value="-0.09154105" calcext:value-type="float">
            <text:p>-0.091541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861328" calcext:value-type="float">
            <text:p>-0.07861328</text:p>
          </table:table-cell>
          <table:table-cell office:value-type="float" office:value="0.9660645" calcext:value-type="float">
            <text:p>0.9660645</text:p>
          </table:table-cell>
          <table:table-cell office:value-type="float" office:value="0.1276855" calcext:value-type="float">
            <text:p>0.1276855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6754231" calcext:value-type="float">
            <text:p>-0.06754231</text:p>
          </table:table-cell>
          <table:table-cell office:value-type="float" office:value="0.02198398" calcext:value-type="float">
            <text:p>0.02198398</text:p>
          </table:table-cell>
          <table:table-cell office:value-type="float" office:value="-0.02635217" calcext:value-type="float">
            <text:p>-0.026352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84473" calcext:value-type="float">
            <text:p>-0.6584473</text:p>
          </table:table-cell>
          <table:table-cell office:value-type="float" office:value="-0.119873" calcext:value-type="float">
            <text:p>-0.119873</text:p>
          </table:table-cell>
          <table:table-cell office:value-type="float" office:value="0.8752441" calcext:value-type="float">
            <text:p>0.8752441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6564885" calcext:value-type="float">
            <text:p>0.6564885</text:p>
          </table:table-cell>
          <table:table-cell office:value-type="float" office:value="0" calcext:value-type="float">
            <text:p>0</text:p>
          </table:table-cell>
          <table:table-cell office:value-type="float" office:value="0.03746533" calcext:value-type="float">
            <text:p>0.03746533</text:p>
          </table:table-cell>
          <table:table-cell office:value-type="float" office:value="-0.1992367" calcext:value-type="float">
            <text:p>-0.1992367</text:p>
          </table:table-cell>
          <table:table-cell office:value-type="float" office:value="0.07239696" calcext:value-type="float">
            <text:p>0.072396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6074" calcext:value-type="float">
            <text:p>0.2976074</text:p>
          </table:table-cell>
          <table:table-cell office:value-type="float" office:value="-0.1672363" calcext:value-type="float">
            <text:p>-0.1672363</text:p>
          </table:table-cell>
          <table:table-cell office:value-type="float" office:value="0.4233398" calcext:value-type="float">
            <text:p>0.4233398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251908" calcext:value-type="float">
            <text:p>-3.251908</text:p>
          </table:table-cell>
          <table:table-cell office:value-type="float" office:value="-0.03496122" calcext:value-type="float">
            <text:p>-0.03496122</text:p>
          </table:table-cell>
          <table:table-cell office:value-type="float" office:value="-0.04586279" calcext:value-type="float">
            <text:p>-0.04586279</text:p>
          </table:table-cell>
          <table:table-cell office:value-type="float" office:value="0.2138026" calcext:value-type="float">
            <text:p>0.21380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71582" calcext:value-type="float">
            <text:p>-0.0871582</text:p>
          </table:table-cell>
          <table:table-cell office:value-type="float" office:value="0.9726563" calcext:value-type="float">
            <text:p>0.9726563</text:p>
          </table:table-cell>
          <table:table-cell office:value-type="float" office:value="0.1398926" calcext:value-type="float">
            <text:p>0.1398926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0.05459511" calcext:value-type="float">
            <text:p>0.05459511</text:p>
          </table:table-cell>
          <table:table-cell office:value-type="float" office:value="0.05251837" calcext:value-type="float">
            <text:p>0.05251837</text:p>
          </table:table-cell>
          <table:table-cell office:value-type="float" office:value="-0.1637567" calcext:value-type="float">
            <text:p>-0.163756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1563" calcext:value-type="float">
            <text:p>-0.6601563</text:p>
          </table:table-cell>
          <table:table-cell office:value-type="float" office:value="-0.1196289" calcext:value-type="float">
            <text:p>-0.1196289</text:p>
          </table:table-cell>
          <table:table-cell office:value-type="float" office:value="0.8764648" calcext:value-type="float">
            <text:p>0.8764648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2748091" calcext:value-type="float">
            <text:p>-0.2748091</text:p>
          </table:table-cell>
          <table:table-cell office:value-type="float" office:value="-0.02360332" calcext:value-type="float">
            <text:p>-0.02360332</text:p>
          </table:table-cell>
          <table:table-cell office:value-type="float" office:value="0.0450381" calcext:value-type="float">
            <text:p>0.0450381</text:p>
          </table:table-cell>
          <table:table-cell office:value-type="float" office:value="-0.2024122" calcext:value-type="float">
            <text:p>-0.20241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9785" calcext:value-type="float">
            <text:p>0.3029785</text:p>
          </table:table-cell>
          <table:table-cell office:value-type="float" office:value="-0.1660156" calcext:value-type="float">
            <text:p>-0.1660156</text:p>
          </table:table-cell>
          <table:table-cell office:value-type="float" office:value="0.4267578" calcext:value-type="float">
            <text:p>0.4267578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-0.08076262" calcext:value-type="float">
            <text:p>-0.08076262</text:p>
          </table:table-cell>
          <table:table-cell office:value-type="float" office:value="0.2747478" calcext:value-type="float">
            <text:p>0.2747478</text:p>
          </table:table-cell>
          <table:table-cell office:value-type="float" office:value="0.1069322" calcext:value-type="float">
            <text:p>0.10693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984375" calcext:value-type="float">
            <text:p>-0.08984375</text:p>
          </table:table-cell>
          <table:table-cell office:value-type="float" office:value="0.9628906" calcext:value-type="float">
            <text:p>0.9628906</text:p>
          </table:table-cell>
          <table:table-cell office:value-type="float" office:value="0.1469727" calcext:value-type="float">
            <text:p>0.1469727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03700805" calcext:value-type="float">
            <text:p>-0.03700805</text:p>
          </table:table-cell>
          <table:table-cell office:value-type="float" office:value="-0.03908479" calcext:value-type="float">
            <text:p>-0.03908479</text:p>
          </table:table-cell>
          <table:table-cell office:value-type="float" office:value="0.03471649" calcext:value-type="float">
            <text:p>0.0347164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0391" calcext:value-type="float">
            <text:p>-0.6650391</text:p>
          </table:table-cell>
          <table:table-cell office:value-type="float" office:value="-0.1269531" calcext:value-type="float">
            <text:p>-0.1269531</text:p>
          </table:table-cell>
          <table:table-cell office:value-type="float" office:value="0.8796387" calcext:value-type="float">
            <text:p>0.8796387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1610079" calcext:value-type="float">
            <text:p>-0.1610079</text:p>
          </table:table-cell>
          <table:table-cell office:value-type="float" office:value="-0.07709927" calcext:value-type="float">
            <text:p>-0.07709927</text:p>
          </table:table-cell>
          <table:table-cell office:value-type="float" office:value="0.1334657" calcext:value-type="float">
            <text:p>0.13346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3633" calcext:value-type="float">
            <text:p>0.2973633</text:p>
          </table:table-cell>
          <table:table-cell office:value-type="float" office:value="-0.1630859" calcext:value-type="float">
            <text:p>-0.1630859</text:p>
          </table:table-cell>
          <table:table-cell office:value-type="float" office:value="0.4248047" calcext:value-type="float">
            <text:p>0.4248047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-0.03496122" calcext:value-type="float">
            <text:p>-0.03496122</text:p>
          </table:table-cell>
          <table:table-cell office:value-type="float" office:value="-0.1069315" calcext:value-type="float">
            <text:p>-0.1069315</text:p>
          </table:table-cell>
          <table:table-cell office:value-type="float" office:value="0.06113076" calcext:value-type="float">
            <text:p>0.0611307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374023" calcext:value-type="float">
            <text:p>-0.08374023</text:p>
          </table:table-cell>
          <table:table-cell office:value-type="float" office:value="0.9660645" calcext:value-type="float">
            <text:p>0.9660645</text:p>
          </table:table-cell>
          <table:table-cell office:value-type="float" office:value="0.1391602" calcext:value-type="float">
            <text:p>0.139160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05459511" calcext:value-type="float">
            <text:p>0.05459511</text:p>
          </table:table-cell>
          <table:table-cell office:value-type="float" office:value="0.03725111" calcext:value-type="float">
            <text:p>0.03725111</text:p>
          </table:table-cell>
          <table:table-cell office:value-type="float" office:value="-0.179024" calcext:value-type="float">
            <text:p>-0.17902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6211" calcext:value-type="float">
            <text:p>-0.6616211</text:p>
          </table:table-cell>
          <table:table-cell office:value-type="float" office:value="-0.1210938" calcext:value-type="float">
            <text:p>-0.1210938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09853411" calcext:value-type="float">
            <text:p>0.09853411</text:p>
          </table:table-cell>
          <table:table-cell office:value-type="float" office:value="0.1366412" calcext:value-type="float">
            <text:p>0.1366412</text:p>
          </table:table-cell>
          <table:table-cell office:value-type="float" office:value="-0.0192061" calcext:value-type="float">
            <text:p>-0.01920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8516" calcext:value-type="float">
            <text:p>0.2978516</text:p>
          </table:table-cell>
          <table:table-cell office:value-type="float" office:value="-0.1650391" calcext:value-type="float">
            <text:p>-0.1650391</text:p>
          </table:table-cell>
          <table:table-cell office:value-type="float" office:value="0.4221191" calcext:value-type="float">
            <text:p>0.4221191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7328244" calcext:value-type="float">
            <text:p>0.7328244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-0.05022836" calcext:value-type="float">
            <text:p>-0.05022836</text:p>
          </table:table-cell>
          <table:table-cell office:value-type="float" office:value="-0.1832674" calcext:value-type="float">
            <text:p>-0.1832674</text:p>
          </table:table-cell>
          <table:table-cell table:style-name="ce3" office:value-type="float" office:value="0.00006198883" calcext:value-type="float">
            <text:p>6.20E-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325195" calcext:value-type="float">
            <text:p>-0.08325195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37207" calcext:value-type="float">
            <text:p>0.137207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0.03700805" calcext:value-type="float">
            <text:p>-0.03700805</text:p>
          </table:table-cell>
          <table:table-cell office:value-type="float" office:value="-0.03908479" calcext:value-type="float">
            <text:p>-0.03908479</text:p>
          </table:table-cell>
          <table:table-cell office:value-type="float" office:value="-0.1332225" calcext:value-type="float">
            <text:p>-0.13322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8184" calcext:value-type="float">
            <text:p>-0.6638184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40234" calcext:value-type="float">
            <text:p>0.8740234</text:p>
          </table:table-cell>
          <table:table-cell office:value-type="float" office:value="-1.40458" calcext:value-type="float">
            <text:p>-1.40458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2526109" calcext:value-type="float">
            <text:p>-0.2526109</text:p>
          </table:table-cell>
          <table:table-cell office:value-type="float" office:value="0.0603053" calcext:value-type="float">
            <text:p>0.0603053</text:p>
          </table:table-cell>
          <table:table-cell office:value-type="float" office:value="-0.003938921" calcext:value-type="float">
            <text:p>-0.0039389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166" calcext:value-type="float">
            <text:p>0.295166</text:p>
          </table:table-cell>
          <table:table-cell office:value-type="float" office:value="-0.1691895" calcext:value-type="float">
            <text:p>-0.1691895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6564885" calcext:value-type="float">
            <text:p>0.6564885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-0.1112969" calcext:value-type="float">
            <text:p>-0.1112969</text:p>
          </table:table-cell>
          <table:table-cell office:value-type="float" office:value="-0.2596033" calcext:value-type="float">
            <text:p>-0.2596033</text:p>
          </table:table-cell>
          <table:table-cell office:value-type="float" office:value="-0.07627392" calcext:value-type="float">
            <text:p>-0.0762739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276367" calcext:value-type="float">
            <text:p>-0.08276367</text:p>
          </table:table-cell>
          <table:table-cell office:value-type="float" office:value="0.9645996" calcext:value-type="float">
            <text:p>0.9645996</text:p>
          </table:table-cell>
          <table:table-cell office:value-type="float" office:value="0.1484375" calcext:value-type="float">
            <text:p>0.1484375</text:p>
          </table:table-cell>
          <table:table-cell office:value-type="float" office:value="-2" calcext:value-type="float">
            <text:p>-2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0.02406073" calcext:value-type="float">
            <text:p>0.02406073</text:p>
          </table:table-cell>
          <table:table-cell office:value-type="float" office:value="0.09831989" calcext:value-type="float">
            <text:p>0.09831989</text:p>
          </table:table-cell>
          <table:table-cell office:value-type="float" office:value="-0.07215369" calcext:value-type="float">
            <text:p>-0.0721536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91895" calcext:value-type="float">
            <text:p>-0.6691895</text:p>
          </table:table-cell>
          <table:table-cell office:value-type="float" office:value="-0.1237793" calcext:value-type="float">
            <text:p>-0.1237793</text:p>
          </table:table-cell>
          <table:table-cell office:value-type="float" office:value="0.8720703" calcext:value-type="float">
            <text:p>0.8720703</text:p>
          </table:table-cell>
          <table:table-cell office:value-type="float" office:value="-1.358779" calcext:value-type="float">
            <text:p>-1.358779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2068094" calcext:value-type="float">
            <text:p>-0.2068094</text:p>
          </table:table-cell>
          <table:table-cell office:value-type="float" office:value="0.5183206" calcext:value-type="float">
            <text:p>0.5183206</text:p>
          </table:table-cell>
          <table:table-cell office:value-type="float" office:value="-0.04974045" calcext:value-type="float">
            <text:p>-0.04974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638184" calcext:value-type="float">
            <text:p>-0.1638184</text:p>
          </table:table-cell>
          <table:table-cell office:value-type="float" office:value="0.4245605" calcext:value-type="float">
            <text:p>0.4245605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04137468" calcext:value-type="float">
            <text:p>0.04137468</text:p>
          </table:table-cell>
          <table:table-cell office:value-type="float" office:value="-0.04586279" calcext:value-type="float">
            <text:p>-0.04586279</text:p>
          </table:table-cell>
          <table:table-cell office:value-type="float" office:value="-0.1373425" calcext:value-type="float">
            <text:p>-0.13734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666992" calcext:value-type="float">
            <text:p>-0.08666992</text:p>
          </table:table-cell>
          <table:table-cell office:value-type="float" office:value="0.9658203" calcext:value-type="float">
            <text:p>0.9658203</text:p>
          </table:table-cell>
          <table:table-cell office:value-type="float" office:value="0.1403809" calcext:value-type="float">
            <text:p>0.1403809</text:p>
          </table:table-cell>
          <table:table-cell office:value-type="float" office:value="-2.198473" calcext:value-type="float">
            <text:p>-2.198473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0.1744125" calcext:value-type="float">
            <text:p>-0.1744125</text:p>
          </table:table-cell>
          <table:table-cell office:value-type="float" office:value="-0.008550406" calcext:value-type="float">
            <text:p>-0.008550406</text:p>
          </table:table-cell>
          <table:table-cell office:value-type="float" office:value="-0.2400926" calcext:value-type="float">
            <text:p>-0.240092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9922" calcext:value-type="float">
            <text:p>-0.6669922</text:p>
          </table:table-cell>
          <table:table-cell office:value-type="float" office:value="-0.1201172" calcext:value-type="float">
            <text:p>-0.1201172</text:p>
          </table:table-cell>
          <table:table-cell office:value-type="float" office:value="0.8808594" calcext:value-type="float">
            <text:p>0.8808594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-0.03887045" calcext:value-type="float">
            <text:p>-0.03887045</text:p>
          </table:table-cell>
          <table:table-cell office:value-type="float" office:value="0.0603053" calcext:value-type="float">
            <text:p>0.0603053</text:p>
          </table:table-cell>
          <table:table-cell office:value-type="float" office:value="-0.0192061" calcext:value-type="float">
            <text:p>-0.01920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6074" calcext:value-type="float">
            <text:p>0.2976074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367676" calcext:value-type="float">
            <text:p>0.4367676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-0.1112969" calcext:value-type="float">
            <text:p>-0.1112969</text:p>
          </table:table-cell>
          <table:table-cell office:value-type="float" office:value="-0.04586279" calcext:value-type="float">
            <text:p>-0.04586279</text:p>
          </table:table-cell>
          <table:table-cell office:value-type="float" office:value="-0.1220753" calcext:value-type="float">
            <text:p>-0.122075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105469" calcext:value-type="float">
            <text:p>-0.08105469</text:p>
          </table:table-cell>
          <table:table-cell office:value-type="float" office:value="0.9545898" calcext:value-type="float">
            <text:p>0.9545898</text:p>
          </table:table-cell>
          <table:table-cell office:value-type="float" office:value="0.1381836" calcext:value-type="float">
            <text:p>0.1381836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-0.09807658" calcext:value-type="float">
            <text:p>-0.09807658</text:p>
          </table:table-cell>
          <table:table-cell office:value-type="float" office:value="0.09831989" calcext:value-type="float">
            <text:p>0.09831989</text:p>
          </table:table-cell>
          <table:table-cell office:value-type="float" office:value="-0.04161942" calcext:value-type="float">
            <text:p>-0.041619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7949" calcext:value-type="float">
            <text:p>-0.6647949</text:p>
          </table:table-cell>
          <table:table-cell office:value-type="float" office:value="-0.1286621" calcext:value-type="float">
            <text:p>-0.1286621</text:p>
          </table:table-cell>
          <table:table-cell office:value-type="float" office:value="0.8679199" calcext:value-type="float">
            <text:p>0.8679199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008336186" calcext:value-type="float">
            <text:p>-0.008336186</text:p>
          </table:table-cell>
          <table:table-cell office:value-type="float" office:value="0.1824427" calcext:value-type="float">
            <text:p>0.1824427</text:p>
          </table:table-cell>
          <table:table-cell office:value-type="float" office:value="-0.04974045" calcext:value-type="float">
            <text:p>-0.04974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52832" calcext:value-type="float">
            <text:p>-0.1652832</text:p>
          </table:table-cell>
          <table:table-cell office:value-type="float" office:value="0.423584" calcext:value-type="float">
            <text:p>0.423584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1635122" calcext:value-type="float">
            <text:p>0.1635122</text:p>
          </table:table-cell>
          <table:table-cell office:value-type="float" office:value="0.2289463" calcext:value-type="float">
            <text:p>0.2289463</text:p>
          </table:table-cell>
          <table:table-cell office:value-type="float" office:value="0.01532912" calcext:value-type="float">
            <text:p>0.015329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71582" calcext:value-type="float">
            <text:p>-0.0871582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74512" calcext:value-type="float">
            <text:p>0.137451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0.05459511" calcext:value-type="float">
            <text:p>0.05459511</text:p>
          </table:table-cell>
          <table:table-cell office:value-type="float" office:value="-0.08488631" calcext:value-type="float">
            <text:p>-0.08488631</text:p>
          </table:table-cell>
          <table:table-cell office:value-type="float" office:value="0.1263195" calcext:value-type="float">
            <text:p>0.126319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0391" calcext:value-type="float">
            <text:p>-0.6650391</text:p>
          </table:table-cell>
          <table:table-cell office:value-type="float" office:value="-0.1220703" calcext:value-type="float">
            <text:p>-0.1220703</text:p>
          </table:table-cell>
          <table:table-cell office:value-type="float" office:value="0.8728027" calcext:value-type="float">
            <text:p>0.8728027</text:p>
          </table:table-cell>
          <table:table-cell office:value-type="float" office:value="-1.343511" calcext:value-type="float">
            <text:p>-1.343511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1915423" calcext:value-type="float">
            <text:p>-0.1915423</text:p>
          </table:table-cell>
          <table:table-cell office:value-type="float" office:value="0.3045802" calcext:value-type="float">
            <text:p>0.3045802</text:p>
          </table:table-cell>
          <table:table-cell office:value-type="float" office:value="-0.04974045" calcext:value-type="float">
            <text:p>-0.04974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166" calcext:value-type="float">
            <text:p>0.295166</text:p>
          </table:table-cell>
          <table:table-cell office:value-type="float" office:value="-0.1623535" calcext:value-type="float">
            <text:p>-0.1623535</text:p>
          </table:table-cell>
          <table:table-cell office:value-type="float" office:value="0.4230957" calcext:value-type="float">
            <text:p>0.4230957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04137468" calcext:value-type="float">
            <text:p>0.04137468</text:p>
          </table:table-cell>
          <table:table-cell office:value-type="float" office:value="0.1220762" calcext:value-type="float">
            <text:p>0.1220762</text:p>
          </table:table-cell>
          <table:table-cell office:value-type="float" office:value="-0.1068082" calcext:value-type="float">
            <text:p>-0.106808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496094" calcext:value-type="float">
            <text:p>-0.08496094</text:p>
          </table:table-cell>
          <table:table-cell office:value-type="float" office:value="0.967041" calcext:value-type="float">
            <text:p>0.967041</text:p>
          </table:table-cell>
          <table:table-cell office:value-type="float" office:value="0.1362305" calcext:value-type="float">
            <text:p>0.1362305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03932786" calcext:value-type="float">
            <text:p>0.03932786</text:p>
          </table:table-cell>
          <table:table-cell office:value-type="float" office:value="-0.06961906" calcext:value-type="float">
            <text:p>-0.06961906</text:p>
          </table:table-cell>
          <table:table-cell office:value-type="float" office:value="-0.1026881" calcext:value-type="float">
            <text:p>-0.102688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3066" calcext:value-type="float">
            <text:p>-0.6643066</text:p>
          </table:table-cell>
          <table:table-cell office:value-type="float" office:value="-0.1225586" calcext:value-type="float">
            <text:p>-0.1225586</text:p>
          </table:table-cell>
          <table:table-cell office:value-type="float" office:value="0.8789063" calcext:value-type="float">
            <text:p>0.8789063</text:p>
          </table:table-cell>
          <table:table-cell office:value-type="float" office:value="-1.374046" calcext:value-type="float">
            <text:p>-1.374046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0.3206107" calcext:value-type="float">
            <text:p>-0.3206107</text:p>
          </table:table-cell>
          <table:table-cell office:value-type="float" office:value="-0.2220767" calcext:value-type="float">
            <text:p>-0.2220767</text:p>
          </table:table-cell>
          <table:table-cell office:value-type="float" office:value="0.2435114" calcext:value-type="float">
            <text:p>0.2435114</text:p>
          </table:table-cell>
          <table:table-cell office:value-type="float" office:value="-0.2482137" calcext:value-type="float">
            <text:p>-0.2482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10791" calcext:value-type="float">
            <text:p>0.310791</text:p>
          </table:table-cell>
          <table:table-cell office:value-type="float" office:value="-0.1672363" calcext:value-type="float">
            <text:p>-0.1672363</text:p>
          </table:table-cell>
          <table:table-cell office:value-type="float" office:value="0.4250488" calcext:value-type="float">
            <text:p>0.4250488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-0.08076262" calcext:value-type="float">
            <text:p>-0.08076262</text:p>
          </table:table-cell>
          <table:table-cell office:value-type="float" office:value="-0.1985345" calcext:value-type="float">
            <text:p>-0.1985345</text:p>
          </table:table-cell>
          <table:table-cell office:value-type="float" office:value="0.1069322" calcext:value-type="float">
            <text:p>0.10693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740234" calcext:value-type="float">
            <text:p>-0.08740234</text:p>
          </table:table-cell>
          <table:table-cell office:value-type="float" office:value="0.970459" calcext:value-type="float">
            <text:p>0.970459</text:p>
          </table:table-cell>
          <table:table-cell office:value-type="float" office:value="0.1437988" calcext:value-type="float">
            <text:p>0.1437988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1156638" calcext:value-type="float">
            <text:p>0.1156638</text:p>
          </table:table-cell>
          <table:table-cell office:value-type="float" office:value="0.02198398" calcext:value-type="float">
            <text:p>0.02198398</text:p>
          </table:table-cell>
          <table:table-cell office:value-type="float" office:value="0.1568539" calcext:value-type="float">
            <text:p>0.156853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3301" calcext:value-type="float">
            <text:p>-0.6633301</text:p>
          </table:table-cell>
          <table:table-cell office:value-type="float" office:value="-0.1225586" calcext:value-type="float">
            <text:p>-0.1225586</text:p>
          </table:table-cell>
          <table:table-cell office:value-type="float" office:value="0.8798828" calcext:value-type="float">
            <text:p>0.8798828</text:p>
          </table:table-cell>
          <table:table-cell office:value-type="float" office:value="-1.29771" calcext:value-type="float">
            <text:p>-1.29771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-0.1457407" calcext:value-type="float">
            <text:p>-0.1457407</text:p>
          </table:table-cell>
          <table:table-cell office:value-type="float" office:value="0.3198473" calcext:value-type="float">
            <text:p>0.3198473</text:p>
          </table:table-cell>
          <table:table-cell office:value-type="float" office:value="-0.08027479" calcext:value-type="float">
            <text:p>-0.080274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8047" calcext:value-type="float">
            <text:p>0.2998047</text:p>
          </table:table-cell>
          <table:table-cell office:value-type="float" office:value="-0.1616211" calcext:value-type="float">
            <text:p>-0.1616211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6717557" calcext:value-type="float">
            <text:p>0.6717557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1723657" calcext:value-type="float">
            <text:p>-0.1723657</text:p>
          </table:table-cell>
          <table:table-cell office:value-type="float" office:value="-0.2443361" calcext:value-type="float">
            <text:p>-0.2443361</text:p>
          </table:table-cell>
          <table:table-cell office:value-type="float" office:value="0.0763979" calcext:value-type="float">
            <text:p>0.07639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544922" calcext:value-type="float">
            <text:p>-0.08544922</text:p>
          </table:table-cell>
          <table:table-cell office:value-type="float" office:value="0.9628906" calcext:value-type="float">
            <text:p>0.9628906</text:p>
          </table:table-cell>
          <table:table-cell office:value-type="float" office:value="0.1523438" calcext:value-type="float">
            <text:p>0.1523438</text:p>
          </table:table-cell>
          <table:table-cell office:value-type="float" office:value="-2.167939" calcext:value-type="float">
            <text:p>-2.167939</text:p>
          </table:table-cell>
          <table:table-cell office:value-type="float" office:value="-1.664122" calcext:value-type="float">
            <text:p>-1.664122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-0.1438782" calcext:value-type="float">
            <text:p>-0.1438782</text:p>
          </table:table-cell>
          <table:table-cell office:value-type="float" office:value="0.1899229" calcext:value-type="float">
            <text:p>0.1899229</text:p>
          </table:table-cell>
          <table:table-cell office:value-type="float" office:value="0.1263195" calcext:value-type="float">
            <text:p>0.126319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8887" calcext:value-type="float">
            <text:p>-0.6608887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81738" calcext:value-type="float">
            <text:p>0.8781738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0.2900764" calcext:value-type="float">
            <text:p>-0.2900764</text:p>
          </table:table-cell>
          <table:table-cell office:value-type="float" office:value="-0.08467197" calcext:value-type="float">
            <text:p>-0.08467197</text:p>
          </table:table-cell>
          <table:table-cell office:value-type="float" office:value="0.2587786" calcext:value-type="float">
            <text:p>0.2587786</text:p>
          </table:table-cell>
          <table:table-cell office:value-type="float" office:value="-0.2176794" calcext:value-type="float">
            <text:p>-0.21767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44336" calcext:value-type="float">
            <text:p>0.2944336</text:p>
          </table:table-cell>
          <table:table-cell office:value-type="float" office:value="-0.1655273" calcext:value-type="float">
            <text:p>-0.1655273</text:p>
          </table:table-cell>
          <table:table-cell office:value-type="float" office:value="0.4260254" calcext:value-type="float">
            <text:p>0.4260254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-0.004426718" calcext:value-type="float">
            <text:p>-0.004426718</text:p>
          </table:table-cell>
          <table:table-cell office:value-type="float" office:value="0.2289463" calcext:value-type="float">
            <text:p>0.2289463</text:p>
          </table:table-cell>
          <table:table-cell office:value-type="float" office:value="-0.2136784" calcext:value-type="float">
            <text:p>-0.213678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007813" calcext:value-type="float">
            <text:p>-0.08007813</text:p>
          </table:table-cell>
          <table:table-cell office:value-type="float" office:value="0.9665527" calcext:value-type="float">
            <text:p>0.9665527</text:p>
          </table:table-cell>
          <table:table-cell office:value-type="float" office:value="0.1418457" calcext:value-type="float">
            <text:p>0.1418457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3932786" calcext:value-type="float">
            <text:p>0.03932786</text:p>
          </table:table-cell>
          <table:table-cell office:value-type="float" office:value="-0.1154206" calcext:value-type="float">
            <text:p>-0.1154206</text:p>
          </table:table-cell>
          <table:table-cell office:value-type="float" office:value="0.1415868" calcext:value-type="float">
            <text:p>0.141586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0625" calcext:value-type="float">
            <text:p>-0.6640625</text:p>
          </table:table-cell>
          <table:table-cell office:value-type="float" office:value="-0.1101074" calcext:value-type="float">
            <text:p>-0.1101074</text:p>
          </table:table-cell>
          <table:table-cell office:value-type="float" office:value="0.8723145" calcext:value-type="float">
            <text:p>0.8723145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0.06799972" calcext:value-type="float">
            <text:p>0.06799972</text:p>
          </table:table-cell>
          <table:table-cell office:value-type="float" office:value="0.4877862" calcext:value-type="float">
            <text:p>0.4877862</text:p>
          </table:table-cell>
          <table:table-cell office:value-type="float" office:value="-0.08027479" calcext:value-type="float">
            <text:p>-0.080274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3633" calcext:value-type="float">
            <text:p>0.2973633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199219" calcext:value-type="float">
            <text:p>0.4199219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0.1482451" calcext:value-type="float">
            <text:p>0.1482451</text:p>
          </table:table-cell>
          <table:table-cell office:value-type="float" office:value="-0.06112999" calcext:value-type="float">
            <text:p>-0.06112999</text:p>
          </table:table-cell>
          <table:table-cell office:value-type="float" office:value="0.1985352" calcext:value-type="float">
            <text:p>0.19853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691406" calcext:value-type="float">
            <text:p>-0.08691406</text:p>
          </table:table-cell>
          <table:table-cell office:value-type="float" office:value="0.967041" calcext:value-type="float">
            <text:p>0.967041</text:p>
          </table:table-cell>
          <table:table-cell office:value-type="float" office:value="0.1450195" calcext:value-type="float">
            <text:p>0.1450195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0.1156638" calcext:value-type="float">
            <text:p>0.1156638</text:p>
          </table:table-cell>
          <table:table-cell office:value-type="float" office:value="-0.008550406" calcext:value-type="float">
            <text:p>-0.008550406</text:p>
          </table:table-cell>
          <table:table-cell office:value-type="float" office:value="-0.2400926" calcext:value-type="float">
            <text:p>-0.240092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0625" calcext:value-type="float">
            <text:p>-0.6640625</text:p>
          </table:table-cell>
          <table:table-cell office:value-type="float" office:value="-0.111084" calcext:value-type="float">
            <text:p>-0.111084</text:p>
          </table:table-cell>
          <table:table-cell office:value-type="float" office:value="0.8762207" calcext:value-type="float">
            <text:p>0.8762207</text:p>
          </table:table-cell>
          <table:table-cell office:value-type="float" office:value="-1.496183" calcext:value-type="float">
            <text:p>-1.496183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344214" calcext:value-type="float">
            <text:p>-0.344214</text:p>
          </table:table-cell>
          <table:table-cell office:value-type="float" office:value="0.2435114" calcext:value-type="float">
            <text:p>0.2435114</text:p>
          </table:table-cell>
          <table:table-cell office:value-type="float" office:value="-0.06500762" calcext:value-type="float">
            <text:p>-0.065007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162598" calcext:value-type="float">
            <text:p>0.4162598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1177106" calcext:value-type="float">
            <text:p>0.1177106</text:p>
          </table:table-cell>
          <table:table-cell office:value-type="float" office:value="0.04574025" calcext:value-type="float">
            <text:p>0.04574025</text:p>
          </table:table-cell>
          <table:table-cell office:value-type="float" office:value="-0.07627392" calcext:value-type="float">
            <text:p>-0.0762739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618164" calcext:value-type="float">
            <text:p>-0.08618164</text:p>
          </table:table-cell>
          <table:table-cell office:value-type="float" office:value="0.9716797" calcext:value-type="float">
            <text:p>0.9716797</text:p>
          </table:table-cell>
          <table:table-cell office:value-type="float" office:value="0.1408691" calcext:value-type="float">
            <text:p>0.1408691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0.1461982" calcext:value-type="float">
            <text:p>0.1461982</text:p>
          </table:table-cell>
          <table:table-cell office:value-type="float" office:value="0.09831989" calcext:value-type="float">
            <text:p>0.09831989</text:p>
          </table:table-cell>
          <table:table-cell office:value-type="float" office:value="-0.1332225" calcext:value-type="float">
            <text:p>-0.13322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82031" calcext:value-type="float">
            <text:p>-0.6582031</text:p>
          </table:table-cell>
          <table:table-cell office:value-type="float" office:value="-0.1164551" calcext:value-type="float">
            <text:p>-0.1164551</text:p>
          </table:table-cell>
          <table:table-cell office:value-type="float" office:value="0.869873" calcext:value-type="float">
            <text:p>0.869873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0.3358779" calcext:value-type="float">
            <text:p>-0.3358779</text:p>
          </table:table-cell>
          <table:table-cell office:value-type="float" office:value="-0.1152064" calcext:value-type="float">
            <text:p>-0.1152064</text:p>
          </table:table-cell>
          <table:table-cell office:value-type="float" office:value="0.2435114" calcext:value-type="float">
            <text:p>0.2435114</text:p>
          </table:table-cell>
          <table:table-cell office:value-type="float" office:value="-0.2634809" calcext:value-type="float">
            <text:p>-0.26348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1748" calcext:value-type="float">
            <text:p>0.291748</text:p>
          </table:table-cell>
          <table:table-cell office:value-type="float" office:value="-0.1655273" calcext:value-type="float">
            <text:p>-0.1655273</text:p>
          </table:table-cell>
          <table:table-cell office:value-type="float" office:value="0.4248047" calcext:value-type="float">
            <text:p>0.4248047</text:p>
          </table:table-cell>
          <table:table-cell office:value-type="float" office:value="-3.801527" calcext:value-type="float">
            <text:p>-3.801527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-0.3097703" calcext:value-type="float">
            <text:p>-0.3097703</text:p>
          </table:table-cell>
          <table:table-cell table:style-name="ce3" office:value-type="float" office:value="-0.00006127357" calcext:value-type="float">
            <text:p>-6.13E-05</text:p>
          </table:table-cell>
          <table:table-cell office:value-type="float" office:value="0.1069322" calcext:value-type="float">
            <text:p>0.10693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496094" calcext:value-type="float">
            <text:p>-0.08496094</text:p>
          </table:table-cell>
          <table:table-cell office:value-type="float" office:value="0.9709473" calcext:value-type="float">
            <text:p>0.9709473</text:p>
          </table:table-cell>
          <table:table-cell office:value-type="float" office:value="0.1535645" calcext:value-type="float">
            <text:p>0.1535645</text:p>
          </table:table-cell>
          <table:table-cell office:value-type="float" office:value="-2.198473" calcext:value-type="float">
            <text:p>-2.198473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0.1744125" calcext:value-type="float">
            <text:p>-0.1744125</text:p>
          </table:table-cell>
          <table:table-cell office:value-type="float" office:value="0.05251837" calcext:value-type="float">
            <text:p>0.05251837</text:p>
          </table:table-cell>
          <table:table-cell office:value-type="float" office:value="-0.3164285" calcext:value-type="float">
            <text:p>-0.316428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5508" calcext:value-type="float">
            <text:p>-0.6645508</text:p>
          </table:table-cell>
          <table:table-cell office:value-type="float" office:value="-0.1218262" calcext:value-type="float">
            <text:p>-0.1218262</text:p>
          </table:table-cell>
          <table:table-cell office:value-type="float" office:value="0.8620605" calcext:value-type="float">
            <text:p>0.8620605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06940484" calcext:value-type="float">
            <text:p>-0.06940484</text:p>
          </table:table-cell>
          <table:table-cell office:value-type="float" office:value="0.2435114" calcext:value-type="float">
            <text:p>0.2435114</text:p>
          </table:table-cell>
          <table:table-cell office:value-type="float" office:value="0.05712978" calcext:value-type="float">
            <text:p>0.057129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1426" calcext:value-type="float">
            <text:p>0.2961426</text:p>
          </table:table-cell>
          <table:table-cell office:value-type="float" office:value="-0.1621094" calcext:value-type="float">
            <text:p>-0.1621094</text:p>
          </table:table-cell>
          <table:table-cell office:value-type="float" office:value="0.4179688" calcext:value-type="float">
            <text:p>0.4179688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08717632" calcext:value-type="float">
            <text:p>0.08717632</text:p>
          </table:table-cell>
          <table:table-cell table:style-name="ce3" office:value-type="float" office:value="-0.00006127357" calcext:value-type="float">
            <text:p>-6.13E-05</text:p>
          </table:table-cell>
          <table:table-cell office:value-type="float" office:value="0.06113076" calcext:value-type="float">
            <text:p>0.0611307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691406" calcext:value-type="float">
            <text:p>-0.08691406</text:p>
          </table:table-cell>
          <table:table-cell office:value-type="float" office:value="0.963623" calcext:value-type="float">
            <text:p>0.963623</text:p>
          </table:table-cell>
          <table:table-cell office:value-type="float" office:value="0.144043" calcext:value-type="float">
            <text:p>0.144043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06754231" calcext:value-type="float">
            <text:p>-0.06754231</text:p>
          </table:table-cell>
          <table:table-cell office:value-type="float" office:value="0.08305264" calcext:value-type="float">
            <text:p>0.08305264</text:p>
          </table:table-cell>
          <table:table-cell office:value-type="float" office:value="0.00418222" calcext:value-type="float">
            <text:p>0.004182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3301" calcext:value-type="float">
            <text:p>-0.6633301</text:p>
          </table:table-cell>
          <table:table-cell office:value-type="float" office:value="-0.1242676" calcext:value-type="float">
            <text:p>-0.1242676</text:p>
          </table:table-cell>
          <table:table-cell office:value-type="float" office:value="0.8684082" calcext:value-type="float">
            <text:p>0.8684082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-0.3206107" calcext:value-type="float">
            <text:p>-0.3206107</text:p>
          </table:table-cell>
          <table:table-cell office:value-type="float" office:value="0.06799972" calcext:value-type="float">
            <text:p>0.06799972</text:p>
          </table:table-cell>
          <table:table-cell office:value-type="float" office:value="0.6557252" calcext:value-type="float">
            <text:p>0.6557252</text:p>
          </table:table-cell>
          <table:table-cell office:value-type="float" office:value="-0.2482137" calcext:value-type="float">
            <text:p>-0.2482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682129" calcext:value-type="float">
            <text:p>-0.1682129</text:p>
          </table:table-cell>
          <table:table-cell office:value-type="float" office:value="0.439209" calcext:value-type="float">
            <text:p>0.439209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01969385" calcext:value-type="float">
            <text:p>-0.01969385</text:p>
          </table:table-cell>
          <table:table-cell office:value-type="float" office:value="0.06100744" calcext:value-type="float">
            <text:p>0.06100744</text:p>
          </table:table-cell>
          <table:table-cell office:value-type="float" office:value="-0.06100678" calcext:value-type="float">
            <text:p>-0.0610067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300781" calcext:value-type="float">
            <text:p>-0.08300781</text:p>
          </table:table-cell>
          <table:table-cell office:value-type="float" office:value="0.967041" calcext:value-type="float">
            <text:p>0.967041</text:p>
          </table:table-cell>
          <table:table-cell office:value-type="float" office:value="0.1433105" calcext:value-type="float">
            <text:p>0.1433105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541985" calcext:value-type="float">
            <text:p>1.541985</text:p>
          </table:table-cell>
          <table:table-cell office:value-type="float" office:value="0.08512938" calcext:value-type="float">
            <text:p>0.08512938</text:p>
          </table:table-cell>
          <table:table-cell office:value-type="float" office:value="-0.02381754" calcext:value-type="float">
            <text:p>-0.02381754</text:p>
          </table:table-cell>
          <table:table-cell office:value-type="float" office:value="0.2179226" calcext:value-type="float">
            <text:p>0.217922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748" calcext:value-type="float">
            <text:p>-0.666748</text:p>
          </table:table-cell>
          <table:table-cell office:value-type="float" office:value="-0.1271973" calcext:value-type="float">
            <text:p>-0.1271973</text:p>
          </table:table-cell>
          <table:table-cell office:value-type="float" office:value="0.8754883" calcext:value-type="float">
            <text:p>0.8754883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0.2290076" calcext:value-type="float">
            <text:p>-0.2290076</text:p>
          </table:table-cell>
          <table:table-cell office:value-type="float" office:value="-0.1610079" calcext:value-type="float">
            <text:p>-0.1610079</text:p>
          </table:table-cell>
          <table:table-cell office:value-type="float" office:value="0.2282443" calcext:value-type="float">
            <text:p>0.2282443</text:p>
          </table:table-cell>
          <table:table-cell office:value-type="float" office:value="-0.1566107" calcext:value-type="float">
            <text:p>-0.1566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650391" calcext:value-type="float">
            <text:p>-0.1650391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-0.004426718" calcext:value-type="float">
            <text:p>-0.004426718</text:p>
          </table:table-cell>
          <table:table-cell table:style-name="ce3" office:value-type="float" office:value="-0.00006127357" calcext:value-type="float">
            <text:p>-6.13E-05</text:p>
          </table:table-cell>
          <table:table-cell office:value-type="float" office:value="-0.07627392" calcext:value-type="float">
            <text:p>-0.0762739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374023" calcext:value-type="float">
            <text:p>-0.08374023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428223" calcext:value-type="float">
            <text:p>0.1428223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0.05459511" calcext:value-type="float">
            <text:p>0.05459511</text:p>
          </table:table-cell>
          <table:table-cell office:value-type="float" office:value="-0.03908479" calcext:value-type="float">
            <text:p>-0.03908479</text:p>
          </table:table-cell>
          <table:table-cell office:value-type="float" office:value="-0.07215369" calcext:value-type="float">
            <text:p>-0.0721536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0156" calcext:value-type="float">
            <text:p>-0.6660156</text:p>
          </table:table-cell>
          <table:table-cell office:value-type="float" office:value="-0.138916" calcext:value-type="float">
            <text:p>-0.138916</text:p>
          </table:table-cell>
          <table:table-cell office:value-type="float" office:value="0.8796387" calcext:value-type="float">
            <text:p>0.8796387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2442748" calcext:value-type="float">
            <text:p>-0.2442748</text:p>
          </table:table-cell>
          <table:table-cell office:value-type="float" office:value="-0.008336186" calcext:value-type="float">
            <text:p>-0.008336186</text:p>
          </table:table-cell>
          <table:table-cell office:value-type="float" office:value="0.0450381" calcext:value-type="float">
            <text:p>0.0450381</text:p>
          </table:table-cell>
          <table:table-cell office:value-type="float" office:value="-0.1718779" calcext:value-type="float">
            <text:p>-0.17187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584" calcext:value-type="float">
            <text:p>0.298584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194336" calcext:value-type="float">
            <text:p>0.4194336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-0.01969385" calcext:value-type="float">
            <text:p>-0.01969385</text:p>
          </table:table-cell>
          <table:table-cell office:value-type="float" office:value="-0.04586279" calcext:value-type="float">
            <text:p>-0.04586279</text:p>
          </table:table-cell>
          <table:table-cell office:value-type="float" office:value="-0.1526098" calcext:value-type="float">
            <text:p>-0.152609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740234" calcext:value-type="float">
            <text:p>-0.08740234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506348" calcext:value-type="float">
            <text:p>0.1506348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113344" calcext:value-type="float">
            <text:p>-0.113344</text:p>
          </table:table-cell>
          <table:table-cell office:value-type="float" office:value="-0.03908479" calcext:value-type="float">
            <text:p>-0.03908479</text:p>
          </table:table-cell>
          <table:table-cell office:value-type="float" office:value="0.01944935" calcext:value-type="float">
            <text:p>0.0194493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99121" calcext:value-type="float">
            <text:p>-0.6599121</text:p>
          </table:table-cell>
          <table:table-cell office:value-type="float" office:value="-0.1235352" calcext:value-type="float">
            <text:p>-0.1235352</text:p>
          </table:table-cell>
          <table:table-cell office:value-type="float" office:value="0.873291" calcext:value-type="float">
            <text:p>0.873291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03746533" calcext:value-type="float">
            <text:p>0.03746533</text:p>
          </table:table-cell>
          <table:table-cell office:value-type="float" office:value="0.2587786" calcext:value-type="float">
            <text:p>0.2587786</text:p>
          </table:table-cell>
          <table:table-cell office:value-type="float" office:value="-0.003938921" calcext:value-type="float">
            <text:p>-0.0039389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49219" calcext:value-type="float">
            <text:p>0.2949219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077148" calcext:value-type="float">
            <text:p>0.4077148</text:p>
          </table:table-cell>
          <table:table-cell office:value-type="float" office:value="-3.251908" calcext:value-type="float">
            <text:p>-3.251908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2398481" calcext:value-type="float">
            <text:p>0.2398481</text:p>
          </table:table-cell>
          <table:table-cell office:value-type="float" office:value="0.1373433" calcext:value-type="float">
            <text:p>0.1373433</text:p>
          </table:table-cell>
          <table:table-cell office:value-type="float" office:value="-0.1220753" calcext:value-type="float">
            <text:p>-0.122075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9106445" calcext:value-type="float">
            <text:p>-0.09106445</text:p>
          </table:table-cell>
          <table:table-cell office:value-type="float" office:value="0.9741211" calcext:value-type="float">
            <text:p>0.9741211</text:p>
          </table:table-cell>
          <table:table-cell office:value-type="float" office:value="0.1479492" calcext:value-type="float">
            <text:p>0.1479492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-0.006473541" calcext:value-type="float">
            <text:p>-0.006473541</text:p>
          </table:table-cell>
          <table:table-cell office:value-type="float" office:value="-0.2222909" calcext:value-type="float">
            <text:p>-0.2222909</text:p>
          </table:table-cell>
          <table:table-cell office:value-type="float" office:value="0.1110524" calcext:value-type="float">
            <text:p>0.111052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8418" calcext:value-type="float">
            <text:p>-0.6628418</text:p>
          </table:table-cell>
          <table:table-cell office:value-type="float" office:value="-0.1235352" calcext:value-type="float">
            <text:p>-0.1235352</text:p>
          </table:table-cell>
          <table:table-cell office:value-type="float" office:value="0.887207" calcext:value-type="float">
            <text:p>0.887207</text:p>
          </table:table-cell>
          <table:table-cell office:value-type="float" office:value="-1.343511" calcext:value-type="float">
            <text:p>-1.343511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0.3206107" calcext:value-type="float">
            <text:p>-0.3206107</text:p>
          </table:table-cell>
          <table:table-cell office:value-type="float" office:value="-0.1915423" calcext:value-type="float">
            <text:p>-0.1915423</text:p>
          </table:table-cell>
          <table:table-cell office:value-type="float" office:value="0.1519083" calcext:value-type="float">
            <text:p>0.1519083</text:p>
          </table:table-cell>
          <table:table-cell office:value-type="float" office:value="-0.2482137" calcext:value-type="float">
            <text:p>-0.2482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6074" calcext:value-type="float">
            <text:p>0.2976074</text:p>
          </table:table-cell>
          <table:table-cell office:value-type="float" office:value="-0.1662598" calcext:value-type="float">
            <text:p>-0.1662598</text:p>
          </table:table-cell>
          <table:table-cell office:value-type="float" office:value="0.4250488" calcext:value-type="float">
            <text:p>0.4250488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1329777" calcext:value-type="float">
            <text:p>0.1329777</text:p>
          </table:table-cell>
          <table:table-cell table:style-name="ce3" office:value-type="float" office:value="-0.00006127357" calcext:value-type="float">
            <text:p>-6.13E-05</text:p>
          </table:table-cell>
          <table:table-cell office:value-type="float" office:value="0.09166503" calcext:value-type="float">
            <text:p>0.091665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544922" calcext:value-type="float">
            <text:p>-0.08544922</text:p>
          </table:table-cell>
          <table:table-cell office:value-type="float" office:value="0.9714355" calcext:value-type="float">
            <text:p>0.9714355</text:p>
          </table:table-cell>
          <table:table-cell office:value-type="float" office:value="0.138916" calcext:value-type="float">
            <text:p>0.138916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-0.05227518" calcext:value-type="float">
            <text:p>-0.05227518</text:p>
          </table:table-cell>
          <table:table-cell office:value-type="float" office:value="0.1593885" calcext:value-type="float">
            <text:p>0.1593885</text:p>
          </table:table-cell>
          <table:table-cell office:value-type="float" office:value="-0.07215369" calcext:value-type="float">
            <text:p>-0.0721536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8418" calcext:value-type="float">
            <text:p>-0.6628418</text:p>
          </table:table-cell>
          <table:table-cell office:value-type="float" office:value="-0.1208496" calcext:value-type="float">
            <text:p>-0.1208496</text:p>
          </table:table-cell>
          <table:table-cell office:value-type="float" office:value="0.8654785" calcext:value-type="float">
            <text:p>0.8654785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0.1832061" calcext:value-type="float">
            <text:p>0.1832061</text:p>
          </table:table-cell>
          <table:table-cell office:value-type="float" office:value="-0.02360332" calcext:value-type="float">
            <text:p>-0.02360332</text:p>
          </table:table-cell>
          <table:table-cell office:value-type="float" office:value="0.07557249" calcext:value-type="float">
            <text:p>0.07557249</text:p>
          </table:table-cell>
          <table:table-cell office:value-type="float" office:value="0.2556031" calcext:value-type="float">
            <text:p>0.25560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96777" calcext:value-type="float">
            <text:p>-0.1696777</text:p>
          </table:table-cell>
          <table:table-cell office:value-type="float" office:value="0.4206543" calcext:value-type="float">
            <text:p>0.4206543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1084042" calcext:value-type="float">
            <text:p>0.01084042</text:p>
          </table:table-cell>
          <table:table-cell office:value-type="float" office:value="-0.1069315" calcext:value-type="float">
            <text:p>-0.1069315</text:p>
          </table:table-cell>
          <table:table-cell table:style-name="ce3" office:value-type="float" office:value="0.00006198883" calcext:value-type="float">
            <text:p>6.20E-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056641" calcext:value-type="float">
            <text:p>-0.08056641</text:p>
          </table:table-cell>
          <table:table-cell office:value-type="float" office:value="0.9663086" calcext:value-type="float">
            <text:p>0.9663086</text:p>
          </table:table-cell>
          <table:table-cell office:value-type="float" office:value="0.135498" calcext:value-type="float">
            <text:p>0.135498</text:p>
          </table:table-cell>
          <table:table-cell office:value-type="float" office:value="-2" calcext:value-type="float">
            <text:p>-2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557252" calcext:value-type="float">
            <text:p>1.557252</text:p>
          </table:table-cell>
          <table:table-cell office:value-type="float" office:value="0.02406073" calcext:value-type="float">
            <text:p>0.02406073</text:p>
          </table:table-cell>
          <table:table-cell office:value-type="float" office:value="-0.06961906" calcext:value-type="float">
            <text:p>-0.06961906</text:p>
          </table:table-cell>
          <table:table-cell office:value-type="float" office:value="0.2331898" calcext:value-type="float">
            <text:p>0.233189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91797" calcext:value-type="float">
            <text:p>-0.6591797</text:p>
          </table:table-cell>
          <table:table-cell office:value-type="float" office:value="-0.1359863" calcext:value-type="float">
            <text:p>-0.1359863</text:p>
          </table:table-cell>
          <table:table-cell office:value-type="float" office:value="0.8759766" calcext:value-type="float">
            <text:p>0.8759766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-0.05413771" calcext:value-type="float">
            <text:p>-0.05413771</text:p>
          </table:table-cell>
          <table:table-cell office:value-type="float" office:value="0.0603053" calcext:value-type="float">
            <text:p>0.0603053</text:p>
          </table:table-cell>
          <table:table-cell office:value-type="float" office:value="-0.03447327" calcext:value-type="float">
            <text:p>-0.034473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8516" calcext:value-type="float">
            <text:p>0.2978516</text:p>
          </table:table-cell>
          <table:table-cell office:value-type="float" office:value="-0.1672363" calcext:value-type="float">
            <text:p>-0.1672363</text:p>
          </table:table-cell>
          <table:table-cell office:value-type="float" office:value="0.4238281" calcext:value-type="float">
            <text:p>0.4238281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0.1329777" calcext:value-type="float">
            <text:p>0.1329777</text:p>
          </table:table-cell>
          <table:table-cell office:value-type="float" office:value="0.01520592" calcext:value-type="float">
            <text:p>0.01520592</text:p>
          </table:table-cell>
          <table:table-cell office:value-type="float" office:value="0.1069322" calcext:value-type="float">
            <text:p>0.10693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764648" calcext:value-type="float">
            <text:p>-0.08764648</text:p>
          </table:table-cell>
          <table:table-cell office:value-type="float" office:value="0.9672852" calcext:value-type="float">
            <text:p>0.9672852</text:p>
          </table:table-cell>
          <table:table-cell office:value-type="float" office:value="0.1437988" calcext:value-type="float">
            <text:p>0.1437988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0.2683356" calcext:value-type="float">
            <text:p>0.2683356</text:p>
          </table:table-cell>
          <table:table-cell office:value-type="float" office:value="-0.1917566" calcext:value-type="float">
            <text:p>-0.1917566</text:p>
          </table:table-cell>
          <table:table-cell office:value-type="float" office:value="-0.1179552" calcext:value-type="float">
            <text:p>-0.117955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0156" calcext:value-type="float">
            <text:p>-0.6660156</text:p>
          </table:table-cell>
          <table:table-cell office:value-type="float" office:value="-0.1235352" calcext:value-type="float">
            <text:p>-0.1235352</text:p>
          </table:table-cell>
          <table:table-cell office:value-type="float" office:value="0.8737793" calcext:value-type="float">
            <text:p>0.8737793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0.09160305" calcext:value-type="float">
            <text:p>0.09160305</text:p>
          </table:table-cell>
          <table:table-cell office:value-type="float" office:value="0.1290684" calcext:value-type="float">
            <text:p>0.1290684</text:p>
          </table:table-cell>
          <table:table-cell office:value-type="float" office:value="0.2587786" calcext:value-type="float">
            <text:p>0.2587786</text:p>
          </table:table-cell>
          <table:table-cell office:value-type="float" office:value="0.164" calcext:value-type="float">
            <text:p>0.1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728516" calcext:value-type="float">
            <text:p>-0.1728516</text:p>
          </table:table-cell>
          <table:table-cell office:value-type="float" office:value="0.4223633" calcext:value-type="float">
            <text:p>0.4223633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1329777" calcext:value-type="float">
            <text:p>0.1329777</text:p>
          </table:table-cell>
          <table:table-cell table:style-name="ce3" office:value-type="float" office:value="-0.00006127357" calcext:value-type="float">
            <text:p>-6.13E-05</text:p>
          </table:table-cell>
          <table:table-cell office:value-type="float" office:value="-0.03047228" calcext:value-type="float">
            <text:p>-0.0304722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154297" calcext:value-type="float">
            <text:p>-0.08154297</text:p>
          </table:table-cell>
          <table:table-cell office:value-type="float" office:value="0.9733887" calcext:value-type="float">
            <text:p>0.9733887</text:p>
          </table:table-cell>
          <table:table-cell office:value-type="float" office:value="0.1442871" calcext:value-type="float">
            <text:p>0.1442871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06986225" calcext:value-type="float">
            <text:p>0.06986225</text:p>
          </table:table-cell>
          <table:table-cell office:value-type="float" office:value="-0.06961906" calcext:value-type="float">
            <text:p>-0.06961906</text:p>
          </table:table-cell>
          <table:table-cell office:value-type="float" office:value="-0.1026881" calcext:value-type="float">
            <text:p>-0.102688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6211" calcext:value-type="float">
            <text:p>-0.6616211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25586" calcext:value-type="float">
            <text:p>0.8725586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03887045" calcext:value-type="float">
            <text:p>-0.03887045</text:p>
          </table:table-cell>
          <table:table-cell office:value-type="float" office:value="-0.06183207" calcext:value-type="float">
            <text:p>-0.06183207</text:p>
          </table:table-cell>
          <table:table-cell office:value-type="float" office:value="-0.06500762" calcext:value-type="float">
            <text:p>-0.065007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716309" calcext:value-type="float">
            <text:p>-0.1716309</text:p>
          </table:table-cell>
          <table:table-cell office:value-type="float" office:value="0.4230957" calcext:value-type="float">
            <text:p>0.4230957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-0.004426718" calcext:value-type="float">
            <text:p>-0.004426718</text:p>
          </table:table-cell>
          <table:table-cell office:value-type="float" office:value="0.03047311" calcext:value-type="float">
            <text:p>0.03047311</text:p>
          </table:table-cell>
          <table:table-cell office:value-type="float" office:value="0.04586363" calcext:value-type="float">
            <text:p>0.0458636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349609" calcext:value-type="float">
            <text:p>-0.08349609</text:p>
          </table:table-cell>
          <table:table-cell office:value-type="float" office:value="0.9658203" calcext:value-type="float">
            <text:p>0.9658203</text:p>
          </table:table-cell>
          <table:table-cell office:value-type="float" office:value="0.1394043" calcext:value-type="float">
            <text:p>0.1394043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06986225" calcext:value-type="float">
            <text:p>0.06986225</text:p>
          </table:table-cell>
          <table:table-cell office:value-type="float" office:value="0.1288542" calcext:value-type="float">
            <text:p>0.1288542</text:p>
          </table:table-cell>
          <table:table-cell office:value-type="float" office:value="-0.1026881" calcext:value-type="float">
            <text:p>-0.102688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1563" calcext:value-type="float">
            <text:p>-0.6601563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728027" calcext:value-type="float">
            <text:p>0.8728027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05273259" calcext:value-type="float">
            <text:p>0.05273259</text:p>
          </table:table-cell>
          <table:table-cell office:value-type="float" office:value="-0.01603055" calcext:value-type="float">
            <text:p>-0.01603055</text:p>
          </table:table-cell>
          <table:table-cell office:value-type="float" office:value="-0.003938921" calcext:value-type="float">
            <text:p>-0.0039389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628418" calcext:value-type="float">
            <text:p>-0.1628418</text:p>
          </table:table-cell>
          <table:table-cell office:value-type="float" office:value="0.4216309" calcext:value-type="float">
            <text:p>0.4216309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01084042" calcext:value-type="float">
            <text:p>0.01084042</text:p>
          </table:table-cell>
          <table:table-cell office:value-type="float" office:value="0.106809" calcext:value-type="float">
            <text:p>0.106809</text:p>
          </table:table-cell>
          <table:table-cell office:value-type="float" office:value="0.0763979" calcext:value-type="float">
            <text:p>0.07639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251953" calcext:value-type="float">
            <text:p>-0.08251953</text:p>
          </table:table-cell>
          <table:table-cell office:value-type="float" office:value="0.9550781" calcext:value-type="float">
            <text:p>0.9550781</text:p>
          </table:table-cell>
          <table:table-cell office:value-type="float" office:value="0.1474609" calcext:value-type="float">
            <text:p>0.1474609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1614653" calcext:value-type="float">
            <text:p>0.1614653</text:p>
          </table:table-cell>
          <table:table-cell office:value-type="float" office:value="0.02198398" calcext:value-type="float">
            <text:p>0.02198398</text:p>
          </table:table-cell>
          <table:table-cell office:value-type="float" office:value="0.01944935" calcext:value-type="float">
            <text:p>0.0194493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86914" calcext:value-type="float">
            <text:p>-0.6586914</text:p>
          </table:table-cell>
          <table:table-cell office:value-type="float" office:value="-0.1225586" calcext:value-type="float">
            <text:p>-0.1225586</text:p>
          </table:table-cell>
          <table:table-cell office:value-type="float" office:value="0.8798828" calcext:value-type="float">
            <text:p>0.8798828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08467197" calcext:value-type="float">
            <text:p>-0.08467197</text:p>
          </table:table-cell>
          <table:table-cell office:value-type="float" office:value="-0.04656494" calcext:value-type="float">
            <text:p>-0.04656494</text:p>
          </table:table-cell>
          <table:table-cell office:value-type="float" office:value="0.1334657" calcext:value-type="float">
            <text:p>0.13346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1657715" calcext:value-type="float">
            <text:p>-0.1657715</text:p>
          </table:table-cell>
          <table:table-cell office:value-type="float" office:value="0.4160156" calcext:value-type="float">
            <text:p>0.4160156</text:p>
          </table:table-cell>
          <table:table-cell office:value-type="float" office:value="-3.801527" calcext:value-type="float">
            <text:p>-3.801527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038168" calcext:value-type="float">
            <text:p>-3.038168</text:p>
          </table:table-cell>
          <table:table-cell office:value-type="float" office:value="-0.3097703" calcext:value-type="float">
            <text:p>-0.3097703</text:p>
          </table:table-cell>
          <table:table-cell office:value-type="float" office:value="-0.04586279" calcext:value-type="float">
            <text:p>-0.04586279</text:p>
          </table:table-cell>
          <table:table-cell office:value-type="float" office:value="0.4275429" calcext:value-type="float">
            <text:p>0.42754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984375" calcext:value-type="float">
            <text:p>-0.08984375</text:p>
          </table:table-cell>
          <table:table-cell office:value-type="float" office:value="0.9709473" calcext:value-type="float">
            <text:p>0.9709473</text:p>
          </table:table-cell>
          <table:table-cell office:value-type="float" office:value="0.1408691" calcext:value-type="float">
            <text:p>0.1408691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0.008793592" calcext:value-type="float">
            <text:p>0.008793592</text:p>
          </table:table-cell>
          <table:table-cell office:value-type="float" office:value="-0.2680923" calcext:value-type="float">
            <text:p>-0.2680923</text:p>
          </table:table-cell>
          <table:table-cell office:value-type="float" office:value="-0.2248255" calcext:value-type="float">
            <text:p>-0.224825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1094" calcext:value-type="float">
            <text:p>-0.6621094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735352" calcext:value-type="float">
            <text:p>0.8735352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862595" calcext:value-type="float">
            <text:p>-3.862595</text:p>
          </table:table-cell>
          <table:table-cell office:value-type="float" office:value="0.0221982" calcext:value-type="float">
            <text:p>0.0221982</text:p>
          </table:table-cell>
          <table:table-cell office:value-type="float" office:value="0.09083968" calcext:value-type="float">
            <text:p>0.09083968</text:p>
          </table:table-cell>
          <table:table-cell office:value-type="float" office:value="-3.790198" calcext:value-type="float">
            <text:p>-3.7901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299316" calcext:value-type="float">
            <text:p>0.4299316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-0.06549549" calcext:value-type="float">
            <text:p>-0.06549549</text:p>
          </table:table-cell>
          <table:table-cell office:value-type="float" office:value="-0.1985345" calcext:value-type="float">
            <text:p>-0.1985345</text:p>
          </table:table-cell>
          <table:table-cell office:value-type="float" office:value="0.06113076" calcext:value-type="float">
            <text:p>0.0611307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178711" calcext:value-type="float">
            <text:p>-0.08178711</text:p>
          </table:table-cell>
          <table:table-cell office:value-type="float" office:value="0.9667969" calcext:value-type="float">
            <text:p>0.9667969</text:p>
          </table:table-cell>
          <table:table-cell office:value-type="float" office:value="0.1530762" calcext:value-type="float">
            <text:p>0.1530762</text:p>
          </table:table-cell>
          <table:table-cell office:value-type="float" office:value="-2.290076" calcext:value-type="float">
            <text:p>-2.290076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0.2660155" calcext:value-type="float">
            <text:p>-0.2660155</text:p>
          </table:table-cell>
          <table:table-cell office:value-type="float" office:value="0.03725111" calcext:value-type="float">
            <text:p>0.03725111</text:p>
          </table:table-cell>
          <table:table-cell office:value-type="float" office:value="-0.270627" calcext:value-type="float">
            <text:p>-0.27062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86914" calcext:value-type="float">
            <text:p>-0.6586914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78418" calcext:value-type="float">
            <text:p>0.878418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0.06799972" calcext:value-type="float">
            <text:p>0.06799972</text:p>
          </table:table-cell>
          <table:table-cell office:value-type="float" office:value="0.09083968" calcext:value-type="float">
            <text:p>0.09083968</text:p>
          </table:table-cell>
          <table:table-cell office:value-type="float" office:value="0.1029313" calcext:value-type="float">
            <text:p>0.10293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77246" calcext:value-type="float">
            <text:p>-0.1677246</text:p>
          </table:table-cell>
          <table:table-cell office:value-type="float" office:value="0.4287109" calcext:value-type="float">
            <text:p>0.4287109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03496122" calcext:value-type="float">
            <text:p>-0.03496122</text:p>
          </table:table-cell>
          <table:table-cell table:style-name="ce3" office:value-type="float" office:value="-0.00006127357" calcext:value-type="float">
            <text:p>-6.13E-05</text:p>
          </table:table-cell>
          <table:table-cell office:value-type="float" office:value="-0.1068082" calcext:value-type="float">
            <text:p>-0.106808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203125" calcext:value-type="float">
            <text:p>-0.08203125</text:p>
          </table:table-cell>
          <table:table-cell office:value-type="float" office:value="0.9665527" calcext:value-type="float">
            <text:p>0.9665527</text:p>
          </table:table-cell>
          <table:table-cell office:value-type="float" office:value="0.145752" calcext:value-type="float">
            <text:p>0.145752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1286111" calcext:value-type="float">
            <text:p>-0.1286111</text:p>
          </table:table-cell>
          <table:table-cell office:value-type="float" office:value="-0.03908479" calcext:value-type="float">
            <text:p>-0.03908479</text:p>
          </table:table-cell>
          <table:table-cell office:value-type="float" office:value="0.01944935" calcext:value-type="float">
            <text:p>0.0194493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6211" calcext:value-type="float">
            <text:p>-0.6616211</text:p>
          </table:table-cell>
          <table:table-cell office:value-type="float" office:value="-0.1166992" calcext:value-type="float">
            <text:p>-0.1166992</text:p>
          </table:table-cell>
          <table:table-cell office:value-type="float" office:value="0.8703613" calcext:value-type="float">
            <text:p>0.8703613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5954198" calcext:value-type="float">
            <text:p>0.5954198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02360332" calcext:value-type="float">
            <text:p>-0.02360332</text:p>
          </table:table-cell>
          <table:table-cell office:value-type="float" office:value="-0.2603054" calcext:value-type="float">
            <text:p>-0.2603054</text:p>
          </table:table-cell>
          <table:table-cell office:value-type="float" office:value="-0.003938921" calcext:value-type="float">
            <text:p>-0.0039389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1426" calcext:value-type="float">
            <text:p>0.2961426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238281" calcext:value-type="float">
            <text:p>0.4238281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1329777" calcext:value-type="float">
            <text:p>0.1329777</text:p>
          </table:table-cell>
          <table:table-cell office:value-type="float" office:value="0.1526105" calcext:value-type="float">
            <text:p>0.1526105</text:p>
          </table:table-cell>
          <table:table-cell office:value-type="float" office:value="0.1374667" calcext:value-type="float">
            <text:p>0.13746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374023" calcext:value-type="float">
            <text:p>-0.08374023</text:p>
          </table:table-cell>
          <table:table-cell office:value-type="float" office:value="0.9821777" calcext:value-type="float">
            <text:p>0.9821777</text:p>
          </table:table-cell>
          <table:table-cell office:value-type="float" office:value="0.1315918" calcext:value-type="float">
            <text:p>0.1315918</text:p>
          </table:table-cell>
          <table:table-cell office:value-type="float" office:value="-2.229008" calcext:value-type="float">
            <text:p>-2.229008</text:p>
          </table:table-cell>
          <table:table-cell office:value-type="float" office:value="-1.664122" calcext:value-type="float">
            <text:p>-1.664122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-0.204947" calcext:value-type="float">
            <text:p>-0.204947</text:p>
          </table:table-cell>
          <table:table-cell office:value-type="float" office:value="0.1899229" calcext:value-type="float">
            <text:p>0.1899229</text:p>
          </table:table-cell>
          <table:table-cell office:value-type="float" office:value="0.04998374" calcext:value-type="float">
            <text:p>0.0499837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82129" calcext:value-type="float">
            <text:p>-0.6682129</text:p>
          </table:table-cell>
          <table:table-cell office:value-type="float" office:value="-0.1225586" calcext:value-type="float">
            <text:p>-0.1225586</text:p>
          </table:table-cell>
          <table:table-cell office:value-type="float" office:value="0.8896484" calcext:value-type="float">
            <text:p>0.8896484</text:p>
          </table:table-cell>
          <table:table-cell office:value-type="float" office:value="-0.961832" calcext:value-type="float">
            <text:p>-0.961832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0.2137404" calcext:value-type="float">
            <text:p>0.2137404</text:p>
          </table:table-cell>
          <table:table-cell office:value-type="float" office:value="0.1901371" calcext:value-type="float">
            <text:p>0.1901371</text:p>
          </table:table-cell>
          <table:table-cell office:value-type="float" office:value="0.2129771" calcext:value-type="float">
            <text:p>0.2129771</text:p>
          </table:table-cell>
          <table:table-cell office:value-type="float" office:value="0.2861374" calcext:value-type="float">
            <text:p>0.28613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3633" calcext:value-type="float">
            <text:p>0.2973633</text:p>
          </table:table-cell>
          <table:table-cell office:value-type="float" office:value="-0.1677246" calcext:value-type="float">
            <text:p>-0.1677246</text:p>
          </table:table-cell>
          <table:table-cell office:value-type="float" office:value="0.4189453" calcext:value-type="float">
            <text:p>0.4189453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2093136" calcext:value-type="float">
            <text:p>0.2093136</text:p>
          </table:table-cell>
          <table:table-cell office:value-type="float" office:value="0.3052822" calcext:value-type="float">
            <text:p>0.3052822</text:p>
          </table:table-cell>
          <table:table-cell office:value-type="float" office:value="-0.06100678" calcext:value-type="float">
            <text:p>-0.0610067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544922" calcext:value-type="float">
            <text:p>-0.08544922</text:p>
          </table:table-cell>
          <table:table-cell office:value-type="float" office:value="0.9645996" calcext:value-type="float">
            <text:p>0.9645996</text:p>
          </table:table-cell>
          <table:table-cell office:value-type="float" office:value="0.1413574" calcext:value-type="float">
            <text:p>0.1413574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0.1003966" calcext:value-type="float">
            <text:p>0.1003966</text:p>
          </table:table-cell>
          <table:table-cell office:value-type="float" office:value="0.0677855" calcext:value-type="float">
            <text:p>0.0677855</text:p>
          </table:table-cell>
          <table:table-cell office:value-type="float" office:value="-0.04161942" calcext:value-type="float">
            <text:p>-0.041619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491699" calcext:value-type="float">
            <text:p>-0.6491699</text:p>
          </table:table-cell>
          <table:table-cell office:value-type="float" office:value="-0.126709" calcext:value-type="float">
            <text:p>-0.126709</text:p>
          </table:table-cell>
          <table:table-cell office:value-type="float" office:value="0.8735352" calcext:value-type="float">
            <text:p>0.8735352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4885496" calcext:value-type="float">
            <text:p>0.4885496</text:p>
          </table:table-cell>
          <table:table-cell office:value-type="float" office:value="0" calcext:value-type="float">
            <text:p>0</text:p>
          </table:table-cell>
          <table:table-cell office:value-type="float" office:value="0.1290684" calcext:value-type="float">
            <text:p>0.1290684</text:p>
          </table:table-cell>
          <table:table-cell office:value-type="float" office:value="-0.3671756" calcext:value-type="float">
            <text:p>-0.3671756</text:p>
          </table:table-cell>
          <table:table-cell office:value-type="float" office:value="0.07239696" calcext:value-type="float">
            <text:p>0.072396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37012" calcext:value-type="float">
            <text:p>0.2937012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206543" calcext:value-type="float">
            <text:p>0.4206543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01084042" calcext:value-type="float">
            <text:p>0.01084042</text:p>
          </table:table-cell>
          <table:table-cell office:value-type="float" office:value="0.06100744" calcext:value-type="float">
            <text:p>0.06100744</text:p>
          </table:table-cell>
          <table:table-cell office:value-type="float" office:value="0.1374667" calcext:value-type="float">
            <text:p>0.13746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1047363" calcext:value-type="float">
            <text:p>-0.1047363</text:p>
          </table:table-cell>
          <table:table-cell office:value-type="float" office:value="0.9711914" calcext:value-type="float">
            <text:p>0.9711914</text:p>
          </table:table-cell>
          <table:table-cell office:value-type="float" office:value="0.1430664" calcext:value-type="float">
            <text:p>0.1430664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-2" calcext:value-type="float">
            <text:p>-2</text:p>
          </table:table-cell>
          <table:table-cell office:value-type="float" office:value="1.633588" calcext:value-type="float">
            <text:p>1.633588</text:p>
          </table:table-cell>
          <table:table-cell office:value-type="float" office:value="0.2225341" calcext:value-type="float">
            <text:p>0.2225341</text:p>
          </table:table-cell>
          <table:table-cell office:value-type="float" office:value="-0.145955" calcext:value-type="float">
            <text:p>-0.145955</text:p>
          </table:table-cell>
          <table:table-cell office:value-type="float" office:value="0.3095257" calcext:value-type="float">
            <text:p>0.309525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748" calcext:value-type="float">
            <text:p>-0.666748</text:p>
          </table:table-cell>
          <table:table-cell office:value-type="float" office:value="-0.1303711" calcext:value-type="float">
            <text:p>-0.1303711</text:p>
          </table:table-cell>
          <table:table-cell office:value-type="float" office:value="0.8833008" calcext:value-type="float">
            <text:p>0.8833008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0.1984733" calcext:value-type="float">
            <text:p>0.1984733</text:p>
          </table:table-cell>
          <table:table-cell office:value-type="float" office:value="-0.1762751" calcext:value-type="float">
            <text:p>-0.1762751</text:p>
          </table:table-cell>
          <table:table-cell office:value-type="float" office:value="0.01450378" calcext:value-type="float">
            <text:p>0.01450378</text:p>
          </table:table-cell>
          <table:table-cell office:value-type="float" office:value="0.2708702" calcext:value-type="float">
            <text:p>0.27087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128418" calcext:value-type="float">
            <text:p>0.4128418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6870229" calcext:value-type="float">
            <text:p>0.6870229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1112969" calcext:value-type="float">
            <text:p>-0.1112969</text:p>
          </table:table-cell>
          <table:table-cell office:value-type="float" office:value="-0.2290689" calcext:value-type="float">
            <text:p>-0.2290689</text:p>
          </table:table-cell>
          <table:table-cell office:value-type="float" office:value="0.01532912" calcext:value-type="float">
            <text:p>0.015329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911133" calcext:value-type="float">
            <text:p>-0.08911133</text:p>
          </table:table-cell>
          <table:table-cell office:value-type="float" office:value="0.9731445" calcext:value-type="float">
            <text:p>0.9731445</text:p>
          </table:table-cell>
          <table:table-cell office:value-type="float" office:value="0.1271973" calcext:value-type="float">
            <text:p>0.1271973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0.1156638" calcext:value-type="float">
            <text:p>0.1156638</text:p>
          </table:table-cell>
          <table:table-cell office:value-type="float" office:value="0.113587" calcext:value-type="float">
            <text:p>0.113587</text:p>
          </table:table-cell>
          <table:table-cell office:value-type="float" office:value="0.1263195" calcext:value-type="float">
            <text:p>0.126319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74707" calcext:value-type="float">
            <text:p>-0.6574707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747559" calcext:value-type="float">
            <text:p>0.8747559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6870229" calcext:value-type="float">
            <text:p>0.6870229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0.05273259" calcext:value-type="float">
            <text:p>0.05273259</text:p>
          </table:table-cell>
          <table:table-cell office:value-type="float" office:value="-0.1687023" calcext:value-type="float">
            <text:p>-0.1687023</text:p>
          </table:table-cell>
          <table:table-cell office:value-type="float" office:value="-0.03447327" calcext:value-type="float">
            <text:p>-0.034473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301758" calcext:value-type="float">
            <text:p>0.4301758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6870229" calcext:value-type="float">
            <text:p>0.6870229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-0.004426718" calcext:value-type="float">
            <text:p>-0.004426718</text:p>
          </table:table-cell>
          <table:table-cell office:value-type="float" office:value="-0.2290689" calcext:value-type="float">
            <text:p>-0.2290689</text:p>
          </table:table-cell>
          <table:table-cell office:value-type="float" office:value="0.06113076" calcext:value-type="float">
            <text:p>0.0611307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617188" calcext:value-type="float">
            <text:p>-0.07617188</text:p>
          </table:table-cell>
          <table:table-cell office:value-type="float" office:value="0.9709473" calcext:value-type="float">
            <text:p>0.9709473</text:p>
          </table:table-cell>
          <table:table-cell office:value-type="float" office:value="0.1394043" calcext:value-type="float">
            <text:p>0.1394043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2530683" calcext:value-type="float">
            <text:p>0.2530683</text:p>
          </table:table-cell>
          <table:table-cell office:value-type="float" office:value="-0.1001534" calcext:value-type="float">
            <text:p>-0.1001534</text:p>
          </table:table-cell>
          <table:table-cell office:value-type="float" office:value="-0.08742094" calcext:value-type="float">
            <text:p>-0.0874209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84473" calcext:value-type="float">
            <text:p>-0.6584473</text:p>
          </table:table-cell>
          <table:table-cell office:value-type="float" office:value="-0.1274414" calcext:value-type="float">
            <text:p>-0.1274414</text:p>
          </table:table-cell>
          <table:table-cell office:value-type="float" office:value="0.8730469" calcext:value-type="float">
            <text:p>0.8730469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2290076" calcext:value-type="float">
            <text:p>-0.2290076</text:p>
          </table:table-cell>
          <table:table-cell office:value-type="float" office:value="-0.02360332" calcext:value-type="float">
            <text:p>-0.02360332</text:p>
          </table:table-cell>
          <table:table-cell office:value-type="float" office:value="0.09083968" calcext:value-type="float">
            <text:p>0.09083968</text:p>
          </table:table-cell>
          <table:table-cell office:value-type="float" office:value="-0.1566107" calcext:value-type="float">
            <text:p>-0.1566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5371" calcext:value-type="float">
            <text:p>0.3005371</text:p>
          </table:table-cell>
          <table:table-cell office:value-type="float" office:value="-0.1650391" calcext:value-type="float">
            <text:p>-0.1650391</text:p>
          </table:table-cell>
          <table:table-cell office:value-type="float" office:value="0.4221191" calcext:value-type="float">
            <text:p>0.4221191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694656" calcext:value-type="float">
            <text:p>-3.694656</text:p>
          </table:table-cell>
          <table:table-cell office:value-type="float" office:value="-0.1265643" calcext:value-type="float">
            <text:p>-0.1265643</text:p>
          </table:table-cell>
          <table:table-cell office:value-type="float" office:value="-0.1221986" calcext:value-type="float">
            <text:p>-0.1221986</text:p>
          </table:table-cell>
          <table:table-cell office:value-type="float" office:value="-0.2289455" calcext:value-type="float">
            <text:p>-0.228945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081055" calcext:value-type="float">
            <text:p>-0.08081055</text:p>
          </table:table-cell>
          <table:table-cell office:value-type="float" office:value="0.9619141" calcext:value-type="float">
            <text:p>0.9619141</text:p>
          </table:table-cell>
          <table:table-cell office:value-type="float" office:value="0.1374512" calcext:value-type="float">
            <text:p>0.1374512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-0.1286111" calcext:value-type="float">
            <text:p>-0.1286111</text:p>
          </table:table-cell>
          <table:table-cell office:value-type="float" office:value="0.1288542" calcext:value-type="float">
            <text:p>0.1288542</text:p>
          </table:table-cell>
          <table:table-cell office:value-type="float" office:value="0.08051801" calcext:value-type="float">
            <text:p>0.0805180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6445" calcext:value-type="float">
            <text:p>-0.6606445</text:p>
          </table:table-cell>
          <table:table-cell office:value-type="float" office:value="-0.1335449" calcext:value-type="float">
            <text:p>-0.1335449</text:p>
          </table:table-cell>
          <table:table-cell office:value-type="float" office:value="0.8779297" calcext:value-type="float">
            <text:p>0.8779297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-0.08467197" calcext:value-type="float">
            <text:p>-0.08467197</text:p>
          </table:table-cell>
          <table:table-cell office:value-type="float" office:value="-0.1534352" calcext:value-type="float">
            <text:p>-0.1534352</text:p>
          </table:table-cell>
          <table:table-cell office:value-type="float" office:value="-0.0192061" calcext:value-type="float">
            <text:p>-0.01920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721191" calcext:value-type="float">
            <text:p>-0.1721191</text:p>
          </table:table-cell>
          <table:table-cell office:value-type="float" office:value="0.4216309" calcext:value-type="float">
            <text:p>0.4216309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610687" calcext:value-type="float">
            <text:p>0.610687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-0.08076262" calcext:value-type="float">
            <text:p>-0.08076262</text:p>
          </table:table-cell>
          <table:table-cell office:value-type="float" office:value="-0.3054048" calcext:value-type="float">
            <text:p>-0.3054048</text:p>
          </table:table-cell>
          <table:table-cell office:value-type="float" office:value="-0.1373425" calcext:value-type="float">
            <text:p>-0.13734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325195" calcext:value-type="float">
            <text:p>-0.08325195</text:p>
          </table:table-cell>
          <table:table-cell office:value-type="float" office:value="0.9606934" calcext:value-type="float">
            <text:p>0.9606934</text:p>
          </table:table-cell>
          <table:table-cell office:value-type="float" office:value="0.1516113" calcext:value-type="float">
            <text:p>0.1516113</text:p>
          </table:table-cell>
          <table:table-cell office:value-type="float" office:value="-2" calcext:value-type="float">
            <text:p>-2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0.02406073" calcext:value-type="float">
            <text:p>0.02406073</text:p>
          </table:table-cell>
          <table:table-cell office:value-type="float" office:value="-0.03908479" calcext:value-type="float">
            <text:p>-0.03908479</text:p>
          </table:table-cell>
          <table:table-cell office:value-type="float" office:value="-0.05688655" calcext:value-type="float">
            <text:p>-0.0568865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7949" calcext:value-type="float">
            <text:p>-0.6647949</text:p>
          </table:table-cell>
          <table:table-cell office:value-type="float" office:value="-0.1274414" calcext:value-type="float">
            <text:p>-0.1274414</text:p>
          </table:table-cell>
          <table:table-cell office:value-type="float" office:value="0.8840332" calcext:value-type="float">
            <text:p>0.8840332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0.1290684" calcext:value-type="float">
            <text:p>0.1290684</text:p>
          </table:table-cell>
          <table:table-cell office:value-type="float" office:value="0.0603053" calcext:value-type="float">
            <text:p>0.0603053</text:p>
          </table:table-cell>
          <table:table-cell office:value-type="float" office:value="-0.08027479" calcext:value-type="float">
            <text:p>-0.080274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22363" calcext:value-type="float">
            <text:p>0.2922363</text:p>
          </table:table-cell>
          <table:table-cell office:value-type="float" office:value="-0.1691895" calcext:value-type="float">
            <text:p>-0.1691895</text:p>
          </table:table-cell>
          <table:table-cell office:value-type="float" office:value="0.4255371" calcext:value-type="float">
            <text:p>0.4255371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-3.145038" calcext:value-type="float">
            <text:p>-3.145038</text:p>
          </table:table-cell>
          <table:table-cell office:value-type="float" office:value="0.08717632" calcext:value-type="float">
            <text:p>0.08717632</text:p>
          </table:table-cell>
          <table:table-cell office:value-type="float" office:value="-0.2138017" calcext:value-type="float">
            <text:p>-0.2138017</text:p>
          </table:table-cell>
          <table:table-cell office:value-type="float" office:value="0.3206728" calcext:value-type="float">
            <text:p>0.320672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374023" calcext:value-type="float">
            <text:p>-0.08374023</text:p>
          </table:table-cell>
          <table:table-cell office:value-type="float" office:value="0.965332" calcext:value-type="float">
            <text:p>0.965332</text:p>
          </table:table-cell>
          <table:table-cell office:value-type="float" office:value="0.1357422" calcext:value-type="float">
            <text:p>0.1357422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0.1286111" calcext:value-type="float">
            <text:p>-0.1286111</text:p>
          </table:table-cell>
          <table:table-cell office:value-type="float" office:value="0.006716847" calcext:value-type="float">
            <text:p>0.006716847</text:p>
          </table:table-cell>
          <table:table-cell office:value-type="float" office:value="-0.1332225" calcext:value-type="float">
            <text:p>-0.13322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8652" calcext:value-type="float">
            <text:p>-0.6618652</text:p>
          </table:table-cell>
          <table:table-cell office:value-type="float" office:value="-0.1259766" calcext:value-type="float">
            <text:p>-0.1259766</text:p>
          </table:table-cell>
          <table:table-cell office:value-type="float" office:value="0.8723145" calcext:value-type="float">
            <text:p>0.8723145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6870229" calcext:value-type="float">
            <text:p>0.6870229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008336186" calcext:value-type="float">
            <text:p>-0.008336186</text:p>
          </table:table-cell>
          <table:table-cell office:value-type="float" office:value="-0.1687023" calcext:value-type="float">
            <text:p>-0.1687023</text:p>
          </table:table-cell>
          <table:table-cell office:value-type="float" office:value="-0.04974045" calcext:value-type="float">
            <text:p>-0.04974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166" calcext:value-type="float">
            <text:p>0.295166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20166" calcext:value-type="float">
            <text:p>0.420166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-0.004426718" calcext:value-type="float">
            <text:p>-0.004426718</text:p>
          </table:table-cell>
          <table:table-cell office:value-type="float" office:value="-0.01532847" calcext:value-type="float">
            <text:p>-0.01532847</text:p>
          </table:table-cell>
          <table:table-cell table:style-name="ce3" office:value-type="float" office:value="0.00006198883" calcext:value-type="float">
            <text:p>6.20E-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47168" calcext:value-type="float">
            <text:p>-0.0847168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35498" calcext:value-type="float">
            <text:p>0.135498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-0.113344" calcext:value-type="float">
            <text:p>-0.113344</text:p>
          </table:table-cell>
          <table:table-cell office:value-type="float" office:value="-0.06961906" calcext:value-type="float">
            <text:p>-0.06961906</text:p>
          </table:table-cell>
          <table:table-cell office:value-type="float" office:value="0.09578526" calcext:value-type="float">
            <text:p>0.0957852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5508" calcext:value-type="float">
            <text:p>-0.6645508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676758" calcext:value-type="float">
            <text:p>0.8676758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0.1526718" calcext:value-type="float">
            <text:p>0.1526718</text:p>
          </table:table-cell>
          <table:table-cell office:value-type="float" office:value="-0.008336186" calcext:value-type="float">
            <text:p>-0.008336186</text:p>
          </table:table-cell>
          <table:table-cell office:value-type="float" office:value="0.01450378" calcext:value-type="float">
            <text:p>0.01450378</text:p>
          </table:table-cell>
          <table:table-cell office:value-type="float" office:value="0.2250687" calcext:value-type="float">
            <text:p>0.22506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655273" calcext:value-type="float">
            <text:p>-0.1655273</text:p>
          </table:table-cell>
          <table:table-cell office:value-type="float" office:value="0.4196777" calcext:value-type="float">
            <text:p>0.4196777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08717632" calcext:value-type="float">
            <text:p>0.08717632</text:p>
          </table:table-cell>
          <table:table-cell office:value-type="float" office:value="0.06100744" calcext:value-type="float">
            <text:p>0.06100744</text:p>
          </table:table-cell>
          <table:table-cell office:value-type="float" office:value="0.1221995" calcext:value-type="float">
            <text:p>0.122199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763672" calcext:value-type="float">
            <text:p>-0.07763672</text:p>
          </table:table-cell>
          <table:table-cell office:value-type="float" office:value="0.9672852" calcext:value-type="float">
            <text:p>0.9672852</text:p>
          </table:table-cell>
          <table:table-cell office:value-type="float" office:value="0.1433105" calcext:value-type="float">
            <text:p>0.1433105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-0.1286111" calcext:value-type="float">
            <text:p>-0.1286111</text:p>
          </table:table-cell>
          <table:table-cell office:value-type="float" office:value="0.1288542" calcext:value-type="float">
            <text:p>0.1288542</text:p>
          </table:table-cell>
          <table:table-cell office:value-type="float" office:value="0.1873883" calcext:value-type="float">
            <text:p>0.187388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5273" calcext:value-type="float">
            <text:p>-0.6655273</text:p>
          </table:table-cell>
          <table:table-cell office:value-type="float" office:value="-0.1240234" calcext:value-type="float">
            <text:p>-0.1240234</text:p>
          </table:table-cell>
          <table:table-cell office:value-type="float" office:value="0.8813477" calcext:value-type="float">
            <text:p>0.8813477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1290684" calcext:value-type="float">
            <text:p>0.1290684</text:p>
          </table:table-cell>
          <table:table-cell office:value-type="float" office:value="-0.03129774" calcext:value-type="float">
            <text:p>-0.03129774</text:p>
          </table:table-cell>
          <table:table-cell office:value-type="float" office:value="-0.04974045" calcext:value-type="float">
            <text:p>-0.04974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1674805" calcext:value-type="float">
            <text:p>-0.1674805</text:p>
          </table:table-cell>
          <table:table-cell office:value-type="float" office:value="0.4206543" calcext:value-type="float">
            <text:p>0.4206543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221374" calcext:value-type="float">
            <text:p>-3.221374</text:p>
          </table:table-cell>
          <table:table-cell office:value-type="float" office:value="-0.01969385" calcext:value-type="float">
            <text:p>-0.01969385</text:p>
          </table:table-cell>
          <table:table-cell office:value-type="float" office:value="-0.1221986" calcext:value-type="float">
            <text:p>-0.1221986</text:p>
          </table:table-cell>
          <table:table-cell office:value-type="float" office:value="0.2443368" calcext:value-type="float">
            <text:p>0.244336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9204102" calcext:value-type="float">
            <text:p>-0.09204102</text:p>
          </table:table-cell>
          <table:table-cell office:value-type="float" office:value="0.9650879" calcext:value-type="float">
            <text:p>0.9650879</text:p>
          </table:table-cell>
          <table:table-cell office:value-type="float" office:value="0.1384277" calcext:value-type="float">
            <text:p>0.1384277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6986225" calcext:value-type="float">
            <text:p>0.06986225</text:p>
          </table:table-cell>
          <table:table-cell office:value-type="float" office:value="0.05251837" calcext:value-type="float">
            <text:p>0.05251837</text:p>
          </table:table-cell>
          <table:table-cell office:value-type="float" office:value="0.1415868" calcext:value-type="float">
            <text:p>0.141586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5273" calcext:value-type="float">
            <text:p>-0.6655273</text:p>
          </table:table-cell>
          <table:table-cell office:value-type="float" office:value="-0.1218262" calcext:value-type="float">
            <text:p>-0.1218262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0.09160305" calcext:value-type="float">
            <text:p>0.09160305</text:p>
          </table:table-cell>
          <table:table-cell office:value-type="float" office:value="-0.03887045" calcext:value-type="float">
            <text:p>-0.03887045</text:p>
          </table:table-cell>
          <table:table-cell office:value-type="float" office:value="-0.04656494" calcext:value-type="float">
            <text:p>-0.04656494</text:p>
          </table:table-cell>
          <table:table-cell office:value-type="float" office:value="0.164" calcext:value-type="float">
            <text:p>0.1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3457" calcext:value-type="float">
            <text:p>0.293457</text:p>
          </table:table-cell>
          <table:table-cell office:value-type="float" office:value="-0.1652832" calcext:value-type="float">
            <text:p>-0.1652832</text:p>
          </table:table-cell>
          <table:table-cell office:value-type="float" office:value="0.4345703" calcext:value-type="float">
            <text:p>0.4345703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01084042" calcext:value-type="float">
            <text:p>0.01084042</text:p>
          </table:table-cell>
          <table:table-cell table:style-name="ce3" office:value-type="float" office:value="-0.00006127357" calcext:value-type="float">
            <text:p>-6.13E-05</text:p>
          </table:table-cell>
          <table:table-cell office:value-type="float" office:value="-0.01520514" calcext:value-type="float">
            <text:p>-0.015205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447266" calcext:value-type="float">
            <text:p>-0.08447266</text:p>
          </table:table-cell>
          <table:table-cell office:value-type="float" office:value="0.9648438" calcext:value-type="float">
            <text:p>0.9648438</text:p>
          </table:table-cell>
          <table:table-cell office:value-type="float" office:value="0.154541" calcext:value-type="float">
            <text:p>0.154541</text:p>
          </table:table-cell>
          <table:table-cell office:value-type="float" office:value="-2" calcext:value-type="float">
            <text:p>-2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0.02406073" calcext:value-type="float">
            <text:p>0.02406073</text:p>
          </table:table-cell>
          <table:table-cell office:value-type="float" office:value="-0.05435193" calcext:value-type="float">
            <text:p>-0.05435193</text:p>
          </table:table-cell>
          <table:table-cell office:value-type="float" office:value="0.03471649" calcext:value-type="float">
            <text:p>0.0347164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0391" calcext:value-type="float">
            <text:p>-0.6650391</text:p>
          </table:table-cell>
          <table:table-cell office:value-type="float" office:value="-0.1206055" calcext:value-type="float">
            <text:p>-0.1206055</text:p>
          </table:table-cell>
          <table:table-cell office:value-type="float" office:value="0.8723145" calcext:value-type="float">
            <text:p>0.8723145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09853411" calcext:value-type="float">
            <text:p>0.09853411</text:p>
          </table:table-cell>
          <table:table-cell office:value-type="float" office:value="-0.07709927" calcext:value-type="float">
            <text:p>-0.07709927</text:p>
          </table:table-cell>
          <table:table-cell office:value-type="float" office:value="0.04186261" calcext:value-type="float">
            <text:p>0.041862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39453" calcext:value-type="float">
            <text:p>0.2939453</text:p>
          </table:table-cell>
          <table:table-cell office:value-type="float" office:value="-0.1650391" calcext:value-type="float">
            <text:p>-0.1650391</text:p>
          </table:table-cell>
          <table:table-cell office:value-type="float" office:value="0.4255371" calcext:value-type="float">
            <text:p>0.4255371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1112969" calcext:value-type="float">
            <text:p>-0.1112969</text:p>
          </table:table-cell>
          <table:table-cell office:value-type="float" office:value="0.06100744" calcext:value-type="float">
            <text:p>0.06100744</text:p>
          </table:table-cell>
          <table:table-cell office:value-type="float" office:value="0.0763979" calcext:value-type="float">
            <text:p>0.07639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227539" calcext:value-type="float">
            <text:p>-0.08227539</text:p>
          </table:table-cell>
          <table:table-cell office:value-type="float" office:value="0.9619141" calcext:value-type="float">
            <text:p>0.9619141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0.1767325" calcext:value-type="float">
            <text:p>0.1767325</text:p>
          </table:table-cell>
          <table:table-cell office:value-type="float" office:value="0.03725111" calcext:value-type="float">
            <text:p>0.03725111</text:p>
          </table:table-cell>
          <table:table-cell office:value-type="float" office:value="-0.05688655" calcext:value-type="float">
            <text:p>-0.0568865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5273" calcext:value-type="float">
            <text:p>-0.6655273</text:p>
          </table:table-cell>
          <table:table-cell office:value-type="float" office:value="-0.1242676" calcext:value-type="float">
            <text:p>-0.1242676</text:p>
          </table:table-cell>
          <table:table-cell office:value-type="float" office:value="0.8754883" calcext:value-type="float">
            <text:p>0.8754883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1138012" calcext:value-type="float">
            <text:p>0.1138012</text:p>
          </table:table-cell>
          <table:table-cell office:value-type="float" office:value="-0.03129774" calcext:value-type="float">
            <text:p>-0.03129774</text:p>
          </table:table-cell>
          <table:table-cell office:value-type="float" office:value="-0.04974045" calcext:value-type="float">
            <text:p>-0.04974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55273" calcext:value-type="float">
            <text:p>-0.1655273</text:p>
          </table:table-cell>
          <table:table-cell office:value-type="float" office:value="0.4221191" calcext:value-type="float">
            <text:p>0.4221191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0.01084042" calcext:value-type="float">
            <text:p>0.01084042</text:p>
          </table:table-cell>
          <table:table-cell office:value-type="float" office:value="0.1984121" calcext:value-type="float">
            <text:p>0.1984121</text:p>
          </table:table-cell>
          <table:table-cell office:value-type="float" office:value="0.1527338" calcext:value-type="float">
            <text:p>0.152733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398438" calcext:value-type="float">
            <text:p>-0.08398438</text:p>
          </table:table-cell>
          <table:table-cell office:value-type="float" office:value="0.9785156" calcext:value-type="float">
            <text:p>0.9785156</text:p>
          </table:table-cell>
          <table:table-cell office:value-type="float" office:value="0.1350098" calcext:value-type="float">
            <text:p>0.1350098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1156638" calcext:value-type="float">
            <text:p>0.1156638</text:p>
          </table:table-cell>
          <table:table-cell office:value-type="float" office:value="0.006716847" calcext:value-type="float">
            <text:p>0.006716847</text:p>
          </table:table-cell>
          <table:table-cell office:value-type="float" office:value="0.1415868" calcext:value-type="float">
            <text:p>0.141586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1328" calcext:value-type="float">
            <text:p>-0.6611328</text:p>
          </table:table-cell>
          <table:table-cell office:value-type="float" office:value="-0.1203613" calcext:value-type="float">
            <text:p>-0.1203613</text:p>
          </table:table-cell>
          <table:table-cell office:value-type="float" office:value="0.8754883" calcext:value-type="float">
            <text:p>0.8754883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0.1221374" calcext:value-type="float">
            <text:p>0.1221374</text:p>
          </table:table-cell>
          <table:table-cell office:value-type="float" office:value="0.09853411" calcext:value-type="float">
            <text:p>0.09853411</text:p>
          </table:table-cell>
          <table:table-cell office:value-type="float" office:value="-0.1076337" calcext:value-type="float">
            <text:p>-0.1076337</text:p>
          </table:table-cell>
          <table:table-cell office:value-type="float" office:value="0.1945344" calcext:value-type="float">
            <text:p>0.19453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682129" calcext:value-type="float">
            <text:p>-0.1682129</text:p>
          </table:table-cell>
          <table:table-cell office:value-type="float" office:value="0.4206543" calcext:value-type="float">
            <text:p>0.4206543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1024435" calcext:value-type="float">
            <text:p>0.1024435</text:p>
          </table:table-cell>
          <table:table-cell office:value-type="float" office:value="0.1678777" calcext:value-type="float">
            <text:p>0.1678777</text:p>
          </table:table-cell>
          <table:table-cell office:value-type="float" office:value="-0.1984112" calcext:value-type="float">
            <text:p>-0.19841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618164" calcext:value-type="float">
            <text:p>-0.08618164</text:p>
          </table:table-cell>
          <table:table-cell office:value-type="float" office:value="0.9560547" calcext:value-type="float">
            <text:p>0.9560547</text:p>
          </table:table-cell>
          <table:table-cell office:value-type="float" office:value="0.1379395" calcext:value-type="float">
            <text:p>0.1379395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496183" calcext:value-type="float">
            <text:p>1.496183</text:p>
          </table:table-cell>
          <table:table-cell office:value-type="float" office:value="-0.006473541" calcext:value-type="float">
            <text:p>-0.006473541</text:p>
          </table:table-cell>
          <table:table-cell office:value-type="float" office:value="-0.1001534" calcext:value-type="float">
            <text:p>-0.1001534</text:p>
          </table:table-cell>
          <table:table-cell office:value-type="float" office:value="0.172121" calcext:value-type="float">
            <text:p>0.17212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8457" calcext:value-type="float">
            <text:p>-0.668457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78418" calcext:value-type="float">
            <text:p>0.878418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610687" calcext:value-type="float">
            <text:p>0.610687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05273259" calcext:value-type="float">
            <text:p>0.05273259</text:p>
          </table:table-cell>
          <table:table-cell office:value-type="float" office:value="-0.2450382" calcext:value-type="float">
            <text:p>-0.2450382</text:p>
          </table:table-cell>
          <table:table-cell office:value-type="float" office:value="-0.0192061" calcext:value-type="float">
            <text:p>-0.01920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8516" calcext:value-type="float">
            <text:p>0.2978516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343262" calcext:value-type="float">
            <text:p>0.4343262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-0.1265643" calcext:value-type="float">
            <text:p>-0.1265643</text:p>
          </table:table-cell>
          <table:table-cell office:value-type="float" office:value="-0.06112999" calcext:value-type="float">
            <text:p>-0.06112999</text:p>
          </table:table-cell>
          <table:table-cell table:style-name="ce3" office:value-type="float" office:value="0.00006198883" calcext:value-type="float">
            <text:p>6.20E-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520508" calcext:value-type="float">
            <text:p>-0.08520508</text:p>
          </table:table-cell>
          <table:table-cell office:value-type="float" office:value="0.9672852" calcext:value-type="float">
            <text:p>0.9672852</text:p>
          </table:table-cell>
          <table:table-cell office:value-type="float" office:value="0.1357422" calcext:value-type="float">
            <text:p>0.1357422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113344" calcext:value-type="float">
            <text:p>-0.113344</text:p>
          </table:table-cell>
          <table:table-cell office:value-type="float" office:value="0.1288542" calcext:value-type="float">
            <text:p>0.1288542</text:p>
          </table:table-cell>
          <table:table-cell office:value-type="float" office:value="0.03471649" calcext:value-type="float">
            <text:p>0.0347164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5273" calcext:value-type="float">
            <text:p>-0.6655273</text:p>
          </table:table-cell>
          <table:table-cell office:value-type="float" office:value="-0.1293945" calcext:value-type="float">
            <text:p>-0.1293945</text:p>
          </table:table-cell>
          <table:table-cell office:value-type="float" office:value="0.8752441" calcext:value-type="float">
            <text:p>0.8752441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0.1221374" calcext:value-type="float">
            <text:p>0.1221374</text:p>
          </table:table-cell>
          <table:table-cell office:value-type="float" office:value="-0.03887045" calcext:value-type="float">
            <text:p>-0.03887045</text:p>
          </table:table-cell>
          <table:table-cell office:value-type="float" office:value="0.02977097" calcext:value-type="float">
            <text:p>0.02977097</text:p>
          </table:table-cell>
          <table:table-cell office:value-type="float" office:value="0.1945344" calcext:value-type="float">
            <text:p>0.19453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1426" calcext:value-type="float">
            <text:p>0.2961426</text:p>
          </table:table-cell>
          <table:table-cell office:value-type="float" office:value="-0.1652832" calcext:value-type="float">
            <text:p>-0.1652832</text:p>
          </table:table-cell>
          <table:table-cell office:value-type="float" office:value="0.4279785" calcext:value-type="float">
            <text:p>0.4279785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0.05664182" calcext:value-type="float">
            <text:p>0.05664182</text:p>
          </table:table-cell>
          <table:table-cell office:value-type="float" office:value="-0.09166431" calcext:value-type="float">
            <text:p>-0.09166431</text:p>
          </table:table-cell>
          <table:table-cell office:value-type="float" office:value="0.1069322" calcext:value-type="float">
            <text:p>0.10693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374023" calcext:value-type="float">
            <text:p>-0.08374023</text:p>
          </table:table-cell>
          <table:table-cell office:value-type="float" office:value="0.9665527" calcext:value-type="float">
            <text:p>0.9665527</text:p>
          </table:table-cell>
          <table:table-cell office:value-type="float" office:value="0.1276855" calcext:value-type="float">
            <text:p>0.1276855</text:p>
          </table:table-cell>
          <table:table-cell office:value-type="float" office:value="-2.21374" calcext:value-type="float">
            <text:p>-2.21374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-0.1896796" calcext:value-type="float">
            <text:p>-0.1896796</text:p>
          </table:table-cell>
          <table:table-cell office:value-type="float" office:value="-0.008550406" calcext:value-type="float">
            <text:p>-0.008550406</text:p>
          </table:table-cell>
          <table:table-cell office:value-type="float" office:value="-0.1026881" calcext:value-type="float">
            <text:p>-0.102688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9922" calcext:value-type="float">
            <text:p>-0.6669922</text:p>
          </table:table-cell>
          <table:table-cell office:value-type="float" office:value="-0.126709" calcext:value-type="float">
            <text:p>-0.126709</text:p>
          </table:table-cell>
          <table:table-cell office:value-type="float" office:value="0.8608398" calcext:value-type="float">
            <text:p>0.8608398</text:p>
          </table:table-cell>
          <table:table-cell office:value-type="float" office:value="-1.007634" calcext:value-type="float">
            <text:p>-1.007634</text:p>
          </table:table-cell>
          <table:table-cell office:value-type="float" office:value="0.5954198" calcext:value-type="float">
            <text:p>0.5954198</text:p>
          </table:table-cell>
          <table:table-cell office:value-type="float" office:value="0.09160305" calcext:value-type="float">
            <text:p>0.09160305</text:p>
          </table:table-cell>
          <table:table-cell office:value-type="float" office:value="0.1443356" calcext:value-type="float">
            <text:p>0.1443356</text:p>
          </table:table-cell>
          <table:table-cell office:value-type="float" office:value="-0.2603054" calcext:value-type="float">
            <text:p>-0.2603054</text:p>
          </table:table-cell>
          <table:table-cell office:value-type="float" office:value="0.164" calcext:value-type="float">
            <text:p>0.1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6543" calcext:value-type="float">
            <text:p>0.2956543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213867" calcext:value-type="float">
            <text:p>0.4213867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7190919" calcext:value-type="float">
            <text:p>0.07190919</text:p>
          </table:table-cell>
          <table:table-cell office:value-type="float" office:value="0.1831448" calcext:value-type="float">
            <text:p>0.1831448</text:p>
          </table:table-cell>
          <table:table-cell table:style-name="ce3" office:value-type="float" office:value="0.00006198883" calcext:value-type="float">
            <text:p>6.20E-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374023" calcext:value-type="float">
            <text:p>-0.08374023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-2.198473" calcext:value-type="float">
            <text:p>-2.198473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1744125" calcext:value-type="float">
            <text:p>-0.1744125</text:p>
          </table:table-cell>
          <table:table-cell office:value-type="float" office:value="0.113587" calcext:value-type="float">
            <text:p>0.113587</text:p>
          </table:table-cell>
          <table:table-cell office:value-type="float" office:value="-0.1637567" calcext:value-type="float">
            <text:p>-0.163756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8418" calcext:value-type="float">
            <text:p>-0.6628418</text:p>
          </table:table-cell>
          <table:table-cell office:value-type="float" office:value="-0.1271973" calcext:value-type="float">
            <text:p>-0.1271973</text:p>
          </table:table-cell>
          <table:table-cell office:value-type="float" office:value="0.8735352" calcext:value-type="float">
            <text:p>0.8735352</text:p>
          </table:table-cell>
          <table:table-cell office:value-type="float" office:value="-1.007634" calcext:value-type="float">
            <text:p>-1.007634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1443356" calcext:value-type="float">
            <text:p>0.1443356</text:p>
          </table:table-cell>
          <table:table-cell office:value-type="float" office:value="0.1061068" calcext:value-type="float">
            <text:p>0.1061068</text:p>
          </table:table-cell>
          <table:table-cell office:value-type="float" office:value="0.1181985" calcext:value-type="float">
            <text:p>0.11819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51758" calcext:value-type="float">
            <text:p>0.3051758</text:p>
          </table:table-cell>
          <table:table-cell office:value-type="float" office:value="-0.1640625" calcext:value-type="float">
            <text:p>-0.1640625</text:p>
          </table:table-cell>
          <table:table-cell office:value-type="float" office:value="0.4216309" calcext:value-type="float">
            <text:p>0.4216309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04137468" calcext:value-type="float">
            <text:p>0.04137468</text:p>
          </table:table-cell>
          <table:table-cell office:value-type="float" office:value="0.04574025" calcext:value-type="float">
            <text:p>0.04574025</text:p>
          </table:table-cell>
          <table:table-cell office:value-type="float" office:value="0.0763979" calcext:value-type="float">
            <text:p>0.07639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520508" calcext:value-type="float">
            <text:p>-0.08520508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91602" calcext:value-type="float">
            <text:p>0.1391602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-0.05227518" calcext:value-type="float">
            <text:p>-0.05227518</text:p>
          </table:table-cell>
          <table:table-cell office:value-type="float" office:value="-0.06961906" calcext:value-type="float">
            <text:p>-0.06961906</text:p>
          </table:table-cell>
          <table:table-cell office:value-type="float" office:value="0.09578526" calcext:value-type="float">
            <text:p>0.0957852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1563" calcext:value-type="float">
            <text:p>-0.6601563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764648" calcext:value-type="float">
            <text:p>0.8764648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0.1679389" calcext:value-type="float">
            <text:p>0.1679389</text:p>
          </table:table-cell>
          <table:table-cell office:value-type="float" office:value="0.0221982" calcext:value-type="float">
            <text:p>0.0221982</text:p>
          </table:table-cell>
          <table:table-cell office:value-type="float" office:value="-0.1076337" calcext:value-type="float">
            <text:p>-0.1076337</text:p>
          </table:table-cell>
          <table:table-cell office:value-type="float" office:value="0.2403359" calcext:value-type="float">
            <text:p>0.2403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162598" calcext:value-type="float">
            <text:p>0.4162598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0.01084042" calcext:value-type="float">
            <text:p>0.01084042</text:p>
          </table:table-cell>
          <table:table-cell office:value-type="float" office:value="-0.0305956" calcext:value-type="float">
            <text:p>-0.0305956</text:p>
          </table:table-cell>
          <table:table-cell office:value-type="float" office:value="-0.1526098" calcext:value-type="float">
            <text:p>-0.152609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081055" calcext:value-type="float">
            <text:p>-0.08081055</text:p>
          </table:table-cell>
          <table:table-cell office:value-type="float" office:value="0.9655762" calcext:value-type="float">
            <text:p>0.9655762</text:p>
          </table:table-cell>
          <table:table-cell office:value-type="float" office:value="0.1364746" calcext:value-type="float">
            <text:p>0.1364746</text:p>
          </table:table-cell>
          <table:table-cell office:value-type="float" office:value="-2" calcext:value-type="float">
            <text:p>-2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02406073" calcext:value-type="float">
            <text:p>0.02406073</text:p>
          </table:table-cell>
          <table:table-cell office:value-type="float" office:value="-0.06961906" calcext:value-type="float">
            <text:p>-0.06961906</text:p>
          </table:table-cell>
          <table:table-cell office:value-type="float" office:value="0.01944935" calcext:value-type="float">
            <text:p>0.0194493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5977" calcext:value-type="float">
            <text:p>-0.6625977</text:p>
          </table:table-cell>
          <table:table-cell office:value-type="float" office:value="-0.1254883" calcext:value-type="float">
            <text:p>-0.1254883</text:p>
          </table:table-cell>
          <table:table-cell office:value-type="float" office:value="0.8747559" calcext:value-type="float">
            <text:p>0.8747559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0.006931067" calcext:value-type="float">
            <text:p>0.006931067</text:p>
          </table:table-cell>
          <table:table-cell office:value-type="float" office:value="-0.09236646" calcext:value-type="float">
            <text:p>-0.09236646</text:p>
          </table:table-cell>
          <table:table-cell office:value-type="float" office:value="0.1029313" calcext:value-type="float">
            <text:p>0.10293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6074" calcext:value-type="float">
            <text:p>0.2976074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240723" calcext:value-type="float">
            <text:p>0.4240723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740458" calcext:value-type="float">
            <text:p>-3.740458</text:p>
          </table:table-cell>
          <table:table-cell office:value-type="float" office:value="0.05664182" calcext:value-type="float">
            <text:p>0.05664182</text:p>
          </table:table-cell>
          <table:table-cell office:value-type="float" office:value="0.07627463" calcext:value-type="float">
            <text:p>0.07627463</text:p>
          </table:table-cell>
          <table:table-cell office:value-type="float" office:value="-0.2747471" calcext:value-type="float">
            <text:p>-0.274747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544922" calcext:value-type="float">
            <text:p>-0.08544922</text:p>
          </table:table-cell>
          <table:table-cell office:value-type="float" office:value="0.9733887" calcext:value-type="float">
            <text:p>0.9733887</text:p>
          </table:table-cell>
          <table:table-cell office:value-type="float" office:value="0.1337891" calcext:value-type="float">
            <text:p>0.1337891</text:p>
          </table:table-cell>
          <table:table-cell office:value-type="float" office:value="-2.274809" calcext:value-type="float">
            <text:p>-2.274809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2507484" calcext:value-type="float">
            <text:p>-0.2507484</text:p>
          </table:table-cell>
          <table:table-cell office:value-type="float" office:value="0.09831989" calcext:value-type="float">
            <text:p>0.09831989</text:p>
          </table:table-cell>
          <table:table-cell office:value-type="float" office:value="-0.01108503" calcext:value-type="float">
            <text:p>-0.0110850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3066" calcext:value-type="float">
            <text:p>-0.6643066</text:p>
          </table:table-cell>
          <table:table-cell office:value-type="float" office:value="-0.1235352" calcext:value-type="float">
            <text:p>-0.1235352</text:p>
          </table:table-cell>
          <table:table-cell office:value-type="float" office:value="0.8776855" calcext:value-type="float">
            <text:p>0.8776855</text:p>
          </table:table-cell>
          <table:table-cell office:value-type="float" office:value="-0.9312977" calcext:value-type="float">
            <text:p>-0.9312977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0.2206715" calcext:value-type="float">
            <text:p>0.2206715</text:p>
          </table:table-cell>
          <table:table-cell office:value-type="float" office:value="0.07557249" calcext:value-type="float">
            <text:p>0.07557249</text:p>
          </table:table-cell>
          <table:table-cell office:value-type="float" office:value="0.1487328" calcext:value-type="float">
            <text:p>0.14873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166" calcext:value-type="float">
            <text:p>0.295166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279785" calcext:value-type="float">
            <text:p>0.4279785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01084042" calcext:value-type="float">
            <text:p>0.01084042</text:p>
          </table:table-cell>
          <table:table-cell office:value-type="float" office:value="0.04574025" calcext:value-type="float">
            <text:p>0.04574025</text:p>
          </table:table-cell>
          <table:table-cell office:value-type="float" office:value="-0.1373425" calcext:value-type="float">
            <text:p>-0.13734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349609" calcext:value-type="float">
            <text:p>-0.08349609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369629" calcext:value-type="float">
            <text:p>0.1369629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0.1309309" calcext:value-type="float">
            <text:p>0.1309309</text:p>
          </table:table-cell>
          <table:table-cell office:value-type="float" office:value="-0.1306878" calcext:value-type="float">
            <text:p>-0.1306878</text:p>
          </table:table-cell>
          <table:table-cell office:value-type="float" office:value="-0.05688655" calcext:value-type="float">
            <text:p>-0.0568865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86914" calcext:value-type="float">
            <text:p>-0.6586914</text:p>
          </table:table-cell>
          <table:table-cell office:value-type="float" office:value="-0.1247559" calcext:value-type="float">
            <text:p>-0.1247559</text:p>
          </table:table-cell>
          <table:table-cell office:value-type="float" office:value="0.878418" calcext:value-type="float">
            <text:p>0.878418</text:p>
          </table:table-cell>
          <table:table-cell office:value-type="float" office:value="-1.282443" calcext:value-type="float">
            <text:p>-1.282443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0.1374046" calcext:value-type="float">
            <text:p>0.1374046</text:p>
          </table:table-cell>
          <table:table-cell office:value-type="float" office:value="-0.1304735" calcext:value-type="float">
            <text:p>-0.1304735</text:p>
          </table:table-cell>
          <table:table-cell office:value-type="float" office:value="-0.1534352" calcext:value-type="float">
            <text:p>-0.1534352</text:p>
          </table:table-cell>
          <table:table-cell office:value-type="float" office:value="0.2098015" calcext:value-type="float">
            <text:p>0.2098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166" calcext:value-type="float">
            <text:p>0.295166</text:p>
          </table:table-cell>
          <table:table-cell office:value-type="float" office:value="-0.1655273" calcext:value-type="float">
            <text:p>-0.1655273</text:p>
          </table:table-cell>
          <table:table-cell office:value-type="float" office:value="0.4194336" calcext:value-type="float">
            <text:p>0.4194336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7328244" calcext:value-type="float">
            <text:p>0.7328244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-0.09602976" calcext:value-type="float">
            <text:p>-0.09602976</text:p>
          </table:table-cell>
          <table:table-cell office:value-type="float" office:value="-0.1832674" calcext:value-type="float">
            <text:p>-0.1832674</text:p>
          </table:table-cell>
          <table:table-cell office:value-type="float" office:value="0.03059626" calcext:value-type="float">
            <text:p>0.030596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105469" calcext:value-type="float">
            <text:p>-0.08105469</text:p>
          </table:table-cell>
          <table:table-cell office:value-type="float" office:value="0.9660645" calcext:value-type="float">
            <text:p>0.9660645</text:p>
          </table:table-cell>
          <table:table-cell office:value-type="float" office:value="0.1489258" calcext:value-type="float">
            <text:p>0.1489258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1.587786" calcext:value-type="float">
            <text:p>1.587786</text:p>
          </table:table-cell>
          <table:table-cell office:value-type="float" office:value="0.08512938" calcext:value-type="float">
            <text:p>0.08512938</text:p>
          </table:table-cell>
          <table:table-cell office:value-type="float" office:value="-0.1764892" calcext:value-type="float">
            <text:p>-0.1764892</text:p>
          </table:table-cell>
          <table:table-cell office:value-type="float" office:value="0.2637242" calcext:value-type="float">
            <text:p>0.26372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6445" calcext:value-type="float">
            <text:p>-0.6606445</text:p>
          </table:table-cell>
          <table:table-cell office:value-type="float" office:value="-0.1271973" calcext:value-type="float">
            <text:p>-0.1271973</text:p>
          </table:table-cell>
          <table:table-cell office:value-type="float" office:value="0.8806152" calcext:value-type="float">
            <text:p>0.8806152</text:p>
          </table:table-cell>
          <table:table-cell office:value-type="float" office:value="-0.9770992" calcext:value-type="float">
            <text:p>-0.9770992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0.01526718" calcext:value-type="float">
            <text:p>0.01526718</text:p>
          </table:table-cell>
          <table:table-cell office:value-type="float" office:value="0.17487" calcext:value-type="float">
            <text:p>0.17487</text:p>
          </table:table-cell>
          <table:table-cell office:value-type="float" office:value="0.1671756" calcext:value-type="float">
            <text:p>0.1671756</text:p>
          </table:table-cell>
          <table:table-cell office:value-type="float" office:value="0.08766414" calcext:value-type="float">
            <text:p>0.087664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4902" calcext:value-type="float">
            <text:p>0.3024902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282227" calcext:value-type="float">
            <text:p>0.4282227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877863" calcext:value-type="float">
            <text:p>-3.877863</text:p>
          </table:table-cell>
          <table:table-cell office:value-type="float" office:value="-0.03496122" calcext:value-type="float">
            <text:p>-0.03496122</text:p>
          </table:table-cell>
          <table:table-cell office:value-type="float" office:value="-0.01532847" calcext:value-type="float">
            <text:p>-0.01532847</text:p>
          </table:table-cell>
          <table:table-cell office:value-type="float" office:value="-0.4121518" calcext:value-type="float">
            <text:p>-0.412151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642578" calcext:value-type="float">
            <text:p>-0.08642578</text:p>
          </table:table-cell>
          <table:table-cell office:value-type="float" office:value="0.9665527" calcext:value-type="float">
            <text:p>0.9665527</text:p>
          </table:table-cell>
          <table:table-cell office:value-type="float" office:value="0.1420898" calcext:value-type="float">
            <text:p>0.1420898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679389" calcext:value-type="float">
            <text:p>1.679389</text:p>
          </table:table-cell>
          <table:table-cell office:value-type="float" office:value="-0.02174091" calcext:value-type="float">
            <text:p>-0.02174091</text:p>
          </table:table-cell>
          <table:table-cell office:value-type="float" office:value="-0.1154206" calcext:value-type="float">
            <text:p>-0.1154206</text:p>
          </table:table-cell>
          <table:table-cell office:value-type="float" office:value="0.3553272" calcext:value-type="float">
            <text:p>0.35532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5742" calcext:value-type="float">
            <text:p>-0.6635742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679199" calcext:value-type="float">
            <text:p>0.8679199</text:p>
          </table:table-cell>
          <table:table-cell office:value-type="float" office:value="-1.419847" calcext:value-type="float">
            <text:p>-1.419847</text:p>
          </table:table-cell>
          <table:table-cell office:value-type="float" office:value="0.6717557" calcext:value-type="float">
            <text:p>0.6717557</text:p>
          </table:table-cell>
          <table:table-cell office:value-type="float" office:value="0.1068702" calcext:value-type="float">
            <text:p>0.1068702</text:p>
          </table:table-cell>
          <table:table-cell office:value-type="float" office:value="-0.2678782" calcext:value-type="float">
            <text:p>-0.2678782</text:p>
          </table:table-cell>
          <table:table-cell office:value-type="float" office:value="-0.1839695" calcext:value-type="float">
            <text:p>-0.1839695</text:p>
          </table:table-cell>
          <table:table-cell office:value-type="float" office:value="0.1792672" calcext:value-type="float">
            <text:p>0.17926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3867" calcext:value-type="float">
            <text:p>0.2963867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208984" calcext:value-type="float">
            <text:p>0.4208984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02610755" calcext:value-type="float">
            <text:p>0.02610755</text:p>
          </table:table-cell>
          <table:table-cell office:value-type="float" office:value="-0.152733" calcext:value-type="float">
            <text:p>-0.152733</text:p>
          </table:table-cell>
          <table:table-cell office:value-type="float" office:value="-0.04573941" calcext:value-type="float">
            <text:p>-0.0457394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544922" calcext:value-type="float">
            <text:p>-0.08544922</text:p>
          </table:table-cell>
          <table:table-cell office:value-type="float" office:value="0.9667969" calcext:value-type="float">
            <text:p>0.9667969</text:p>
          </table:table-cell>
          <table:table-cell office:value-type="float" office:value="0.1413574" calcext:value-type="float">
            <text:p>0.1413574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0.06986225" calcext:value-type="float">
            <text:p>0.06986225</text:p>
          </table:table-cell>
          <table:table-cell office:value-type="float" office:value="-0.008550406" calcext:value-type="float">
            <text:p>-0.008550406</text:p>
          </table:table-cell>
          <table:table-cell office:value-type="float" office:value="-0.07215369" calcext:value-type="float">
            <text:p>-0.0721536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0391" calcext:value-type="float">
            <text:p>-0.6650391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725586" calcext:value-type="float">
            <text:p>0.8725586</text:p>
          </table:table-cell>
          <table:table-cell office:value-type="float" office:value="-0.9160305" calcext:value-type="float">
            <text:p>-0.9160305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2359387" calcext:value-type="float">
            <text:p>0.2359387</text:p>
          </table:table-cell>
          <table:table-cell office:value-type="float" office:value="-0.0007634163" calcext:value-type="float">
            <text:p>-0.0007634163</text:p>
          </table:table-cell>
          <table:table-cell office:value-type="float" office:value="0.01132825" calcext:value-type="float">
            <text:p>0.011328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2461" calcext:value-type="float">
            <text:p>0.3022461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169922" calcext:value-type="float">
            <text:p>0.4169922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251908" calcext:value-type="float">
            <text:p>-3.251908</text:p>
          </table:table-cell>
          <table:table-cell office:value-type="float" office:value="-0.09602976" calcext:value-type="float">
            <text:p>-0.09602976</text:p>
          </table:table-cell>
          <table:table-cell office:value-type="float" office:value="-0.1069315" calcext:value-type="float">
            <text:p>-0.1069315</text:p>
          </table:table-cell>
          <table:table-cell office:value-type="float" office:value="0.2138026" calcext:value-type="float">
            <text:p>0.21380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374023" calcext:value-type="float">
            <text:p>-0.08374023</text:p>
          </table:table-cell>
          <table:table-cell office:value-type="float" office:value="0.963623" calcext:value-type="float">
            <text:p>0.963623</text:p>
          </table:table-cell>
          <table:table-cell office:value-type="float" office:value="0.1315918" calcext:value-type="float">
            <text:p>0.1315918</text:p>
          </table:table-cell>
          <table:table-cell office:value-type="float" office:value="-2.244275" calcext:value-type="float">
            <text:p>-2.244275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-0.2202141" calcext:value-type="float">
            <text:p>-0.2202141</text:p>
          </table:table-cell>
          <table:table-cell office:value-type="float" office:value="0.03725111" calcext:value-type="float">
            <text:p>0.03725111</text:p>
          </table:table-cell>
          <table:table-cell office:value-type="float" office:value="-0.08742094" calcext:value-type="float">
            <text:p>-0.0874209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74805" calcext:value-type="float">
            <text:p>-0.6674805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840332" calcext:value-type="float">
            <text:p>0.8840332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05413771" calcext:value-type="float">
            <text:p>-0.05413771</text:p>
          </table:table-cell>
          <table:table-cell office:value-type="float" office:value="0.0450381" calcext:value-type="float">
            <text:p>0.0450381</text:p>
          </table:table-cell>
          <table:table-cell office:value-type="float" office:value="-0.003938921" calcext:value-type="float">
            <text:p>-0.0039389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-0.1691895" calcext:value-type="float">
            <text:p>-0.1691895</text:p>
          </table:table-cell>
          <table:table-cell office:value-type="float" office:value="0.423584" calcext:value-type="float">
            <text:p>0.423584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0.07190919" calcext:value-type="float">
            <text:p>0.07190919</text:p>
          </table:table-cell>
          <table:table-cell office:value-type="float" office:value="0.106809" calcext:value-type="float">
            <text:p>0.106809</text:p>
          </table:table-cell>
          <table:table-cell office:value-type="float" office:value="0.1527338" calcext:value-type="float">
            <text:p>0.152733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789063" calcext:value-type="float">
            <text:p>-0.08789063</text:p>
          </table:table-cell>
          <table:table-cell office:value-type="float" office:value="0.9628906" calcext:value-type="float">
            <text:p>0.9628906</text:p>
          </table:table-cell>
          <table:table-cell office:value-type="float" office:value="0.151123" calcext:value-type="float">
            <text:p>0.151123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-0.08280945" calcext:value-type="float">
            <text:p>-0.08280945</text:p>
          </table:table-cell>
          <table:table-cell office:value-type="float" office:value="0.05251837" calcext:value-type="float">
            <text:p>0.05251837</text:p>
          </table:table-cell>
          <table:table-cell office:value-type="float" office:value="0.04998374" calcext:value-type="float">
            <text:p>0.0499837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74805" calcext:value-type="float">
            <text:p>-0.6674805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847656" calcext:value-type="float">
            <text:p>0.8847656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0.1068702" calcext:value-type="float">
            <text:p>0.1068702</text:p>
          </table:table-cell>
          <table:table-cell office:value-type="float" office:value="0.1290684" calcext:value-type="float">
            <text:p>0.1290684</text:p>
          </table:table-cell>
          <table:table-cell office:value-type="float" office:value="-0.1076337" calcext:value-type="float">
            <text:p>-0.1076337</text:p>
          </table:table-cell>
          <table:table-cell office:value-type="float" office:value="0.1792672" calcext:value-type="float">
            <text:p>0.17926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586914" calcext:value-type="float">
            <text:p>-0.1586914</text:p>
          </table:table-cell>
          <table:table-cell office:value-type="float" office:value="0.4257813" calcext:value-type="float">
            <text:p>0.4257813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1265643" calcext:value-type="float">
            <text:p>-0.1265643</text:p>
          </table:table-cell>
          <table:table-cell office:value-type="float" office:value="0.2136792" calcext:value-type="float">
            <text:p>0.2136792</text:p>
          </table:table-cell>
          <table:table-cell office:value-type="float" office:value="-0.09154105" calcext:value-type="float">
            <text:p>-0.091541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71582" calcext:value-type="float">
            <text:p>-0.0871582</text:p>
          </table:table-cell>
          <table:table-cell office:value-type="float" office:value="0.9682617" calcext:value-type="float">
            <text:p>0.9682617</text:p>
          </table:table-cell>
          <table:table-cell office:value-type="float" office:value="0.1411133" calcext:value-type="float">
            <text:p>0.1411133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-0.06754231" calcext:value-type="float">
            <text:p>-0.06754231</text:p>
          </table:table-cell>
          <table:table-cell office:value-type="float" office:value="0.08305264" calcext:value-type="float">
            <text:p>0.08305264</text:p>
          </table:table-cell>
          <table:table-cell office:value-type="float" office:value="-0.1484896" calcext:value-type="float">
            <text:p>-0.148489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8652" calcext:value-type="float">
            <text:p>-0.6618652</text:p>
          </table:table-cell>
          <table:table-cell office:value-type="float" office:value="-0.1276855" calcext:value-type="float">
            <text:p>-0.1276855</text:p>
          </table:table-cell>
          <table:table-cell office:value-type="float" office:value="0.8796387" calcext:value-type="float">
            <text:p>0.8796387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006931067" calcext:value-type="float">
            <text:p>0.006931067</text:p>
          </table:table-cell>
          <table:table-cell office:value-type="float" office:value="0.0603053" calcext:value-type="float">
            <text:p>0.0603053</text:p>
          </table:table-cell>
          <table:table-cell office:value-type="float" office:value="-0.04974045" calcext:value-type="float">
            <text:p>-0.04974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250488" calcext:value-type="float">
            <text:p>0.4250488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-0.1418314" calcext:value-type="float">
            <text:p>-0.1418314</text:p>
          </table:table-cell>
          <table:table-cell office:value-type="float" office:value="-0.01532847" calcext:value-type="float">
            <text:p>-0.01532847</text:p>
          </table:table-cell>
          <table:table-cell office:value-type="float" office:value="-0.2136784" calcext:value-type="float">
            <text:p>-0.213678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642578" calcext:value-type="float">
            <text:p>-0.08642578</text:p>
          </table:table-cell>
          <table:table-cell office:value-type="float" office:value="0.973877" calcext:value-type="float">
            <text:p>0.973877</text:p>
          </table:table-cell>
          <table:table-cell office:value-type="float" office:value="0.1411133" calcext:value-type="float">
            <text:p>0.1411133</text:p>
          </table:table-cell>
          <table:table-cell office:value-type="float" office:value="-2.167939" calcext:value-type="float">
            <text:p>-2.167939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557252" calcext:value-type="float">
            <text:p>1.557252</text:p>
          </table:table-cell>
          <table:table-cell office:value-type="float" office:value="-0.1438782" calcext:value-type="float">
            <text:p>-0.1438782</text:p>
          </table:table-cell>
          <table:table-cell office:value-type="float" office:value="-0.008550406" calcext:value-type="float">
            <text:p>-0.008550406</text:p>
          </table:table-cell>
          <table:table-cell office:value-type="float" office:value="0.2331898" calcext:value-type="float">
            <text:p>0.233189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8652" calcext:value-type="float">
            <text:p>-0.6618652</text:p>
          </table:table-cell>
          <table:table-cell office:value-type="float" office:value="-0.1237793" calcext:value-type="float">
            <text:p>-0.1237793</text:p>
          </table:table-cell>
          <table:table-cell office:value-type="float" office:value="0.8720703" calcext:value-type="float">
            <text:p>0.8720703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008336186" calcext:value-type="float">
            <text:p>-0.008336186</text:p>
          </table:table-cell>
          <table:table-cell office:value-type="float" office:value="-0.07709927" calcext:value-type="float">
            <text:p>-0.07709927</text:p>
          </table:table-cell>
          <table:table-cell office:value-type="float" office:value="-0.06500762" calcext:value-type="float">
            <text:p>-0.065007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32227" calcext:value-type="float">
            <text:p>0.3032227</text:p>
          </table:table-cell>
          <table:table-cell office:value-type="float" office:value="-0.1657715" calcext:value-type="float">
            <text:p>-0.1657715</text:p>
          </table:table-cell>
          <table:table-cell office:value-type="float" office:value="0.4226074" calcext:value-type="float">
            <text:p>0.4226074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01084042" calcext:value-type="float">
            <text:p>0.01084042</text:p>
          </table:table-cell>
          <table:table-cell office:value-type="float" office:value="0.106809" calcext:value-type="float">
            <text:p>0.106809</text:p>
          </table:table-cell>
          <table:table-cell office:value-type="float" office:value="-0.167877" calcext:value-type="float">
            <text:p>-0.1678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374023" calcext:value-type="float">
            <text:p>-0.08374023</text:p>
          </table:table-cell>
          <table:table-cell office:value-type="float" office:value="0.9685059" calcext:value-type="float">
            <text:p>0.9685059</text:p>
          </table:table-cell>
          <table:table-cell office:value-type="float" office:value="0.142334" calcext:value-type="float">
            <text:p>0.142334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0.05459511" calcext:value-type="float">
            <text:p>0.05459511</text:p>
          </table:table-cell>
          <table:table-cell office:value-type="float" office:value="-0.06961906" calcext:value-type="float">
            <text:p>-0.06961906</text:p>
          </table:table-cell>
          <table:table-cell office:value-type="float" office:value="-0.05688655" calcext:value-type="float">
            <text:p>-0.0568865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6211" calcext:value-type="float">
            <text:p>-0.6616211</text:p>
          </table:table-cell>
          <table:table-cell office:value-type="float" office:value="-0.1208496" calcext:value-type="float">
            <text:p>-0.1208496</text:p>
          </table:table-cell>
          <table:table-cell office:value-type="float" office:value="0.8718262" calcext:value-type="float">
            <text:p>0.8718262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0.006931067" calcext:value-type="float">
            <text:p>0.006931067</text:p>
          </table:table-cell>
          <table:table-cell office:value-type="float" office:value="0.0450381" calcext:value-type="float">
            <text:p>0.0450381</text:p>
          </table:table-cell>
          <table:table-cell office:value-type="float" office:value="-3.836" calcext:value-type="float">
            <text:p>-3.8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1426" calcext:value-type="float">
            <text:p>0.2961426</text:p>
          </table:table-cell>
          <table:table-cell office:value-type="float" office:value="-0.1711426" calcext:value-type="float">
            <text:p>-0.1711426</text:p>
          </table:table-cell>
          <table:table-cell office:value-type="float" office:value="0.4206543" calcext:value-type="float">
            <text:p>0.4206543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1177106" calcext:value-type="float">
            <text:p>0.1177106</text:p>
          </table:table-cell>
          <table:table-cell office:value-type="float" office:value="0.2289463" calcext:value-type="float">
            <text:p>0.2289463</text:p>
          </table:table-cell>
          <table:table-cell table:style-name="ce3" office:value-type="float" office:value="0.00006198883" calcext:value-type="float">
            <text:p>6.20E-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300781" calcext:value-type="float">
            <text:p>-0.08300781</text:p>
          </table:table-cell>
          <table:table-cell office:value-type="float" office:value="0.9628906" calcext:value-type="float">
            <text:p>0.9628906</text:p>
          </table:table-cell>
          <table:table-cell office:value-type="float" office:value="0.1391602" calcext:value-type="float">
            <text:p>0.1391602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0.2988698" calcext:value-type="float">
            <text:p>0.2988698</text:p>
          </table:table-cell>
          <table:table-cell office:value-type="float" office:value="-0.02381754" calcext:value-type="float">
            <text:p>-0.02381754</text:p>
          </table:table-cell>
          <table:table-cell office:value-type="float" office:value="-0.01108503" calcext:value-type="float">
            <text:p>-0.0110850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8652" calcext:value-type="float">
            <text:p>-0.6618652</text:p>
          </table:table-cell>
          <table:table-cell office:value-type="float" office:value="-0.1196289" calcext:value-type="float">
            <text:p>-0.1196289</text:p>
          </table:table-cell>
          <table:table-cell office:value-type="float" office:value="0.8823242" calcext:value-type="float">
            <text:p>0.8823242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610687" calcext:value-type="float">
            <text:p>0.610687</text:p>
          </table:table-cell>
          <table:table-cell office:value-type="float" office:value="-0.259542" calcext:value-type="float">
            <text:p>-0.259542</text:p>
          </table:table-cell>
          <table:table-cell office:value-type="float" office:value="0.03746533" calcext:value-type="float">
            <text:p>0.03746533</text:p>
          </table:table-cell>
          <table:table-cell office:value-type="float" office:value="-0.2450382" calcext:value-type="float">
            <text:p>-0.2450382</text:p>
          </table:table-cell>
          <table:table-cell office:value-type="float" office:value="-0.187145" calcext:value-type="float">
            <text:p>-0.1871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3457" calcext:value-type="float">
            <text:p>0.293457</text:p>
          </table:table-cell>
          <table:table-cell office:value-type="float" office:value="-0.1674805" calcext:value-type="float">
            <text:p>-0.1674805</text:p>
          </table:table-cell>
          <table:table-cell office:value-type="float" office:value="0.4360352" calcext:value-type="float">
            <text:p>0.4360352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0.05664182" calcext:value-type="float">
            <text:p>0.05664182</text:p>
          </table:table-cell>
          <table:table-cell office:value-type="float" office:value="0.01520592" calcext:value-type="float">
            <text:p>0.01520592</text:p>
          </table:table-cell>
          <table:table-cell office:value-type="float" office:value="-0.1526098" calcext:value-type="float">
            <text:p>-0.152609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9082031" calcext:value-type="float">
            <text:p>-0.09082031</text:p>
          </table:table-cell>
          <table:table-cell office:value-type="float" office:value="0.9643555" calcext:value-type="float">
            <text:p>0.9643555</text:p>
          </table:table-cell>
          <table:table-cell office:value-type="float" office:value="0.145752" calcext:value-type="float">
            <text:p>0.145752</text:p>
          </table:table-cell>
          <table:table-cell office:value-type="float" office:value="-2.167939" calcext:value-type="float">
            <text:p>-2.167939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-0.1438782" calcext:value-type="float">
            <text:p>-0.1438782</text:p>
          </table:table-cell>
          <table:table-cell office:value-type="float" office:value="0.0677855" calcext:value-type="float">
            <text:p>0.0677855</text:p>
          </table:table-cell>
          <table:table-cell office:value-type="float" office:value="0.04998374" calcext:value-type="float">
            <text:p>0.0499837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84473" calcext:value-type="float">
            <text:p>-0.6584473</text:p>
          </table:table-cell>
          <table:table-cell office:value-type="float" office:value="-0.1259766" calcext:value-type="float">
            <text:p>-0.1259766</text:p>
          </table:table-cell>
          <table:table-cell office:value-type="float" office:value="0.8691406" calcext:value-type="float">
            <text:p>0.8691406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0.01526718" calcext:value-type="float">
            <text:p>0.01526718</text:p>
          </table:table-cell>
          <table:table-cell office:value-type="float" office:value="0.03746533" calcext:value-type="float">
            <text:p>0.03746533</text:p>
          </table:table-cell>
          <table:table-cell office:value-type="float" office:value="-0.01603055" calcext:value-type="float">
            <text:p>-0.01603055</text:p>
          </table:table-cell>
          <table:table-cell office:value-type="float" office:value="0.08766414" calcext:value-type="float">
            <text:p>0.087664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704102" calcext:value-type="float">
            <text:p>-0.1704102</text:p>
          </table:table-cell>
          <table:table-cell office:value-type="float" office:value="0.4255371" calcext:value-type="float">
            <text:p>0.4255371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004426718" calcext:value-type="float">
            <text:p>-0.004426718</text:p>
          </table:table-cell>
          <table:table-cell office:value-type="float" office:value="0.09154177" calcext:value-type="float">
            <text:p>0.09154177</text:p>
          </table:table-cell>
          <table:table-cell office:value-type="float" office:value="0.0763979" calcext:value-type="float">
            <text:p>0.07639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618164" calcext:value-type="float">
            <text:p>-0.08618164</text:p>
          </table:table-cell>
          <table:table-cell office:value-type="float" office:value="0.9685059" calcext:value-type="float">
            <text:p>0.9685059</text:p>
          </table:table-cell>
          <table:table-cell office:value-type="float" office:value="0.135498" calcext:value-type="float">
            <text:p>0.135498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0.2530683" calcext:value-type="float">
            <text:p>0.2530683</text:p>
          </table:table-cell>
          <table:table-cell office:value-type="float" office:value="0.05251837" calcext:value-type="float">
            <text:p>0.05251837</text:p>
          </table:table-cell>
          <table:table-cell office:value-type="float" office:value="-0.1179552" calcext:value-type="float">
            <text:p>-0.117955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3066" calcext:value-type="float">
            <text:p>-0.6643066</text:p>
          </table:table-cell>
          <table:table-cell office:value-type="float" office:value="-0.1245117" calcext:value-type="float">
            <text:p>-0.1245117</text:p>
          </table:table-cell>
          <table:table-cell office:value-type="float" office:value="0.8752441" calcext:value-type="float">
            <text:p>0.8752441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0" calcext:value-type="float">
            <text:p>0</text:p>
          </table:table-cell>
          <table:table-cell office:value-type="float" office:value="0.03746533" calcext:value-type="float">
            <text:p>0.03746533</text:p>
          </table:table-cell>
          <table:table-cell office:value-type="float" office:value="-0.1534352" calcext:value-type="float">
            <text:p>-0.1534352</text:p>
          </table:table-cell>
          <table:table-cell office:value-type="float" office:value="0.07239696" calcext:value-type="float">
            <text:p>0.072396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677246" calcext:value-type="float">
            <text:p>-0.1677246</text:p>
          </table:table-cell>
          <table:table-cell office:value-type="float" office:value="0.4230957" calcext:value-type="float">
            <text:p>0.4230957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-0.1876328" calcext:value-type="float">
            <text:p>-0.1876328</text:p>
          </table:table-cell>
          <table:table-cell office:value-type="float" office:value="-0.1374658" calcext:value-type="float">
            <text:p>-0.1374658</text:p>
          </table:table-cell>
          <table:table-cell office:value-type="float" office:value="0.04586363" calcext:value-type="float">
            <text:p>0.0458636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544922" calcext:value-type="float">
            <text:p>-0.08544922</text:p>
          </table:table-cell>
          <table:table-cell office:value-type="float" office:value="0.9655762" calcext:value-type="float">
            <text:p>0.9655762</text:p>
          </table:table-cell>
          <table:table-cell office:value-type="float" office:value="0.1557617" calcext:value-type="float">
            <text:p>0.1557617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03700805" calcext:value-type="float">
            <text:p>-0.03700805</text:p>
          </table:table-cell>
          <table:table-cell office:value-type="float" office:value="0.03725111" calcext:value-type="float">
            <text:p>0.03725111</text:p>
          </table:table-cell>
          <table:table-cell office:value-type="float" office:value="0.06525087" calcext:value-type="float">
            <text:p>0.0652508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8652" calcext:value-type="float">
            <text:p>-0.6618652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85498" calcext:value-type="float">
            <text:p>0.885498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0.0221982" calcext:value-type="float">
            <text:p>0.0221982</text:p>
          </table:table-cell>
          <table:table-cell office:value-type="float" office:value="0.1061068" calcext:value-type="float">
            <text:p>0.1061068</text:p>
          </table:table-cell>
          <table:table-cell office:value-type="float" office:value="0.1029313" calcext:value-type="float">
            <text:p>0.10293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4102" calcext:value-type="float">
            <text:p>0.2954102</text:p>
          </table:table-cell>
          <table:table-cell office:value-type="float" office:value="-0.1677246" calcext:value-type="float">
            <text:p>-0.1677246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-0.03496122" calcext:value-type="float">
            <text:p>-0.03496122</text:p>
          </table:table-cell>
          <table:table-cell office:value-type="float" office:value="0.07627463" calcext:value-type="float">
            <text:p>0.07627463</text:p>
          </table:table-cell>
          <table:table-cell office:value-type="float" office:value="0.06113076" calcext:value-type="float">
            <text:p>0.0611307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984375" calcext:value-type="float">
            <text:p>-0.08984375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459961" calcext:value-type="float">
            <text:p>0.1459961</text:p>
          </table:table-cell>
          <table:table-cell office:value-type="float" office:value="-2.167939" calcext:value-type="float">
            <text:p>-2.167939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-0.1438782" calcext:value-type="float">
            <text:p>-0.1438782</text:p>
          </table:table-cell>
          <table:table-cell office:value-type="float" office:value="0.09831989" calcext:value-type="float">
            <text:p>0.09831989</text:p>
          </table:table-cell>
          <table:table-cell office:value-type="float" office:value="0.09578526" calcext:value-type="float">
            <text:p>0.0957852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8652" calcext:value-type="float">
            <text:p>-0.6618652</text:p>
          </table:table-cell>
          <table:table-cell office:value-type="float" office:value="-0.128418" calcext:value-type="float">
            <text:p>-0.128418</text:p>
          </table:table-cell>
          <table:table-cell office:value-type="float" office:value="0.8693848" calcext:value-type="float">
            <text:p>0.8693848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3.862595" calcext:value-type="float">
            <text:p>3.862595</text:p>
          </table:table-cell>
          <table:table-cell office:value-type="float" office:value="-0.1152064" calcext:value-type="float">
            <text:p>-0.1152064</text:p>
          </table:table-cell>
          <table:table-cell office:value-type="float" office:value="-0.04656494" calcext:value-type="float">
            <text:p>-0.04656494</text:p>
          </table:table-cell>
          <table:table-cell office:value-type="float" office:value="3.934992" calcext:value-type="float">
            <text:p>3.9349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32227" calcext:value-type="float">
            <text:p>0.3032227</text:p>
          </table:table-cell>
          <table:table-cell office:value-type="float" office:value="-0.1655273" calcext:value-type="float">
            <text:p>-0.1655273</text:p>
          </table:table-cell>
          <table:table-cell office:value-type="float" office:value="0.4250488" calcext:value-type="float">
            <text:p>0.4250488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01084042" calcext:value-type="float">
            <text:p>0.01084042</text:p>
          </table:table-cell>
          <table:table-cell office:value-type="float" office:value="0.1678777" calcext:value-type="float">
            <text:p>0.1678777</text:p>
          </table:table-cell>
          <table:table-cell office:value-type="float" office:value="-0.07627392" calcext:value-type="float">
            <text:p>-0.0762739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569336" calcext:value-type="float">
            <text:p>-0.08569336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401367" calcext:value-type="float">
            <text:p>0.1401367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0.1003966" calcext:value-type="float">
            <text:p>0.1003966</text:p>
          </table:table-cell>
          <table:table-cell office:value-type="float" office:value="-0.02381754" calcext:value-type="float">
            <text:p>-0.02381754</text:p>
          </table:table-cell>
          <table:table-cell office:value-type="float" office:value="-0.1484896" calcext:value-type="float">
            <text:p>-0.148489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8184" calcext:value-type="float">
            <text:p>-0.6638184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1.358779" calcext:value-type="float">
            <text:p>-1.358779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2068094" calcext:value-type="float">
            <text:p>-0.2068094</text:p>
          </table:table-cell>
          <table:table-cell office:value-type="float" office:value="0.0603053" calcext:value-type="float">
            <text:p>0.0603053</text:p>
          </table:table-cell>
          <table:table-cell office:value-type="float" office:value="-0.003938921" calcext:value-type="float">
            <text:p>-0.0039389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2461" calcext:value-type="float">
            <text:p>0.3022461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233398" calcext:value-type="float">
            <text:p>0.4233398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7328244" calcext:value-type="float">
            <text:p>0.7328244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04137468" calcext:value-type="float">
            <text:p>0.04137468</text:p>
          </table:table-cell>
          <table:table-cell office:value-type="float" office:value="-0.1832674" calcext:value-type="float">
            <text:p>-0.1832674</text:p>
          </table:table-cell>
          <table:table-cell office:value-type="float" office:value="-0.167877" calcext:value-type="float">
            <text:p>-0.1678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958984" calcext:value-type="float">
            <text:p>-0.07958984</text:p>
          </table:table-cell>
          <table:table-cell office:value-type="float" office:value="0.9587402" calcext:value-type="float">
            <text:p>0.9587402</text:p>
          </table:table-cell>
          <table:table-cell office:value-type="float" office:value="0.1330566" calcext:value-type="float">
            <text:p>0.1330566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-0.05227518" calcext:value-type="float">
            <text:p>-0.05227518</text:p>
          </table:table-cell>
          <table:table-cell office:value-type="float" office:value="0.1441214" calcext:value-type="float">
            <text:p>0.1441214</text:p>
          </table:table-cell>
          <table:table-cell office:value-type="float" office:value="0.1263195" calcext:value-type="float">
            <text:p>0.126319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7949" calcext:value-type="float">
            <text:p>-0.6647949</text:p>
          </table:table-cell>
          <table:table-cell office:value-type="float" office:value="-0.1247559" calcext:value-type="float">
            <text:p>-0.1247559</text:p>
          </table:table-cell>
          <table:table-cell office:value-type="float" office:value="0.8666992" calcext:value-type="float">
            <text:p>0.8666992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3.862595" calcext:value-type="float">
            <text:p>3.862595</text:p>
          </table:table-cell>
          <table:table-cell office:value-type="float" office:value="0.1596028" calcext:value-type="float">
            <text:p>0.1596028</text:p>
          </table:table-cell>
          <table:table-cell office:value-type="float" office:value="0.2282443" calcext:value-type="float">
            <text:p>0.2282443</text:p>
          </table:table-cell>
          <table:table-cell office:value-type="float" office:value="3.934992" calcext:value-type="float">
            <text:p>3.9349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1426" calcext:value-type="float">
            <text:p>0.2961426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-0.08076262" calcext:value-type="float">
            <text:p>-0.08076262</text:p>
          </table:table-cell>
          <table:table-cell office:value-type="float" office:value="0.07627463" calcext:value-type="float">
            <text:p>0.07627463</text:p>
          </table:table-cell>
          <table:table-cell office:value-type="float" office:value="0.1374667" calcext:value-type="float">
            <text:p>0.13746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325195" calcext:value-type="float">
            <text:p>-0.08325195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416016" calcext:value-type="float">
            <text:p>0.1416016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557252" calcext:value-type="float">
            <text:p>1.557252</text:p>
          </table:table-cell>
          <table:table-cell office:value-type="float" office:value="0.1461982" calcext:value-type="float">
            <text:p>0.1461982</text:p>
          </table:table-cell>
          <table:table-cell office:value-type="float" office:value="-0.05435193" calcext:value-type="float">
            <text:p>-0.05435193</text:p>
          </table:table-cell>
          <table:table-cell office:value-type="float" office:value="0.2331898" calcext:value-type="float">
            <text:p>0.233189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4004" calcext:value-type="float">
            <text:p>-0.6604004</text:p>
          </table:table-cell>
          <table:table-cell office:value-type="float" office:value="-0.1218262" calcext:value-type="float">
            <text:p>-0.1218262</text:p>
          </table:table-cell>
          <table:table-cell office:value-type="float" office:value="0.873291" calcext:value-type="float">
            <text:p>0.873291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2290076" calcext:value-type="float">
            <text:p>-0.2290076</text:p>
          </table:table-cell>
          <table:table-cell office:value-type="float" office:value="-0.03887045" calcext:value-type="float">
            <text:p>-0.03887045</text:p>
          </table:table-cell>
          <table:table-cell office:value-type="float" office:value="0.0450381" calcext:value-type="float">
            <text:p>0.0450381</text:p>
          </table:table-cell>
          <table:table-cell office:value-type="float" office:value="-0.1566107" calcext:value-type="float">
            <text:p>-0.1566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6564885" calcext:value-type="float">
            <text:p>0.6564885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-0.05022836" calcext:value-type="float">
            <text:p>-0.05022836</text:p>
          </table:table-cell>
          <table:table-cell office:value-type="float" office:value="-0.2596033" calcext:value-type="float">
            <text:p>-0.2596033</text:p>
          </table:table-cell>
          <table:table-cell office:value-type="float" office:value="-0.167877" calcext:value-type="float">
            <text:p>-0.1678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398438" calcext:value-type="float">
            <text:p>-0.08398438</text:p>
          </table:table-cell>
          <table:table-cell office:value-type="float" office:value="0.9743652" calcext:value-type="float">
            <text:p>0.9743652</text:p>
          </table:table-cell>
          <table:table-cell office:value-type="float" office:value="0.1477051" calcext:value-type="float">
            <text:p>0.1477051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-0.03700805" calcext:value-type="float">
            <text:p>-0.03700805</text:p>
          </table:table-cell>
          <table:table-cell office:value-type="float" office:value="0.03725111" calcext:value-type="float">
            <text:p>0.03725111</text:p>
          </table:table-cell>
          <table:table-cell office:value-type="float" office:value="-0.1179552" calcext:value-type="float">
            <text:p>-0.117955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2598" calcext:value-type="float">
            <text:p>-0.6662598</text:p>
          </table:table-cell>
          <table:table-cell office:value-type="float" office:value="-0.1149902" calcext:value-type="float">
            <text:p>-0.1149902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-1.374046" calcext:value-type="float">
            <text:p>-1.374046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2220767" calcext:value-type="float">
            <text:p>-0.2220767</text:p>
          </table:table-cell>
          <table:table-cell office:value-type="float" office:value="0.0450381" calcext:value-type="float">
            <text:p>0.0450381</text:p>
          </table:table-cell>
          <table:table-cell office:value-type="float" office:value="-0.06500762" calcext:value-type="float">
            <text:p>-0.065007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4902" calcext:value-type="float">
            <text:p>0.3024902</text:p>
          </table:table-cell>
          <table:table-cell office:value-type="float" office:value="-0.1645508" calcext:value-type="float">
            <text:p>-0.1645508</text:p>
          </table:table-cell>
          <table:table-cell office:value-type="float" office:value="0.4274902" calcext:value-type="float">
            <text:p>0.4274902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-0.05022836" calcext:value-type="float">
            <text:p>-0.05022836</text:p>
          </table:table-cell>
          <table:table-cell office:value-type="float" office:value="0.06100744" calcext:value-type="float">
            <text:p>0.06100744</text:p>
          </table:table-cell>
          <table:table-cell office:value-type="float" office:value="-0.04573941" calcext:value-type="float">
            <text:p>-0.0457394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496094" calcext:value-type="float">
            <text:p>-0.08496094</text:p>
          </table:table-cell>
          <table:table-cell office:value-type="float" office:value="0.9660645" calcext:value-type="float">
            <text:p>0.9660645</text:p>
          </table:table-cell>
          <table:table-cell office:value-type="float" office:value="0.1491699" calcext:value-type="float">
            <text:p>0.1491699</text:p>
          </table:table-cell>
          <table:table-cell office:value-type="float" office:value="-2" calcext:value-type="float">
            <text:p>-2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0.02406073" calcext:value-type="float">
            <text:p>0.02406073</text:p>
          </table:table-cell>
          <table:table-cell office:value-type="float" office:value="-0.2070237" calcext:value-type="float">
            <text:p>-0.2070237</text:p>
          </table:table-cell>
          <table:table-cell office:value-type="float" office:value="-0.04161942" calcext:value-type="float">
            <text:p>-0.041619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2832" calcext:value-type="float">
            <text:p>-0.6652832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774414" calcext:value-type="float">
            <text:p>0.8774414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-0.05413771" calcext:value-type="float">
            <text:p>-0.05413771</text:p>
          </table:table-cell>
          <table:table-cell office:value-type="float" office:value="-0.01603055" calcext:value-type="float">
            <text:p>-0.01603055</text:p>
          </table:table-cell>
          <table:table-cell office:value-type="float" office:value="0.04186261" calcext:value-type="float">
            <text:p>0.041862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2695" calcext:value-type="float">
            <text:p>0.3012695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204102" calcext:value-type="float">
            <text:p>0.420410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3496122" calcext:value-type="float">
            <text:p>-0.03496122</text:p>
          </table:table-cell>
          <table:table-cell office:value-type="float" office:value="-0.1069315" calcext:value-type="float">
            <text:p>-0.1069315</text:p>
          </table:table-cell>
          <table:table-cell office:value-type="float" office:value="0.09166503" calcext:value-type="float">
            <text:p>0.091665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129883" calcext:value-type="float">
            <text:p>-0.08129883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59863" calcext:value-type="float">
            <text:p>0.1359863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0.113344" calcext:value-type="float">
            <text:p>-0.113344</text:p>
          </table:table-cell>
          <table:table-cell office:value-type="float" office:value="-0.08488631" calcext:value-type="float">
            <text:p>-0.08488631</text:p>
          </table:table-cell>
          <table:table-cell office:value-type="float" office:value="-0.1332225" calcext:value-type="float">
            <text:p>-0.13322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3301" calcext:value-type="float">
            <text:p>-0.6633301</text:p>
          </table:table-cell>
          <table:table-cell office:value-type="float" office:value="-0.1269531" calcext:value-type="float">
            <text:p>-0.1269531</text:p>
          </table:table-cell>
          <table:table-cell office:value-type="float" office:value="0.8740234" calcext:value-type="float">
            <text:p>0.8740234</text:p>
          </table:table-cell>
          <table:table-cell office:value-type="float" office:value="-0.9465649" calcext:value-type="float">
            <text:p>-0.9465649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2054043" calcext:value-type="float">
            <text:p>0.2054043</text:p>
          </table:table-cell>
          <table:table-cell office:value-type="float" office:value="0.09083968" calcext:value-type="float">
            <text:p>0.09083968</text:p>
          </table:table-cell>
          <table:table-cell office:value-type="float" office:value="-0.04974045" calcext:value-type="float">
            <text:p>-0.04974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662598" calcext:value-type="float">
            <text:p>-0.1662598</text:p>
          </table:table-cell>
          <table:table-cell office:value-type="float" office:value="0.4238281" calcext:value-type="float">
            <text:p>0.4238281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02610755" calcext:value-type="float">
            <text:p>0.02610755</text:p>
          </table:table-cell>
          <table:table-cell office:value-type="float" office:value="-0.1069315" calcext:value-type="float">
            <text:p>-0.1069315</text:p>
          </table:table-cell>
          <table:table-cell office:value-type="float" office:value="0.09166503" calcext:value-type="float">
            <text:p>0.091665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740234" calcext:value-type="float">
            <text:p>-0.08740234</text:p>
          </table:table-cell>
          <table:table-cell office:value-type="float" office:value="0.9726563" calcext:value-type="float">
            <text:p>0.9726563</text:p>
          </table:table-cell>
          <table:table-cell office:value-type="float" office:value="0.1350098" calcext:value-type="float">
            <text:p>0.1350098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603053" calcext:value-type="float">
            <text:p>1.603053</text:p>
          </table:table-cell>
          <table:table-cell office:value-type="float" office:value="0.03932786" calcext:value-type="float">
            <text:p>0.03932786</text:p>
          </table:table-cell>
          <table:table-cell office:value-type="float" office:value="-0.1154206" calcext:value-type="float">
            <text:p>-0.1154206</text:p>
          </table:table-cell>
          <table:table-cell office:value-type="float" office:value="0.2789913" calcext:value-type="float">
            <text:p>0.27899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40527" calcext:value-type="float">
            <text:p>-0.6540527</text:p>
          </table:table-cell>
          <table:table-cell office:value-type="float" office:value="-0.1276855" calcext:value-type="float">
            <text:p>-0.1276855</text:p>
          </table:table-cell>
          <table:table-cell office:value-type="float" office:value="0.8688965" calcext:value-type="float">
            <text:p>0.8688965</text:p>
          </table:table-cell>
          <table:table-cell office:value-type="float" office:value="-1.450382" calcext:value-type="float">
            <text:p>-1.450382</text:p>
          </table:table-cell>
          <table:table-cell office:value-type="float" office:value="0.6870229" calcext:value-type="float">
            <text:p>0.6870229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-0.2984124" calcext:value-type="float">
            <text:p>-0.2984124</text:p>
          </table:table-cell>
          <table:table-cell office:value-type="float" office:value="-0.1687023" calcext:value-type="float">
            <text:p>-0.1687023</text:p>
          </table:table-cell>
          <table:table-cell office:value-type="float" office:value="-3.836" calcext:value-type="float">
            <text:p>-3.8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38184" calcext:value-type="float">
            <text:p>-0.1638184</text:p>
          </table:table-cell>
          <table:table-cell office:value-type="float" office:value="0.4277344" calcext:value-type="float">
            <text:p>0.4277344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-0.1876328" calcext:value-type="float">
            <text:p>-0.1876328</text:p>
          </table:table-cell>
          <table:table-cell office:value-type="float" office:value="-0.1985345" calcext:value-type="float">
            <text:p>-0.1985345</text:p>
          </table:table-cell>
          <table:table-cell office:value-type="float" office:value="0.04586363" calcext:value-type="float">
            <text:p>0.0458636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520508" calcext:value-type="float">
            <text:p>-0.08520508</text:p>
          </table:table-cell>
          <table:table-cell office:value-type="float" office:value="0.9648438" calcext:value-type="float">
            <text:p>0.9648438</text:p>
          </table:table-cell>
          <table:table-cell office:value-type="float" office:value="0.1269531" calcext:value-type="float">
            <text:p>0.1269531</text:p>
          </table:table-cell>
          <table:table-cell office:value-type="float" office:value="-2.366412" calcext:value-type="float">
            <text:p>-2.366412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-0.3423514" calcext:value-type="float">
            <text:p>-0.3423514</text:p>
          </table:table-cell>
          <table:table-cell office:value-type="float" office:value="0.09831989" calcext:value-type="float">
            <text:p>0.09831989</text:p>
          </table:table-cell>
          <table:table-cell office:value-type="float" office:value="-0.179024" calcext:value-type="float">
            <text:p>-0.17902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6211" calcext:value-type="float">
            <text:p>-0.6616211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98828" calcext:value-type="float">
            <text:p>0.8798828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0.1068702" calcext:value-type="float">
            <text:p>0.1068702</text:p>
          </table:table-cell>
          <table:table-cell office:value-type="float" office:value="-0.03887045" calcext:value-type="float">
            <text:p>-0.03887045</text:p>
          </table:table-cell>
          <table:table-cell office:value-type="float" office:value="0.09083968" calcext:value-type="float">
            <text:p>0.09083968</text:p>
          </table:table-cell>
          <table:table-cell office:value-type="float" office:value="0.1792672" calcext:value-type="float">
            <text:p>0.17926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2461" calcext:value-type="float">
            <text:p>0.3022461</text:p>
          </table:table-cell>
          <table:table-cell office:value-type="float" office:value="-0.1674805" calcext:value-type="float">
            <text:p>-0.1674805</text:p>
          </table:table-cell>
          <table:table-cell office:value-type="float" office:value="0.4162598" calcext:value-type="float">
            <text:p>0.4162598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05664182" calcext:value-type="float">
            <text:p>0.05664182</text:p>
          </table:table-cell>
          <table:table-cell office:value-type="float" office:value="0.2136792" calcext:value-type="float">
            <text:p>0.2136792</text:p>
          </table:table-cell>
          <table:table-cell office:value-type="float" office:value="-0.03047228" calcext:value-type="float">
            <text:p>-0.0304722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300781" calcext:value-type="float">
            <text:p>-0.08300781</text:p>
          </table:table-cell>
          <table:table-cell office:value-type="float" office:value="0.9650879" calcext:value-type="float">
            <text:p>0.9650879</text:p>
          </table:table-cell>
          <table:table-cell office:value-type="float" office:value="0.144043" calcext:value-type="float">
            <text:p>0.144043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-0.09807658" calcext:value-type="float">
            <text:p>-0.09807658</text:p>
          </table:table-cell>
          <table:table-cell office:value-type="float" office:value="-0.08488631" calcext:value-type="float">
            <text:p>-0.08488631</text:p>
          </table:table-cell>
          <table:table-cell office:value-type="float" office:value="-0.1942911" calcext:value-type="float">
            <text:p>-0.194291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3301" calcext:value-type="float">
            <text:p>-0.6633301</text:p>
          </table:table-cell>
          <table:table-cell office:value-type="float" office:value="-0.1276855" calcext:value-type="float">
            <text:p>-0.1276855</text:p>
          </table:table-cell>
          <table:table-cell office:value-type="float" office:value="0.873291" calcext:value-type="float">
            <text:p>0.873291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0221982" calcext:value-type="float">
            <text:p>0.0221982</text:p>
          </table:table-cell>
          <table:table-cell office:value-type="float" office:value="0.01450378" calcext:value-type="float">
            <text:p>0.01450378</text:p>
          </table:table-cell>
          <table:table-cell office:value-type="float" office:value="-0.003938921" calcext:value-type="float">
            <text:p>-0.0039389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3867" calcext:value-type="float">
            <text:p>0.2963867</text:p>
          </table:table-cell>
          <table:table-cell office:value-type="float" office:value="-0.1677246" calcext:value-type="float">
            <text:p>-0.1677246</text:p>
          </table:table-cell>
          <table:table-cell office:value-type="float" office:value="0.4262695" calcext:value-type="float">
            <text:p>0.4262695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01084042" calcext:value-type="float">
            <text:p>0.01084042</text:p>
          </table:table-cell>
          <table:table-cell office:value-type="float" office:value="0.1373433" calcext:value-type="float">
            <text:p>0.1373433</text:p>
          </table:table-cell>
          <table:table-cell office:value-type="float" office:value="-0.09154105" calcext:value-type="float">
            <text:p>-0.091541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59375" calcext:value-type="float">
            <text:p>-0.0859375</text:p>
          </table:table-cell>
          <table:table-cell office:value-type="float" office:value="0.9665527" calcext:value-type="float">
            <text:p>0.9665527</text:p>
          </table:table-cell>
          <table:table-cell office:value-type="float" office:value="0.1437988" calcext:value-type="float">
            <text:p>0.1437988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03700805" calcext:value-type="float">
            <text:p>-0.03700805</text:p>
          </table:table-cell>
          <table:table-cell office:value-type="float" office:value="0.1441214" calcext:value-type="float">
            <text:p>0.1441214</text:p>
          </table:table-cell>
          <table:table-cell office:value-type="float" office:value="0.00418222" calcext:value-type="float">
            <text:p>0.004182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5977" calcext:value-type="float">
            <text:p>-0.6625977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40234" calcext:value-type="float">
            <text:p>0.8740234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0.1984733" calcext:value-type="float">
            <text:p>0.1984733</text:p>
          </table:table-cell>
          <table:table-cell office:value-type="float" office:value="0.0221982" calcext:value-type="float">
            <text:p>0.0221982</text:p>
          </table:table-cell>
          <table:table-cell office:value-type="float" office:value="0.121374" calcext:value-type="float">
            <text:p>0.121374</text:p>
          </table:table-cell>
          <table:table-cell office:value-type="float" office:value="0.2708702" calcext:value-type="float">
            <text:p>0.27087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635742" calcext:value-type="float">
            <text:p>-0.1635742</text:p>
          </table:table-cell>
          <table:table-cell office:value-type="float" office:value="0.4211426" calcext:value-type="float">
            <text:p>0.4211426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709924" calcext:value-type="float">
            <text:p>-3.709924</text:p>
          </table:table-cell>
          <table:table-cell office:value-type="float" office:value="0.08717632" calcext:value-type="float">
            <text:p>0.08717632</text:p>
          </table:table-cell>
          <table:table-cell office:value-type="float" office:value="-0.06112999" calcext:value-type="float">
            <text:p>-0.06112999</text:p>
          </table:table-cell>
          <table:table-cell office:value-type="float" office:value="-0.2442129" calcext:value-type="float">
            <text:p>-0.24421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032227" calcext:value-type="float">
            <text:p>-0.08032227</text:p>
          </table:table-cell>
          <table:table-cell office:value-type="float" office:value="0.9665527" calcext:value-type="float">
            <text:p>0.9665527</text:p>
          </table:table-cell>
          <table:table-cell office:value-type="float" office:value="0.1450195" calcext:value-type="float">
            <text:p>0.1450195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1003966" calcext:value-type="float">
            <text:p>0.1003966</text:p>
          </table:table-cell>
          <table:table-cell office:value-type="float" office:value="0.006716847" calcext:value-type="float">
            <text:p>0.006716847</text:p>
          </table:table-cell>
          <table:table-cell office:value-type="float" office:value="-0.1026881" calcext:value-type="float">
            <text:p>-0.102688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5273" calcext:value-type="float">
            <text:p>-0.6655273</text:p>
          </table:table-cell>
          <table:table-cell office:value-type="float" office:value="-0.1286621" calcext:value-type="float">
            <text:p>-0.1286621</text:p>
          </table:table-cell>
          <table:table-cell office:value-type="float" office:value="0.8730469" calcext:value-type="float">
            <text:p>0.8730469</text:p>
          </table:table-cell>
          <table:table-cell office:value-type="float" office:value="-1.29771" calcext:value-type="float">
            <text:p>-1.29771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1457407" calcext:value-type="float">
            <text:p>-0.1457407</text:p>
          </table:table-cell>
          <table:table-cell office:value-type="float" office:value="0.1519083" calcext:value-type="float">
            <text:p>0.1519083</text:p>
          </table:table-cell>
          <table:table-cell office:value-type="float" office:value="-0.04974045" calcext:value-type="float">
            <text:p>-0.04974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584" calcext:value-type="float">
            <text:p>0.298584</text:p>
          </table:table-cell>
          <table:table-cell office:value-type="float" office:value="-0.1652832" calcext:value-type="float">
            <text:p>-0.1652832</text:p>
          </table:table-cell>
          <table:table-cell office:value-type="float" office:value="0.4221191" calcext:value-type="float">
            <text:p>0.4221191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-0.1418314" calcext:value-type="float">
            <text:p>-0.1418314</text:p>
          </table:table-cell>
          <table:table-cell office:value-type="float" office:value="-0.09166431" calcext:value-type="float">
            <text:p>-0.09166431</text:p>
          </table:table-cell>
          <table:table-cell office:value-type="float" office:value="-0.04573941" calcext:value-type="float">
            <text:p>-0.0457394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398438" calcext:value-type="float">
            <text:p>-0.08398438</text:p>
          </table:table-cell>
          <table:table-cell office:value-type="float" office:value="0.9689941" calcext:value-type="float">
            <text:p>0.9689941</text:p>
          </table:table-cell>
          <table:table-cell office:value-type="float" office:value="0.142334" calcext:value-type="float">
            <text:p>0.142334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05459511" calcext:value-type="float">
            <text:p>0.05459511</text:p>
          </table:table-cell>
          <table:table-cell office:value-type="float" office:value="0.1288542" calcext:value-type="float">
            <text:p>0.1288542</text:p>
          </table:table-cell>
          <table:table-cell office:value-type="float" office:value="0.01944935" calcext:value-type="float">
            <text:p>0.0194493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86914" calcext:value-type="float">
            <text:p>-0.6586914</text:p>
          </table:table-cell>
          <table:table-cell office:value-type="float" office:value="-0.1245117" calcext:value-type="float">
            <text:p>-0.1245117</text:p>
          </table:table-cell>
          <table:table-cell office:value-type="float" office:value="0.880127" calcext:value-type="float">
            <text:p>0.880127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0.3206107" calcext:value-type="float">
            <text:p>-0.3206107</text:p>
          </table:table-cell>
          <table:table-cell office:value-type="float" office:value="-0.008336186" calcext:value-type="float">
            <text:p>-0.008336186</text:p>
          </table:table-cell>
          <table:table-cell office:value-type="float" office:value="0.07557249" calcext:value-type="float">
            <text:p>0.07557249</text:p>
          </table:table-cell>
          <table:table-cell office:value-type="float" office:value="-0.2482137" calcext:value-type="float">
            <text:p>-0.2482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4902" calcext:value-type="float">
            <text:p>0.3024902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316406" calcext:value-type="float">
            <text:p>0.4316406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5801527" calcext:value-type="float">
            <text:p>0.5801527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04426718" calcext:value-type="float">
            <text:p>-0.004426718</text:p>
          </table:table-cell>
          <table:table-cell office:value-type="float" office:value="-0.3359391" calcext:value-type="float">
            <text:p>-0.3359391</text:p>
          </table:table-cell>
          <table:table-cell office:value-type="float" office:value="-0.03047228" calcext:value-type="float">
            <text:p>-0.0304722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105469" calcext:value-type="float">
            <text:p>-0.08105469</text:p>
          </table:table-cell>
          <table:table-cell office:value-type="float" office:value="0.9641113" calcext:value-type="float">
            <text:p>0.9641113</text:p>
          </table:table-cell>
          <table:table-cell office:value-type="float" office:value="0.1489258" calcext:value-type="float">
            <text:p>0.1489258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0.05459511" calcext:value-type="float">
            <text:p>0.05459511</text:p>
          </table:table-cell>
          <table:table-cell office:value-type="float" office:value="0.05251837" calcext:value-type="float">
            <text:p>0.05251837</text:p>
          </table:table-cell>
          <table:table-cell office:value-type="float" office:value="0.1110524" calcext:value-type="float">
            <text:p>0.111052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2832" calcext:value-type="float">
            <text:p>-0.6652832</text:p>
          </table:table-cell>
          <table:table-cell office:value-type="float" office:value="-0.1289063" calcext:value-type="float">
            <text:p>-0.1289063</text:p>
          </table:table-cell>
          <table:table-cell office:value-type="float" office:value="0.8708496" calcext:value-type="float">
            <text:p>0.8708496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0.1984733" calcext:value-type="float">
            <text:p>0.1984733</text:p>
          </table:table-cell>
          <table:table-cell office:value-type="float" office:value="-0.09993923" calcext:value-type="float">
            <text:p>-0.09993923</text:p>
          </table:table-cell>
          <table:table-cell office:value-type="float" office:value="-0.1076337" calcext:value-type="float">
            <text:p>-0.1076337</text:p>
          </table:table-cell>
          <table:table-cell office:value-type="float" office:value="0.2708702" calcext:value-type="float">
            <text:p>0.27087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4902" calcext:value-type="float">
            <text:p>0.3024902</text:p>
          </table:table-cell>
          <table:table-cell office:value-type="float" office:value="-0.173584" calcext:value-type="float">
            <text:p>-0.173584</text:p>
          </table:table-cell>
          <table:table-cell office:value-type="float" office:value="0.4289551" calcext:value-type="float">
            <text:p>0.428955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4137468" calcext:value-type="float">
            <text:p>0.04137468</text:p>
          </table:table-cell>
          <table:table-cell office:value-type="float" office:value="0.07627463" calcext:value-type="float">
            <text:p>0.07627463</text:p>
          </table:table-cell>
          <table:table-cell table:style-name="ce3" office:value-type="float" office:value="0.00006198883" calcext:value-type="float">
            <text:p>6.20E-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862305" calcext:value-type="float">
            <text:p>-0.08862305</text:p>
          </table:table-cell>
          <table:table-cell office:value-type="float" office:value="0.9665527" calcext:value-type="float">
            <text:p>0.9665527</text:p>
          </table:table-cell>
          <table:table-cell office:value-type="float" office:value="0.1376953" calcext:value-type="float">
            <text:p>0.1376953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-0.03700805" calcext:value-type="float">
            <text:p>-0.03700805</text:p>
          </table:table-cell>
          <table:table-cell office:value-type="float" office:value="-0.237558" calcext:value-type="float">
            <text:p>-0.237558</text:p>
          </table:table-cell>
          <table:table-cell office:value-type="float" office:value="-0.1484896" calcext:value-type="float">
            <text:p>-0.148489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91797" calcext:value-type="float">
            <text:p>-0.6591797</text:p>
          </table:table-cell>
          <table:table-cell office:value-type="float" office:value="-0.1218262" calcext:value-type="float">
            <text:p>-0.1218262</text:p>
          </table:table-cell>
          <table:table-cell office:value-type="float" office:value="0.880127" calcext:value-type="float">
            <text:p>0.880127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1984733" calcext:value-type="float">
            <text:p>-0.1984733</text:p>
          </table:table-cell>
          <table:table-cell office:value-type="float" office:value="0.0221982" calcext:value-type="float">
            <text:p>0.0221982</text:p>
          </table:table-cell>
          <table:table-cell office:value-type="float" office:value="0.02977097" calcext:value-type="float">
            <text:p>0.02977097</text:p>
          </table:table-cell>
          <table:table-cell office:value-type="float" office:value="-0.1260763" calcext:value-type="float">
            <text:p>-0.12607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657715" calcext:value-type="float">
            <text:p>-0.1657715</text:p>
          </table:table-cell>
          <table:table-cell office:value-type="float" office:value="0.4291992" calcext:value-type="float">
            <text:p>0.4291992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01084042" calcext:value-type="float">
            <text:p>0.01084042</text:p>
          </table:table-cell>
          <table:table-cell office:value-type="float" office:value="-0.07639712" calcext:value-type="float">
            <text:p>-0.07639712</text:p>
          </table:table-cell>
          <table:table-cell office:value-type="float" office:value="0.1221995" calcext:value-type="float">
            <text:p>0.122199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203125" calcext:value-type="float">
            <text:p>-0.08203125</text:p>
          </table:table-cell>
          <table:table-cell office:value-type="float" office:value="0.9711914" calcext:value-type="float">
            <text:p>0.9711914</text:p>
          </table:table-cell>
          <table:table-cell office:value-type="float" office:value="0.1442871" calcext:value-type="float">
            <text:p>0.1442871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0.1003966" calcext:value-type="float">
            <text:p>0.1003966</text:p>
          </table:table-cell>
          <table:table-cell office:value-type="float" office:value="0.05251837" calcext:value-type="float">
            <text:p>0.05251837</text:p>
          </table:table-cell>
          <table:table-cell office:value-type="float" office:value="-0.01108503" calcext:value-type="float">
            <text:p>-0.0110850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2832" calcext:value-type="float">
            <text:p>-0.6652832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752441" calcext:value-type="float">
            <text:p>0.8752441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0.1984733" calcext:value-type="float">
            <text:p>0.1984733</text:p>
          </table:table-cell>
          <table:table-cell office:value-type="float" office:value="0.006931067" calcext:value-type="float">
            <text:p>0.006931067</text:p>
          </table:table-cell>
          <table:table-cell office:value-type="float" office:value="0.02977097" calcext:value-type="float">
            <text:p>0.02977097</text:p>
          </table:table-cell>
          <table:table-cell office:value-type="float" office:value="0.2708702" calcext:value-type="float">
            <text:p>0.27087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677246" calcext:value-type="float">
            <text:p>-0.1677246</text:p>
          </table:table-cell>
          <table:table-cell office:value-type="float" office:value="0.4213867" calcext:value-type="float">
            <text:p>0.4213867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1112969" calcext:value-type="float">
            <text:p>-0.1112969</text:p>
          </table:table-cell>
          <table:table-cell office:value-type="float" office:value="0.07627463" calcext:value-type="float">
            <text:p>0.07627463</text:p>
          </table:table-cell>
          <table:table-cell office:value-type="float" office:value="-0.1068082" calcext:value-type="float">
            <text:p>-0.106808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764648" calcext:value-type="float">
            <text:p>-0.08764648</text:p>
          </table:table-cell>
          <table:table-cell office:value-type="float" office:value="0.9650879" calcext:value-type="float">
            <text:p>0.9650879</text:p>
          </table:table-cell>
          <table:table-cell office:value-type="float" office:value="0.1276855" calcext:value-type="float">
            <text:p>0.1276855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0.05227518" calcext:value-type="float">
            <text:p>-0.05227518</text:p>
          </table:table-cell>
          <table:table-cell office:value-type="float" office:value="-0.06961906" calcext:value-type="float">
            <text:p>-0.06961906</text:p>
          </table:table-cell>
          <table:table-cell office:value-type="float" office:value="-0.1332225" calcext:value-type="float">
            <text:p>-0.13322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2832" calcext:value-type="float">
            <text:p>-0.6652832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806152" calcext:value-type="float">
            <text:p>0.8806152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1152064" calcext:value-type="float">
            <text:p>-0.1152064</text:p>
          </table:table-cell>
          <table:table-cell office:value-type="float" office:value="-0.1076337" calcext:value-type="float">
            <text:p>-0.1076337</text:p>
          </table:table-cell>
          <table:table-cell office:value-type="float" office:value="0.01132825" calcext:value-type="float">
            <text:p>0.011328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674805" calcext:value-type="float">
            <text:p>-0.1674805</text:p>
          </table:table-cell>
          <table:table-cell office:value-type="float" office:value="0.4121094" calcext:value-type="float">
            <text:p>0.4121094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1177106" calcext:value-type="float">
            <text:p>0.1177106</text:p>
          </table:table-cell>
          <table:table-cell office:value-type="float" office:value="0.09154177" calcext:value-type="float">
            <text:p>0.09154177</text:p>
          </table:table-cell>
          <table:table-cell office:value-type="float" office:value="-0.167877" calcext:value-type="float">
            <text:p>-0.1678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276367" calcext:value-type="float">
            <text:p>-0.08276367</text:p>
          </table:table-cell>
          <table:table-cell office:value-type="float" office:value="0.9626465" calcext:value-type="float">
            <text:p>0.9626465</text:p>
          </table:table-cell>
          <table:table-cell office:value-type="float" office:value="0.1394043" calcext:value-type="float">
            <text:p>0.1394043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-0.03700805" calcext:value-type="float">
            <text:p>-0.03700805</text:p>
          </table:table-cell>
          <table:table-cell office:value-type="float" office:value="-0.1001534" calcext:value-type="float">
            <text:p>-0.1001534</text:p>
          </table:table-cell>
          <table:table-cell office:value-type="float" office:value="0.1263195" calcext:value-type="float">
            <text:p>0.126319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9922" calcext:value-type="float">
            <text:p>-0.6669922</text:p>
          </table:table-cell>
          <table:table-cell office:value-type="float" office:value="-0.1208496" calcext:value-type="float">
            <text:p>-0.1208496</text:p>
          </table:table-cell>
          <table:table-cell office:value-type="float" office:value="0.8815918" calcext:value-type="float">
            <text:p>0.8815918</text:p>
          </table:table-cell>
          <table:table-cell office:value-type="float" office:value="-0.9465649" calcext:value-type="float">
            <text:p>-0.9465649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0.2054043" calcext:value-type="float">
            <text:p>0.2054043</text:p>
          </table:table-cell>
          <table:table-cell office:value-type="float" office:value="-0.03129774" calcext:value-type="float">
            <text:p>-0.03129774</text:p>
          </table:table-cell>
          <table:table-cell office:value-type="float" office:value="-0.1108092" calcext:value-type="float">
            <text:p>-0.11080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04004" calcext:value-type="float">
            <text:p>-0.1604004</text:p>
          </table:table-cell>
          <table:table-cell office:value-type="float" office:value="0.4243164" calcext:value-type="float">
            <text:p>0.4243164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-0.09602976" calcext:value-type="float">
            <text:p>-0.09602976</text:p>
          </table:table-cell>
          <table:table-cell table:style-name="ce3" office:value-type="float" office:value="-0.00006127357" calcext:value-type="float">
            <text:p>-6.13E-05</text:p>
          </table:table-cell>
          <table:table-cell office:value-type="float" office:value="-0.04573941" calcext:value-type="float">
            <text:p>-0.0457394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789063" calcext:value-type="float">
            <text:p>-0.08789063</text:p>
          </table:table-cell>
          <table:table-cell office:value-type="float" office:value="0.9602051" calcext:value-type="float">
            <text:p>0.9602051</text:p>
          </table:table-cell>
          <table:table-cell office:value-type="float" office:value="0.1433105" calcext:value-type="float">
            <text:p>0.1433105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-0.09807658" calcext:value-type="float">
            <text:p>-0.09807658</text:p>
          </table:table-cell>
          <table:table-cell office:value-type="float" office:value="0.1288542" calcext:value-type="float">
            <text:p>0.1288542</text:p>
          </table:table-cell>
          <table:table-cell office:value-type="float" office:value="-0.04161942" calcext:value-type="float">
            <text:p>-0.041619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377" calcext:value-type="float">
            <text:p>-0.661377</text:p>
          </table:table-cell>
          <table:table-cell office:value-type="float" office:value="-0.119873" calcext:value-type="float">
            <text:p>-0.119873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0.01526718" calcext:value-type="float">
            <text:p>0.01526718</text:p>
          </table:table-cell>
          <table:table-cell office:value-type="float" office:value="-0.05413771" calcext:value-type="float">
            <text:p>-0.05413771</text:p>
          </table:table-cell>
          <table:table-cell office:value-type="float" office:value="-0.1534352" calcext:value-type="float">
            <text:p>-0.1534352</text:p>
          </table:table-cell>
          <table:table-cell office:value-type="float" office:value="0.08766414" calcext:value-type="float">
            <text:p>0.087664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4102" calcext:value-type="float">
            <text:p>0.2954102</text:p>
          </table:table-cell>
          <table:table-cell office:value-type="float" office:value="-0.1672363" calcext:value-type="float">
            <text:p>-0.1672363</text:p>
          </table:table-cell>
          <table:table-cell office:value-type="float" office:value="0.4226074" calcext:value-type="float">
            <text:p>0.4226074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206107" calcext:value-type="float">
            <text:p>-3.206107</text:p>
          </table:table-cell>
          <table:table-cell office:value-type="float" office:value="0.04137468" calcext:value-type="float">
            <text:p>0.04137468</text:p>
          </table:table-cell>
          <table:table-cell office:value-type="float" office:value="0.03047311" calcext:value-type="float">
            <text:p>0.03047311</text:p>
          </table:table-cell>
          <table:table-cell office:value-type="float" office:value="0.259604" calcext:value-type="float">
            <text:p>0.25960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105469" calcext:value-type="float">
            <text:p>-0.08105469</text:p>
          </table:table-cell>
          <table:table-cell office:value-type="float" office:value="0.967041" calcext:value-type="float">
            <text:p>0.967041</text:p>
          </table:table-cell>
          <table:table-cell office:value-type="float" office:value="0.1333008" calcext:value-type="float">
            <text:p>0.1333008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-0.06754231" calcext:value-type="float">
            <text:p>-0.06754231</text:p>
          </table:table-cell>
          <table:table-cell office:value-type="float" office:value="-0.02381754" calcext:value-type="float">
            <text:p>-0.02381754</text:p>
          </table:table-cell>
          <table:table-cell office:value-type="float" office:value="-0.1179552" calcext:value-type="float">
            <text:p>-0.117955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0625" calcext:value-type="float">
            <text:p>-0.6640625</text:p>
          </table:table-cell>
          <table:table-cell office:value-type="float" office:value="-0.1264648" calcext:value-type="float">
            <text:p>-0.1264648</text:p>
          </table:table-cell>
          <table:table-cell office:value-type="float" office:value="0.8803711" calcext:value-type="float">
            <text:p>0.8803711</text:p>
          </table:table-cell>
          <table:table-cell office:value-type="float" office:value="-1.465649" calcext:value-type="float">
            <text:p>-1.465649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770992" calcext:value-type="float">
            <text:p>-3.770992</text:p>
          </table:table-cell>
          <table:table-cell office:value-type="float" office:value="-0.3136797" calcext:value-type="float">
            <text:p>-0.3136797</text:p>
          </table:table-cell>
          <table:table-cell office:value-type="float" office:value="-0.03129774" calcext:value-type="float">
            <text:p>-0.03129774</text:p>
          </table:table-cell>
          <table:table-cell office:value-type="float" office:value="-3.698595" calcext:value-type="float">
            <text:p>-3.6985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6543" calcext:value-type="float">
            <text:p>0.2956543</text:p>
          </table:table-cell>
          <table:table-cell office:value-type="float" office:value="-0.1696777" calcext:value-type="float">
            <text:p>-0.1696777</text:p>
          </table:table-cell>
          <table:table-cell office:value-type="float" office:value="0.4077148" calcext:value-type="float">
            <text:p>0.4077148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236641" calcext:value-type="float">
            <text:p>-3.236641</text:p>
          </table:table-cell>
          <table:table-cell office:value-type="float" office:value="0.01084042" calcext:value-type="float">
            <text:p>0.01084042</text:p>
          </table:table-cell>
          <table:table-cell office:value-type="float" office:value="-0.01532847" calcext:value-type="float">
            <text:p>-0.01532847</text:p>
          </table:table-cell>
          <table:table-cell office:value-type="float" office:value="0.2290697" calcext:value-type="float">
            <text:p>0.229069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349609" calcext:value-type="float">
            <text:p>-0.08349609</text:p>
          </table:table-cell>
          <table:table-cell office:value-type="float" office:value="0.9655762" calcext:value-type="float">
            <text:p>0.9655762</text:p>
          </table:table-cell>
          <table:table-cell office:value-type="float" office:value="0.1535645" calcext:value-type="float">
            <text:p>0.1535645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0.03932786" calcext:value-type="float">
            <text:p>0.03932786</text:p>
          </table:table-cell>
          <table:table-cell office:value-type="float" office:value="-0.05435193" calcext:value-type="float">
            <text:p>-0.05435193</text:p>
          </table:table-cell>
          <table:table-cell office:value-type="float" office:value="-0.2400926" calcext:value-type="float">
            <text:p>-0.240092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7715" calcext:value-type="float">
            <text:p>-0.6657715</text:p>
          </table:table-cell>
          <table:table-cell office:value-type="float" office:value="-0.138916" calcext:value-type="float">
            <text:p>-0.138916</text:p>
          </table:table-cell>
          <table:table-cell office:value-type="float" office:value="0.869873" calcext:value-type="float">
            <text:p>0.869873</text:p>
          </table:table-cell>
          <table:table-cell office:value-type="float" office:value="-0.961832" calcext:value-type="float">
            <text:p>-0.961832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1901371" calcext:value-type="float">
            <text:p>0.1901371</text:p>
          </table:table-cell>
          <table:table-cell office:value-type="float" office:value="0.1366412" calcext:value-type="float">
            <text:p>0.1366412</text:p>
          </table:table-cell>
          <table:table-cell office:value-type="float" office:value="0.01132825" calcext:value-type="float">
            <text:p>0.011328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8047" calcext:value-type="float">
            <text:p>0.2998047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23584" calcext:value-type="float">
            <text:p>0.423584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04426718" calcext:value-type="float">
            <text:p>-0.004426718</text:p>
          </table:table-cell>
          <table:table-cell office:value-type="float" office:value="-0.04586279" calcext:value-type="float">
            <text:p>-0.04586279</text:p>
          </table:table-cell>
          <table:table-cell office:value-type="float" office:value="0.09166503" calcext:value-type="float">
            <text:p>0.091665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9204102" calcext:value-type="float">
            <text:p>-0.09204102</text:p>
          </table:table-cell>
          <table:table-cell office:value-type="float" office:value="0.9658203" calcext:value-type="float">
            <text:p>0.9658203</text:p>
          </table:table-cell>
          <table:table-cell office:value-type="float" office:value="0.1386719" calcext:value-type="float">
            <text:p>0.1386719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-0.1286111" calcext:value-type="float">
            <text:p>-0.1286111</text:p>
          </table:table-cell>
          <table:table-cell office:value-type="float" office:value="0.08305264" calcext:value-type="float">
            <text:p>0.08305264</text:p>
          </table:table-cell>
          <table:table-cell office:value-type="float" office:value="-0.07215369" calcext:value-type="float">
            <text:p>-0.0721536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0156" calcext:value-type="float">
            <text:p>-0.6660156</text:p>
          </table:table-cell>
          <table:table-cell office:value-type="float" office:value="-0.1225586" calcext:value-type="float">
            <text:p>-0.1225586</text:p>
          </table:table-cell>
          <table:table-cell office:value-type="float" office:value="0.8835449" calcext:value-type="float">
            <text:p>0.8835449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3.877863" calcext:value-type="float">
            <text:p>3.877863</text:p>
          </table:table-cell>
          <table:table-cell office:value-type="float" office:value="-0.06940484" calcext:value-type="float">
            <text:p>-0.06940484</text:p>
          </table:table-cell>
          <table:table-cell office:value-type="float" office:value="-0.1534352" calcext:value-type="float">
            <text:p>-0.1534352</text:p>
          </table:table-cell>
          <table:table-cell office:value-type="float" office:value="3.95026" calcext:value-type="float">
            <text:p>3.950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233398" calcext:value-type="float">
            <text:p>0.4233398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-0.08076262" calcext:value-type="float">
            <text:p>-0.08076262</text:p>
          </table:table-cell>
          <table:table-cell office:value-type="float" office:value="0.1678777" calcext:value-type="float">
            <text:p>0.1678777</text:p>
          </table:table-cell>
          <table:table-cell office:value-type="float" office:value="0.04586363" calcext:value-type="float">
            <text:p>0.0458636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105469" calcext:value-type="float">
            <text:p>-0.08105469</text:p>
          </table:table-cell>
          <table:table-cell office:value-type="float" office:value="0.9702148" calcext:value-type="float">
            <text:p>0.9702148</text:p>
          </table:table-cell>
          <table:table-cell office:value-type="float" office:value="0.1381836" calcext:value-type="float">
            <text:p>0.1381836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0.008793592" calcext:value-type="float">
            <text:p>0.008793592</text:p>
          </table:table-cell>
          <table:table-cell office:value-type="float" office:value="0.08305264" calcext:value-type="float">
            <text:p>0.08305264</text:p>
          </table:table-cell>
          <table:table-cell office:value-type="float" office:value="-0.07215369" calcext:value-type="float">
            <text:p>-0.0721536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0859" calcext:value-type="float">
            <text:p>-0.6630859</text:p>
          </table:table-cell>
          <table:table-cell office:value-type="float" office:value="-0.1210938" calcext:value-type="float">
            <text:p>-0.1210938</text:p>
          </table:table-cell>
          <table:table-cell office:value-type="float" office:value="0.8876953" calcext:value-type="float">
            <text:p>0.8876953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05273259" calcext:value-type="float">
            <text:p>0.05273259</text:p>
          </table:table-cell>
          <table:table-cell office:value-type="float" office:value="0.07557249" calcext:value-type="float">
            <text:p>0.07557249</text:p>
          </table:table-cell>
          <table:table-cell office:value-type="float" office:value="-0.04974045" calcext:value-type="float">
            <text:p>-0.04974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6074" calcext:value-type="float">
            <text:p>0.2976074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65137" calcext:value-type="float">
            <text:p>0.4265137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755725" calcext:value-type="float">
            <text:p>-3.755725</text:p>
          </table:table-cell>
          <table:table-cell office:value-type="float" office:value="0.1329777" calcext:value-type="float">
            <text:p>0.1329777</text:p>
          </table:table-cell>
          <table:table-cell office:value-type="float" office:value="0.1373433" calcext:value-type="float">
            <text:p>0.1373433</text:p>
          </table:table-cell>
          <table:table-cell office:value-type="float" office:value="-0.2900143" calcext:value-type="float">
            <text:p>-0.290014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618164" calcext:value-type="float">
            <text:p>-0.08618164</text:p>
          </table:table-cell>
          <table:table-cell office:value-type="float" office:value="0.9650879" calcext:value-type="float">
            <text:p>0.9650879</text:p>
          </table:table-cell>
          <table:table-cell office:value-type="float" office:value="0.1357422" calcext:value-type="float">
            <text:p>0.1357422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05227518" calcext:value-type="float">
            <text:p>-0.05227518</text:p>
          </table:table-cell>
          <table:table-cell office:value-type="float" office:value="0.03725111" calcext:value-type="float">
            <text:p>0.03725111</text:p>
          </table:table-cell>
          <table:table-cell office:value-type="float" office:value="-0.01108503" calcext:value-type="float">
            <text:p>-0.0110850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0156" calcext:value-type="float">
            <text:p>-0.6660156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18262" calcext:value-type="float">
            <text:p>0.8718262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09853411" calcext:value-type="float">
            <text:p>0.09853411</text:p>
          </table:table-cell>
          <table:table-cell office:value-type="float" office:value="-0.06183207" calcext:value-type="float">
            <text:p>-0.06183207</text:p>
          </table:table-cell>
          <table:table-cell office:value-type="float" office:value="-0.0192061" calcext:value-type="float">
            <text:p>-0.01920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4902" calcext:value-type="float">
            <text:p>0.3024902</text:p>
          </table:table-cell>
          <table:table-cell office:value-type="float" office:value="-0.185791" calcext:value-type="float">
            <text:p>-0.185791</text:p>
          </table:table-cell>
          <table:table-cell office:value-type="float" office:value="0.4228516" calcext:value-type="float">
            <text:p>0.4228516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6564885" calcext:value-type="float">
            <text:p>0.6564885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-0.05022836" calcext:value-type="float">
            <text:p>-0.05022836</text:p>
          </table:table-cell>
          <table:table-cell office:value-type="float" office:value="-0.2596033" calcext:value-type="float">
            <text:p>-0.2596033</text:p>
          </table:table-cell>
          <table:table-cell office:value-type="float" office:value="-0.04573941" calcext:value-type="float">
            <text:p>-0.0457394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178711" calcext:value-type="float">
            <text:p>-0.08178711</text:p>
          </table:table-cell>
          <table:table-cell office:value-type="float" office:value="0.9702148" calcext:value-type="float">
            <text:p>0.9702148</text:p>
          </table:table-cell>
          <table:table-cell office:value-type="float" office:value="0.1435547" calcext:value-type="float">
            <text:p>0.1435547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633588" calcext:value-type="float">
            <text:p>-1.633588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0.08512938" calcext:value-type="float">
            <text:p>0.08512938</text:p>
          </table:table-cell>
          <table:table-cell office:value-type="float" office:value="0.2204572" calcext:value-type="float">
            <text:p>0.2204572</text:p>
          </table:table-cell>
          <table:table-cell office:value-type="float" office:value="0.00418222" calcext:value-type="float">
            <text:p>0.004182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5742" calcext:value-type="float">
            <text:p>-0.6635742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776855" calcext:value-type="float">
            <text:p>0.8776855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1138012" calcext:value-type="float">
            <text:p>0.1138012</text:p>
          </table:table-cell>
          <table:table-cell office:value-type="float" office:value="-0.03129774" calcext:value-type="float">
            <text:p>-0.03129774</text:p>
          </table:table-cell>
          <table:table-cell office:value-type="float" office:value="0.04186261" calcext:value-type="float">
            <text:p>0.041862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05273" calcext:value-type="float">
            <text:p>0.2905273</text:p>
          </table:table-cell>
          <table:table-cell office:value-type="float" office:value="-0.1748047" calcext:value-type="float">
            <text:p>-0.1748047</text:p>
          </table:table-cell>
          <table:table-cell office:value-type="float" office:value="0.4216309" calcext:value-type="float">
            <text:p>0.4216309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4137468" calcext:value-type="float">
            <text:p>0.04137468</text:p>
          </table:table-cell>
          <table:table-cell table:style-name="ce3" office:value-type="float" office:value="-0.00006127357" calcext:value-type="float">
            <text:p>-6.13E-05</text:p>
          </table:table-cell>
          <table:table-cell table:style-name="ce3" office:value-type="float" office:value="0.00006198883" calcext:value-type="float">
            <text:p>6.20E-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47168" calcext:value-type="float">
            <text:p>-0.0847168</text:p>
          </table:table-cell>
          <table:table-cell office:value-type="float" office:value="0.982666" calcext:value-type="float">
            <text:p>0.982666</text:p>
          </table:table-cell>
          <table:table-cell office:value-type="float" office:value="0.1430664" calcext:value-type="float">
            <text:p>0.1430664</text:p>
          </table:table-cell>
          <table:table-cell office:value-type="float" office:value="-2" calcext:value-type="float">
            <text:p>-2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02406073" calcext:value-type="float">
            <text:p>0.02406073</text:p>
          </table:table-cell>
          <table:table-cell office:value-type="float" office:value="-0.1917566" calcext:value-type="float">
            <text:p>-0.1917566</text:p>
          </table:table-cell>
          <table:table-cell office:value-type="float" office:value="0.08051801" calcext:value-type="float">
            <text:p>0.0805180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79688" calcext:value-type="float">
            <text:p>-0.6679688</text:p>
          </table:table-cell>
          <table:table-cell office:value-type="float" office:value="-0.1247559" calcext:value-type="float">
            <text:p>-0.1247559</text:p>
          </table:table-cell>
          <table:table-cell office:value-type="float" office:value="0.8737793" calcext:value-type="float">
            <text:p>0.8737793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3.862595" calcext:value-type="float">
            <text:p>3.862595</text:p>
          </table:table-cell>
          <table:table-cell office:value-type="float" office:value="-0.06940484" calcext:value-type="float">
            <text:p>-0.06940484</text:p>
          </table:table-cell>
          <table:table-cell office:value-type="float" office:value="0.1061068" calcext:value-type="float">
            <text:p>0.1061068</text:p>
          </table:table-cell>
          <table:table-cell office:value-type="float" office:value="3.934992" calcext:value-type="float">
            <text:p>3.9349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5371" calcext:value-type="float">
            <text:p>0.3005371</text:p>
          </table:table-cell>
          <table:table-cell office:value-type="float" office:value="-0.159668" calcext:value-type="float">
            <text:p>-0.159668</text:p>
          </table:table-cell>
          <table:table-cell office:value-type="float" office:value="0.416748" calcext:value-type="float">
            <text:p>0.416748</text:p>
          </table:table-cell>
          <table:table-cell office:value-type="float" office:value="-3.145038" calcext:value-type="float">
            <text:p>-3.145038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3467183" calcext:value-type="float">
            <text:p>0.3467183</text:p>
          </table:table-cell>
          <table:table-cell office:value-type="float" office:value="0.1373433" calcext:value-type="float">
            <text:p>0.1373433</text:p>
          </table:table-cell>
          <table:table-cell office:value-type="float" office:value="0.03059626" calcext:value-type="float">
            <text:p>0.030596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496094" calcext:value-type="float">
            <text:p>-0.08496094</text:p>
          </table:table-cell>
          <table:table-cell office:value-type="float" office:value="0.9658203" calcext:value-type="float">
            <text:p>0.9658203</text:p>
          </table:table-cell>
          <table:table-cell office:value-type="float" office:value="0.1455078" calcext:value-type="float">
            <text:p>0.1455078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-0.08280945" calcext:value-type="float">
            <text:p>-0.08280945</text:p>
          </table:table-cell>
          <table:table-cell office:value-type="float" office:value="-0.1001534" calcext:value-type="float">
            <text:p>-0.1001534</text:p>
          </table:table-cell>
          <table:table-cell office:value-type="float" office:value="-0.1179552" calcext:value-type="float">
            <text:p>-0.117955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0156" calcext:value-type="float">
            <text:p>-0.6660156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813477" calcext:value-type="float">
            <text:p>0.8813477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6717557" calcext:value-type="float">
            <text:p>0.6717557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-0.09993923" calcext:value-type="float">
            <text:p>-0.09993923</text:p>
          </table:table-cell>
          <table:table-cell office:value-type="float" office:value="-0.1839695" calcext:value-type="float">
            <text:p>-0.1839695</text:p>
          </table:table-cell>
          <table:table-cell office:value-type="float" office:value="-0.08027479" calcext:value-type="float">
            <text:p>-0.080274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633301" calcext:value-type="float">
            <text:p>-0.1633301</text:p>
          </table:table-cell>
          <table:table-cell office:value-type="float" office:value="0.4221191" calcext:value-type="float">
            <text:p>0.4221191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-0.06549549" calcext:value-type="float">
            <text:p>-0.06549549</text:p>
          </table:table-cell>
          <table:table-cell table:style-name="ce3" office:value-type="float" office:value="-0.00006127357" calcext:value-type="float">
            <text:p>-6.13E-05</text:p>
          </table:table-cell>
          <table:table-cell office:value-type="float" office:value="-0.07627392" calcext:value-type="float">
            <text:p>-0.0762739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9008789" calcext:value-type="float">
            <text:p>-0.09008789</text:p>
          </table:table-cell>
          <table:table-cell office:value-type="float" office:value="0.9663086" calcext:value-type="float">
            <text:p>0.9663086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113344" calcext:value-type="float">
            <text:p>-0.113344</text:p>
          </table:table-cell>
          <table:table-cell office:value-type="float" office:value="0.1441214" calcext:value-type="float">
            <text:p>0.1441214</text:p>
          </table:table-cell>
          <table:table-cell office:value-type="float" office:value="0.00418222" calcext:value-type="float">
            <text:p>0.004182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5273" calcext:value-type="float">
            <text:p>-0.6655273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603516" calcext:value-type="float">
            <text:p>0.8603516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1138012" calcext:value-type="float">
            <text:p>0.1138012</text:p>
          </table:table-cell>
          <table:table-cell office:value-type="float" office:value="-0.0007634163" calcext:value-type="float">
            <text:p>-0.0007634163</text:p>
          </table:table-cell>
          <table:table-cell office:value-type="float" office:value="0.1181985" calcext:value-type="float">
            <text:p>0.11819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8516" calcext:value-type="float">
            <text:p>0.2978516</text:p>
          </table:table-cell>
          <table:table-cell office:value-type="float" office:value="-0.1655273" calcext:value-type="float">
            <text:p>-0.1655273</text:p>
          </table:table-cell>
          <table:table-cell office:value-type="float" office:value="0.4299316" calcext:value-type="float">
            <text:p>0.4299316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-0.05022836" calcext:value-type="float">
            <text:p>-0.05022836</text:p>
          </table:table-cell>
          <table:table-cell office:value-type="float" office:value="0.106809" calcext:value-type="float">
            <text:p>0.106809</text:p>
          </table:table-cell>
          <table:table-cell office:value-type="float" office:value="0.06113076" calcext:value-type="float">
            <text:p>0.0611307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129883" calcext:value-type="float">
            <text:p>-0.08129883</text:p>
          </table:table-cell>
          <table:table-cell office:value-type="float" office:value="0.9641113" calcext:value-type="float">
            <text:p>0.9641113</text:p>
          </table:table-cell>
          <table:table-cell office:value-type="float" office:value="0.1376953" calcext:value-type="float">
            <text:p>0.1376953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-0.02174091" calcext:value-type="float">
            <text:p>-0.02174091</text:p>
          </table:table-cell>
          <table:table-cell office:value-type="float" office:value="-0.1001534" calcext:value-type="float">
            <text:p>-0.1001534</text:p>
          </table:table-cell>
          <table:table-cell office:value-type="float" office:value="-0.04161942" calcext:value-type="float">
            <text:p>-0.041619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86914" calcext:value-type="float">
            <text:p>-0.6586914</text:p>
          </table:table-cell>
          <table:table-cell office:value-type="float" office:value="-0.1203613" calcext:value-type="float">
            <text:p>-0.1203613</text:p>
          </table:table-cell>
          <table:table-cell office:value-type="float" office:value="0.8759766" calcext:value-type="float">
            <text:p>0.8759766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1138012" calcext:value-type="float">
            <text:p>0.1138012</text:p>
          </table:table-cell>
          <table:table-cell office:value-type="float" office:value="0.2435114" calcext:value-type="float">
            <text:p>0.2435114</text:p>
          </table:table-cell>
          <table:table-cell office:value-type="float" office:value="-0.003938921" calcext:value-type="float">
            <text:p>-0.0039389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711426" calcext:value-type="float">
            <text:p>-0.1711426</text:p>
          </table:table-cell>
          <table:table-cell office:value-type="float" office:value="0.4255371" calcext:value-type="float">
            <text:p>0.4255371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251908" calcext:value-type="float">
            <text:p>-3.251908</text:p>
          </table:table-cell>
          <table:table-cell office:value-type="float" office:value="-0.1112969" calcext:value-type="float">
            <text:p>-0.1112969</text:p>
          </table:table-cell>
          <table:table-cell office:value-type="float" office:value="-0.1069315" calcext:value-type="float">
            <text:p>-0.1069315</text:p>
          </table:table-cell>
          <table:table-cell office:value-type="float" office:value="0.2138026" calcext:value-type="float">
            <text:p>0.21380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59375" calcext:value-type="float">
            <text:p>-0.0859375</text:p>
          </table:table-cell>
          <table:table-cell office:value-type="float" office:value="0.963623" calcext:value-type="float">
            <text:p>0.963623</text:p>
          </table:table-cell>
          <table:table-cell office:value-type="float" office:value="0.1381836" calcext:value-type="float">
            <text:p>0.1381836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006473541" calcext:value-type="float">
            <text:p>-0.006473541</text:p>
          </table:table-cell>
          <table:table-cell office:value-type="float" office:value="-0.1001534" calcext:value-type="float">
            <text:p>-0.1001534</text:p>
          </table:table-cell>
          <table:table-cell office:value-type="float" office:value="0.06525087" calcext:value-type="float">
            <text:p>0.0652508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64941" calcext:value-type="float">
            <text:p>-0.6564941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725586" calcext:value-type="float">
            <text:p>0.8725586</text:p>
          </table:table-cell>
          <table:table-cell office:value-type="float" office:value="-1.282443" calcext:value-type="float">
            <text:p>-1.282443</text:p>
          </table:table-cell>
          <table:table-cell office:value-type="float" office:value="0.7328244" calcext:value-type="float">
            <text:p>0.7328244</text:p>
          </table:table-cell>
          <table:table-cell office:value-type="float" office:value="0" calcext:value-type="float">
            <text:p>0</text:p>
          </table:table-cell>
          <table:table-cell office:value-type="float" office:value="-0.1304735" calcext:value-type="float">
            <text:p>-0.1304735</text:p>
          </table:table-cell>
          <table:table-cell office:value-type="float" office:value="-0.1229008" calcext:value-type="float">
            <text:p>-0.1229008</text:p>
          </table:table-cell>
          <table:table-cell office:value-type="float" office:value="0.07239696" calcext:value-type="float">
            <text:p>0.072396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4102" calcext:value-type="float">
            <text:p>0.2954102</text:p>
          </table:table-cell>
          <table:table-cell office:value-type="float" office:value="-0.1643066" calcext:value-type="float">
            <text:p>-0.1643066</text:p>
          </table:table-cell>
          <table:table-cell office:value-type="float" office:value="0.4243164" calcext:value-type="float">
            <text:p>0.4243164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05664182" calcext:value-type="float">
            <text:p>0.05664182</text:p>
          </table:table-cell>
          <table:table-cell office:value-type="float" office:value="0.04574025" calcext:value-type="float">
            <text:p>0.04574025</text:p>
          </table:table-cell>
          <table:table-cell office:value-type="float" office:value="0.09166503" calcext:value-type="float">
            <text:p>0.091665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666992" calcext:value-type="float">
            <text:p>-0.08666992</text:p>
          </table:table-cell>
          <table:table-cell office:value-type="float" office:value="0.9645996" calcext:value-type="float">
            <text:p>0.9645996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0.02174091" calcext:value-type="float">
            <text:p>-0.02174091</text:p>
          </table:table-cell>
          <table:table-cell office:value-type="float" office:value="-0.1154206" calcext:value-type="float">
            <text:p>-0.1154206</text:p>
          </table:table-cell>
          <table:table-cell office:value-type="float" office:value="-0.3164285" calcext:value-type="float">
            <text:p>-0.316428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82031" calcext:value-type="float">
            <text:p>-0.6582031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73291" calcext:value-type="float">
            <text:p>0.873291</text:p>
          </table:table-cell>
          <table:table-cell office:value-type="float" office:value="-1.343511" calcext:value-type="float">
            <text:p>-1.343511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-0.1915423" calcext:value-type="float">
            <text:p>-0.1915423</text:p>
          </table:table-cell>
          <table:table-cell office:value-type="float" office:value="0.01450378" calcext:value-type="float">
            <text:p>0.01450378</text:p>
          </table:table-cell>
          <table:table-cell office:value-type="float" office:value="-0.0192061" calcext:value-type="float">
            <text:p>-0.01920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5371" calcext:value-type="float">
            <text:p>0.3005371</text:p>
          </table:table-cell>
          <table:table-cell office:value-type="float" office:value="-0.1662598" calcext:value-type="float">
            <text:p>-0.1662598</text:p>
          </table:table-cell>
          <table:table-cell office:value-type="float" office:value="0.4196777" calcext:value-type="float">
            <text:p>0.4196777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05664182" calcext:value-type="float">
            <text:p>0.05664182</text:p>
          </table:table-cell>
          <table:table-cell office:value-type="float" office:value="0.03047311" calcext:value-type="float">
            <text:p>0.03047311</text:p>
          </table:table-cell>
          <table:table-cell office:value-type="float" office:value="-0.04573941" calcext:value-type="float">
            <text:p>-0.0457394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618164" calcext:value-type="float">
            <text:p>-0.08618164</text:p>
          </table:table-cell>
          <table:table-cell office:value-type="float" office:value="0.9736328" calcext:value-type="float">
            <text:p>0.9736328</text:p>
          </table:table-cell>
          <table:table-cell office:value-type="float" office:value="0.1394043" calcext:value-type="float">
            <text:p>0.1394043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03700805" calcext:value-type="float">
            <text:p>-0.03700805</text:p>
          </table:table-cell>
          <table:table-cell office:value-type="float" office:value="0.113587" calcext:value-type="float">
            <text:p>0.113587</text:p>
          </table:table-cell>
          <table:table-cell office:value-type="float" office:value="-0.1637567" calcext:value-type="float">
            <text:p>-0.163756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0625" calcext:value-type="float">
            <text:p>-0.66406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681641" calcext:value-type="float">
            <text:p>0.8681641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-0.1984733" calcext:value-type="float">
            <text:p>-0.1984733</text:p>
          </table:table-cell>
          <table:table-cell office:value-type="float" office:value="0.0221982" calcext:value-type="float">
            <text:p>0.0221982</text:p>
          </table:table-cell>
          <table:table-cell office:value-type="float" office:value="-0.1534352" calcext:value-type="float">
            <text:p>-0.1534352</text:p>
          </table:table-cell>
          <table:table-cell office:value-type="float" office:value="-0.1260763" calcext:value-type="float">
            <text:p>-0.12607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6309" calcext:value-type="float">
            <text:p>0.2966309</text:p>
          </table:table-cell>
          <table:table-cell office:value-type="float" office:value="-0.1657715" calcext:value-type="float">
            <text:p>-0.1657715</text:p>
          </table:table-cell>
          <table:table-cell office:value-type="float" office:value="0.4248047" calcext:value-type="float">
            <text:p>0.4248047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160305" calcext:value-type="float">
            <text:p>-3.160305</text:p>
          </table:table-cell>
          <table:table-cell office:value-type="float" office:value="-0.08076262" calcext:value-type="float">
            <text:p>-0.08076262</text:p>
          </table:table-cell>
          <table:table-cell office:value-type="float" office:value="0.07627463" calcext:value-type="float">
            <text:p>0.07627463</text:p>
          </table:table-cell>
          <table:table-cell office:value-type="float" office:value="0.3054056" calcext:value-type="float">
            <text:p>0.30540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47168" calcext:value-type="float">
            <text:p>-0.0847168</text:p>
          </table:table-cell>
          <table:table-cell office:value-type="float" office:value="0.9648438" calcext:value-type="float">
            <text:p>0.9648438</text:p>
          </table:table-cell>
          <table:table-cell office:value-type="float" office:value="0.1394043" calcext:value-type="float">
            <text:p>0.1394043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006473541" calcext:value-type="float">
            <text:p>-0.006473541</text:p>
          </table:table-cell>
          <table:table-cell office:value-type="float" office:value="-0.1612221" calcext:value-type="float">
            <text:p>-0.1612221</text:p>
          </table:table-cell>
          <table:table-cell office:value-type="float" office:value="-0.1637567" calcext:value-type="float">
            <text:p>-0.163756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5742" calcext:value-type="float">
            <text:p>-0.6635742</text:p>
          </table:table-cell>
          <table:table-cell office:value-type="float" office:value="-0.1242676" calcext:value-type="float">
            <text:p>-0.1242676</text:p>
          </table:table-cell>
          <table:table-cell office:value-type="float" office:value="0.8811035" calcext:value-type="float">
            <text:p>0.8811035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-0.008336186" calcext:value-type="float">
            <text:p>-0.008336186</text:p>
          </table:table-cell>
          <table:table-cell office:value-type="float" office:value="0.121374" calcext:value-type="float">
            <text:p>0.121374</text:p>
          </table:table-cell>
          <table:table-cell office:value-type="float" office:value="0.1181985" calcext:value-type="float">
            <text:p>0.11819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91895" calcext:value-type="float">
            <text:p>-0.1691895</text:p>
          </table:table-cell>
          <table:table-cell office:value-type="float" office:value="0.4206543" calcext:value-type="float">
            <text:p>0.4206543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-0.1112969" calcext:value-type="float">
            <text:p>-0.1112969</text:p>
          </table:table-cell>
          <table:table-cell office:value-type="float" office:value="0.1526105" calcext:value-type="float">
            <text:p>0.1526105</text:p>
          </table:table-cell>
          <table:table-cell office:value-type="float" office:value="0.1069322" calcext:value-type="float">
            <text:p>0.10693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862305" calcext:value-type="float">
            <text:p>-0.08862305</text:p>
          </table:table-cell>
          <table:table-cell office:value-type="float" office:value="0.9645996" calcext:value-type="float">
            <text:p>0.9645996</text:p>
          </table:table-cell>
          <table:table-cell office:value-type="float" office:value="0.1381836" calcext:value-type="float">
            <text:p>0.1381836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0.06986225" calcext:value-type="float">
            <text:p>0.06986225</text:p>
          </table:table-cell>
          <table:table-cell office:value-type="float" office:value="0.02198398" calcext:value-type="float">
            <text:p>0.02198398</text:p>
          </table:table-cell>
          <table:table-cell office:value-type="float" office:value="-0.01108503" calcext:value-type="float">
            <text:p>-0.0110850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55176" calcext:value-type="float">
            <text:p>-0.6555176</text:p>
          </table:table-cell>
          <table:table-cell office:value-type="float" office:value="-0.111084" calcext:value-type="float">
            <text:p>-0.111084</text:p>
          </table:table-cell>
          <table:table-cell office:value-type="float" office:value="0.8706055" calcext:value-type="float">
            <text:p>0.8706055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06799972" calcext:value-type="float">
            <text:p>0.06799972</text:p>
          </table:table-cell>
          <table:table-cell office:value-type="float" office:value="-0.03129774" calcext:value-type="float">
            <text:p>-0.03129774</text:p>
          </table:table-cell>
          <table:table-cell office:value-type="float" office:value="-0.0192061" calcext:value-type="float">
            <text:p>-0.01920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584" calcext:value-type="float">
            <text:p>0.298584</text:p>
          </table:table-cell>
          <table:table-cell office:value-type="float" office:value="-0.1643066" calcext:value-type="float">
            <text:p>-0.1643066</text:p>
          </table:table-cell>
          <table:table-cell office:value-type="float" office:value="0.4182129" calcext:value-type="float">
            <text:p>0.4182129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08717632" calcext:value-type="float">
            <text:p>0.08717632</text:p>
          </table:table-cell>
          <table:table-cell table:style-name="ce3" office:value-type="float" office:value="-0.00006127357" calcext:value-type="float">
            <text:p>-6.13E-05</text:p>
          </table:table-cell>
          <table:table-cell office:value-type="float" office:value="-0.04573941" calcext:value-type="float">
            <text:p>-0.0457394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618164" calcext:value-type="float">
            <text:p>-0.08618164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428223" calcext:value-type="float">
            <text:p>0.1428223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-0.03700805" calcext:value-type="float">
            <text:p>-0.03700805</text:p>
          </table:table-cell>
          <table:table-cell office:value-type="float" office:value="-0.1001534" calcext:value-type="float">
            <text:p>-0.1001534</text:p>
          </table:table-cell>
          <table:table-cell office:value-type="float" office:value="0.04998374" calcext:value-type="float">
            <text:p>0.0499837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3301" calcext:value-type="float">
            <text:p>-0.6633301</text:p>
          </table:table-cell>
          <table:table-cell office:value-type="float" office:value="-0.1401367" calcext:value-type="float">
            <text:p>-0.1401367</text:p>
          </table:table-cell>
          <table:table-cell office:value-type="float" office:value="0.8679199" calcext:value-type="float">
            <text:p>0.8679199</text:p>
          </table:table-cell>
          <table:table-cell office:value-type="float" office:value="-0.9770992" calcext:value-type="float">
            <text:p>-0.9770992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0.17487" calcext:value-type="float">
            <text:p>0.17487</text:p>
          </table:table-cell>
          <table:table-cell office:value-type="float" office:value="0.0450381" calcext:value-type="float">
            <text:p>0.0450381</text:p>
          </table:table-cell>
          <table:table-cell office:value-type="float" office:value="0.1334657" calcext:value-type="float">
            <text:p>0.13346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211426" calcext:value-type="float">
            <text:p>0.4211426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129771" calcext:value-type="float">
            <text:p>-3.129771</text:p>
          </table:table-cell>
          <table:table-cell office:value-type="float" office:value="0.08717632" calcext:value-type="float">
            <text:p>0.08717632</text:p>
          </table:table-cell>
          <table:table-cell office:value-type="float" office:value="0.04574025" calcext:value-type="float">
            <text:p>0.04574025</text:p>
          </table:table-cell>
          <table:table-cell office:value-type="float" office:value="0.3359399" calcext:value-type="float">
            <text:p>0.33593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276367" calcext:value-type="float">
            <text:p>-0.08276367</text:p>
          </table:table-cell>
          <table:table-cell office:value-type="float" office:value="0.9645996" calcext:value-type="float">
            <text:p>0.9645996</text:p>
          </table:table-cell>
          <table:table-cell office:value-type="float" office:value="0.1386719" calcext:value-type="float">
            <text:p>0.1386719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664122" calcext:value-type="float">
            <text:p>-1.664122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-0.006473541" calcext:value-type="float">
            <text:p>-0.006473541</text:p>
          </table:table-cell>
          <table:table-cell office:value-type="float" office:value="0.1899229" calcext:value-type="float">
            <text:p>0.1899229</text:p>
          </table:table-cell>
          <table:table-cell office:value-type="float" office:value="-0.08742094" calcext:value-type="float">
            <text:p>-0.0874209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8184" calcext:value-type="float">
            <text:p>-0.6638184</text:p>
          </table:table-cell>
          <table:table-cell office:value-type="float" office:value="-0.1274414" calcext:value-type="float">
            <text:p>-0.1274414</text:p>
          </table:table-cell>
          <table:table-cell office:value-type="float" office:value="0.8776855" calcext:value-type="float">
            <text:p>0.8776855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6870229" calcext:value-type="float">
            <text:p>0.6870229</text:p>
          </table:table-cell>
          <table:table-cell office:value-type="float" office:value="0.09160305" calcext:value-type="float">
            <text:p>0.09160305</text:p>
          </table:table-cell>
          <table:table-cell office:value-type="float" office:value="-0.008336186" calcext:value-type="float">
            <text:p>-0.008336186</text:p>
          </table:table-cell>
          <table:table-cell office:value-type="float" office:value="-0.1687023" calcext:value-type="float">
            <text:p>-0.1687023</text:p>
          </table:table-cell>
          <table:table-cell office:value-type="float" office:value="0.164" calcext:value-type="float">
            <text:p>0.1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32227" calcext:value-type="float">
            <text:p>0.3032227</text:p>
          </table:table-cell>
          <table:table-cell office:value-type="float" office:value="-0.1650391" calcext:value-type="float">
            <text:p>-0.1650391</text:p>
          </table:table-cell>
          <table:table-cell office:value-type="float" office:value="0.4262695" calcext:value-type="float">
            <text:p>0.4262695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-0.06549549" calcext:value-type="float">
            <text:p>-0.06549549</text:p>
          </table:table-cell>
          <table:table-cell table:style-name="ce3" office:value-type="float" office:value="-0.00006127357" calcext:value-type="float">
            <text:p>-6.13E-05</text:p>
          </table:table-cell>
          <table:table-cell office:value-type="float" office:value="-0.167877" calcext:value-type="float">
            <text:p>-0.1678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276367" calcext:value-type="float">
            <text:p>-0.08276367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445313" calcext:value-type="float">
            <text:p>0.1445313</text:p>
          </table:table-cell>
          <table:table-cell office:value-type="float" office:value="-2.229008" calcext:value-type="float">
            <text:p>-2.229008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-0.204947" calcext:value-type="float">
            <text:p>-0.204947</text:p>
          </table:table-cell>
          <table:table-cell office:value-type="float" office:value="0.03725111" calcext:value-type="float">
            <text:p>0.03725111</text:p>
          </table:table-cell>
          <table:table-cell office:value-type="float" office:value="-0.1942911" calcext:value-type="float">
            <text:p>-0.194291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0859" calcext:value-type="float">
            <text:p>-0.6630859</text:p>
          </table:table-cell>
          <table:table-cell office:value-type="float" office:value="-0.1293945" calcext:value-type="float">
            <text:p>-0.1293945</text:p>
          </table:table-cell>
          <table:table-cell office:value-type="float" office:value="0.8759766" calcext:value-type="float">
            <text:p>0.8759766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2900764" calcext:value-type="float">
            <text:p>-0.2900764</text:p>
          </table:table-cell>
          <table:table-cell office:value-type="float" office:value="0.09853411" calcext:value-type="float">
            <text:p>0.09853411</text:p>
          </table:table-cell>
          <table:table-cell office:value-type="float" office:value="0.0450381" calcext:value-type="float">
            <text:p>0.0450381</text:p>
          </table:table-cell>
          <table:table-cell office:value-type="float" office:value="-0.2176794" calcext:value-type="float">
            <text:p>-0.21767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318848" calcext:value-type="float">
            <text:p>0.4318848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6564885" calcext:value-type="float">
            <text:p>0.6564885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08717632" calcext:value-type="float">
            <text:p>0.08717632</text:p>
          </table:table-cell>
          <table:table-cell office:value-type="float" office:value="-0.2596033" calcext:value-type="float">
            <text:p>-0.2596033</text:p>
          </table:table-cell>
          <table:table-cell office:value-type="float" office:value="-0.07627392" calcext:value-type="float">
            <text:p>-0.0762739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129883" calcext:value-type="float">
            <text:p>-0.08129883</text:p>
          </table:table-cell>
          <table:table-cell office:value-type="float" office:value="0.9626465" calcext:value-type="float">
            <text:p>0.9626465</text:p>
          </table:table-cell>
          <table:table-cell office:value-type="float" office:value="0.1381836" calcext:value-type="float">
            <text:p>0.1381836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0.1003966" calcext:value-type="float">
            <text:p>0.1003966</text:p>
          </table:table-cell>
          <table:table-cell office:value-type="float" office:value="-0.08488631" calcext:value-type="float">
            <text:p>-0.08488631</text:p>
          </table:table-cell>
          <table:table-cell office:value-type="float" office:value="-0.1332225" calcext:value-type="float">
            <text:p>-0.13322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86914" calcext:value-type="float">
            <text:p>-0.6586914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886719" calcext:value-type="float">
            <text:p>0.8886719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3.89313" calcext:value-type="float">
            <text:p>3.89313</text:p>
          </table:table-cell>
          <table:table-cell office:value-type="float" office:value="-0.008336186" calcext:value-type="float">
            <text:p>-0.008336186</text:p>
          </table:table-cell>
          <table:table-cell office:value-type="float" office:value="-0.03129774" calcext:value-type="float">
            <text:p>-0.03129774</text:p>
          </table:table-cell>
          <table:table-cell office:value-type="float" office:value="3.965527" calcext:value-type="float">
            <text:p>3.9655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27246" calcext:value-type="float">
            <text:p>0.2927246</text:p>
          </table:table-cell>
          <table:table-cell office:value-type="float" office:value="-0.1682129" calcext:value-type="float">
            <text:p>-0.1682129</text:p>
          </table:table-cell>
          <table:table-cell office:value-type="float" office:value="0.4211426" calcext:value-type="float">
            <text:p>0.4211426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5664182" calcext:value-type="float">
            <text:p>0.05664182</text:p>
          </table:table-cell>
          <table:table-cell office:value-type="float" office:value="-0.1680002" calcext:value-type="float">
            <text:p>-0.1680002</text:p>
          </table:table-cell>
          <table:table-cell table:style-name="ce3" office:value-type="float" office:value="0.00006198883" calcext:value-type="float">
            <text:p>6.20E-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496094" calcext:value-type="float">
            <text:p>-0.08496094</text:p>
          </table:table-cell>
          <table:table-cell office:value-type="float" office:value="0.9689941" calcext:value-type="float">
            <text:p>0.9689941</text:p>
          </table:table-cell>
          <table:table-cell office:value-type="float" office:value="0.1364746" calcext:value-type="float">
            <text:p>0.1364746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0.03932786" calcext:value-type="float">
            <text:p>0.03932786</text:p>
          </table:table-cell>
          <table:table-cell office:value-type="float" office:value="0.1288542" calcext:value-type="float">
            <text:p>0.1288542</text:p>
          </table:table-cell>
          <table:table-cell office:value-type="float" office:value="-0.1332225" calcext:value-type="float">
            <text:p>-0.13322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20996" calcext:value-type="float">
            <text:p>-0.6520996</text:p>
          </table:table-cell>
          <table:table-cell office:value-type="float" office:value="-0.1298828" calcext:value-type="float">
            <text:p>-0.1298828</text:p>
          </table:table-cell>
          <table:table-cell office:value-type="float" office:value="0.8771973" calcext:value-type="float">
            <text:p>0.8771973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-0.1610079" calcext:value-type="float">
            <text:p>-0.1610079</text:p>
          </table:table-cell>
          <table:table-cell office:value-type="float" office:value="-0.1076337" calcext:value-type="float">
            <text:p>-0.1076337</text:p>
          </table:table-cell>
          <table:table-cell office:value-type="float" office:value="-0.0192061" calcext:value-type="float">
            <text:p>-0.01920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57715" calcext:value-type="float">
            <text:p>-0.1657715</text:p>
          </table:table-cell>
          <table:table-cell office:value-type="float" office:value="0.4279785" calcext:value-type="float">
            <text:p>0.4279785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07190919" calcext:value-type="float">
            <text:p>0.07190919</text:p>
          </table:table-cell>
          <table:table-cell office:value-type="float" office:value="-0.0305956" calcext:value-type="float">
            <text:p>-0.0305956</text:p>
          </table:table-cell>
          <table:table-cell office:value-type="float" office:value="-0.06100678" calcext:value-type="float">
            <text:p>-0.0610067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325195" calcext:value-type="float">
            <text:p>-0.08325195</text:p>
          </table:table-cell>
          <table:table-cell office:value-type="float" office:value="0.9631348" calcext:value-type="float">
            <text:p>0.9631348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2.21374" calcext:value-type="float">
            <text:p>-2.21374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-0.1896796" calcext:value-type="float">
            <text:p>-0.1896796</text:p>
          </table:table-cell>
          <table:table-cell office:value-type="float" office:value="0.05251837" calcext:value-type="float">
            <text:p>0.05251837</text:p>
          </table:table-cell>
          <table:table-cell office:value-type="float" office:value="-0.08742094" calcext:value-type="float">
            <text:p>-0.0874209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2598" calcext:value-type="float">
            <text:p>-0.6662598</text:p>
          </table:table-cell>
          <table:table-cell office:value-type="float" office:value="-0.1201172" calcext:value-type="float">
            <text:p>-0.1201172</text:p>
          </table:table-cell>
          <table:table-cell office:value-type="float" office:value="0.8803711" calcext:value-type="float">
            <text:p>0.8803711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0221982" calcext:value-type="float">
            <text:p>0.0221982</text:p>
          </table:table-cell>
          <table:table-cell office:value-type="float" office:value="0.09083968" calcext:value-type="float">
            <text:p>0.09083968</text:p>
          </table:table-cell>
          <table:table-cell office:value-type="float" office:value="0.01132825" calcext:value-type="float">
            <text:p>0.011328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5371" calcext:value-type="float">
            <text:p>0.3005371</text:p>
          </table:table-cell>
          <table:table-cell office:value-type="float" office:value="-0.1662598" calcext:value-type="float">
            <text:p>-0.1662598</text:p>
          </table:table-cell>
          <table:table-cell office:value-type="float" office:value="0.4260254" calcext:value-type="float">
            <text:p>0.4260254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3.694656" calcext:value-type="float">
            <text:p>-3.694656</text:p>
          </table:table-cell>
          <table:table-cell office:value-type="float" office:value="-0.004426718" calcext:value-type="float">
            <text:p>-0.004426718</text:p>
          </table:table-cell>
          <table:table-cell office:value-type="float" office:value="-0.1985345" calcext:value-type="float">
            <text:p>-0.1985345</text:p>
          </table:table-cell>
          <table:table-cell office:value-type="float" office:value="-0.2289455" calcext:value-type="float">
            <text:p>-0.228945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081055" calcext:value-type="float">
            <text:p>-0.08081055</text:p>
          </table:table-cell>
          <table:table-cell office:value-type="float" office:value="0.9677734" calcext:value-type="float">
            <text:p>0.9677734</text:p>
          </table:table-cell>
          <table:table-cell office:value-type="float" office:value="0.1374512" calcext:value-type="float">
            <text:p>0.1374512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1156638" calcext:value-type="float">
            <text:p>0.1156638</text:p>
          </table:table-cell>
          <table:table-cell office:value-type="float" office:value="-0.008550406" calcext:value-type="float">
            <text:p>-0.008550406</text:p>
          </table:table-cell>
          <table:table-cell office:value-type="float" office:value="-0.1026881" calcext:value-type="float">
            <text:p>-0.102688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99121" calcext:value-type="float">
            <text:p>-0.6599121</text:p>
          </table:table-cell>
          <table:table-cell office:value-type="float" office:value="-0.1281738" calcext:value-type="float">
            <text:p>-0.1281738</text:p>
          </table:table-cell>
          <table:table-cell office:value-type="float" office:value="0.8693848" calcext:value-type="float">
            <text:p>0.8693848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3.89313" calcext:value-type="float">
            <text:p>3.89313</text:p>
          </table:table-cell>
          <table:table-cell office:value-type="float" office:value="0.05273259" calcext:value-type="float">
            <text:p>0.05273259</text:p>
          </table:table-cell>
          <table:table-cell office:value-type="float" office:value="-0.1076337" calcext:value-type="float">
            <text:p>-0.1076337</text:p>
          </table:table-cell>
          <table:table-cell office:value-type="float" office:value="3.965527" calcext:value-type="float">
            <text:p>3.9655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145508" calcext:value-type="float">
            <text:p>0.4145508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03496122" calcext:value-type="float">
            <text:p>-0.03496122</text:p>
          </table:table-cell>
          <table:table-cell office:value-type="float" office:value="0.03047311" calcext:value-type="float">
            <text:p>0.03047311</text:p>
          </table:table-cell>
          <table:table-cell office:value-type="float" office:value="-0.06100678" calcext:value-type="float">
            <text:p>-0.0610067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958984" calcext:value-type="float">
            <text:p>-0.07958984</text:p>
          </table:table-cell>
          <table:table-cell office:value-type="float" office:value="0.9831543" calcext:value-type="float">
            <text:p>0.9831543</text:p>
          </table:table-cell>
          <table:table-cell office:value-type="float" office:value="0.137207" calcext:value-type="float">
            <text:p>0.137207</text:p>
          </table:table-cell>
          <table:table-cell office:value-type="float" office:value="-2" calcext:value-type="float">
            <text:p>-2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0.02406073" calcext:value-type="float">
            <text:p>0.02406073</text:p>
          </table:table-cell>
          <table:table-cell office:value-type="float" office:value="-0.1001534" calcext:value-type="float">
            <text:p>-0.1001534</text:p>
          </table:table-cell>
          <table:table-cell office:value-type="float" office:value="-0.1332225" calcext:value-type="float">
            <text:p>-0.13322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377" calcext:value-type="float">
            <text:p>-0.661377</text:p>
          </table:table-cell>
          <table:table-cell office:value-type="float" office:value="-0.1237793" calcext:value-type="float">
            <text:p>-0.1237793</text:p>
          </table:table-cell>
          <table:table-cell office:value-type="float" office:value="0.8703613" calcext:value-type="float">
            <text:p>0.8703613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1596028" calcext:value-type="float">
            <text:p>0.1596028</text:p>
          </table:table-cell>
          <table:table-cell office:value-type="float" office:value="-0.01603055" calcext:value-type="float">
            <text:p>-0.01603055</text:p>
          </table:table-cell>
          <table:table-cell office:value-type="float" office:value="-0.003938921" calcext:value-type="float">
            <text:p>-0.0039389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6074" calcext:value-type="float">
            <text:p>0.2976074</text:p>
          </table:table-cell>
          <table:table-cell office:value-type="float" office:value="-0.1845703" calcext:value-type="float">
            <text:p>-0.1845703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-3.709924" calcext:value-type="float">
            <text:p>-3.709924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-0.2181673" calcext:value-type="float">
            <text:p>-0.2181673</text:p>
          </table:table-cell>
          <table:table-cell office:value-type="float" office:value="0.03047311" calcext:value-type="float">
            <text:p>0.03047311</text:p>
          </table:table-cell>
          <table:table-cell office:value-type="float" office:value="0.1374667" calcext:value-type="float">
            <text:p>0.13746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59375" calcext:value-type="float">
            <text:p>-0.0859375</text:p>
          </table:table-cell>
          <table:table-cell office:value-type="float" office:value="0.9672852" calcext:value-type="float">
            <text:p>0.9672852</text:p>
          </table:table-cell>
          <table:table-cell office:value-type="float" office:value="0.1347656" calcext:value-type="float">
            <text:p>0.1347656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008793592" calcext:value-type="float">
            <text:p>0.008793592</text:p>
          </table:table-cell>
          <table:table-cell office:value-type="float" office:value="-0.03908479" calcext:value-type="float">
            <text:p>-0.03908479</text:p>
          </table:table-cell>
          <table:table-cell office:value-type="float" office:value="0.08051801" calcext:value-type="float">
            <text:p>0.0805180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5977" calcext:value-type="float">
            <text:p>-0.6625977</text:p>
          </table:table-cell>
          <table:table-cell office:value-type="float" office:value="-0.1225586" calcext:value-type="float">
            <text:p>-0.1225586</text:p>
          </table:table-cell>
          <table:table-cell office:value-type="float" office:value="0.8757324" calcext:value-type="float">
            <text:p>0.8757324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08467197" calcext:value-type="float">
            <text:p>-0.08467197</text:p>
          </table:table-cell>
          <table:table-cell office:value-type="float" office:value="0.02977097" calcext:value-type="float">
            <text:p>0.02977097</text:p>
          </table:table-cell>
          <table:table-cell office:value-type="float" office:value="-0.04974045" calcext:value-type="float">
            <text:p>-0.04974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584" calcext:value-type="float">
            <text:p>0.298584</text:p>
          </table:table-cell>
          <table:table-cell office:value-type="float" office:value="-0.1672363" calcext:value-type="float">
            <text:p>-0.1672363</text:p>
          </table:table-cell>
          <table:table-cell office:value-type="float" office:value="0.4265137" calcext:value-type="float">
            <text:p>0.4265137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-0.06549549" calcext:value-type="float">
            <text:p>-0.06549549</text:p>
          </table:table-cell>
          <table:table-cell office:value-type="float" office:value="0.07627463" calcext:value-type="float">
            <text:p>0.07627463</text:p>
          </table:table-cell>
          <table:table-cell office:value-type="float" office:value="0.06113076" calcext:value-type="float">
            <text:p>0.0611307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251953" calcext:value-type="float">
            <text:p>-0.08251953</text:p>
          </table:table-cell>
          <table:table-cell office:value-type="float" office:value="0.9697266" calcext:value-type="float">
            <text:p>0.9697266</text:p>
          </table:table-cell>
          <table:table-cell office:value-type="float" office:value="0.1420898" calcext:value-type="float">
            <text:p>0.1420898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0.06986225" calcext:value-type="float">
            <text:p>0.06986225</text:p>
          </table:table-cell>
          <table:table-cell office:value-type="float" office:value="0.1288542" calcext:value-type="float">
            <text:p>0.1288542</text:p>
          </table:table-cell>
          <table:table-cell office:value-type="float" office:value="0.1873883" calcext:value-type="float">
            <text:p>0.187388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94238" calcext:value-type="float">
            <text:p>-0.6594238</text:p>
          </table:table-cell>
          <table:table-cell office:value-type="float" office:value="-0.1208496" calcext:value-type="float">
            <text:p>-0.1208496</text:p>
          </table:table-cell>
          <table:table-cell office:value-type="float" office:value="0.8754883" calcext:value-type="float">
            <text:p>0.8754883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0.0221982" calcext:value-type="float">
            <text:p>0.0221982</text:p>
          </table:table-cell>
          <table:table-cell office:value-type="float" office:value="-0.07709927" calcext:value-type="float">
            <text:p>-0.07709927</text:p>
          </table:table-cell>
          <table:table-cell office:value-type="float" office:value="-3.836" calcext:value-type="float">
            <text:p>-3.8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32129" calcext:value-type="float">
            <text:p>0.2932129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282227" calcext:value-type="float">
            <text:p>0.428222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01084042" calcext:value-type="float">
            <text:p>0.01084042</text:p>
          </table:table-cell>
          <table:table-cell office:value-type="float" office:value="0.1220762" calcext:value-type="float">
            <text:p>0.1220762</text:p>
          </table:table-cell>
          <table:table-cell office:value-type="float" office:value="-0.06100678" calcext:value-type="float">
            <text:p>-0.0610067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178711" calcext:value-type="float">
            <text:p>-0.08178711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91602" calcext:value-type="float">
            <text:p>0.1391602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2683356" calcext:value-type="float">
            <text:p>0.2683356</text:p>
          </table:table-cell>
          <table:table-cell office:value-type="float" office:value="0.08305264" calcext:value-type="float">
            <text:p>0.08305264</text:p>
          </table:table-cell>
          <table:table-cell office:value-type="float" office:value="0.04998374" calcext:value-type="float">
            <text:p>0.0499837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94238" calcext:value-type="float">
            <text:p>-0.6594238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754883" calcext:value-type="float">
            <text:p>0.8754883</text:p>
          </table:table-cell>
          <table:table-cell office:value-type="float" office:value="-0.961832" calcext:value-type="float">
            <text:p>-0.961832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0.1901371" calcext:value-type="float">
            <text:p>0.1901371</text:p>
          </table:table-cell>
          <table:table-cell office:value-type="float" office:value="-0.1534352" calcext:value-type="float">
            <text:p>-0.1534352</text:p>
          </table:table-cell>
          <table:table-cell office:value-type="float" office:value="-0.06500762" calcext:value-type="float">
            <text:p>-0.065007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49219" calcext:value-type="float">
            <text:p>0.2949219</text:p>
          </table:table-cell>
          <table:table-cell office:value-type="float" office:value="-0.1640625" calcext:value-type="float">
            <text:p>-0.1640625</text:p>
          </table:table-cell>
          <table:table-cell office:value-type="float" office:value="0.4179688" calcext:value-type="float">
            <text:p>0.4179688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02610755" calcext:value-type="float">
            <text:p>0.02610755</text:p>
          </table:table-cell>
          <table:table-cell table:style-name="ce3" office:value-type="float" office:value="-0.00006127357" calcext:value-type="float">
            <text:p>-6.13E-05</text:p>
          </table:table-cell>
          <table:table-cell office:value-type="float" office:value="0.01532912" calcext:value-type="float">
            <text:p>0.015329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544922" calcext:value-type="float">
            <text:p>-0.08544922</text:p>
          </table:table-cell>
          <table:table-cell office:value-type="float" office:value="0.9643555" calcext:value-type="float">
            <text:p>0.9643555</text:p>
          </table:table-cell>
          <table:table-cell office:value-type="float" office:value="0.1347656" calcext:value-type="float">
            <text:p>0.1347656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-0.03700805" calcext:value-type="float">
            <text:p>-0.03700805</text:p>
          </table:table-cell>
          <table:table-cell office:value-type="float" office:value="0.113587" calcext:value-type="float">
            <text:p>0.113587</text:p>
          </table:table-cell>
          <table:table-cell office:value-type="float" office:value="0.08051801" calcext:value-type="float">
            <text:p>0.0805180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1328" calcext:value-type="float">
            <text:p>-0.6611328</text:p>
          </table:table-cell>
          <table:table-cell office:value-type="float" office:value="-0.1269531" calcext:value-type="float">
            <text:p>-0.1269531</text:p>
          </table:table-cell>
          <table:table-cell office:value-type="float" office:value="0.8703613" calcext:value-type="float">
            <text:p>0.8703613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-0.05413771" calcext:value-type="float">
            <text:p>-0.05413771</text:p>
          </table:table-cell>
          <table:table-cell office:value-type="float" office:value="-0.07709927" calcext:value-type="float">
            <text:p>-0.07709927</text:p>
          </table:table-cell>
          <table:table-cell office:value-type="float" office:value="0.02659543" calcext:value-type="float">
            <text:p>0.026595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3584" calcext:value-type="float">
            <text:p>0.423584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5954198" calcext:value-type="float">
            <text:p>0.5954198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1024435" calcext:value-type="float">
            <text:p>0.1024435</text:p>
          </table:table-cell>
          <table:table-cell office:value-type="float" office:value="-0.320672" calcext:value-type="float">
            <text:p>-0.320672</text:p>
          </table:table-cell>
          <table:table-cell office:value-type="float" office:value="0.01532912" calcext:value-type="float">
            <text:p>0.015329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959961" calcext:value-type="float">
            <text:p>-0.08959961</text:p>
          </table:table-cell>
          <table:table-cell office:value-type="float" office:value="0.9682617" calcext:value-type="float">
            <text:p>0.9682617</text:p>
          </table:table-cell>
          <table:table-cell office:value-type="float" office:value="0.1357422" calcext:value-type="float">
            <text:p>0.1357422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-0.1286111" calcext:value-type="float">
            <text:p>-0.1286111</text:p>
          </table:table-cell>
          <table:table-cell office:value-type="float" office:value="-0.03908479" calcext:value-type="float">
            <text:p>-0.03908479</text:p>
          </table:table-cell>
          <table:table-cell office:value-type="float" office:value="0.09578526" calcext:value-type="float">
            <text:p>0.0957852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5742" calcext:value-type="float">
            <text:p>-0.6635742</text:p>
          </table:table-cell>
          <table:table-cell office:value-type="float" office:value="-0.1281738" calcext:value-type="float">
            <text:p>-0.1281738</text:p>
          </table:table-cell>
          <table:table-cell office:value-type="float" office:value="0.8693848" calcext:value-type="float">
            <text:p>0.8693848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-0.1610079" calcext:value-type="float">
            <text:p>-0.1610079</text:p>
          </table:table-cell>
          <table:table-cell office:value-type="float" office:value="0.121374" calcext:value-type="float">
            <text:p>0.121374</text:p>
          </table:table-cell>
          <table:table-cell office:value-type="float" office:value="0.02659543" calcext:value-type="float">
            <text:p>0.026595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82129" calcext:value-type="float">
            <text:p>-0.1682129</text:p>
          </table:table-cell>
          <table:table-cell office:value-type="float" office:value="0.4243164" calcext:value-type="float">
            <text:p>0.4243164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0.08717632" calcext:value-type="float">
            <text:p>0.08717632</text:p>
          </table:table-cell>
          <table:table-cell office:value-type="float" office:value="-0.01532847" calcext:value-type="float">
            <text:p>-0.01532847</text:p>
          </table:table-cell>
          <table:table-cell office:value-type="float" office:value="0.1680009" calcext:value-type="float">
            <text:p>0.16800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911133" calcext:value-type="float">
            <text:p>-0.08911133</text:p>
          </table:table-cell>
          <table:table-cell office:value-type="float" office:value="0.967041" calcext:value-type="float">
            <text:p>0.967041</text:p>
          </table:table-cell>
          <table:table-cell office:value-type="float" office:value="0.1379395" calcext:value-type="float">
            <text:p>0.1379395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1286111" calcext:value-type="float">
            <text:p>-0.1286111</text:p>
          </table:table-cell>
          <table:table-cell office:value-type="float" office:value="-0.1917566" calcext:value-type="float">
            <text:p>-0.1917566</text:p>
          </table:table-cell>
          <table:table-cell office:value-type="float" office:value="0.01944935" calcext:value-type="float">
            <text:p>0.0194493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4004" calcext:value-type="float">
            <text:p>-0.6604004</text:p>
          </table:table-cell>
          <table:table-cell office:value-type="float" office:value="-0.1303711" calcext:value-type="float">
            <text:p>-0.1303711</text:p>
          </table:table-cell>
          <table:table-cell office:value-type="float" office:value="0.869873" calcext:value-type="float">
            <text:p>0.869873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1290684" calcext:value-type="float">
            <text:p>0.1290684</text:p>
          </table:table-cell>
          <table:table-cell office:value-type="float" office:value="0.0603053" calcext:value-type="float">
            <text:p>0.0603053</text:p>
          </table:table-cell>
          <table:table-cell office:value-type="float" office:value="0.1181985" calcext:value-type="float">
            <text:p>0.11819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643066" calcext:value-type="float">
            <text:p>-0.1643066</text:p>
          </table:table-cell>
          <table:table-cell office:value-type="float" office:value="0.4260254" calcext:value-type="float">
            <text:p>0.4260254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01084042" calcext:value-type="float">
            <text:p>0.01084042</text:p>
          </table:table-cell>
          <table:table-cell office:value-type="float" office:value="0.106809" calcext:value-type="float">
            <text:p>0.106809</text:p>
          </table:table-cell>
          <table:table-cell office:value-type="float" office:value="-0.1831441" calcext:value-type="float">
            <text:p>-0.183144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203125" calcext:value-type="float">
            <text:p>-0.08203125</text:p>
          </table:table-cell>
          <table:table-cell office:value-type="float" office:value="0.9641113" calcext:value-type="float">
            <text:p>0.9641113</text:p>
          </table:table-cell>
          <table:table-cell office:value-type="float" office:value="0.138916" calcext:value-type="float">
            <text:p>0.138916</text:p>
          </table:table-cell>
          <table:table-cell table:number-columns-repeated="2" office:value-type="float" office:value="-2.015267" calcext:value-type="float">
            <text:p>-2.015267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0.008793592" calcext:value-type="float">
            <text:p>0.008793592</text:p>
          </table:table-cell>
          <table:table-cell office:value-type="float" office:value="-0.1612221" calcext:value-type="float">
            <text:p>-0.1612221</text:p>
          </table:table-cell>
          <table:table-cell office:value-type="float" office:value="0.1873883" calcext:value-type="float">
            <text:p>0.187388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5273" calcext:value-type="float">
            <text:p>-0.6655273</text:p>
          </table:table-cell>
          <table:table-cell office:value-type="float" office:value="-0.1235352" calcext:value-type="float">
            <text:p>-0.1235352</text:p>
          </table:table-cell>
          <table:table-cell office:value-type="float" office:value="0.8752441" calcext:value-type="float">
            <text:p>0.8752441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0.05273259" calcext:value-type="float">
            <text:p>0.05273259</text:p>
          </table:table-cell>
          <table:table-cell office:value-type="float" office:value="-0.01603055" calcext:value-type="float">
            <text:p>-0.01603055</text:p>
          </table:table-cell>
          <table:table-cell office:value-type="float" office:value="-3.820733" calcext:value-type="float">
            <text:p>-3.8207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3867" calcext:value-type="float">
            <text:p>0.2963867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299316" calcext:value-type="float">
            <text:p>0.4299316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5022836" calcext:value-type="float">
            <text:p>-0.05022836</text:p>
          </table:table-cell>
          <table:table-cell office:value-type="float" office:value="-0.07639712" calcext:value-type="float">
            <text:p>-0.07639712</text:p>
          </table:table-cell>
          <table:table-cell office:value-type="float" office:value="-0.03047228" calcext:value-type="float">
            <text:p>-0.0304722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276367" calcext:value-type="float">
            <text:p>-0.08276367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67188" calcext:value-type="float">
            <text:p>0.1367188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0.06986225" calcext:value-type="float">
            <text:p>0.06986225</text:p>
          </table:table-cell>
          <table:table-cell office:value-type="float" office:value="0.1593885" calcext:value-type="float">
            <text:p>0.1593885</text:p>
          </table:table-cell>
          <table:table-cell office:value-type="float" office:value="0.09578526" calcext:value-type="float">
            <text:p>0.0957852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60059" calcext:value-type="float">
            <text:p>-0.6560059</text:p>
          </table:table-cell>
          <table:table-cell office:value-type="float" office:value="-0.1257324" calcext:value-type="float">
            <text:p>-0.1257324</text:p>
          </table:table-cell>
          <table:table-cell office:value-type="float" office:value="0.8754883" calcext:value-type="float">
            <text:p>0.8754883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0.6870229" calcext:value-type="float">
            <text:p>0.6870229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0.1596028" calcext:value-type="float">
            <text:p>0.1596028</text:p>
          </table:table-cell>
          <table:table-cell office:value-type="float" office:value="-0.1687023" calcext:value-type="float">
            <text:p>-0.1687023</text:p>
          </table:table-cell>
          <table:table-cell office:value-type="float" office:value="-0.06500762" calcext:value-type="float">
            <text:p>-0.065007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287109" calcext:value-type="float">
            <text:p>0.4287109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0.1329777" calcext:value-type="float">
            <text:p>0.1329777</text:p>
          </table:table-cell>
          <table:table-cell office:value-type="float" office:value="0.106809" calcext:value-type="float">
            <text:p>0.106809</text:p>
          </table:table-cell>
          <table:table-cell office:value-type="float" office:value="0.1985352" calcext:value-type="float">
            <text:p>0.19853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349609" calcext:value-type="float">
            <text:p>-0.08349609</text:p>
          </table:table-cell>
          <table:table-cell office:value-type="float" office:value="0.9685059" calcext:value-type="float">
            <text:p>0.9685059</text:p>
          </table:table-cell>
          <table:table-cell office:value-type="float" office:value="0.1411133" calcext:value-type="float">
            <text:p>0.1411133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02174091" calcext:value-type="float">
            <text:p>-0.02174091</text:p>
          </table:table-cell>
          <table:table-cell office:value-type="float" office:value="-0.008550406" calcext:value-type="float">
            <text:p>-0.008550406</text:p>
          </table:table-cell>
          <table:table-cell office:value-type="float" office:value="0.06525087" calcext:value-type="float">
            <text:p>0.0652508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0859" calcext:value-type="float">
            <text:p>-0.6630859</text:p>
          </table:table-cell>
          <table:table-cell office:value-type="float" office:value="-0.1210938" calcext:value-type="float">
            <text:p>-0.1210938</text:p>
          </table:table-cell>
          <table:table-cell office:value-type="float" office:value="0.8684082" calcext:value-type="float">
            <text:p>0.8684082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-0.008336186" calcext:value-type="float">
            <text:p>-0.008336186</text:p>
          </table:table-cell>
          <table:table-cell office:value-type="float" office:value="0.0450381" calcext:value-type="float">
            <text:p>0.0450381</text:p>
          </table:table-cell>
          <table:table-cell office:value-type="float" office:value="-0.08027479" calcext:value-type="float">
            <text:p>-0.080274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5137" calcext:value-type="float">
            <text:p>0.3015137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04137468" calcext:value-type="float">
            <text:p>0.04137468</text:p>
          </table:table-cell>
          <table:table-cell office:value-type="float" office:value="-0.01532847" calcext:value-type="float">
            <text:p>-0.01532847</text:p>
          </table:table-cell>
          <table:table-cell office:value-type="float" office:value="-0.01520514" calcext:value-type="float">
            <text:p>-0.015205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789063" calcext:value-type="float">
            <text:p>-0.08789063</text:p>
          </table:table-cell>
          <table:table-cell office:value-type="float" office:value="0.9680176" calcext:value-type="float">
            <text:p>0.9680176</text:p>
          </table:table-cell>
          <table:table-cell office:value-type="float" office:value="0.1308594" calcext:value-type="float">
            <text:p>0.1308594</text:p>
          </table:table-cell>
          <table:table-cell table:number-columns-repeated="2" office:value-type="float" office:value="-1.801527" calcext:value-type="float">
            <text:p>-1.801527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2225341" calcext:value-type="float">
            <text:p>0.2225341</text:p>
          </table:table-cell>
          <table:table-cell office:value-type="float" office:value="0.05251837" calcext:value-type="float">
            <text:p>0.05251837</text:p>
          </table:table-cell>
          <table:table-cell office:value-type="float" office:value="-0.179024" calcext:value-type="float">
            <text:p>-0.17902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87012" calcext:value-type="float">
            <text:p>-0.6687012</text:p>
          </table:table-cell>
          <table:table-cell office:value-type="float" office:value="-0.1281738" calcext:value-type="float">
            <text:p>-0.1281738</text:p>
          </table:table-cell>
          <table:table-cell office:value-type="float" office:value="0.8740234" calcext:value-type="float">
            <text:p>0.8740234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0.09160305" calcext:value-type="float">
            <text:p>0.09160305</text:p>
          </table:table-cell>
          <table:table-cell office:value-type="float" office:value="-0.09993923" calcext:value-type="float">
            <text:p>-0.09993923</text:p>
          </table:table-cell>
          <table:table-cell office:value-type="float" office:value="-0.1534352" calcext:value-type="float">
            <text:p>-0.1534352</text:p>
          </table:table-cell>
          <table:table-cell office:value-type="float" office:value="0.164" calcext:value-type="float">
            <text:p>0.1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41895" calcext:value-type="float">
            <text:p>0.2941895</text:p>
          </table:table-cell>
          <table:table-cell office:value-type="float" office:value="-0.1645508" calcext:value-type="float">
            <text:p>-0.1645508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01969385" calcext:value-type="float">
            <text:p>-0.01969385</text:p>
          </table:table-cell>
          <table:table-cell office:value-type="float" office:value="0.04574025" calcext:value-type="float">
            <text:p>0.04574025</text:p>
          </table:table-cell>
          <table:table-cell office:value-type="float" office:value="0.1680009" calcext:value-type="float">
            <text:p>0.16800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71582" calcext:value-type="float">
            <text:p>-0.0871582</text:p>
          </table:table-cell>
          <table:table-cell office:value-type="float" office:value="0.9643555" calcext:value-type="float">
            <text:p>0.9643555</text:p>
          </table:table-cell>
          <table:table-cell office:value-type="float" office:value="0.135498" calcext:value-type="float">
            <text:p>0.135498</text:p>
          </table:table-cell>
          <table:table-cell table:number-columns-repeated="2" office:value-type="float" office:value="-1.954198" calcext:value-type="float">
            <text:p>-1.954198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0.06986225" calcext:value-type="float">
            <text:p>0.06986225</text:p>
          </table:table-cell>
          <table:table-cell office:value-type="float" office:value="-0.1001534" calcext:value-type="float">
            <text:p>-0.1001534</text:p>
          </table:table-cell>
          <table:table-cell office:value-type="float" office:value="-0.05688655" calcext:value-type="float">
            <text:p>-0.0568865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8887" calcext:value-type="float">
            <text:p>-0.6608887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649902" calcext:value-type="float">
            <text:p>0.8649902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6412213" calcext:value-type="float">
            <text:p>0.6412213</text:p>
          </table:table-cell>
          <table:table-cell office:value-type="float" office:value="-0.2748091" calcext:value-type="float">
            <text:p>-0.2748091</text:p>
          </table:table-cell>
          <table:table-cell office:value-type="float" office:value="-0.1610079" calcext:value-type="float">
            <text:p>-0.1610079</text:p>
          </table:table-cell>
          <table:table-cell office:value-type="float" office:value="-0.2145039" calcext:value-type="float">
            <text:p>-0.2145039</text:p>
          </table:table-cell>
          <table:table-cell office:value-type="float" office:value="-0.2024122" calcext:value-type="float">
            <text:p>-0.20241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265137" calcext:value-type="float">
            <text:p>0.4265137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-0.1723657" calcext:value-type="float">
            <text:p>-0.1723657</text:p>
          </table:table-cell>
          <table:table-cell office:value-type="float" office:value="0.07627463" calcext:value-type="float">
            <text:p>0.07627463</text:p>
          </table:table-cell>
          <table:table-cell office:value-type="float" office:value="-0.04573941" calcext:value-type="float">
            <text:p>-0.0457394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59375" calcext:value-type="float">
            <text:p>-0.0859375</text:p>
          </table:table-cell>
          <table:table-cell office:value-type="float" office:value="0.9638672" calcext:value-type="float">
            <text:p>0.9638672</text:p>
          </table:table-cell>
          <table:table-cell office:value-type="float" office:value="0.1455078" calcext:value-type="float">
            <text:p>0.1455078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526718" calcext:value-type="float">
            <text:p>1.526718</text:p>
          </table:table-cell>
          <table:table-cell office:value-type="float" office:value="0.1461982" calcext:value-type="float">
            <text:p>0.1461982</text:p>
          </table:table-cell>
          <table:table-cell office:value-type="float" office:value="0.02198398" calcext:value-type="float">
            <text:p>0.02198398</text:p>
          </table:table-cell>
          <table:table-cell office:value-type="float" office:value="0.2026554" calcext:value-type="float">
            <text:p>0.202655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91895" calcext:value-type="float">
            <text:p>-0.6691895</text:p>
          </table:table-cell>
          <table:table-cell office:value-type="float" office:value="-0.1201172" calcext:value-type="float">
            <text:p>-0.1201172</text:p>
          </table:table-cell>
          <table:table-cell office:value-type="float" office:value="0.8791504" calcext:value-type="float">
            <text:p>0.8791504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0221982" calcext:value-type="float">
            <text:p>0.0221982</text:p>
          </table:table-cell>
          <table:table-cell office:value-type="float" office:value="0.09083968" calcext:value-type="float">
            <text:p>0.09083968</text:p>
          </table:table-cell>
          <table:table-cell office:value-type="float" office:value="-0.0192061" calcext:value-type="float">
            <text:p>-0.01920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166" calcext:value-type="float">
            <text:p>0.295166</text:p>
          </table:table-cell>
          <table:table-cell office:value-type="float" office:value="-0.1677246" calcext:value-type="float">
            <text:p>-0.1677246</text:p>
          </table:table-cell>
          <table:table-cell office:value-type="float" office:value="0.4282227" calcext:value-type="float">
            <text:p>0.4282227</text:p>
          </table:table-cell>
          <table:table-cell office:value-type="float" office:value="-3.770992" calcext:value-type="float">
            <text:p>-3.770992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-0.2792358" calcext:value-type="float">
            <text:p>-0.2792358</text:p>
          </table:table-cell>
          <table:table-cell office:value-type="float" office:value="-0.06112999" calcext:value-type="float">
            <text:p>-0.06112999</text:p>
          </table:table-cell>
          <table:table-cell office:value-type="float" office:value="0.1985352" calcext:value-type="float">
            <text:p>0.19853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984375" calcext:value-type="float">
            <text:p>-0.08984375</text:p>
          </table:table-cell>
          <table:table-cell office:value-type="float" office:value="0.9677734" calcext:value-type="float">
            <text:p>0.9677734</text:p>
          </table:table-cell>
          <table:table-cell office:value-type="float" office:value="0.138916" calcext:value-type="float">
            <text:p>0.138916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08793592" calcext:value-type="float">
            <text:p>0.008793592</text:p>
          </table:table-cell>
          <table:table-cell office:value-type="float" office:value="0.09831989" calcext:value-type="float">
            <text:p>0.09831989</text:p>
          </table:table-cell>
          <table:table-cell office:value-type="float" office:value="0.06525087" calcext:value-type="float">
            <text:p>0.0652508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91797" calcext:value-type="float">
            <text:p>-0.6591797</text:p>
          </table:table-cell>
          <table:table-cell office:value-type="float" office:value="-0.1196289" calcext:value-type="float">
            <text:p>-0.1196289</text:p>
          </table:table-cell>
          <table:table-cell office:value-type="float" office:value="0.8742676" calcext:value-type="float">
            <text:p>0.8742676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259542" calcext:value-type="float">
            <text:p>-0.259542</text:p>
          </table:table-cell>
          <table:table-cell office:value-type="float" office:value="-0.1762751" calcext:value-type="float">
            <text:p>-0.1762751</text:p>
          </table:table-cell>
          <table:table-cell office:value-type="float" office:value="0.09083968" calcext:value-type="float">
            <text:p>0.09083968</text:p>
          </table:table-cell>
          <table:table-cell office:value-type="float" office:value="-0.187145" calcext:value-type="float">
            <text:p>-0.1871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72363" calcext:value-type="float">
            <text:p>-0.1672363</text:p>
          </table:table-cell>
          <table:table-cell office:value-type="float" office:value="0.416748" calcext:value-type="float">
            <text:p>0.416748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01969385" calcext:value-type="float">
            <text:p>-0.01969385</text:p>
          </table:table-cell>
          <table:table-cell office:value-type="float" office:value="0.09154177" calcext:value-type="float">
            <text:p>0.09154177</text:p>
          </table:table-cell>
          <table:table-cell office:value-type="float" office:value="-0.09154105" calcext:value-type="float">
            <text:p>-0.091541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59375" calcext:value-type="float">
            <text:p>-0.0859375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0.142334" calcext:value-type="float">
            <text:p>0.142334</text:p>
          </table:table-cell>
          <table:table-cell office:value-type="float" office:value="-2.198473" calcext:value-type="float">
            <text:p>-2.198473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1744125" calcext:value-type="float">
            <text:p>-0.1744125</text:p>
          </table:table-cell>
          <table:table-cell office:value-type="float" office:value="0.006716847" calcext:value-type="float">
            <text:p>0.006716847</text:p>
          </table:table-cell>
          <table:table-cell office:value-type="float" office:value="0.00418222" calcext:value-type="float">
            <text:p>0.004182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94238" calcext:value-type="float">
            <text:p>-0.6594238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78418" calcext:value-type="float">
            <text:p>0.878418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08467197" calcext:value-type="float">
            <text:p>-0.08467197</text:p>
          </table:table-cell>
          <table:table-cell office:value-type="float" office:value="-0.03129774" calcext:value-type="float">
            <text:p>-0.03129774</text:p>
          </table:table-cell>
          <table:table-cell office:value-type="float" office:value="0.01132825" calcext:value-type="float">
            <text:p>0.011328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194336" calcext:value-type="float">
            <text:p>0.4194336</text:p>
          </table:table-cell>
          <table:table-cell office:value-type="float" office:value="-3.740458" calcext:value-type="float">
            <text:p>-3.740458</text:p>
          </table:table-cell>
          <table:table-cell office:value-type="float" office:value="0.5038168" calcext:value-type="float">
            <text:p>0.5038168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-0.2487016" calcext:value-type="float">
            <text:p>-0.2487016</text:p>
          </table:table-cell>
          <table:table-cell office:value-type="float" office:value="-0.412275" calcext:value-type="float">
            <text:p>-0.412275</text:p>
          </table:table-cell>
          <table:table-cell office:value-type="float" office:value="-0.1831441" calcext:value-type="float">
            <text:p>-0.183144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032227" calcext:value-type="float">
            <text:p>-0.08032227</text:p>
          </table:table-cell>
          <table:table-cell office:value-type="float" office:value="0.9645996" calcext:value-type="float">
            <text:p>0.9645996</text:p>
          </table:table-cell>
          <table:table-cell office:value-type="float" office:value="0.1433105" calcext:value-type="float">
            <text:p>0.1433105</text:p>
          </table:table-cell>
          <table:table-cell office:value-type="float" office:value="-2.274809" calcext:value-type="float">
            <text:p>-2.274809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0.2507484" calcext:value-type="float">
            <text:p>-0.2507484</text:p>
          </table:table-cell>
          <table:table-cell office:value-type="float" office:value="0.0677855" calcext:value-type="float">
            <text:p>0.0677855</text:p>
          </table:table-cell>
          <table:table-cell office:value-type="float" office:value="-0.3011613" calcext:value-type="float">
            <text:p>-0.30116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748" calcext:value-type="float">
            <text:p>-0.666748</text:p>
          </table:table-cell>
          <table:table-cell office:value-type="float" office:value="-0.1247559" calcext:value-type="float">
            <text:p>-0.1247559</text:p>
          </table:table-cell>
          <table:table-cell office:value-type="float" office:value="0.8710938" calcext:value-type="float">
            <text:p>0.8710938</text:p>
          </table:table-cell>
          <table:table-cell office:value-type="float" office:value="-0.9465649" calcext:value-type="float">
            <text:p>-0.9465649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0.2054043" calcext:value-type="float">
            <text:p>0.2054043</text:p>
          </table:table-cell>
          <table:table-cell office:value-type="float" office:value="0.1977099" calcext:value-type="float">
            <text:p>0.1977099</text:p>
          </table:table-cell>
          <table:table-cell office:value-type="float" office:value="-0.09554197" calcext:value-type="float">
            <text:p>-0.095541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51758" calcext:value-type="float">
            <text:p>0.3051758</text:p>
          </table:table-cell>
          <table:table-cell office:value-type="float" office:value="-0.1740723" calcext:value-type="float">
            <text:p>-0.1740723</text:p>
          </table:table-cell>
          <table:table-cell office:value-type="float" office:value="0.4160156" calcext:value-type="float">
            <text:p>0.4160156</text:p>
          </table:table-cell>
          <table:table-cell office:value-type="float" office:value="-3.221374" calcext:value-type="float">
            <text:p>-3.221374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2703824" calcext:value-type="float">
            <text:p>0.2703824</text:p>
          </table:table-cell>
          <table:table-cell office:value-type="float" office:value="0.04574025" calcext:value-type="float">
            <text:p>0.04574025</text:p>
          </table:table-cell>
          <table:table-cell office:value-type="float" office:value="-0.07627392" calcext:value-type="float">
            <text:p>-0.0762739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569336" calcext:value-type="float">
            <text:p>-0.08569336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42334" calcext:value-type="float">
            <text:p>0.142334</text:p>
          </table:table-cell>
          <table:table-cell office:value-type="float" office:value="-2.458015" calcext:value-type="float">
            <text:p>-2.458015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0.4339545" calcext:value-type="float">
            <text:p>-0.4339545</text:p>
          </table:table-cell>
          <table:table-cell office:value-type="float" office:value="0.03725111" calcext:value-type="float">
            <text:p>0.03725111</text:p>
          </table:table-cell>
          <table:table-cell office:value-type="float" office:value="-0.2858942" calcext:value-type="float">
            <text:p>-0.28589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5977" calcext:value-type="float">
            <text:p>-0.6625977</text:p>
          </table:table-cell>
          <table:table-cell office:value-type="float" office:value="-0.1169434" calcext:value-type="float">
            <text:p>-0.1169434</text:p>
          </table:table-cell>
          <table:table-cell office:value-type="float" office:value="0.878418" calcext:value-type="float">
            <text:p>0.878418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0.4427481" calcext:value-type="float">
            <text:p>-0.4427481</text:p>
          </table:table-cell>
          <table:table-cell office:value-type="float" office:value="0.006931067" calcext:value-type="float">
            <text:p>0.006931067</text:p>
          </table:table-cell>
          <table:table-cell office:value-type="float" office:value="0.1519083" calcext:value-type="float">
            <text:p>0.1519083</text:p>
          </table:table-cell>
          <table:table-cell office:value-type="float" office:value="-0.3703511" calcext:value-type="float">
            <text:p>-0.37035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584" calcext:value-type="float">
            <text:p>0.298584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140625" calcext:value-type="float">
            <text:p>0.4140625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1482451" calcext:value-type="float">
            <text:p>0.1482451</text:p>
          </table:table-cell>
          <table:table-cell office:value-type="float" office:value="0.106809" calcext:value-type="float">
            <text:p>0.106809</text:p>
          </table:table-cell>
          <table:table-cell office:value-type="float" office:value="-0.1068082" calcext:value-type="float">
            <text:p>-0.106808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 table:number-rows-repeated="32">
          <table:table-cell table:number-columns-repeated="10"/>
        </table:table-row>
        <table:table-row table:style-name="ro1" table:visibility="filter">
          <table:table-cell table:number-columns-repeated="10"/>
        </table:table-row>
      </table:table>
      <table:table table:name="sensor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xa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xg</text:p>
          </table:table-cell>
          <table:table-cell office:value-type="string" calcext:value-type="string">
            <text:p>yg,</text:p>
          </table:table-cell>
          <table:table-cell office:value-type="string" calcext:value-type="string">
            <text:p>z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ygb</text:p>
          </table:table-cell>
          <table:table-cell office:value-type="string" calcext:value-type="string">
            <text:p>zgb</text:p>
          </table:table-cell>
          <table:table-cell office:value-type="string" calcext:value-type="string">
            <text:p>sensor no.</text:p>
          </table:table-cell>
          <table:table-cell table:number-columns-repeated="2"/>
          <table:table-cell office:value-type="string" calcext:value-type="string">
            <text:p>xg</text:p>
          </table:table-cell>
          <table:table-cell office:value-type="string" calcext:value-type="string">
            <text:p>yg</text:p>
          </table:table-cell>
          <table:table-cell office:value-type="string" calcext:value-type="string">
            <text:p>z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ygb</text:p>
          </table:table-cell>
          <table:table-cell office:value-type="string" calcext:value-type="string">
            <text:p>zgb</text:p>
          </table:table-cell>
        </table:table-row>
        <table:table-row table:style-name="ro1">
          <table:table-cell office:value-type="float" office:value="-0.08276367" calcext:value-type="float">
            <text:p>-0.08276367</text:p>
          </table:table-cell>
          <table:table-cell office:value-type="float" office:value="0.9580078" calcext:value-type="float">
            <text:p>0.9580078</text:p>
          </table:table-cell>
          <table:table-cell office:value-type="float" office:value="0.1474609" calcext:value-type="float">
            <text:p>0.1474609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-0.03700805" calcext:value-type="float">
            <text:p>-0.03700805</text:p>
          </table:table-cell>
          <table:table-cell office:value-type="float" office:value="0.09831989" calcext:value-type="float">
            <text:p>0.09831989</text:p>
          </table:table-cell>
          <table:table-cell office:value-type="float" office:value="-0.05688655" calcext:value-type="float">
            <text:p>-0.056886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an</text:p>
          </table:table-cell>
          <table:table-cell table:formula="of:=AVERAGE([.D:.D])" office:value-type="float" office:value="-2.03325014903846" calcext:value-type="float">
            <text:p>-2.03325014903846</text:p>
          </table:table-cell>
          <table:table-cell table:formula="of:=AVERAGE([.E:.E])" office:value-type="float" office:value="-1.84916322115385" calcext:value-type="float">
            <text:p>-1.84916322115385</text:p>
          </table:table-cell>
          <table:table-cell table:formula="of:=AVERAGE([.F:.F])" office:value-type="float" office:value="1.31224310576923" calcext:value-type="float">
            <text:p>1.31224310576923</text:p>
          </table:table-cell>
          <table:table-cell table:formula="of:=AVERAGE([.G:.G])" office:value-type="float" office:value="-0.00918942253846154" calcext:value-type="float">
            <text:p>-0.00918942253846154</text:p>
          </table:table-cell>
          <table:table-cell table:formula="of:=AVERAGE([.H:.H])" office:value-type="float" office:value="0.00488179891346154" calcext:value-type="float">
            <text:p>0.00488179891346154</text:p>
          </table:table-cell>
          <table:table-cell table:formula="of:=AVERAGE([.I:.I])" office:value-type="float" office:value="-0.0118190164903846" calcext:value-type="float">
            <text:p>-0.0118190164903846</text:p>
          </table:table-cell>
        </table:table-row>
        <table:table-row table:style-name="ro1">
          <table:table-cell office:value-type="float" office:value="-0.08300781" calcext:value-type="float">
            <text:p>-0.08300781</text:p>
          </table:table-cell>
          <table:table-cell office:value-type="float" office:value="0.967041" calcext:value-type="float">
            <text:p>0.967041</text:p>
          </table:table-cell>
          <table:table-cell office:value-type="float" office:value="0.1296387" calcext:value-type="float">
            <text:p>0.1296387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0.05459511" calcext:value-type="float">
            <text:p>0.05459511</text:p>
          </table:table-cell>
          <table:table-cell office:value-type="float" office:value="0.02198398" calcext:value-type="float">
            <text:p>0.02198398</text:p>
          </table:table-cell>
          <table:table-cell office:value-type="float" office:value="-0.04161942" calcext:value-type="float">
            <text:p>-0.041619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r</text:p>
          </table:table-cell>
          <table:table-cell table:formula="of:=VAR([.D:.D])" office:value-type="float" office:value="0.0136951563867361" calcext:value-type="float">
            <text:p>0.0136951563867361</text:p>
          </table:table-cell>
          <table:table-cell table:formula="of:=VAR([.E:.E])" office:value-type="float" office:value="0.0106071202898736" calcext:value-type="float">
            <text:p>0.0106071202898736</text:p>
          </table:table-cell>
          <table:table-cell table:formula="of:=VAR([.F:.F])" office:value-type="float" office:value="0.0160002278437376" calcext:value-type="float">
            <text:p>0.0160002278437376</text:p>
          </table:table-cell>
          <table:table-cell table:formula="of:=VAR([.G:.G])" office:value-type="float" office:value="0.0136951565380721" calcext:value-type="float">
            <text:p>0.0136951565380721</text:p>
          </table:table-cell>
          <table:table-cell table:formula="of:=VAR([.H:.H])" office:value-type="float" office:value="0.0106071256198287" calcext:value-type="float">
            <text:p>0.0106071256198287</text:p>
          </table:table-cell>
          <table:table-cell table:formula="of:=VAR([.I:.I])" office:value-type="float" office:value="0.0160002386969782" calcext:value-type="float">
            <text:p>0.0160002386969782</text:p>
          </table:table-cell>
        </table:table-row>
        <table:table-row table:style-name="ro1">
          <table:table-cell office:value-type="float" office:value="-0.08740234" calcext:value-type="float">
            <text:p>-0.08740234</text:p>
          </table:table-cell>
          <table:table-cell office:value-type="float" office:value="0.9658203" calcext:value-type="float">
            <text:p>0.9658203</text:p>
          </table:table-cell>
          <table:table-cell office:value-type="float" office:value="0.1433105" calcext:value-type="float">
            <text:p>0.1433105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-0.09807658" calcext:value-type="float">
            <text:p>-0.09807658</text:p>
          </table:table-cell>
          <table:table-cell office:value-type="float" office:value="0.02198398" calcext:value-type="float">
            <text:p>0.02198398</text:p>
          </table:table-cell>
          <table:table-cell office:value-type="float" office:value="0.08051801" calcext:value-type="float">
            <text:p>0.080518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</text:p>
          </table:table-cell>
          <table:table-cell table:formula="of:=MIN([.D:.D])" office:value-type="float" office:value="-2.458015" calcext:value-type="float">
            <text:p>-2.458015</text:p>
          </table:table-cell>
          <table:table-cell table:formula="of:=MIN([.E:.E])" office:value-type="float" office:value="-2.122137" calcext:value-type="float">
            <text:p>-2.122137</text:p>
          </table:table-cell>
          <table:table-cell table:formula="of:=MIN([.F:.F])" office:value-type="float" office:value="1.007634" calcext:value-type="float">
            <text:p>1.007634</text:p>
          </table:table-cell>
          <table:table-cell table:formula="of:=MIN([.G:.G])" office:value-type="float" office:value="-0.4339545" calcext:value-type="float">
            <text:p>-0.4339545</text:p>
          </table:table-cell>
          <table:table-cell table:formula="of:=MIN([.H:.H])" office:value-type="float" office:value="-0.2680923" calcext:value-type="float">
            <text:p>-0.2680923</text:p>
          </table:table-cell>
          <table:table-cell table:formula="of:=MIN([.I:.I])" office:value-type="float" office:value="-0.3164285" calcext:value-type="float">
            <text:p>-0.3164285</text:p>
          </table:table-cell>
        </table:table-row>
        <table:table-row table:style-name="ro1">
          <table:table-cell office:value-type="float" office:value="-0.07983398" calcext:value-type="float">
            <text:p>-0.07983398</text:p>
          </table:table-cell>
          <table:table-cell office:value-type="float" office:value="0.9655762" calcext:value-type="float">
            <text:p>0.9655762</text:p>
          </table:table-cell>
          <table:table-cell office:value-type="float" office:value="0.1401367" calcext:value-type="float">
            <text:p>0.1401367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5459511" calcext:value-type="float">
            <text:p>0.05459511</text:p>
          </table:table-cell>
          <table:table-cell office:value-type="float" office:value="-0.06961906" calcext:value-type="float">
            <text:p>-0.06961906</text:p>
          </table:table-cell>
          <table:table-cell office:value-type="float" office:value="-0.08742094" calcext:value-type="float">
            <text:p>-0.087420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</text:p>
          </table:table-cell>
          <table:table-cell table:formula="of:=MAX([.D:.D])" office:value-type="float" office:value="-1.725191" calcext:value-type="float">
            <text:p>-1.725191</text:p>
          </table:table-cell>
          <table:table-cell table:formula="of:=MAX([.E:.E])" office:value-type="float" office:value="-1.618321" calcext:value-type="float">
            <text:p>-1.618321</text:p>
          </table:table-cell>
          <table:table-cell table:formula="of:=MAX([.F:.F])" office:value-type="float" office:value="1.679389" calcext:value-type="float">
            <text:p>1.679389</text:p>
          </table:table-cell>
          <table:table-cell table:formula="of:=MAX([.G:.G])" office:value-type="float" office:value="0.2988698" calcext:value-type="float">
            <text:p>0.2988698</text:p>
          </table:table-cell>
          <table:table-cell table:formula="of:=MAX([.H:.H])" office:value-type="float" office:value="0.2357244" calcext:value-type="float">
            <text:p>0.2357244</text:p>
          </table:table-cell>
          <table:table-cell table:formula="of:=MAX([.I:.I])" office:value-type="float" office:value="0.3553272" calcext:value-type="float">
            <text:p>0.3553272</text:p>
          </table:table-cell>
        </table:table-row>
        <table:table-row table:style-name="ro1">
          <table:table-cell office:value-type="float" office:value="-0.08007813" calcext:value-type="float">
            <text:p>-0.08007813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271973" calcext:value-type="float">
            <text:p>0.1271973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0.08512938" calcext:value-type="float">
            <text:p>0.08512938</text:p>
          </table:table-cell>
          <table:table-cell office:value-type="float" office:value="0.05251837" calcext:value-type="float">
            <text:p>0.05251837</text:p>
          </table:table-cell>
          <table:table-cell office:value-type="float" office:value="-0.04161942" calcext:value-type="float">
            <text:p>-0.0416194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691406" calcext:value-type="float">
            <text:p>-0.08691406</text:p>
          </table:table-cell>
          <table:table-cell office:value-type="float" office:value="0.9675293" calcext:value-type="float">
            <text:p>0.9675293</text:p>
          </table:table-cell>
          <table:table-cell office:value-type="float" office:value="0.1450195" calcext:value-type="float">
            <text:p>0.1450195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1919997" calcext:value-type="float">
            <text:p>0.1919997</text:p>
          </table:table-cell>
          <table:table-cell office:value-type="float" office:value="0.006716847" calcext:value-type="float">
            <text:p>0.006716847</text:p>
          </table:table-cell>
          <table:table-cell office:value-type="float" office:value="0.1415868" calcext:value-type="float">
            <text:p>0.141586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618164" calcext:value-type="float">
            <text:p>-0.08618164</text:p>
          </table:table-cell>
          <table:table-cell office:value-type="float" office:value="0.9709473" calcext:value-type="float">
            <text:p>0.9709473</text:p>
          </table:table-cell>
          <table:table-cell office:value-type="float" office:value="0.1281738" calcext:value-type="float">
            <text:p>0.1281738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06986225" calcext:value-type="float">
            <text:p>0.06986225</text:p>
          </table:table-cell>
          <table:table-cell office:value-type="float" office:value="0.08305264" calcext:value-type="float">
            <text:p>0.08305264</text:p>
          </table:table-cell>
          <table:table-cell office:value-type="float" office:value="0.01944935" calcext:value-type="float">
            <text:p>0.0194493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789063" calcext:value-type="float">
            <text:p>-0.08789063</text:p>
          </table:table-cell>
          <table:table-cell office:value-type="float" office:value="0.9658203" calcext:value-type="float">
            <text:p>0.9658203</text:p>
          </table:table-cell>
          <table:table-cell office:value-type="float" office:value="0.1418457" calcext:value-type="float">
            <text:p>0.1418457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-0.006473541" calcext:value-type="float">
            <text:p>-0.006473541</text:p>
          </table:table-cell>
          <table:table-cell office:value-type="float" office:value="-0.06961906" calcext:value-type="float">
            <text:p>-0.06961906</text:p>
          </table:table-cell>
          <table:table-cell office:value-type="float" office:value="-0.04161942" calcext:value-type="float">
            <text:p>-0.0416194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740234" calcext:value-type="float">
            <text:p>-0.08740234</text:p>
          </table:table-cell>
          <table:table-cell office:value-type="float" office:value="0.9748535" calcext:value-type="float">
            <text:p>0.9748535</text:p>
          </table:table-cell>
          <table:table-cell office:value-type="float" office:value="0.1323242" calcext:value-type="float">
            <text:p>0.1323242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2174091" calcext:value-type="float">
            <text:p>-0.02174091</text:p>
          </table:table-cell>
          <table:table-cell office:value-type="float" office:value="0.0677855" calcext:value-type="float">
            <text:p>0.0677855</text:p>
          </table:table-cell>
          <table:table-cell office:value-type="float" office:value="-0.02635217" calcext:value-type="float">
            <text:p>-0.026352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496094" calcext:value-type="float">
            <text:p>-0.08496094</text:p>
          </table:table-cell>
          <table:table-cell office:value-type="float" office:value="0.9550781" calcext:value-type="float">
            <text:p>0.9550781</text:p>
          </table:table-cell>
          <table:table-cell office:value-type="float" office:value="0.1428223" calcext:value-type="float">
            <text:p>0.1428223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-0.1286111" calcext:value-type="float">
            <text:p>-0.1286111</text:p>
          </table:table-cell>
          <table:table-cell office:value-type="float" office:value="-0.1764892" calcext:value-type="float">
            <text:p>-0.1764892</text:p>
          </table:table-cell>
          <table:table-cell office:value-type="float" office:value="-0.1484896" calcext:value-type="float">
            <text:p>-0.148489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496094" calcext:value-type="float">
            <text:p>-0.08496094</text:p>
          </table:table-cell>
          <table:table-cell office:value-type="float" office:value="0.9680176" calcext:value-type="float">
            <text:p>0.9680176</text:p>
          </table:table-cell>
          <table:table-cell office:value-type="float" office:value="0.1330566" calcext:value-type="float">
            <text:p>0.1330566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0.1003966" calcext:value-type="float">
            <text:p>0.1003966</text:p>
          </table:table-cell>
          <table:table-cell office:value-type="float" office:value="-0.1001534" calcext:value-type="float">
            <text:p>-0.1001534</text:p>
          </table:table-cell>
          <table:table-cell office:value-type="float" office:value="-0.1179552" calcext:value-type="float">
            <text:p>-0.117955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764648" calcext:value-type="float">
            <text:p>-0.08764648</text:p>
          </table:table-cell>
          <table:table-cell office:value-type="float" office:value="0.9650879" calcext:value-type="float">
            <text:p>0.9650879</text:p>
          </table:table-cell>
          <table:table-cell office:value-type="float" office:value="0.1486816" calcext:value-type="float">
            <text:p>0.1486816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-0.06754231" calcext:value-type="float">
            <text:p>-0.06754231</text:p>
          </table:table-cell>
          <table:table-cell office:value-type="float" office:value="-0.1612221" calcext:value-type="float">
            <text:p>-0.1612221</text:p>
          </table:table-cell>
          <table:table-cell office:value-type="float" office:value="0.1415868" calcext:value-type="float">
            <text:p>0.141586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349609" calcext:value-type="float">
            <text:p>-0.08349609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403809" calcext:value-type="float">
            <text:p>0.1403809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0.113344" calcext:value-type="float">
            <text:p>-0.113344</text:p>
          </table:table-cell>
          <table:table-cell office:value-type="float" office:value="-0.06961906" calcext:value-type="float">
            <text:p>-0.06961906</text:p>
          </table:table-cell>
          <table:table-cell office:value-type="float" office:value="-0.1332225" calcext:value-type="float">
            <text:p>-0.13322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886719" calcext:value-type="float">
            <text:p>-0.08886719</text:p>
          </table:table-cell>
          <table:table-cell office:value-type="float" office:value="0.9628906" calcext:value-type="float">
            <text:p>0.9628906</text:p>
          </table:table-cell>
          <table:table-cell office:value-type="float" office:value="0.1408691" calcext:value-type="float">
            <text:p>0.1408691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496183" calcext:value-type="float">
            <text:p>1.496183</text:p>
          </table:table-cell>
          <table:table-cell office:value-type="float" office:value="-0.09807658" calcext:value-type="float">
            <text:p>-0.09807658</text:p>
          </table:table-cell>
          <table:table-cell office:value-type="float" office:value="0.1441214" calcext:value-type="float">
            <text:p>0.1441214</text:p>
          </table:table-cell>
          <table:table-cell office:value-type="float" office:value="0.172121" calcext:value-type="float">
            <text:p>0.17212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251953" calcext:value-type="float">
            <text:p>-0.08251953</text:p>
          </table:table-cell>
          <table:table-cell office:value-type="float" office:value="0.970459" calcext:value-type="float">
            <text:p>0.970459</text:p>
          </table:table-cell>
          <table:table-cell office:value-type="float" office:value="0.1472168" calcext:value-type="float">
            <text:p>0.1472168</text:p>
          </table:table-cell>
          <table:table-cell office:value-type="float" office:value="-2" calcext:value-type="float">
            <text:p>-2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0.02406073" calcext:value-type="float">
            <text:p>0.02406073</text:p>
          </table:table-cell>
          <table:table-cell office:value-type="float" office:value="0.1593885" calcext:value-type="float">
            <text:p>0.1593885</text:p>
          </table:table-cell>
          <table:table-cell office:value-type="float" office:value="-0.1942911" calcext:value-type="float">
            <text:p>-0.194291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398438" calcext:value-type="float">
            <text:p>-0.08398438</text:p>
          </table:table-cell>
          <table:table-cell office:value-type="float" office:value="0.9746094" calcext:value-type="float">
            <text:p>0.9746094</text:p>
          </table:table-cell>
          <table:table-cell office:value-type="float" office:value="0.1479492" calcext:value-type="float">
            <text:p>0.1479492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-0.02174091" calcext:value-type="float">
            <text:p>-0.02174091</text:p>
          </table:table-cell>
          <table:table-cell office:value-type="float" office:value="-0.02381754" calcext:value-type="float">
            <text:p>-0.02381754</text:p>
          </table:table-cell>
          <table:table-cell office:value-type="float" office:value="0.1568539" calcext:value-type="float">
            <text:p>0.156853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886719" calcext:value-type="float">
            <text:p>-0.08886719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508789" calcext:value-type="float">
            <text:p>0.1508789</text:p>
          </table:table-cell>
          <table:table-cell office:value-type="float" office:value="-2" calcext:value-type="float">
            <text:p>-2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0.02406073" calcext:value-type="float">
            <text:p>0.02406073</text:p>
          </table:table-cell>
          <table:table-cell office:value-type="float" office:value="0.0677855" calcext:value-type="float">
            <text:p>0.0677855</text:p>
          </table:table-cell>
          <table:table-cell office:value-type="float" office:value="0.1110524" calcext:value-type="float">
            <text:p>0.111052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398438" calcext:value-type="float">
            <text:p>-0.08398438</text:p>
          </table:table-cell>
          <table:table-cell office:value-type="float" office:value="0.9682617" calcext:value-type="float">
            <text:p>0.9682617</text:p>
          </table:table-cell>
          <table:table-cell office:value-type="float" office:value="0.1367188" calcext:value-type="float">
            <text:p>0.1367188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0.03700805" calcext:value-type="float">
            <text:p>-0.03700805</text:p>
          </table:table-cell>
          <table:table-cell office:value-type="float" office:value="0.0677855" calcext:value-type="float">
            <text:p>0.0677855</text:p>
          </table:table-cell>
          <table:table-cell office:value-type="float" office:value="-0.2095582" calcext:value-type="float">
            <text:p>-0.209558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325195" calcext:value-type="float">
            <text:p>-0.08325195</text:p>
          </table:table-cell>
          <table:table-cell office:value-type="float" office:value="0.9682617" calcext:value-type="float">
            <text:p>0.9682617</text:p>
          </table:table-cell>
          <table:table-cell office:value-type="float" office:value="0.1376953" calcext:value-type="float">
            <text:p>0.1376953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08793592" calcext:value-type="float">
            <text:p>0.008793592</text:p>
          </table:table-cell>
          <table:table-cell office:value-type="float" office:value="0.006716847" calcext:value-type="float">
            <text:p>0.006716847</text:p>
          </table:table-cell>
          <table:table-cell office:value-type="float" office:value="0.06525087" calcext:value-type="float">
            <text:p>0.0652508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813477" calcext:value-type="float">
            <text:p>-0.08813477</text:p>
          </table:table-cell>
          <table:table-cell office:value-type="float" office:value="0.9685059" calcext:value-type="float">
            <text:p>0.9685059</text:p>
          </table:table-cell>
          <table:table-cell office:value-type="float" office:value="0.1364746" calcext:value-type="float">
            <text:p>0.1364746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-0.05227518" calcext:value-type="float">
            <text:p>-0.05227518</text:p>
          </table:table-cell>
          <table:table-cell office:value-type="float" office:value="0.08305264" calcext:value-type="float">
            <text:p>0.08305264</text:p>
          </table:table-cell>
          <table:table-cell office:value-type="float" office:value="0.1873883" calcext:value-type="float">
            <text:p>0.187388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569336" calcext:value-type="float">
            <text:p>-0.08569336</text:p>
          </table:table-cell>
          <table:table-cell office:value-type="float" office:value="0.9648438" calcext:value-type="float">
            <text:p>0.9648438</text:p>
          </table:table-cell>
          <table:table-cell office:value-type="float" office:value="0.1462402" calcext:value-type="float">
            <text:p>0.1462402</text:p>
          </table:table-cell>
          <table:table-cell office:value-type="float" office:value="-2.274809" calcext:value-type="float">
            <text:p>-2.274809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2507484" calcext:value-type="float">
            <text:p>-0.2507484</text:p>
          </table:table-cell>
          <table:table-cell office:value-type="float" office:value="0.09831989" calcext:value-type="float">
            <text:p>0.09831989</text:p>
          </table:table-cell>
          <table:table-cell office:value-type="float" office:value="-0.01108503" calcext:value-type="float">
            <text:p>-0.0110850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398438" calcext:value-type="float">
            <text:p>-0.08398438</text:p>
          </table:table-cell>
          <table:table-cell office:value-type="float" office:value="0.9663086" calcext:value-type="float">
            <text:p>0.9663086</text:p>
          </table:table-cell>
          <table:table-cell office:value-type="float" office:value="0.1394043" calcext:value-type="float">
            <text:p>0.1394043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-0.09807658" calcext:value-type="float">
            <text:p>-0.09807658</text:p>
          </table:table-cell>
          <table:table-cell office:value-type="float" office:value="0.1593885" calcext:value-type="float">
            <text:p>0.1593885</text:p>
          </table:table-cell>
          <table:table-cell office:value-type="float" office:value="-0.04161942" calcext:value-type="float">
            <text:p>-0.0416194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496094" calcext:value-type="float">
            <text:p>-0.08496094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8916" calcext:value-type="float">
            <text:p>0.138916</text:p>
          </table:table-cell>
          <table:table-cell office:value-type="float" office:value="-2.21374" calcext:value-type="float">
            <text:p>-2.21374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1896796" calcext:value-type="float">
            <text:p>-0.1896796</text:p>
          </table:table-cell>
          <table:table-cell office:value-type="float" office:value="-0.03908479" calcext:value-type="float">
            <text:p>-0.03908479</text:p>
          </table:table-cell>
          <table:table-cell office:value-type="float" office:value="0.00418222" calcext:value-type="float">
            <text:p>0.004182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544922" calcext:value-type="float">
            <text:p>-0.08544922</text:p>
          </table:table-cell>
          <table:table-cell office:value-type="float" office:value="0.9680176" calcext:value-type="float">
            <text:p>0.9680176</text:p>
          </table:table-cell>
          <table:table-cell office:value-type="float" office:value="0.1403809" calcext:value-type="float">
            <text:p>0.1403809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-0.006473541" calcext:value-type="float">
            <text:p>-0.006473541</text:p>
          </table:table-cell>
          <table:table-cell office:value-type="float" office:value="-0.02381754" calcext:value-type="float">
            <text:p>-0.02381754</text:p>
          </table:table-cell>
          <table:table-cell office:value-type="float" office:value="-0.04161942" calcext:value-type="float">
            <text:p>-0.0416194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764648" calcext:value-type="float">
            <text:p>-0.08764648</text:p>
          </table:table-cell>
          <table:table-cell office:value-type="float" office:value="0.9641113" calcext:value-type="float">
            <text:p>0.9641113</text:p>
          </table:table-cell>
          <table:table-cell office:value-type="float" office:value="0.1303711" calcext:value-type="float">
            <text:p>0.1303711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03932786" calcext:value-type="float">
            <text:p>0.03932786</text:p>
          </table:table-cell>
          <table:table-cell office:value-type="float" office:value="0.0677855" calcext:value-type="float">
            <text:p>0.0677855</text:p>
          </table:table-cell>
          <table:table-cell office:value-type="float" office:value="-0.1026881" calcext:value-type="float">
            <text:p>-0.102688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47168" calcext:value-type="float">
            <text:p>-0.0847168</text:p>
          </table:table-cell>
          <table:table-cell office:value-type="float" office:value="0.963623" calcext:value-type="float">
            <text:p>0.963623</text:p>
          </table:table-cell>
          <table:table-cell office:value-type="float" office:value="0.1418457" calcext:value-type="float">
            <text:p>0.1418457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-0.02174091" calcext:value-type="float">
            <text:p>-0.02174091</text:p>
          </table:table-cell>
          <table:table-cell office:value-type="float" office:value="0.08305264" calcext:value-type="float">
            <text:p>0.08305264</text:p>
          </table:table-cell>
          <table:table-cell office:value-type="float" office:value="-0.1026881" calcext:value-type="float">
            <text:p>-0.102688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496094" calcext:value-type="float">
            <text:p>-0.08496094</text:p>
          </table:table-cell>
          <table:table-cell office:value-type="float" office:value="0.9682617" calcext:value-type="float">
            <text:p>0.9682617</text:p>
          </table:table-cell>
          <table:table-cell office:value-type="float" office:value="0.138916" calcext:value-type="float">
            <text:p>0.138916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03932786" calcext:value-type="float">
            <text:p>0.03932786</text:p>
          </table:table-cell>
          <table:table-cell office:value-type="float" office:value="0.1441214" calcext:value-type="float">
            <text:p>0.1441214</text:p>
          </table:table-cell>
          <table:table-cell office:value-type="float" office:value="-0.179024" calcext:value-type="float">
            <text:p>-0.17902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618164" calcext:value-type="float">
            <text:p>-0.08618164</text:p>
          </table:table-cell>
          <table:table-cell office:value-type="float" office:value="0.963623" calcext:value-type="float">
            <text:p>0.963623</text:p>
          </table:table-cell>
          <table:table-cell office:value-type="float" office:value="0.1542969" calcext:value-type="float">
            <text:p>0.1542969</text:p>
          </table:table-cell>
          <table:table-cell office:value-type="float" office:value="-2" calcext:value-type="float">
            <text:p>-2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02406073" calcext:value-type="float">
            <text:p>0.02406073</text:p>
          </table:table-cell>
          <table:table-cell office:value-type="float" office:value="-0.008550406" calcext:value-type="float">
            <text:p>-0.008550406</text:p>
          </table:table-cell>
          <table:table-cell office:value-type="float" office:value="0.01944935" calcext:value-type="float">
            <text:p>0.0194493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789063" calcext:value-type="float">
            <text:p>-0.08789063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0.1384277" calcext:value-type="float">
            <text:p>0.1384277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-0.03700805" calcext:value-type="float">
            <text:p>-0.03700805</text:p>
          </table:table-cell>
          <table:table-cell office:value-type="float" office:value="0.006716847" calcext:value-type="float">
            <text:p>0.006716847</text:p>
          </table:table-cell>
          <table:table-cell office:value-type="float" office:value="-0.04161942" calcext:value-type="float">
            <text:p>-0.0416194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520508" calcext:value-type="float">
            <text:p>-0.08520508</text:p>
          </table:table-cell>
          <table:table-cell office:value-type="float" office:value="0.9655762" calcext:value-type="float">
            <text:p>0.9655762</text:p>
          </table:table-cell>
          <table:table-cell office:value-type="float" office:value="0.1391602" calcext:value-type="float">
            <text:p>0.1391602</text:p>
          </table:table-cell>
          <table:table-cell office:value-type="float" office:value="-2.167939" calcext:value-type="float">
            <text:p>-2.167939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1438782" calcext:value-type="float">
            <text:p>-0.1438782</text:p>
          </table:table-cell>
          <table:table-cell office:value-type="float" office:value="-0.06961906" calcext:value-type="float">
            <text:p>-0.06961906</text:p>
          </table:table-cell>
          <table:table-cell office:value-type="float" office:value="-0.01108503" calcext:value-type="float">
            <text:p>-0.0110850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081055" calcext:value-type="float">
            <text:p>-0.08081055</text:p>
          </table:table-cell>
          <table:table-cell office:value-type="float" office:value="0.9680176" calcext:value-type="float">
            <text:p>0.9680176</text:p>
          </table:table-cell>
          <table:table-cell office:value-type="float" office:value="0.1411133" calcext:value-type="float">
            <text:p>0.1411133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-0.1286111" calcext:value-type="float">
            <text:p>-0.1286111</text:p>
          </table:table-cell>
          <table:table-cell office:value-type="float" office:value="-0.008550406" calcext:value-type="float">
            <text:p>-0.008550406</text:p>
          </table:table-cell>
          <table:table-cell office:value-type="float" office:value="0.1263195" calcext:value-type="float">
            <text:p>0.126319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056641" calcext:value-type="float">
            <text:p>-0.08056641</text:p>
          </table:table-cell>
          <table:table-cell office:value-type="float" office:value="0.9677734" calcext:value-type="float">
            <text:p>0.9677734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0.1156638" calcext:value-type="float">
            <text:p>0.1156638</text:p>
          </table:table-cell>
          <table:table-cell office:value-type="float" office:value="-0.1306878" calcext:value-type="float">
            <text:p>-0.1306878</text:p>
          </table:table-cell>
          <table:table-cell office:value-type="float" office:value="-0.1332225" calcext:value-type="float">
            <text:p>-0.13322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71582" calcext:value-type="float">
            <text:p>-0.0871582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94043" calcext:value-type="float">
            <text:p>0.1394043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1309309" calcext:value-type="float">
            <text:p>0.1309309</text:p>
          </table:table-cell>
          <table:table-cell office:value-type="float" office:value="-0.008550406" calcext:value-type="float">
            <text:p>-0.008550406</text:p>
          </table:table-cell>
          <table:table-cell office:value-type="float" office:value="0.04998374" calcext:value-type="float">
            <text:p>0.0499837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398438" calcext:value-type="float">
            <text:p>-0.08398438</text:p>
          </table:table-cell>
          <table:table-cell office:value-type="float" office:value="0.9680176" calcext:value-type="float">
            <text:p>0.9680176</text:p>
          </table:table-cell>
          <table:table-cell office:value-type="float" office:value="0.1381836" calcext:value-type="float">
            <text:p>0.1381836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0.1156638" calcext:value-type="float">
            <text:p>0.1156638</text:p>
          </table:table-cell>
          <table:table-cell office:value-type="float" office:value="-0.06961906" calcext:value-type="float">
            <text:p>-0.06961906</text:p>
          </table:table-cell>
          <table:table-cell office:value-type="float" office:value="0.09578526" calcext:value-type="float">
            <text:p>0.0957852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251953" calcext:value-type="float">
            <text:p>-0.08251953</text:p>
          </table:table-cell>
          <table:table-cell office:value-type="float" office:value="0.9663086" calcext:value-type="float">
            <text:p>0.9663086</text:p>
          </table:table-cell>
          <table:table-cell office:value-type="float" office:value="0.1467285" calcext:value-type="float">
            <text:p>0.1467285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679389" calcext:value-type="float">
            <text:p>-1.679389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0.06986225" calcext:value-type="float">
            <text:p>0.06986225</text:p>
          </table:table-cell>
          <table:table-cell office:value-type="float" office:value="0.1746557" calcext:value-type="float">
            <text:p>0.1746557</text:p>
          </table:table-cell>
          <table:table-cell office:value-type="float" office:value="0.09578526" calcext:value-type="float">
            <text:p>0.0957852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47168" calcext:value-type="float">
            <text:p>-0.0847168</text:p>
          </table:table-cell>
          <table:table-cell office:value-type="float" office:value="0.9660645" calcext:value-type="float">
            <text:p>0.9660645</text:p>
          </table:table-cell>
          <table:table-cell office:value-type="float" office:value="0.1401367" calcext:value-type="float">
            <text:p>0.1401367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-0.08280945" calcext:value-type="float">
            <text:p>-0.08280945</text:p>
          </table:table-cell>
          <table:table-cell office:value-type="float" office:value="0.1441214" calcext:value-type="float">
            <text:p>0.1441214</text:p>
          </table:table-cell>
          <table:table-cell office:value-type="float" office:value="0.1110524" calcext:value-type="float">
            <text:p>0.111052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9204102" calcext:value-type="float">
            <text:p>-0.09204102</text:p>
          </table:table-cell>
          <table:table-cell office:value-type="float" office:value="0.9663086" calcext:value-type="float">
            <text:p>0.9663086</text:p>
          </table:table-cell>
          <table:table-cell office:value-type="float" office:value="0.1401367" calcext:value-type="float">
            <text:p>0.1401367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05459511" calcext:value-type="float">
            <text:p>0.05459511</text:p>
          </table:table-cell>
          <table:table-cell office:value-type="float" office:value="0.05251837" calcext:value-type="float">
            <text:p>0.05251837</text:p>
          </table:table-cell>
          <table:table-cell office:value-type="float" office:value="0.04998374" calcext:value-type="float">
            <text:p>0.0499837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569336" calcext:value-type="float">
            <text:p>-0.08569336</text:p>
          </table:table-cell>
          <table:table-cell office:value-type="float" office:value="0.9680176" calcext:value-type="float">
            <text:p>0.9680176</text:p>
          </table:table-cell>
          <table:table-cell office:value-type="float" office:value="0.1398926" calcext:value-type="float">
            <text:p>0.1398926</text:p>
          </table:table-cell>
          <table:table-cell office:value-type="float" office:value="-2" calcext:value-type="float">
            <text:p>-2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02406073" calcext:value-type="float">
            <text:p>0.02406073</text:p>
          </table:table-cell>
          <table:table-cell office:value-type="float" office:value="-0.05435193" calcext:value-type="float">
            <text:p>-0.05435193</text:p>
          </table:table-cell>
          <table:table-cell office:value-type="float" office:value="0.04998374" calcext:value-type="float">
            <text:p>0.0499837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325195" calcext:value-type="float">
            <text:p>-0.08325195</text:p>
          </table:table-cell>
          <table:table-cell office:value-type="float" office:value="0.970459" calcext:value-type="float">
            <text:p>0.970459</text:p>
          </table:table-cell>
          <table:table-cell office:value-type="float" office:value="0.137207" calcext:value-type="float">
            <text:p>0.137207</text:p>
          </table:table-cell>
          <table:table-cell office:value-type="float" office:value="-2" calcext:value-type="float">
            <text:p>-2</text:p>
          </table:table-cell>
          <table:table-cell office:value-type="float" office:value="-1.664122" calcext:value-type="float">
            <text:p>-1.664122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2406073" calcext:value-type="float">
            <text:p>0.02406073</text:p>
          </table:table-cell>
          <table:table-cell office:value-type="float" office:value="0.1899229" calcext:value-type="float">
            <text:p>0.1899229</text:p>
          </table:table-cell>
          <table:table-cell office:value-type="float" office:value="0.1415868" calcext:value-type="float">
            <text:p>0.141586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618164" calcext:value-type="float">
            <text:p>-0.08618164</text:p>
          </table:table-cell>
          <table:table-cell office:value-type="float" office:value="0.9829102" calcext:value-type="float">
            <text:p>0.9829102</text:p>
          </table:table-cell>
          <table:table-cell office:value-type="float" office:value="0.1376953" calcext:value-type="float">
            <text:p>0.1376953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-0.006473541" calcext:value-type="float">
            <text:p>-0.006473541</text:p>
          </table:table-cell>
          <table:table-cell office:value-type="float" office:value="0.0677855" calcext:value-type="float">
            <text:p>0.0677855</text:p>
          </table:table-cell>
          <table:table-cell office:value-type="float" office:value="-0.08742094" calcext:value-type="float">
            <text:p>-0.0874209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9106445" calcext:value-type="float">
            <text:p>-0.09106445</text:p>
          </table:table-cell>
          <table:table-cell office:value-type="float" office:value="0.9650879" calcext:value-type="float">
            <text:p>0.9650879</text:p>
          </table:table-cell>
          <table:table-cell office:value-type="float" office:value="0.1418457" calcext:value-type="float">
            <text:p>0.1418457</text:p>
          </table:table-cell>
          <table:table-cell office:value-type="float" office:value="-2.183206" calcext:value-type="float">
            <text:p>-2.183206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-0.1591454" calcext:value-type="float">
            <text:p>-0.1591454</text:p>
          </table:table-cell>
          <table:table-cell office:value-type="float" office:value="-0.05435193" calcext:value-type="float">
            <text:p>-0.05435193</text:p>
          </table:table-cell>
          <table:table-cell office:value-type="float" office:value="0.1415868" calcext:value-type="float">
            <text:p>0.141586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349609" calcext:value-type="float">
            <text:p>-0.08349609</text:p>
          </table:table-cell>
          <table:table-cell office:value-type="float" office:value="0.9616699" calcext:value-type="float">
            <text:p>0.9616699</text:p>
          </table:table-cell>
          <table:table-cell office:value-type="float" office:value="0.1435547" calcext:value-type="float">
            <text:p>0.1435547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06754231" calcext:value-type="float">
            <text:p>-0.06754231</text:p>
          </table:table-cell>
          <table:table-cell office:value-type="float" office:value="0.03725111" calcext:value-type="float">
            <text:p>0.03725111</text:p>
          </table:table-cell>
          <table:table-cell office:value-type="float" office:value="-0.01108503" calcext:value-type="float">
            <text:p>-0.0110850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71582" calcext:value-type="float">
            <text:p>-0.0871582</text:p>
          </table:table-cell>
          <table:table-cell office:value-type="float" office:value="0.965332" calcext:value-type="float">
            <text:p>0.965332</text:p>
          </table:table-cell>
          <table:table-cell office:value-type="float" office:value="0.1486816" calcext:value-type="float">
            <text:p>0.1486816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1.526718" calcext:value-type="float">
            <text:p>1.526718</text:p>
          </table:table-cell>
          <table:table-cell office:value-type="float" office:value="-0.05227518" calcext:value-type="float">
            <text:p>-0.05227518</text:p>
          </table:table-cell>
          <table:table-cell office:value-type="float" office:value="-0.1612221" calcext:value-type="float">
            <text:p>-0.1612221</text:p>
          </table:table-cell>
          <table:table-cell office:value-type="float" office:value="0.2026554" calcext:value-type="float">
            <text:p>0.202655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9375" calcext:value-type="float">
            <text:p>-0.09375</text:p>
          </table:table-cell>
          <table:table-cell office:value-type="float" office:value="0.9665527" calcext:value-type="float">
            <text:p>0.9665527</text:p>
          </table:table-cell>
          <table:table-cell office:value-type="float" office:value="0.1269531" calcext:value-type="float">
            <text:p>0.1269531</text:p>
          </table:table-cell>
          <table:table-cell office:value-type="float" office:value="-2.167939" calcext:value-type="float">
            <text:p>-2.167939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1438782" calcext:value-type="float">
            <text:p>-0.1438782</text:p>
          </table:table-cell>
          <table:table-cell office:value-type="float" office:value="-0.02381754" calcext:value-type="float">
            <text:p>-0.02381754</text:p>
          </table:table-cell>
          <table:table-cell office:value-type="float" office:value="0.03471649" calcext:value-type="float">
            <text:p>0.0347164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886719" calcext:value-type="float">
            <text:p>-0.08886719</text:p>
          </table:table-cell>
          <table:table-cell office:value-type="float" office:value="0.9538574" calcext:value-type="float">
            <text:p>0.9538574</text:p>
          </table:table-cell>
          <table:table-cell office:value-type="float" office:value="0.1411133" calcext:value-type="float">
            <text:p>0.1411133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0.05459511" calcext:value-type="float">
            <text:p>0.05459511</text:p>
          </table:table-cell>
          <table:table-cell office:value-type="float" office:value="-0.02381754" calcext:value-type="float">
            <text:p>-0.02381754</text:p>
          </table:table-cell>
          <table:table-cell office:value-type="float" office:value="-0.1179552" calcext:value-type="float">
            <text:p>-0.117955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374023" calcext:value-type="float">
            <text:p>-0.08374023</text:p>
          </table:table-cell>
          <table:table-cell office:value-type="float" office:value="0.9555664" calcext:value-type="float">
            <text:p>0.9555664</text:p>
          </table:table-cell>
          <table:table-cell office:value-type="float" office:value="0.1442871" calcext:value-type="float">
            <text:p>0.1442871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-0.113344" calcext:value-type="float">
            <text:p>-0.113344</text:p>
          </table:table-cell>
          <table:table-cell office:value-type="float" office:value="-0.1001534" calcext:value-type="float">
            <text:p>-0.1001534</text:p>
          </table:table-cell>
          <table:table-cell office:value-type="float" office:value="0.08051801" calcext:value-type="float">
            <text:p>0.0805180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47168" calcext:value-type="float">
            <text:p>-0.0847168</text:p>
          </table:table-cell>
          <table:table-cell office:value-type="float" office:value="0.9628906" calcext:value-type="float">
            <text:p>0.9628906</text:p>
          </table:table-cell>
          <table:table-cell office:value-type="float" office:value="0.145752" calcext:value-type="float">
            <text:p>0.145752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0.006473541" calcext:value-type="float">
            <text:p>-0.006473541</text:p>
          </table:table-cell>
          <table:table-cell office:value-type="float" office:value="-0.1917566" calcext:value-type="float">
            <text:p>-0.1917566</text:p>
          </table:table-cell>
          <table:table-cell office:value-type="float" office:value="-0.270627" calcext:value-type="float">
            <text:p>-0.27062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935547" calcext:value-type="float">
            <text:p>-0.08935547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442871" calcext:value-type="float">
            <text:p>0.1442871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03932786" calcext:value-type="float">
            <text:p>0.03932786</text:p>
          </table:table-cell>
          <table:table-cell office:value-type="float" office:value="0.1288542" calcext:value-type="float">
            <text:p>0.1288542</text:p>
          </table:table-cell>
          <table:table-cell office:value-type="float" office:value="0.04998374" calcext:value-type="float">
            <text:p>0.0499837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813477" calcext:value-type="float">
            <text:p>-0.08813477</text:p>
          </table:table-cell>
          <table:table-cell office:value-type="float" office:value="0.9628906" calcext:value-type="float">
            <text:p>0.9628906</text:p>
          </table:table-cell>
          <table:table-cell office:value-type="float" office:value="0.1364746" calcext:value-type="float">
            <text:p>0.1364746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-0.006473541" calcext:value-type="float">
            <text:p>-0.006473541</text:p>
          </table:table-cell>
          <table:table-cell office:value-type="float" office:value="0.1288542" calcext:value-type="float">
            <text:p>0.1288542</text:p>
          </table:table-cell>
          <table:table-cell office:value-type="float" office:value="0.1263195" calcext:value-type="float">
            <text:p>0.126319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764648" calcext:value-type="float">
            <text:p>-0.08764648</text:p>
          </table:table-cell>
          <table:table-cell office:value-type="float" office:value="0.9614258" calcext:value-type="float">
            <text:p>0.9614258</text:p>
          </table:table-cell>
          <table:table-cell office:value-type="float" office:value="0.1401367" calcext:value-type="float">
            <text:p>0.1401367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0.1156638" calcext:value-type="float">
            <text:p>0.1156638</text:p>
          </table:table-cell>
          <table:table-cell office:value-type="float" office:value="0.05251837" calcext:value-type="float">
            <text:p>0.05251837</text:p>
          </table:table-cell>
          <table:table-cell office:value-type="float" office:value="-0.05688655" calcext:value-type="float">
            <text:p>-0.0568865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447266" calcext:value-type="float">
            <text:p>-0.08447266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45752" calcext:value-type="float">
            <text:p>0.145752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0.1156638" calcext:value-type="float">
            <text:p>0.1156638</text:p>
          </table:table-cell>
          <table:table-cell office:value-type="float" office:value="-0.02381754" calcext:value-type="float">
            <text:p>-0.02381754</text:p>
          </table:table-cell>
          <table:table-cell office:value-type="float" office:value="0.03471649" calcext:value-type="float">
            <text:p>0.0347164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642578" calcext:value-type="float">
            <text:p>-0.08642578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51123" calcext:value-type="float">
            <text:p>0.151123</text:p>
          </table:table-cell>
          <table:table-cell office:value-type="float" office:value="-2.21374" calcext:value-type="float">
            <text:p>-2.21374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1896796" calcext:value-type="float">
            <text:p>-0.1896796</text:p>
          </table:table-cell>
          <table:table-cell office:value-type="float" office:value="0.02198398" calcext:value-type="float">
            <text:p>0.02198398</text:p>
          </table:table-cell>
          <table:table-cell office:value-type="float" office:value="-0.1637567" calcext:value-type="float">
            <text:p>-0.163756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886719" calcext:value-type="float">
            <text:p>-0.08886719</text:p>
          </table:table-cell>
          <table:table-cell office:value-type="float" office:value="0.9667969" calcext:value-type="float">
            <text:p>0.9667969</text:p>
          </table:table-cell>
          <table:table-cell office:value-type="float" office:value="0.1335449" calcext:value-type="float">
            <text:p>0.1335449</text:p>
          </table:table-cell>
          <table:table-cell table:number-columns-repeated="2" office:value-type="float" office:value="-1.923664" calcext:value-type="float">
            <text:p>-1.923664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1003966" calcext:value-type="float">
            <text:p>0.1003966</text:p>
          </table:table-cell>
          <table:table-cell office:value-type="float" office:value="-0.06961906" calcext:value-type="float">
            <text:p>-0.06961906</text:p>
          </table:table-cell>
          <table:table-cell office:value-type="float" office:value="-0.02635217" calcext:value-type="float">
            <text:p>-0.026352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9008789" calcext:value-type="float">
            <text:p>-0.09008789</text:p>
          </table:table-cell>
          <table:table-cell office:value-type="float" office:value="0.9638672" calcext:value-type="float">
            <text:p>0.9638672</text:p>
          </table:table-cell>
          <table:table-cell office:value-type="float" office:value="0.1437988" calcext:value-type="float">
            <text:p>0.1437988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0.1309309" calcext:value-type="float">
            <text:p>0.1309309</text:p>
          </table:table-cell>
          <table:table-cell office:value-type="float" office:value="0.03725111" calcext:value-type="float">
            <text:p>0.03725111</text:p>
          </table:table-cell>
          <table:table-cell office:value-type="float" office:value="-0.04161942" calcext:value-type="float">
            <text:p>-0.0416194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740234" calcext:value-type="float">
            <text:p>-0.08740234</text:p>
          </table:table-cell>
          <table:table-cell office:value-type="float" office:value="0.9697266" calcext:value-type="float">
            <text:p>0.9697266</text:p>
          </table:table-cell>
          <table:table-cell office:value-type="float" office:value="0.1271973" calcext:value-type="float">
            <text:p>0.1271973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0.1614653" calcext:value-type="float">
            <text:p>0.1614653</text:p>
          </table:table-cell>
          <table:table-cell office:value-type="float" office:value="0.02198398" calcext:value-type="float">
            <text:p>0.02198398</text:p>
          </table:table-cell>
          <table:table-cell office:value-type="float" office:value="-0.1484896" calcext:value-type="float">
            <text:p>-0.148489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9008789" calcext:value-type="float">
            <text:p>-0.09008789</text:p>
          </table:table-cell>
          <table:table-cell office:value-type="float" office:value="0.9675293" calcext:value-type="float">
            <text:p>0.9675293</text:p>
          </table:table-cell>
          <table:table-cell office:value-type="float" office:value="0.1469727" calcext:value-type="float">
            <text:p>0.1469727</text:p>
          </table:table-cell>
          <table:table-cell table:number-columns-repeated="2" office:value-type="float" office:value="-1.984733" calcext:value-type="float">
            <text:p>-1.984733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0.03932786" calcext:value-type="float">
            <text:p>0.03932786</text:p>
          </table:table-cell>
          <table:table-cell office:value-type="float" office:value="-0.1306878" calcext:value-type="float">
            <text:p>-0.1306878</text:p>
          </table:table-cell>
          <table:table-cell office:value-type="float" office:value="-0.01108503" calcext:value-type="float">
            <text:p>-0.0110850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789063" calcext:value-type="float">
            <text:p>-0.08789063</text:p>
          </table:table-cell>
          <table:table-cell office:value-type="float" office:value="0.9833984" calcext:value-type="float">
            <text:p>0.9833984</text:p>
          </table:table-cell>
          <table:table-cell office:value-type="float" office:value="0.138916" calcext:value-type="float">
            <text:p>0.138916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-1.664122" calcext:value-type="float">
            <text:p>-1.664122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1309309" calcext:value-type="float">
            <text:p>0.1309309</text:p>
          </table:table-cell>
          <table:table-cell office:value-type="float" office:value="0.1899229" calcext:value-type="float">
            <text:p>0.1899229</text:p>
          </table:table-cell>
          <table:table-cell office:value-type="float" office:value="-0.08742094" calcext:value-type="float">
            <text:p>-0.0874209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9008789" calcext:value-type="float">
            <text:p>-0.09008789</text:p>
          </table:table-cell>
          <table:table-cell office:value-type="float" office:value="0.9533691" calcext:value-type="float">
            <text:p>0.9533691</text:p>
          </table:table-cell>
          <table:table-cell office:value-type="float" office:value="0.1433105" calcext:value-type="float">
            <text:p>0.1433105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0.1461982" calcext:value-type="float">
            <text:p>0.1461982</text:p>
          </table:table-cell>
          <table:table-cell office:value-type="float" office:value="-0.03908479" calcext:value-type="float">
            <text:p>-0.03908479</text:p>
          </table:table-cell>
          <table:table-cell office:value-type="float" office:value="-0.05688655" calcext:value-type="float">
            <text:p>-0.0568865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203125" calcext:value-type="float">
            <text:p>-0.08203125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401367" calcext:value-type="float">
            <text:p>0.1401367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633588" calcext:value-type="float">
            <text:p>-1.633588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113344" calcext:value-type="float">
            <text:p>-0.113344</text:p>
          </table:table-cell>
          <table:table-cell office:value-type="float" office:value="0.2204572" calcext:value-type="float">
            <text:p>0.2204572</text:p>
          </table:table-cell>
          <table:table-cell office:value-type="float" office:value="0.01944935" calcext:value-type="float">
            <text:p>0.0194493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618164" calcext:value-type="float">
            <text:p>-0.08618164</text:p>
          </table:table-cell>
          <table:table-cell office:value-type="float" office:value="0.9667969" calcext:value-type="float">
            <text:p>0.9667969</text:p>
          </table:table-cell>
          <table:table-cell office:value-type="float" office:value="0.1359863" calcext:value-type="float">
            <text:p>0.1359863</text:p>
          </table:table-cell>
          <table:table-cell office:value-type="float" office:value="-2.274809" calcext:value-type="float">
            <text:p>-2.274809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-0.2507484" calcext:value-type="float">
            <text:p>-0.2507484</text:p>
          </table:table-cell>
          <table:table-cell office:value-type="float" office:value="0.03725111" calcext:value-type="float">
            <text:p>0.03725111</text:p>
          </table:table-cell>
          <table:table-cell office:value-type="float" office:value="0.04998374" calcext:value-type="float">
            <text:p>0.0499837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740234" calcext:value-type="float">
            <text:p>-0.08740234</text:p>
          </table:table-cell>
          <table:table-cell office:value-type="float" office:value="0.9665527" calcext:value-type="float">
            <text:p>0.9665527</text:p>
          </table:table-cell>
          <table:table-cell office:value-type="float" office:value="0.1350098" calcext:value-type="float">
            <text:p>0.1350098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08793592" calcext:value-type="float">
            <text:p>0.008793592</text:p>
          </table:table-cell>
          <table:table-cell office:value-type="float" office:value="-0.1001534" calcext:value-type="float">
            <text:p>-0.1001534</text:p>
          </table:table-cell>
          <table:table-cell office:value-type="float" office:value="0.06525087" calcext:value-type="float">
            <text:p>0.0652508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276367" calcext:value-type="float">
            <text:p>-0.08276367</text:p>
          </table:table-cell>
          <table:table-cell office:value-type="float" office:value="0.9658203" calcext:value-type="float">
            <text:p>0.9658203</text:p>
          </table:table-cell>
          <table:table-cell office:value-type="float" office:value="0.1408691" calcext:value-type="float">
            <text:p>0.1408691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-0.006473541" calcext:value-type="float">
            <text:p>-0.006473541</text:p>
          </table:table-cell>
          <table:table-cell office:value-type="float" office:value="0.08305264" calcext:value-type="float">
            <text:p>0.08305264</text:p>
          </table:table-cell>
          <table:table-cell office:value-type="float" office:value="-0.05688655" calcext:value-type="float">
            <text:p>-0.0568865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203125" calcext:value-type="float">
            <text:p>-0.08203125</text:p>
          </table:table-cell>
          <table:table-cell office:value-type="float" office:value="0.9711914" calcext:value-type="float">
            <text:p>0.9711914</text:p>
          </table:table-cell>
          <table:table-cell office:value-type="float" office:value="0.1374512" calcext:value-type="float">
            <text:p>0.1374512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113344" calcext:value-type="float">
            <text:p>-0.113344</text:p>
          </table:table-cell>
          <table:table-cell office:value-type="float" office:value="0.1593885" calcext:value-type="float">
            <text:p>0.1593885</text:p>
          </table:table-cell>
          <table:table-cell office:value-type="float" office:value="0.06525087" calcext:value-type="float">
            <text:p>0.0652508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398438" calcext:value-type="float">
            <text:p>-0.08398438</text:p>
          </table:table-cell>
          <table:table-cell office:value-type="float" office:value="0.9677734" calcext:value-type="float">
            <text:p>0.9677734</text:p>
          </table:table-cell>
          <table:table-cell office:value-type="float" office:value="0.1455078" calcext:value-type="float">
            <text:p>0.1455078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0.05459511" calcext:value-type="float">
            <text:p>0.05459511</text:p>
          </table:table-cell>
          <table:table-cell office:value-type="float" office:value="-0.2528251" calcext:value-type="float">
            <text:p>-0.2528251</text:p>
          </table:table-cell>
          <table:table-cell office:value-type="float" office:value="0.1263195" calcext:value-type="float">
            <text:p>0.126319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520508" calcext:value-type="float">
            <text:p>-0.08520508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396484" calcext:value-type="float">
            <text:p>0.1396484</text:p>
          </table:table-cell>
          <table:table-cell office:value-type="float" office:value="-2" calcext:value-type="float">
            <text:p>-2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0.02406073" calcext:value-type="float">
            <text:p>0.02406073</text:p>
          </table:table-cell>
          <table:table-cell office:value-type="float" office:value="0.09831989" calcext:value-type="float">
            <text:p>0.09831989</text:p>
          </table:table-cell>
          <table:table-cell office:value-type="float" office:value="0.1110524" calcext:value-type="float">
            <text:p>0.111052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544922" calcext:value-type="float">
            <text:p>-0.08544922</text:p>
          </table:table-cell>
          <table:table-cell office:value-type="float" office:value="0.9667969" calcext:value-type="float">
            <text:p>0.9667969</text:p>
          </table:table-cell>
          <table:table-cell office:value-type="float" office:value="0.1364746" calcext:value-type="float">
            <text:p>0.1364746</text:p>
          </table:table-cell>
          <table:table-cell office:value-type="float" office:value="-2.274809" calcext:value-type="float">
            <text:p>-2.274809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-0.2507484" calcext:value-type="float">
            <text:p>-0.2507484</text:p>
          </table:table-cell>
          <table:table-cell office:value-type="float" office:value="0.113587" calcext:value-type="float">
            <text:p>0.113587</text:p>
          </table:table-cell>
          <table:table-cell office:value-type="float" office:value="-0.1026881" calcext:value-type="float">
            <text:p>-0.102688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59375" calcext:value-type="float">
            <text:p>-0.0859375</text:p>
          </table:table-cell>
          <table:table-cell office:value-type="float" office:value="0.9680176" calcext:value-type="float">
            <text:p>0.9680176</text:p>
          </table:table-cell>
          <table:table-cell office:value-type="float" office:value="0.1381836" calcext:value-type="float">
            <text:p>0.1381836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-0.006473541" calcext:value-type="float">
            <text:p>-0.006473541</text:p>
          </table:table-cell>
          <table:table-cell office:value-type="float" office:value="0.05251837" calcext:value-type="float">
            <text:p>0.05251837</text:p>
          </table:table-cell>
          <table:table-cell office:value-type="float" office:value="0.09578526" calcext:value-type="float">
            <text:p>0.0957852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447266" calcext:value-type="float">
            <text:p>-0.08447266</text:p>
          </table:table-cell>
          <table:table-cell office:value-type="float" office:value="0.9665527" calcext:value-type="float">
            <text:p>0.9665527</text:p>
          </table:table-cell>
          <table:table-cell office:value-type="float" office:value="0.1306152" calcext:value-type="float">
            <text:p>0.1306152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618321" calcext:value-type="float">
            <text:p>-1.618321</text:p>
          </table:table-cell>
          <table:table-cell office:value-type="float" office:value="1.496183" calcext:value-type="float">
            <text:p>1.496183</text:p>
          </table:table-cell>
          <table:table-cell office:value-type="float" office:value="-0.006473541" calcext:value-type="float">
            <text:p>-0.006473541</text:p>
          </table:table-cell>
          <table:table-cell office:value-type="float" office:value="0.2357244" calcext:value-type="float">
            <text:p>0.2357244</text:p>
          </table:table-cell>
          <table:table-cell office:value-type="float" office:value="0.172121" calcext:value-type="float">
            <text:p>0.17212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398438" calcext:value-type="float">
            <text:p>-0.08398438</text:p>
          </table:table-cell>
          <table:table-cell office:value-type="float" office:value="0.9672852" calcext:value-type="float">
            <text:p>0.9672852</text:p>
          </table:table-cell>
          <table:table-cell office:value-type="float" office:value="0.1401367" calcext:value-type="float">
            <text:p>0.1401367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0.008793592" calcext:value-type="float">
            <text:p>0.008793592</text:p>
          </table:table-cell>
          <table:table-cell office:value-type="float" office:value="-0.008550406" calcext:value-type="float">
            <text:p>-0.008550406</text:p>
          </table:table-cell>
          <table:table-cell office:value-type="float" office:value="-0.04161942" calcext:value-type="float">
            <text:p>-0.0416194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740234" calcext:value-type="float">
            <text:p>-0.08740234</text:p>
          </table:table-cell>
          <table:table-cell office:value-type="float" office:value="0.9672852" calcext:value-type="float">
            <text:p>0.9672852</text:p>
          </table:table-cell>
          <table:table-cell office:value-type="float" office:value="0.1540527" calcext:value-type="float">
            <text:p>0.1540527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0.08512938" calcext:value-type="float">
            <text:p>0.08512938</text:p>
          </table:table-cell>
          <table:table-cell office:value-type="float" office:value="-0.1154206" calcext:value-type="float">
            <text:p>-0.1154206</text:p>
          </table:table-cell>
          <table:table-cell office:value-type="float" office:value="-0.07215369" calcext:value-type="float">
            <text:p>-0.0721536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081055" calcext:value-type="float">
            <text:p>-0.08081055</text:p>
          </table:table-cell>
          <table:table-cell office:value-type="float" office:value="0.9724121" calcext:value-type="float">
            <text:p>0.9724121</text:p>
          </table:table-cell>
          <table:table-cell office:value-type="float" office:value="0.1445313" calcext:value-type="float">
            <text:p>0.1445313</text:p>
          </table:table-cell>
          <table:table-cell office:value-type="float" office:value="-2.183206" calcext:value-type="float">
            <text:p>-2.183206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1591454" calcext:value-type="float">
            <text:p>-0.1591454</text:p>
          </table:table-cell>
          <table:table-cell office:value-type="float" office:value="-0.008550406" calcext:value-type="float">
            <text:p>-0.008550406</text:p>
          </table:table-cell>
          <table:table-cell office:value-type="float" office:value="0.01944935" calcext:value-type="float">
            <text:p>0.0194493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789063" calcext:value-type="float">
            <text:p>-0.08789063</text:p>
          </table:table-cell>
          <table:table-cell office:value-type="float" office:value="0.9645996" calcext:value-type="float">
            <text:p>0.9645996</text:p>
          </table:table-cell>
          <table:table-cell office:value-type="float" office:value="0.1428223" calcext:value-type="float">
            <text:p>0.1428223</text:p>
          </table:table-cell>
          <table:table-cell office:value-type="float" office:value="-2" calcext:value-type="float">
            <text:p>-2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02406073" calcext:value-type="float">
            <text:p>0.02406073</text:p>
          </table:table-cell>
          <table:table-cell office:value-type="float" office:value="-0.03908479" calcext:value-type="float">
            <text:p>-0.03908479</text:p>
          </table:table-cell>
          <table:table-cell office:value-type="float" office:value="0.04998374" calcext:value-type="float">
            <text:p>0.0499837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935547" calcext:value-type="float">
            <text:p>-0.08935547</text:p>
          </table:table-cell>
          <table:table-cell office:value-type="float" office:value="0.9538574" calcext:value-type="float">
            <text:p>0.9538574</text:p>
          </table:table-cell>
          <table:table-cell office:value-type="float" office:value="0.1337891" calcext:value-type="float">
            <text:p>0.1337891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-0.09807658" calcext:value-type="float">
            <text:p>-0.09807658</text:p>
          </table:table-cell>
          <table:table-cell office:value-type="float" office:value="-0.03908479" calcext:value-type="float">
            <text:p>-0.03908479</text:p>
          </table:table-cell>
          <table:table-cell office:value-type="float" office:value="-0.07215369" calcext:value-type="float">
            <text:p>-0.0721536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59375" calcext:value-type="float">
            <text:p>-0.0859375</text:p>
          </table:table-cell>
          <table:table-cell office:value-type="float" office:value="0.9675293" calcext:value-type="float">
            <text:p>0.9675293</text:p>
          </table:table-cell>
          <table:table-cell office:value-type="float" office:value="0.1452637" calcext:value-type="float">
            <text:p>0.1452637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0.06986225" calcext:value-type="float">
            <text:p>0.06986225</text:p>
          </table:table-cell>
          <table:table-cell office:value-type="float" office:value="-0.1612221" calcext:value-type="float">
            <text:p>-0.1612221</text:p>
          </table:table-cell>
          <table:table-cell office:value-type="float" office:value="-0.04161942" calcext:value-type="float">
            <text:p>-0.0416194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59375" calcext:value-type="float">
            <text:p>-0.0859375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435547" calcext:value-type="float">
            <text:p>0.1435547</text:p>
          </table:table-cell>
          <table:table-cell office:value-type="float" office:value="-2" calcext:value-type="float">
            <text:p>-2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0.02406073" calcext:value-type="float">
            <text:p>0.02406073</text:p>
          </table:table-cell>
          <table:table-cell office:value-type="float" office:value="-0.08488631" calcext:value-type="float">
            <text:p>-0.08488631</text:p>
          </table:table-cell>
          <table:table-cell office:value-type="float" office:value="-0.1332225" calcext:value-type="float">
            <text:p>-0.13322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861328" calcext:value-type="float">
            <text:p>-0.07861328</text:p>
          </table:table-cell>
          <table:table-cell office:value-type="float" office:value="0.9660645" calcext:value-type="float">
            <text:p>0.9660645</text:p>
          </table:table-cell>
          <table:table-cell office:value-type="float" office:value="0.1276855" calcext:value-type="float">
            <text:p>0.1276855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6754231" calcext:value-type="float">
            <text:p>-0.06754231</text:p>
          </table:table-cell>
          <table:table-cell office:value-type="float" office:value="0.02198398" calcext:value-type="float">
            <text:p>0.02198398</text:p>
          </table:table-cell>
          <table:table-cell office:value-type="float" office:value="-0.02635217" calcext:value-type="float">
            <text:p>-0.026352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71582" calcext:value-type="float">
            <text:p>-0.0871582</text:p>
          </table:table-cell>
          <table:table-cell office:value-type="float" office:value="0.9726563" calcext:value-type="float">
            <text:p>0.9726563</text:p>
          </table:table-cell>
          <table:table-cell office:value-type="float" office:value="0.1398926" calcext:value-type="float">
            <text:p>0.1398926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0.05459511" calcext:value-type="float">
            <text:p>0.05459511</text:p>
          </table:table-cell>
          <table:table-cell office:value-type="float" office:value="0.05251837" calcext:value-type="float">
            <text:p>0.05251837</text:p>
          </table:table-cell>
          <table:table-cell office:value-type="float" office:value="-0.1637567" calcext:value-type="float">
            <text:p>-0.163756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984375" calcext:value-type="float">
            <text:p>-0.08984375</text:p>
          </table:table-cell>
          <table:table-cell office:value-type="float" office:value="0.9628906" calcext:value-type="float">
            <text:p>0.9628906</text:p>
          </table:table-cell>
          <table:table-cell office:value-type="float" office:value="0.1469727" calcext:value-type="float">
            <text:p>0.1469727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03700805" calcext:value-type="float">
            <text:p>-0.03700805</text:p>
          </table:table-cell>
          <table:table-cell office:value-type="float" office:value="-0.03908479" calcext:value-type="float">
            <text:p>-0.03908479</text:p>
          </table:table-cell>
          <table:table-cell office:value-type="float" office:value="0.03471649" calcext:value-type="float">
            <text:p>0.0347164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374023" calcext:value-type="float">
            <text:p>-0.08374023</text:p>
          </table:table-cell>
          <table:table-cell office:value-type="float" office:value="0.9660645" calcext:value-type="float">
            <text:p>0.9660645</text:p>
          </table:table-cell>
          <table:table-cell office:value-type="float" office:value="0.1391602" calcext:value-type="float">
            <text:p>0.139160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05459511" calcext:value-type="float">
            <text:p>0.05459511</text:p>
          </table:table-cell>
          <table:table-cell office:value-type="float" office:value="0.03725111" calcext:value-type="float">
            <text:p>0.03725111</text:p>
          </table:table-cell>
          <table:table-cell office:value-type="float" office:value="-0.179024" calcext:value-type="float">
            <text:p>-0.17902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325195" calcext:value-type="float">
            <text:p>-0.08325195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37207" calcext:value-type="float">
            <text:p>0.137207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0.03700805" calcext:value-type="float">
            <text:p>-0.03700805</text:p>
          </table:table-cell>
          <table:table-cell office:value-type="float" office:value="-0.03908479" calcext:value-type="float">
            <text:p>-0.03908479</text:p>
          </table:table-cell>
          <table:table-cell office:value-type="float" office:value="-0.1332225" calcext:value-type="float">
            <text:p>-0.13322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276367" calcext:value-type="float">
            <text:p>-0.08276367</text:p>
          </table:table-cell>
          <table:table-cell office:value-type="float" office:value="0.9645996" calcext:value-type="float">
            <text:p>0.9645996</text:p>
          </table:table-cell>
          <table:table-cell office:value-type="float" office:value="0.1484375" calcext:value-type="float">
            <text:p>0.1484375</text:p>
          </table:table-cell>
          <table:table-cell office:value-type="float" office:value="-2" calcext:value-type="float">
            <text:p>-2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0.02406073" calcext:value-type="float">
            <text:p>0.02406073</text:p>
          </table:table-cell>
          <table:table-cell office:value-type="float" office:value="0.09831989" calcext:value-type="float">
            <text:p>0.09831989</text:p>
          </table:table-cell>
          <table:table-cell office:value-type="float" office:value="-0.07215369" calcext:value-type="float">
            <text:p>-0.0721536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666992" calcext:value-type="float">
            <text:p>-0.08666992</text:p>
          </table:table-cell>
          <table:table-cell office:value-type="float" office:value="0.9658203" calcext:value-type="float">
            <text:p>0.9658203</text:p>
          </table:table-cell>
          <table:table-cell office:value-type="float" office:value="0.1403809" calcext:value-type="float">
            <text:p>0.1403809</text:p>
          </table:table-cell>
          <table:table-cell office:value-type="float" office:value="-2.198473" calcext:value-type="float">
            <text:p>-2.198473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0.1744125" calcext:value-type="float">
            <text:p>-0.1744125</text:p>
          </table:table-cell>
          <table:table-cell office:value-type="float" office:value="-0.008550406" calcext:value-type="float">
            <text:p>-0.008550406</text:p>
          </table:table-cell>
          <table:table-cell office:value-type="float" office:value="-0.2400926" calcext:value-type="float">
            <text:p>-0.240092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105469" calcext:value-type="float">
            <text:p>-0.08105469</text:p>
          </table:table-cell>
          <table:table-cell office:value-type="float" office:value="0.9545898" calcext:value-type="float">
            <text:p>0.9545898</text:p>
          </table:table-cell>
          <table:table-cell office:value-type="float" office:value="0.1381836" calcext:value-type="float">
            <text:p>0.1381836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-0.09807658" calcext:value-type="float">
            <text:p>-0.09807658</text:p>
          </table:table-cell>
          <table:table-cell office:value-type="float" office:value="0.09831989" calcext:value-type="float">
            <text:p>0.09831989</text:p>
          </table:table-cell>
          <table:table-cell office:value-type="float" office:value="-0.04161942" calcext:value-type="float">
            <text:p>-0.0416194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71582" calcext:value-type="float">
            <text:p>-0.0871582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74512" calcext:value-type="float">
            <text:p>0.137451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0.05459511" calcext:value-type="float">
            <text:p>0.05459511</text:p>
          </table:table-cell>
          <table:table-cell office:value-type="float" office:value="-0.08488631" calcext:value-type="float">
            <text:p>-0.08488631</text:p>
          </table:table-cell>
          <table:table-cell office:value-type="float" office:value="0.1263195" calcext:value-type="float">
            <text:p>0.126319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496094" calcext:value-type="float">
            <text:p>-0.08496094</text:p>
          </table:table-cell>
          <table:table-cell office:value-type="float" office:value="0.967041" calcext:value-type="float">
            <text:p>0.967041</text:p>
          </table:table-cell>
          <table:table-cell office:value-type="float" office:value="0.1362305" calcext:value-type="float">
            <text:p>0.1362305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03932786" calcext:value-type="float">
            <text:p>0.03932786</text:p>
          </table:table-cell>
          <table:table-cell office:value-type="float" office:value="-0.06961906" calcext:value-type="float">
            <text:p>-0.06961906</text:p>
          </table:table-cell>
          <table:table-cell office:value-type="float" office:value="-0.1026881" calcext:value-type="float">
            <text:p>-0.102688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740234" calcext:value-type="float">
            <text:p>-0.08740234</text:p>
          </table:table-cell>
          <table:table-cell office:value-type="float" office:value="0.970459" calcext:value-type="float">
            <text:p>0.970459</text:p>
          </table:table-cell>
          <table:table-cell office:value-type="float" office:value="0.1437988" calcext:value-type="float">
            <text:p>0.1437988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1156638" calcext:value-type="float">
            <text:p>0.1156638</text:p>
          </table:table-cell>
          <table:table-cell office:value-type="float" office:value="0.02198398" calcext:value-type="float">
            <text:p>0.02198398</text:p>
          </table:table-cell>
          <table:table-cell office:value-type="float" office:value="0.1568539" calcext:value-type="float">
            <text:p>0.156853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544922" calcext:value-type="float">
            <text:p>-0.08544922</text:p>
          </table:table-cell>
          <table:table-cell office:value-type="float" office:value="0.9628906" calcext:value-type="float">
            <text:p>0.9628906</text:p>
          </table:table-cell>
          <table:table-cell office:value-type="float" office:value="0.1523438" calcext:value-type="float">
            <text:p>0.1523438</text:p>
          </table:table-cell>
          <table:table-cell office:value-type="float" office:value="-2.167939" calcext:value-type="float">
            <text:p>-2.167939</text:p>
          </table:table-cell>
          <table:table-cell office:value-type="float" office:value="-1.664122" calcext:value-type="float">
            <text:p>-1.664122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-0.1438782" calcext:value-type="float">
            <text:p>-0.1438782</text:p>
          </table:table-cell>
          <table:table-cell office:value-type="float" office:value="0.1899229" calcext:value-type="float">
            <text:p>0.1899229</text:p>
          </table:table-cell>
          <table:table-cell office:value-type="float" office:value="0.1263195" calcext:value-type="float">
            <text:p>0.126319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007813" calcext:value-type="float">
            <text:p>-0.08007813</text:p>
          </table:table-cell>
          <table:table-cell office:value-type="float" office:value="0.9665527" calcext:value-type="float">
            <text:p>0.9665527</text:p>
          </table:table-cell>
          <table:table-cell office:value-type="float" office:value="0.1418457" calcext:value-type="float">
            <text:p>0.1418457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3932786" calcext:value-type="float">
            <text:p>0.03932786</text:p>
          </table:table-cell>
          <table:table-cell office:value-type="float" office:value="-0.1154206" calcext:value-type="float">
            <text:p>-0.1154206</text:p>
          </table:table-cell>
          <table:table-cell office:value-type="float" office:value="0.1415868" calcext:value-type="float">
            <text:p>0.141586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691406" calcext:value-type="float">
            <text:p>-0.08691406</text:p>
          </table:table-cell>
          <table:table-cell office:value-type="float" office:value="0.967041" calcext:value-type="float">
            <text:p>0.967041</text:p>
          </table:table-cell>
          <table:table-cell office:value-type="float" office:value="0.1450195" calcext:value-type="float">
            <text:p>0.1450195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0.1156638" calcext:value-type="float">
            <text:p>0.1156638</text:p>
          </table:table-cell>
          <table:table-cell office:value-type="float" office:value="-0.008550406" calcext:value-type="float">
            <text:p>-0.008550406</text:p>
          </table:table-cell>
          <table:table-cell office:value-type="float" office:value="-0.2400926" calcext:value-type="float">
            <text:p>-0.240092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618164" calcext:value-type="float">
            <text:p>-0.08618164</text:p>
          </table:table-cell>
          <table:table-cell office:value-type="float" office:value="0.9716797" calcext:value-type="float">
            <text:p>0.9716797</text:p>
          </table:table-cell>
          <table:table-cell office:value-type="float" office:value="0.1408691" calcext:value-type="float">
            <text:p>0.1408691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0.1461982" calcext:value-type="float">
            <text:p>0.1461982</text:p>
          </table:table-cell>
          <table:table-cell office:value-type="float" office:value="0.09831989" calcext:value-type="float">
            <text:p>0.09831989</text:p>
          </table:table-cell>
          <table:table-cell office:value-type="float" office:value="-0.1332225" calcext:value-type="float">
            <text:p>-0.13322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496094" calcext:value-type="float">
            <text:p>-0.08496094</text:p>
          </table:table-cell>
          <table:table-cell office:value-type="float" office:value="0.9709473" calcext:value-type="float">
            <text:p>0.9709473</text:p>
          </table:table-cell>
          <table:table-cell office:value-type="float" office:value="0.1535645" calcext:value-type="float">
            <text:p>0.1535645</text:p>
          </table:table-cell>
          <table:table-cell office:value-type="float" office:value="-2.198473" calcext:value-type="float">
            <text:p>-2.198473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0.1744125" calcext:value-type="float">
            <text:p>-0.1744125</text:p>
          </table:table-cell>
          <table:table-cell office:value-type="float" office:value="0.05251837" calcext:value-type="float">
            <text:p>0.05251837</text:p>
          </table:table-cell>
          <table:table-cell office:value-type="float" office:value="-0.3164285" calcext:value-type="float">
            <text:p>-0.316428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691406" calcext:value-type="float">
            <text:p>-0.08691406</text:p>
          </table:table-cell>
          <table:table-cell office:value-type="float" office:value="0.963623" calcext:value-type="float">
            <text:p>0.963623</text:p>
          </table:table-cell>
          <table:table-cell office:value-type="float" office:value="0.144043" calcext:value-type="float">
            <text:p>0.144043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06754231" calcext:value-type="float">
            <text:p>-0.06754231</text:p>
          </table:table-cell>
          <table:table-cell office:value-type="float" office:value="0.08305264" calcext:value-type="float">
            <text:p>0.08305264</text:p>
          </table:table-cell>
          <table:table-cell office:value-type="float" office:value="0.00418222" calcext:value-type="float">
            <text:p>0.004182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300781" calcext:value-type="float">
            <text:p>-0.08300781</text:p>
          </table:table-cell>
          <table:table-cell office:value-type="float" office:value="0.967041" calcext:value-type="float">
            <text:p>0.967041</text:p>
          </table:table-cell>
          <table:table-cell office:value-type="float" office:value="0.1433105" calcext:value-type="float">
            <text:p>0.1433105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541985" calcext:value-type="float">
            <text:p>1.541985</text:p>
          </table:table-cell>
          <table:table-cell office:value-type="float" office:value="0.08512938" calcext:value-type="float">
            <text:p>0.08512938</text:p>
          </table:table-cell>
          <table:table-cell office:value-type="float" office:value="-0.02381754" calcext:value-type="float">
            <text:p>-0.02381754</text:p>
          </table:table-cell>
          <table:table-cell office:value-type="float" office:value="0.2179226" calcext:value-type="float">
            <text:p>0.217922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374023" calcext:value-type="float">
            <text:p>-0.08374023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428223" calcext:value-type="float">
            <text:p>0.1428223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0.05459511" calcext:value-type="float">
            <text:p>0.05459511</text:p>
          </table:table-cell>
          <table:table-cell office:value-type="float" office:value="-0.03908479" calcext:value-type="float">
            <text:p>-0.03908479</text:p>
          </table:table-cell>
          <table:table-cell office:value-type="float" office:value="-0.07215369" calcext:value-type="float">
            <text:p>-0.0721536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740234" calcext:value-type="float">
            <text:p>-0.08740234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506348" calcext:value-type="float">
            <text:p>0.1506348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113344" calcext:value-type="float">
            <text:p>-0.113344</text:p>
          </table:table-cell>
          <table:table-cell office:value-type="float" office:value="-0.03908479" calcext:value-type="float">
            <text:p>-0.03908479</text:p>
          </table:table-cell>
          <table:table-cell office:value-type="float" office:value="0.01944935" calcext:value-type="float">
            <text:p>0.0194493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9106445" calcext:value-type="float">
            <text:p>-0.09106445</text:p>
          </table:table-cell>
          <table:table-cell office:value-type="float" office:value="0.9741211" calcext:value-type="float">
            <text:p>0.9741211</text:p>
          </table:table-cell>
          <table:table-cell office:value-type="float" office:value="0.1479492" calcext:value-type="float">
            <text:p>0.1479492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-0.006473541" calcext:value-type="float">
            <text:p>-0.006473541</text:p>
          </table:table-cell>
          <table:table-cell office:value-type="float" office:value="-0.2222909" calcext:value-type="float">
            <text:p>-0.2222909</text:p>
          </table:table-cell>
          <table:table-cell office:value-type="float" office:value="0.1110524" calcext:value-type="float">
            <text:p>0.111052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544922" calcext:value-type="float">
            <text:p>-0.08544922</text:p>
          </table:table-cell>
          <table:table-cell office:value-type="float" office:value="0.9714355" calcext:value-type="float">
            <text:p>0.9714355</text:p>
          </table:table-cell>
          <table:table-cell office:value-type="float" office:value="0.138916" calcext:value-type="float">
            <text:p>0.138916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-0.05227518" calcext:value-type="float">
            <text:p>-0.05227518</text:p>
          </table:table-cell>
          <table:table-cell office:value-type="float" office:value="0.1593885" calcext:value-type="float">
            <text:p>0.1593885</text:p>
          </table:table-cell>
          <table:table-cell office:value-type="float" office:value="-0.07215369" calcext:value-type="float">
            <text:p>-0.0721536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056641" calcext:value-type="float">
            <text:p>-0.08056641</text:p>
          </table:table-cell>
          <table:table-cell office:value-type="float" office:value="0.9663086" calcext:value-type="float">
            <text:p>0.9663086</text:p>
          </table:table-cell>
          <table:table-cell office:value-type="float" office:value="0.135498" calcext:value-type="float">
            <text:p>0.135498</text:p>
          </table:table-cell>
          <table:table-cell office:value-type="float" office:value="-2" calcext:value-type="float">
            <text:p>-2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557252" calcext:value-type="float">
            <text:p>1.557252</text:p>
          </table:table-cell>
          <table:table-cell office:value-type="float" office:value="0.02406073" calcext:value-type="float">
            <text:p>0.02406073</text:p>
          </table:table-cell>
          <table:table-cell office:value-type="float" office:value="-0.06961906" calcext:value-type="float">
            <text:p>-0.06961906</text:p>
          </table:table-cell>
          <table:table-cell office:value-type="float" office:value="0.2331898" calcext:value-type="float">
            <text:p>0.233189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764648" calcext:value-type="float">
            <text:p>-0.08764648</text:p>
          </table:table-cell>
          <table:table-cell office:value-type="float" office:value="0.9672852" calcext:value-type="float">
            <text:p>0.9672852</text:p>
          </table:table-cell>
          <table:table-cell office:value-type="float" office:value="0.1437988" calcext:value-type="float">
            <text:p>0.1437988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0.2683356" calcext:value-type="float">
            <text:p>0.2683356</text:p>
          </table:table-cell>
          <table:table-cell office:value-type="float" office:value="-0.1917566" calcext:value-type="float">
            <text:p>-0.1917566</text:p>
          </table:table-cell>
          <table:table-cell office:value-type="float" office:value="-0.1179552" calcext:value-type="float">
            <text:p>-0.117955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154297" calcext:value-type="float">
            <text:p>-0.08154297</text:p>
          </table:table-cell>
          <table:table-cell office:value-type="float" office:value="0.9733887" calcext:value-type="float">
            <text:p>0.9733887</text:p>
          </table:table-cell>
          <table:table-cell office:value-type="float" office:value="0.1442871" calcext:value-type="float">
            <text:p>0.1442871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06986225" calcext:value-type="float">
            <text:p>0.06986225</text:p>
          </table:table-cell>
          <table:table-cell office:value-type="float" office:value="-0.06961906" calcext:value-type="float">
            <text:p>-0.06961906</text:p>
          </table:table-cell>
          <table:table-cell office:value-type="float" office:value="-0.1026881" calcext:value-type="float">
            <text:p>-0.102688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349609" calcext:value-type="float">
            <text:p>-0.08349609</text:p>
          </table:table-cell>
          <table:table-cell office:value-type="float" office:value="0.9658203" calcext:value-type="float">
            <text:p>0.9658203</text:p>
          </table:table-cell>
          <table:table-cell office:value-type="float" office:value="0.1394043" calcext:value-type="float">
            <text:p>0.1394043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06986225" calcext:value-type="float">
            <text:p>0.06986225</text:p>
          </table:table-cell>
          <table:table-cell office:value-type="float" office:value="0.1288542" calcext:value-type="float">
            <text:p>0.1288542</text:p>
          </table:table-cell>
          <table:table-cell office:value-type="float" office:value="-0.1026881" calcext:value-type="float">
            <text:p>-0.102688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251953" calcext:value-type="float">
            <text:p>-0.08251953</text:p>
          </table:table-cell>
          <table:table-cell office:value-type="float" office:value="0.9550781" calcext:value-type="float">
            <text:p>0.9550781</text:p>
          </table:table-cell>
          <table:table-cell office:value-type="float" office:value="0.1474609" calcext:value-type="float">
            <text:p>0.1474609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1614653" calcext:value-type="float">
            <text:p>0.1614653</text:p>
          </table:table-cell>
          <table:table-cell office:value-type="float" office:value="0.02198398" calcext:value-type="float">
            <text:p>0.02198398</text:p>
          </table:table-cell>
          <table:table-cell office:value-type="float" office:value="0.01944935" calcext:value-type="float">
            <text:p>0.0194493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984375" calcext:value-type="float">
            <text:p>-0.08984375</text:p>
          </table:table-cell>
          <table:table-cell office:value-type="float" office:value="0.9709473" calcext:value-type="float">
            <text:p>0.9709473</text:p>
          </table:table-cell>
          <table:table-cell office:value-type="float" office:value="0.1408691" calcext:value-type="float">
            <text:p>0.1408691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0.008793592" calcext:value-type="float">
            <text:p>0.008793592</text:p>
          </table:table-cell>
          <table:table-cell office:value-type="float" office:value="-0.2680923" calcext:value-type="float">
            <text:p>-0.2680923</text:p>
          </table:table-cell>
          <table:table-cell office:value-type="float" office:value="-0.2248255" calcext:value-type="float">
            <text:p>-0.224825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178711" calcext:value-type="float">
            <text:p>-0.08178711</text:p>
          </table:table-cell>
          <table:table-cell office:value-type="float" office:value="0.9667969" calcext:value-type="float">
            <text:p>0.9667969</text:p>
          </table:table-cell>
          <table:table-cell office:value-type="float" office:value="0.1530762" calcext:value-type="float">
            <text:p>0.1530762</text:p>
          </table:table-cell>
          <table:table-cell office:value-type="float" office:value="-2.290076" calcext:value-type="float">
            <text:p>-2.290076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0.2660155" calcext:value-type="float">
            <text:p>-0.2660155</text:p>
          </table:table-cell>
          <table:table-cell office:value-type="float" office:value="0.03725111" calcext:value-type="float">
            <text:p>0.03725111</text:p>
          </table:table-cell>
          <table:table-cell office:value-type="float" office:value="-0.270627" calcext:value-type="float">
            <text:p>-0.27062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203125" calcext:value-type="float">
            <text:p>-0.08203125</text:p>
          </table:table-cell>
          <table:table-cell office:value-type="float" office:value="0.9665527" calcext:value-type="float">
            <text:p>0.9665527</text:p>
          </table:table-cell>
          <table:table-cell office:value-type="float" office:value="0.145752" calcext:value-type="float">
            <text:p>0.145752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1286111" calcext:value-type="float">
            <text:p>-0.1286111</text:p>
          </table:table-cell>
          <table:table-cell office:value-type="float" office:value="-0.03908479" calcext:value-type="float">
            <text:p>-0.03908479</text:p>
          </table:table-cell>
          <table:table-cell office:value-type="float" office:value="0.01944935" calcext:value-type="float">
            <text:p>0.0194493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374023" calcext:value-type="float">
            <text:p>-0.08374023</text:p>
          </table:table-cell>
          <table:table-cell office:value-type="float" office:value="0.9821777" calcext:value-type="float">
            <text:p>0.9821777</text:p>
          </table:table-cell>
          <table:table-cell office:value-type="float" office:value="0.1315918" calcext:value-type="float">
            <text:p>0.1315918</text:p>
          </table:table-cell>
          <table:table-cell office:value-type="float" office:value="-2.229008" calcext:value-type="float">
            <text:p>-2.229008</text:p>
          </table:table-cell>
          <table:table-cell office:value-type="float" office:value="-1.664122" calcext:value-type="float">
            <text:p>-1.664122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-0.204947" calcext:value-type="float">
            <text:p>-0.204947</text:p>
          </table:table-cell>
          <table:table-cell office:value-type="float" office:value="0.1899229" calcext:value-type="float">
            <text:p>0.1899229</text:p>
          </table:table-cell>
          <table:table-cell office:value-type="float" office:value="0.04998374" calcext:value-type="float">
            <text:p>0.0499837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544922" calcext:value-type="float">
            <text:p>-0.08544922</text:p>
          </table:table-cell>
          <table:table-cell office:value-type="float" office:value="0.9645996" calcext:value-type="float">
            <text:p>0.9645996</text:p>
          </table:table-cell>
          <table:table-cell office:value-type="float" office:value="0.1413574" calcext:value-type="float">
            <text:p>0.1413574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0.1003966" calcext:value-type="float">
            <text:p>0.1003966</text:p>
          </table:table-cell>
          <table:table-cell office:value-type="float" office:value="0.0677855" calcext:value-type="float">
            <text:p>0.0677855</text:p>
          </table:table-cell>
          <table:table-cell office:value-type="float" office:value="-0.04161942" calcext:value-type="float">
            <text:p>-0.0416194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1047363" calcext:value-type="float">
            <text:p>-0.1047363</text:p>
          </table:table-cell>
          <table:table-cell office:value-type="float" office:value="0.9711914" calcext:value-type="float">
            <text:p>0.9711914</text:p>
          </table:table-cell>
          <table:table-cell office:value-type="float" office:value="0.1430664" calcext:value-type="float">
            <text:p>0.1430664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-2" calcext:value-type="float">
            <text:p>-2</text:p>
          </table:table-cell>
          <table:table-cell office:value-type="float" office:value="1.633588" calcext:value-type="float">
            <text:p>1.633588</text:p>
          </table:table-cell>
          <table:table-cell office:value-type="float" office:value="0.2225341" calcext:value-type="float">
            <text:p>0.2225341</text:p>
          </table:table-cell>
          <table:table-cell office:value-type="float" office:value="-0.145955" calcext:value-type="float">
            <text:p>-0.145955</text:p>
          </table:table-cell>
          <table:table-cell office:value-type="float" office:value="0.3095257" calcext:value-type="float">
            <text:p>0.309525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911133" calcext:value-type="float">
            <text:p>-0.08911133</text:p>
          </table:table-cell>
          <table:table-cell office:value-type="float" office:value="0.9731445" calcext:value-type="float">
            <text:p>0.9731445</text:p>
          </table:table-cell>
          <table:table-cell office:value-type="float" office:value="0.1271973" calcext:value-type="float">
            <text:p>0.1271973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0.1156638" calcext:value-type="float">
            <text:p>0.1156638</text:p>
          </table:table-cell>
          <table:table-cell office:value-type="float" office:value="0.113587" calcext:value-type="float">
            <text:p>0.113587</text:p>
          </table:table-cell>
          <table:table-cell office:value-type="float" office:value="0.1263195" calcext:value-type="float">
            <text:p>0.126319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617188" calcext:value-type="float">
            <text:p>-0.07617188</text:p>
          </table:table-cell>
          <table:table-cell office:value-type="float" office:value="0.9709473" calcext:value-type="float">
            <text:p>0.9709473</text:p>
          </table:table-cell>
          <table:table-cell office:value-type="float" office:value="0.1394043" calcext:value-type="float">
            <text:p>0.1394043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2530683" calcext:value-type="float">
            <text:p>0.2530683</text:p>
          </table:table-cell>
          <table:table-cell office:value-type="float" office:value="-0.1001534" calcext:value-type="float">
            <text:p>-0.1001534</text:p>
          </table:table-cell>
          <table:table-cell office:value-type="float" office:value="-0.08742094" calcext:value-type="float">
            <text:p>-0.0874209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081055" calcext:value-type="float">
            <text:p>-0.08081055</text:p>
          </table:table-cell>
          <table:table-cell office:value-type="float" office:value="0.9619141" calcext:value-type="float">
            <text:p>0.9619141</text:p>
          </table:table-cell>
          <table:table-cell office:value-type="float" office:value="0.1374512" calcext:value-type="float">
            <text:p>0.1374512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-0.1286111" calcext:value-type="float">
            <text:p>-0.1286111</text:p>
          </table:table-cell>
          <table:table-cell office:value-type="float" office:value="0.1288542" calcext:value-type="float">
            <text:p>0.1288542</text:p>
          </table:table-cell>
          <table:table-cell office:value-type="float" office:value="0.08051801" calcext:value-type="float">
            <text:p>0.0805180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325195" calcext:value-type="float">
            <text:p>-0.08325195</text:p>
          </table:table-cell>
          <table:table-cell office:value-type="float" office:value="0.9606934" calcext:value-type="float">
            <text:p>0.9606934</text:p>
          </table:table-cell>
          <table:table-cell office:value-type="float" office:value="0.1516113" calcext:value-type="float">
            <text:p>0.1516113</text:p>
          </table:table-cell>
          <table:table-cell office:value-type="float" office:value="-2" calcext:value-type="float">
            <text:p>-2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0.02406073" calcext:value-type="float">
            <text:p>0.02406073</text:p>
          </table:table-cell>
          <table:table-cell office:value-type="float" office:value="-0.03908479" calcext:value-type="float">
            <text:p>-0.03908479</text:p>
          </table:table-cell>
          <table:table-cell office:value-type="float" office:value="-0.05688655" calcext:value-type="float">
            <text:p>-0.0568865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374023" calcext:value-type="float">
            <text:p>-0.08374023</text:p>
          </table:table-cell>
          <table:table-cell office:value-type="float" office:value="0.965332" calcext:value-type="float">
            <text:p>0.965332</text:p>
          </table:table-cell>
          <table:table-cell office:value-type="float" office:value="0.1357422" calcext:value-type="float">
            <text:p>0.1357422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0.1286111" calcext:value-type="float">
            <text:p>-0.1286111</text:p>
          </table:table-cell>
          <table:table-cell office:value-type="float" office:value="0.006716847" calcext:value-type="float">
            <text:p>0.006716847</text:p>
          </table:table-cell>
          <table:table-cell office:value-type="float" office:value="-0.1332225" calcext:value-type="float">
            <text:p>-0.13322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47168" calcext:value-type="float">
            <text:p>-0.0847168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35498" calcext:value-type="float">
            <text:p>0.135498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-0.113344" calcext:value-type="float">
            <text:p>-0.113344</text:p>
          </table:table-cell>
          <table:table-cell office:value-type="float" office:value="-0.06961906" calcext:value-type="float">
            <text:p>-0.06961906</text:p>
          </table:table-cell>
          <table:table-cell office:value-type="float" office:value="0.09578526" calcext:value-type="float">
            <text:p>0.0957852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763672" calcext:value-type="float">
            <text:p>-0.07763672</text:p>
          </table:table-cell>
          <table:table-cell office:value-type="float" office:value="0.9672852" calcext:value-type="float">
            <text:p>0.9672852</text:p>
          </table:table-cell>
          <table:table-cell office:value-type="float" office:value="0.1433105" calcext:value-type="float">
            <text:p>0.1433105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-0.1286111" calcext:value-type="float">
            <text:p>-0.1286111</text:p>
          </table:table-cell>
          <table:table-cell office:value-type="float" office:value="0.1288542" calcext:value-type="float">
            <text:p>0.1288542</text:p>
          </table:table-cell>
          <table:table-cell office:value-type="float" office:value="0.1873883" calcext:value-type="float">
            <text:p>0.187388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9204102" calcext:value-type="float">
            <text:p>-0.09204102</text:p>
          </table:table-cell>
          <table:table-cell office:value-type="float" office:value="0.9650879" calcext:value-type="float">
            <text:p>0.9650879</text:p>
          </table:table-cell>
          <table:table-cell office:value-type="float" office:value="0.1384277" calcext:value-type="float">
            <text:p>0.1384277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6986225" calcext:value-type="float">
            <text:p>0.06986225</text:p>
          </table:table-cell>
          <table:table-cell office:value-type="float" office:value="0.05251837" calcext:value-type="float">
            <text:p>0.05251837</text:p>
          </table:table-cell>
          <table:table-cell office:value-type="float" office:value="0.1415868" calcext:value-type="float">
            <text:p>0.141586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447266" calcext:value-type="float">
            <text:p>-0.08447266</text:p>
          </table:table-cell>
          <table:table-cell office:value-type="float" office:value="0.9648438" calcext:value-type="float">
            <text:p>0.9648438</text:p>
          </table:table-cell>
          <table:table-cell office:value-type="float" office:value="0.154541" calcext:value-type="float">
            <text:p>0.154541</text:p>
          </table:table-cell>
          <table:table-cell office:value-type="float" office:value="-2" calcext:value-type="float">
            <text:p>-2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0.02406073" calcext:value-type="float">
            <text:p>0.02406073</text:p>
          </table:table-cell>
          <table:table-cell office:value-type="float" office:value="-0.05435193" calcext:value-type="float">
            <text:p>-0.05435193</text:p>
          </table:table-cell>
          <table:table-cell office:value-type="float" office:value="0.03471649" calcext:value-type="float">
            <text:p>0.0347164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227539" calcext:value-type="float">
            <text:p>-0.08227539</text:p>
          </table:table-cell>
          <table:table-cell office:value-type="float" office:value="0.9619141" calcext:value-type="float">
            <text:p>0.9619141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0.1767325" calcext:value-type="float">
            <text:p>0.1767325</text:p>
          </table:table-cell>
          <table:table-cell office:value-type="float" office:value="0.03725111" calcext:value-type="float">
            <text:p>0.03725111</text:p>
          </table:table-cell>
          <table:table-cell office:value-type="float" office:value="-0.05688655" calcext:value-type="float">
            <text:p>-0.0568865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398438" calcext:value-type="float">
            <text:p>-0.08398438</text:p>
          </table:table-cell>
          <table:table-cell office:value-type="float" office:value="0.9785156" calcext:value-type="float">
            <text:p>0.9785156</text:p>
          </table:table-cell>
          <table:table-cell office:value-type="float" office:value="0.1350098" calcext:value-type="float">
            <text:p>0.1350098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1156638" calcext:value-type="float">
            <text:p>0.1156638</text:p>
          </table:table-cell>
          <table:table-cell office:value-type="float" office:value="0.006716847" calcext:value-type="float">
            <text:p>0.006716847</text:p>
          </table:table-cell>
          <table:table-cell office:value-type="float" office:value="0.1415868" calcext:value-type="float">
            <text:p>0.141586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618164" calcext:value-type="float">
            <text:p>-0.08618164</text:p>
          </table:table-cell>
          <table:table-cell office:value-type="float" office:value="0.9560547" calcext:value-type="float">
            <text:p>0.9560547</text:p>
          </table:table-cell>
          <table:table-cell office:value-type="float" office:value="0.1379395" calcext:value-type="float">
            <text:p>0.1379395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496183" calcext:value-type="float">
            <text:p>1.496183</text:p>
          </table:table-cell>
          <table:table-cell office:value-type="float" office:value="-0.006473541" calcext:value-type="float">
            <text:p>-0.006473541</text:p>
          </table:table-cell>
          <table:table-cell office:value-type="float" office:value="-0.1001534" calcext:value-type="float">
            <text:p>-0.1001534</text:p>
          </table:table-cell>
          <table:table-cell office:value-type="float" office:value="0.172121" calcext:value-type="float">
            <text:p>0.17212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520508" calcext:value-type="float">
            <text:p>-0.08520508</text:p>
          </table:table-cell>
          <table:table-cell office:value-type="float" office:value="0.9672852" calcext:value-type="float">
            <text:p>0.9672852</text:p>
          </table:table-cell>
          <table:table-cell office:value-type="float" office:value="0.1357422" calcext:value-type="float">
            <text:p>0.1357422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113344" calcext:value-type="float">
            <text:p>-0.113344</text:p>
          </table:table-cell>
          <table:table-cell office:value-type="float" office:value="0.1288542" calcext:value-type="float">
            <text:p>0.1288542</text:p>
          </table:table-cell>
          <table:table-cell office:value-type="float" office:value="0.03471649" calcext:value-type="float">
            <text:p>0.0347164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374023" calcext:value-type="float">
            <text:p>-0.08374023</text:p>
          </table:table-cell>
          <table:table-cell office:value-type="float" office:value="0.9665527" calcext:value-type="float">
            <text:p>0.9665527</text:p>
          </table:table-cell>
          <table:table-cell office:value-type="float" office:value="0.1276855" calcext:value-type="float">
            <text:p>0.1276855</text:p>
          </table:table-cell>
          <table:table-cell office:value-type="float" office:value="-2.21374" calcext:value-type="float">
            <text:p>-2.21374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-0.1896796" calcext:value-type="float">
            <text:p>-0.1896796</text:p>
          </table:table-cell>
          <table:table-cell office:value-type="float" office:value="-0.008550406" calcext:value-type="float">
            <text:p>-0.008550406</text:p>
          </table:table-cell>
          <table:table-cell office:value-type="float" office:value="-0.1026881" calcext:value-type="float">
            <text:p>-0.102688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374023" calcext:value-type="float">
            <text:p>-0.08374023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-2.198473" calcext:value-type="float">
            <text:p>-2.198473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1744125" calcext:value-type="float">
            <text:p>-0.1744125</text:p>
          </table:table-cell>
          <table:table-cell office:value-type="float" office:value="0.113587" calcext:value-type="float">
            <text:p>0.113587</text:p>
          </table:table-cell>
          <table:table-cell office:value-type="float" office:value="-0.1637567" calcext:value-type="float">
            <text:p>-0.163756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520508" calcext:value-type="float">
            <text:p>-0.08520508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91602" calcext:value-type="float">
            <text:p>0.1391602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-0.05227518" calcext:value-type="float">
            <text:p>-0.05227518</text:p>
          </table:table-cell>
          <table:table-cell office:value-type="float" office:value="-0.06961906" calcext:value-type="float">
            <text:p>-0.06961906</text:p>
          </table:table-cell>
          <table:table-cell office:value-type="float" office:value="0.09578526" calcext:value-type="float">
            <text:p>0.0957852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081055" calcext:value-type="float">
            <text:p>-0.08081055</text:p>
          </table:table-cell>
          <table:table-cell office:value-type="float" office:value="0.9655762" calcext:value-type="float">
            <text:p>0.9655762</text:p>
          </table:table-cell>
          <table:table-cell office:value-type="float" office:value="0.1364746" calcext:value-type="float">
            <text:p>0.1364746</text:p>
          </table:table-cell>
          <table:table-cell office:value-type="float" office:value="-2" calcext:value-type="float">
            <text:p>-2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02406073" calcext:value-type="float">
            <text:p>0.02406073</text:p>
          </table:table-cell>
          <table:table-cell office:value-type="float" office:value="-0.06961906" calcext:value-type="float">
            <text:p>-0.06961906</text:p>
          </table:table-cell>
          <table:table-cell office:value-type="float" office:value="0.01944935" calcext:value-type="float">
            <text:p>0.0194493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544922" calcext:value-type="float">
            <text:p>-0.08544922</text:p>
          </table:table-cell>
          <table:table-cell office:value-type="float" office:value="0.9733887" calcext:value-type="float">
            <text:p>0.9733887</text:p>
          </table:table-cell>
          <table:table-cell office:value-type="float" office:value="0.1337891" calcext:value-type="float">
            <text:p>0.1337891</text:p>
          </table:table-cell>
          <table:table-cell office:value-type="float" office:value="-2.274809" calcext:value-type="float">
            <text:p>-2.274809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2507484" calcext:value-type="float">
            <text:p>-0.2507484</text:p>
          </table:table-cell>
          <table:table-cell office:value-type="float" office:value="0.09831989" calcext:value-type="float">
            <text:p>0.09831989</text:p>
          </table:table-cell>
          <table:table-cell office:value-type="float" office:value="-0.01108503" calcext:value-type="float">
            <text:p>-0.0110850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349609" calcext:value-type="float">
            <text:p>-0.08349609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369629" calcext:value-type="float">
            <text:p>0.1369629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0.1309309" calcext:value-type="float">
            <text:p>0.1309309</text:p>
          </table:table-cell>
          <table:table-cell office:value-type="float" office:value="-0.1306878" calcext:value-type="float">
            <text:p>-0.1306878</text:p>
          </table:table-cell>
          <table:table-cell office:value-type="float" office:value="-0.05688655" calcext:value-type="float">
            <text:p>-0.0568865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105469" calcext:value-type="float">
            <text:p>-0.08105469</text:p>
          </table:table-cell>
          <table:table-cell office:value-type="float" office:value="0.9660645" calcext:value-type="float">
            <text:p>0.9660645</text:p>
          </table:table-cell>
          <table:table-cell office:value-type="float" office:value="0.1489258" calcext:value-type="float">
            <text:p>0.1489258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1.587786" calcext:value-type="float">
            <text:p>1.587786</text:p>
          </table:table-cell>
          <table:table-cell office:value-type="float" office:value="0.08512938" calcext:value-type="float">
            <text:p>0.08512938</text:p>
          </table:table-cell>
          <table:table-cell office:value-type="float" office:value="-0.1764892" calcext:value-type="float">
            <text:p>-0.1764892</text:p>
          </table:table-cell>
          <table:table-cell office:value-type="float" office:value="0.2637242" calcext:value-type="float">
            <text:p>0.263724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642578" calcext:value-type="float">
            <text:p>-0.08642578</text:p>
          </table:table-cell>
          <table:table-cell office:value-type="float" office:value="0.9665527" calcext:value-type="float">
            <text:p>0.9665527</text:p>
          </table:table-cell>
          <table:table-cell office:value-type="float" office:value="0.1420898" calcext:value-type="float">
            <text:p>0.1420898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679389" calcext:value-type="float">
            <text:p>1.679389</text:p>
          </table:table-cell>
          <table:table-cell office:value-type="float" office:value="-0.02174091" calcext:value-type="float">
            <text:p>-0.02174091</text:p>
          </table:table-cell>
          <table:table-cell office:value-type="float" office:value="-0.1154206" calcext:value-type="float">
            <text:p>-0.1154206</text:p>
          </table:table-cell>
          <table:table-cell office:value-type="float" office:value="0.3553272" calcext:value-type="float">
            <text:p>0.355327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544922" calcext:value-type="float">
            <text:p>-0.08544922</text:p>
          </table:table-cell>
          <table:table-cell office:value-type="float" office:value="0.9667969" calcext:value-type="float">
            <text:p>0.9667969</text:p>
          </table:table-cell>
          <table:table-cell office:value-type="float" office:value="0.1413574" calcext:value-type="float">
            <text:p>0.1413574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0.06986225" calcext:value-type="float">
            <text:p>0.06986225</text:p>
          </table:table-cell>
          <table:table-cell office:value-type="float" office:value="-0.008550406" calcext:value-type="float">
            <text:p>-0.008550406</text:p>
          </table:table-cell>
          <table:table-cell office:value-type="float" office:value="-0.07215369" calcext:value-type="float">
            <text:p>-0.0721536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374023" calcext:value-type="float">
            <text:p>-0.08374023</text:p>
          </table:table-cell>
          <table:table-cell office:value-type="float" office:value="0.963623" calcext:value-type="float">
            <text:p>0.963623</text:p>
          </table:table-cell>
          <table:table-cell office:value-type="float" office:value="0.1315918" calcext:value-type="float">
            <text:p>0.1315918</text:p>
          </table:table-cell>
          <table:table-cell office:value-type="float" office:value="-2.244275" calcext:value-type="float">
            <text:p>-2.244275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-0.2202141" calcext:value-type="float">
            <text:p>-0.2202141</text:p>
          </table:table-cell>
          <table:table-cell office:value-type="float" office:value="0.03725111" calcext:value-type="float">
            <text:p>0.03725111</text:p>
          </table:table-cell>
          <table:table-cell office:value-type="float" office:value="-0.08742094" calcext:value-type="float">
            <text:p>-0.0874209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789063" calcext:value-type="float">
            <text:p>-0.08789063</text:p>
          </table:table-cell>
          <table:table-cell office:value-type="float" office:value="0.9628906" calcext:value-type="float">
            <text:p>0.9628906</text:p>
          </table:table-cell>
          <table:table-cell office:value-type="float" office:value="0.151123" calcext:value-type="float">
            <text:p>0.151123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-0.08280945" calcext:value-type="float">
            <text:p>-0.08280945</text:p>
          </table:table-cell>
          <table:table-cell office:value-type="float" office:value="0.05251837" calcext:value-type="float">
            <text:p>0.05251837</text:p>
          </table:table-cell>
          <table:table-cell office:value-type="float" office:value="0.04998374" calcext:value-type="float">
            <text:p>0.0499837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71582" calcext:value-type="float">
            <text:p>-0.0871582</text:p>
          </table:table-cell>
          <table:table-cell office:value-type="float" office:value="0.9682617" calcext:value-type="float">
            <text:p>0.9682617</text:p>
          </table:table-cell>
          <table:table-cell office:value-type="float" office:value="0.1411133" calcext:value-type="float">
            <text:p>0.1411133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-0.06754231" calcext:value-type="float">
            <text:p>-0.06754231</text:p>
          </table:table-cell>
          <table:table-cell office:value-type="float" office:value="0.08305264" calcext:value-type="float">
            <text:p>0.08305264</text:p>
          </table:table-cell>
          <table:table-cell office:value-type="float" office:value="-0.1484896" calcext:value-type="float">
            <text:p>-0.148489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642578" calcext:value-type="float">
            <text:p>-0.08642578</text:p>
          </table:table-cell>
          <table:table-cell office:value-type="float" office:value="0.973877" calcext:value-type="float">
            <text:p>0.973877</text:p>
          </table:table-cell>
          <table:table-cell office:value-type="float" office:value="0.1411133" calcext:value-type="float">
            <text:p>0.1411133</text:p>
          </table:table-cell>
          <table:table-cell office:value-type="float" office:value="-2.167939" calcext:value-type="float">
            <text:p>-2.167939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557252" calcext:value-type="float">
            <text:p>1.557252</text:p>
          </table:table-cell>
          <table:table-cell office:value-type="float" office:value="-0.1438782" calcext:value-type="float">
            <text:p>-0.1438782</text:p>
          </table:table-cell>
          <table:table-cell office:value-type="float" office:value="-0.008550406" calcext:value-type="float">
            <text:p>-0.008550406</text:p>
          </table:table-cell>
          <table:table-cell office:value-type="float" office:value="0.2331898" calcext:value-type="float">
            <text:p>0.233189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374023" calcext:value-type="float">
            <text:p>-0.08374023</text:p>
          </table:table-cell>
          <table:table-cell office:value-type="float" office:value="0.9685059" calcext:value-type="float">
            <text:p>0.9685059</text:p>
          </table:table-cell>
          <table:table-cell office:value-type="float" office:value="0.142334" calcext:value-type="float">
            <text:p>0.142334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0.05459511" calcext:value-type="float">
            <text:p>0.05459511</text:p>
          </table:table-cell>
          <table:table-cell office:value-type="float" office:value="-0.06961906" calcext:value-type="float">
            <text:p>-0.06961906</text:p>
          </table:table-cell>
          <table:table-cell office:value-type="float" office:value="-0.05688655" calcext:value-type="float">
            <text:p>-0.0568865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300781" calcext:value-type="float">
            <text:p>-0.08300781</text:p>
          </table:table-cell>
          <table:table-cell office:value-type="float" office:value="0.9628906" calcext:value-type="float">
            <text:p>0.9628906</text:p>
          </table:table-cell>
          <table:table-cell office:value-type="float" office:value="0.1391602" calcext:value-type="float">
            <text:p>0.1391602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0.2988698" calcext:value-type="float">
            <text:p>0.2988698</text:p>
          </table:table-cell>
          <table:table-cell office:value-type="float" office:value="-0.02381754" calcext:value-type="float">
            <text:p>-0.02381754</text:p>
          </table:table-cell>
          <table:table-cell office:value-type="float" office:value="-0.01108503" calcext:value-type="float">
            <text:p>-0.0110850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9082031" calcext:value-type="float">
            <text:p>-0.09082031</text:p>
          </table:table-cell>
          <table:table-cell office:value-type="float" office:value="0.9643555" calcext:value-type="float">
            <text:p>0.9643555</text:p>
          </table:table-cell>
          <table:table-cell office:value-type="float" office:value="0.145752" calcext:value-type="float">
            <text:p>0.145752</text:p>
          </table:table-cell>
          <table:table-cell office:value-type="float" office:value="-2.167939" calcext:value-type="float">
            <text:p>-2.167939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-0.1438782" calcext:value-type="float">
            <text:p>-0.1438782</text:p>
          </table:table-cell>
          <table:table-cell office:value-type="float" office:value="0.0677855" calcext:value-type="float">
            <text:p>0.0677855</text:p>
          </table:table-cell>
          <table:table-cell office:value-type="float" office:value="0.04998374" calcext:value-type="float">
            <text:p>0.0499837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618164" calcext:value-type="float">
            <text:p>-0.08618164</text:p>
          </table:table-cell>
          <table:table-cell office:value-type="float" office:value="0.9685059" calcext:value-type="float">
            <text:p>0.9685059</text:p>
          </table:table-cell>
          <table:table-cell office:value-type="float" office:value="0.135498" calcext:value-type="float">
            <text:p>0.135498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0.2530683" calcext:value-type="float">
            <text:p>0.2530683</text:p>
          </table:table-cell>
          <table:table-cell office:value-type="float" office:value="0.05251837" calcext:value-type="float">
            <text:p>0.05251837</text:p>
          </table:table-cell>
          <table:table-cell office:value-type="float" office:value="-0.1179552" calcext:value-type="float">
            <text:p>-0.117955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544922" calcext:value-type="float">
            <text:p>-0.08544922</text:p>
          </table:table-cell>
          <table:table-cell office:value-type="float" office:value="0.9655762" calcext:value-type="float">
            <text:p>0.9655762</text:p>
          </table:table-cell>
          <table:table-cell office:value-type="float" office:value="0.1557617" calcext:value-type="float">
            <text:p>0.1557617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03700805" calcext:value-type="float">
            <text:p>-0.03700805</text:p>
          </table:table-cell>
          <table:table-cell office:value-type="float" office:value="0.03725111" calcext:value-type="float">
            <text:p>0.03725111</text:p>
          </table:table-cell>
          <table:table-cell office:value-type="float" office:value="0.06525087" calcext:value-type="float">
            <text:p>0.0652508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984375" calcext:value-type="float">
            <text:p>-0.08984375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459961" calcext:value-type="float">
            <text:p>0.1459961</text:p>
          </table:table-cell>
          <table:table-cell office:value-type="float" office:value="-2.167939" calcext:value-type="float">
            <text:p>-2.167939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-0.1438782" calcext:value-type="float">
            <text:p>-0.1438782</text:p>
          </table:table-cell>
          <table:table-cell office:value-type="float" office:value="0.09831989" calcext:value-type="float">
            <text:p>0.09831989</text:p>
          </table:table-cell>
          <table:table-cell office:value-type="float" office:value="0.09578526" calcext:value-type="float">
            <text:p>0.0957852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569336" calcext:value-type="float">
            <text:p>-0.08569336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401367" calcext:value-type="float">
            <text:p>0.1401367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0.1003966" calcext:value-type="float">
            <text:p>0.1003966</text:p>
          </table:table-cell>
          <table:table-cell office:value-type="float" office:value="-0.02381754" calcext:value-type="float">
            <text:p>-0.02381754</text:p>
          </table:table-cell>
          <table:table-cell office:value-type="float" office:value="-0.1484896" calcext:value-type="float">
            <text:p>-0.148489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958984" calcext:value-type="float">
            <text:p>-0.07958984</text:p>
          </table:table-cell>
          <table:table-cell office:value-type="float" office:value="0.9587402" calcext:value-type="float">
            <text:p>0.9587402</text:p>
          </table:table-cell>
          <table:table-cell office:value-type="float" office:value="0.1330566" calcext:value-type="float">
            <text:p>0.1330566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-0.05227518" calcext:value-type="float">
            <text:p>-0.05227518</text:p>
          </table:table-cell>
          <table:table-cell office:value-type="float" office:value="0.1441214" calcext:value-type="float">
            <text:p>0.1441214</text:p>
          </table:table-cell>
          <table:table-cell office:value-type="float" office:value="0.1263195" calcext:value-type="float">
            <text:p>0.126319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325195" calcext:value-type="float">
            <text:p>-0.08325195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416016" calcext:value-type="float">
            <text:p>0.1416016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557252" calcext:value-type="float">
            <text:p>1.557252</text:p>
          </table:table-cell>
          <table:table-cell office:value-type="float" office:value="0.1461982" calcext:value-type="float">
            <text:p>0.1461982</text:p>
          </table:table-cell>
          <table:table-cell office:value-type="float" office:value="-0.05435193" calcext:value-type="float">
            <text:p>-0.05435193</text:p>
          </table:table-cell>
          <table:table-cell office:value-type="float" office:value="0.2331898" calcext:value-type="float">
            <text:p>0.233189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398438" calcext:value-type="float">
            <text:p>-0.08398438</text:p>
          </table:table-cell>
          <table:table-cell office:value-type="float" office:value="0.9743652" calcext:value-type="float">
            <text:p>0.9743652</text:p>
          </table:table-cell>
          <table:table-cell office:value-type="float" office:value="0.1477051" calcext:value-type="float">
            <text:p>0.1477051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-0.03700805" calcext:value-type="float">
            <text:p>-0.03700805</text:p>
          </table:table-cell>
          <table:table-cell office:value-type="float" office:value="0.03725111" calcext:value-type="float">
            <text:p>0.03725111</text:p>
          </table:table-cell>
          <table:table-cell office:value-type="float" office:value="-0.1179552" calcext:value-type="float">
            <text:p>-0.117955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496094" calcext:value-type="float">
            <text:p>-0.08496094</text:p>
          </table:table-cell>
          <table:table-cell office:value-type="float" office:value="0.9660645" calcext:value-type="float">
            <text:p>0.9660645</text:p>
          </table:table-cell>
          <table:table-cell office:value-type="float" office:value="0.1491699" calcext:value-type="float">
            <text:p>0.1491699</text:p>
          </table:table-cell>
          <table:table-cell office:value-type="float" office:value="-2" calcext:value-type="float">
            <text:p>-2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0.02406073" calcext:value-type="float">
            <text:p>0.02406073</text:p>
          </table:table-cell>
          <table:table-cell office:value-type="float" office:value="-0.2070237" calcext:value-type="float">
            <text:p>-0.2070237</text:p>
          </table:table-cell>
          <table:table-cell office:value-type="float" office:value="-0.04161942" calcext:value-type="float">
            <text:p>-0.0416194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129883" calcext:value-type="float">
            <text:p>-0.08129883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59863" calcext:value-type="float">
            <text:p>0.1359863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0.113344" calcext:value-type="float">
            <text:p>-0.113344</text:p>
          </table:table-cell>
          <table:table-cell office:value-type="float" office:value="-0.08488631" calcext:value-type="float">
            <text:p>-0.08488631</text:p>
          </table:table-cell>
          <table:table-cell office:value-type="float" office:value="-0.1332225" calcext:value-type="float">
            <text:p>-0.13322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740234" calcext:value-type="float">
            <text:p>-0.08740234</text:p>
          </table:table-cell>
          <table:table-cell office:value-type="float" office:value="0.9726563" calcext:value-type="float">
            <text:p>0.9726563</text:p>
          </table:table-cell>
          <table:table-cell office:value-type="float" office:value="0.1350098" calcext:value-type="float">
            <text:p>0.1350098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603053" calcext:value-type="float">
            <text:p>1.603053</text:p>
          </table:table-cell>
          <table:table-cell office:value-type="float" office:value="0.03932786" calcext:value-type="float">
            <text:p>0.03932786</text:p>
          </table:table-cell>
          <table:table-cell office:value-type="float" office:value="-0.1154206" calcext:value-type="float">
            <text:p>-0.1154206</text:p>
          </table:table-cell>
          <table:table-cell office:value-type="float" office:value="0.2789913" calcext:value-type="float">
            <text:p>0.278991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520508" calcext:value-type="float">
            <text:p>-0.08520508</text:p>
          </table:table-cell>
          <table:table-cell office:value-type="float" office:value="0.9648438" calcext:value-type="float">
            <text:p>0.9648438</text:p>
          </table:table-cell>
          <table:table-cell office:value-type="float" office:value="0.1269531" calcext:value-type="float">
            <text:p>0.1269531</text:p>
          </table:table-cell>
          <table:table-cell office:value-type="float" office:value="-2.366412" calcext:value-type="float">
            <text:p>-2.366412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-0.3423514" calcext:value-type="float">
            <text:p>-0.3423514</text:p>
          </table:table-cell>
          <table:table-cell office:value-type="float" office:value="0.09831989" calcext:value-type="float">
            <text:p>0.09831989</text:p>
          </table:table-cell>
          <table:table-cell office:value-type="float" office:value="-0.179024" calcext:value-type="float">
            <text:p>-0.17902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300781" calcext:value-type="float">
            <text:p>-0.08300781</text:p>
          </table:table-cell>
          <table:table-cell office:value-type="float" office:value="0.9650879" calcext:value-type="float">
            <text:p>0.9650879</text:p>
          </table:table-cell>
          <table:table-cell office:value-type="float" office:value="0.144043" calcext:value-type="float">
            <text:p>0.144043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-0.09807658" calcext:value-type="float">
            <text:p>-0.09807658</text:p>
          </table:table-cell>
          <table:table-cell office:value-type="float" office:value="-0.08488631" calcext:value-type="float">
            <text:p>-0.08488631</text:p>
          </table:table-cell>
          <table:table-cell office:value-type="float" office:value="-0.1942911" calcext:value-type="float">
            <text:p>-0.194291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59375" calcext:value-type="float">
            <text:p>-0.0859375</text:p>
          </table:table-cell>
          <table:table-cell office:value-type="float" office:value="0.9665527" calcext:value-type="float">
            <text:p>0.9665527</text:p>
          </table:table-cell>
          <table:table-cell office:value-type="float" office:value="0.1437988" calcext:value-type="float">
            <text:p>0.1437988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03700805" calcext:value-type="float">
            <text:p>-0.03700805</text:p>
          </table:table-cell>
          <table:table-cell office:value-type="float" office:value="0.1441214" calcext:value-type="float">
            <text:p>0.1441214</text:p>
          </table:table-cell>
          <table:table-cell office:value-type="float" office:value="0.00418222" calcext:value-type="float">
            <text:p>0.004182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032227" calcext:value-type="float">
            <text:p>-0.08032227</text:p>
          </table:table-cell>
          <table:table-cell office:value-type="float" office:value="0.9665527" calcext:value-type="float">
            <text:p>0.9665527</text:p>
          </table:table-cell>
          <table:table-cell office:value-type="float" office:value="0.1450195" calcext:value-type="float">
            <text:p>0.1450195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1003966" calcext:value-type="float">
            <text:p>0.1003966</text:p>
          </table:table-cell>
          <table:table-cell office:value-type="float" office:value="0.006716847" calcext:value-type="float">
            <text:p>0.006716847</text:p>
          </table:table-cell>
          <table:table-cell office:value-type="float" office:value="-0.1026881" calcext:value-type="float">
            <text:p>-0.102688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398438" calcext:value-type="float">
            <text:p>-0.08398438</text:p>
          </table:table-cell>
          <table:table-cell office:value-type="float" office:value="0.9689941" calcext:value-type="float">
            <text:p>0.9689941</text:p>
          </table:table-cell>
          <table:table-cell office:value-type="float" office:value="0.142334" calcext:value-type="float">
            <text:p>0.142334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05459511" calcext:value-type="float">
            <text:p>0.05459511</text:p>
          </table:table-cell>
          <table:table-cell office:value-type="float" office:value="0.1288542" calcext:value-type="float">
            <text:p>0.1288542</text:p>
          </table:table-cell>
          <table:table-cell office:value-type="float" office:value="0.01944935" calcext:value-type="float">
            <text:p>0.0194493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105469" calcext:value-type="float">
            <text:p>-0.08105469</text:p>
          </table:table-cell>
          <table:table-cell office:value-type="float" office:value="0.9641113" calcext:value-type="float">
            <text:p>0.9641113</text:p>
          </table:table-cell>
          <table:table-cell office:value-type="float" office:value="0.1489258" calcext:value-type="float">
            <text:p>0.1489258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0.05459511" calcext:value-type="float">
            <text:p>0.05459511</text:p>
          </table:table-cell>
          <table:table-cell office:value-type="float" office:value="0.05251837" calcext:value-type="float">
            <text:p>0.05251837</text:p>
          </table:table-cell>
          <table:table-cell office:value-type="float" office:value="0.1110524" calcext:value-type="float">
            <text:p>0.111052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862305" calcext:value-type="float">
            <text:p>-0.08862305</text:p>
          </table:table-cell>
          <table:table-cell office:value-type="float" office:value="0.9665527" calcext:value-type="float">
            <text:p>0.9665527</text:p>
          </table:table-cell>
          <table:table-cell office:value-type="float" office:value="0.1376953" calcext:value-type="float">
            <text:p>0.1376953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-0.03700805" calcext:value-type="float">
            <text:p>-0.03700805</text:p>
          </table:table-cell>
          <table:table-cell office:value-type="float" office:value="-0.237558" calcext:value-type="float">
            <text:p>-0.237558</text:p>
          </table:table-cell>
          <table:table-cell office:value-type="float" office:value="-0.1484896" calcext:value-type="float">
            <text:p>-0.148489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203125" calcext:value-type="float">
            <text:p>-0.08203125</text:p>
          </table:table-cell>
          <table:table-cell office:value-type="float" office:value="0.9711914" calcext:value-type="float">
            <text:p>0.9711914</text:p>
          </table:table-cell>
          <table:table-cell office:value-type="float" office:value="0.1442871" calcext:value-type="float">
            <text:p>0.1442871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0.1003966" calcext:value-type="float">
            <text:p>0.1003966</text:p>
          </table:table-cell>
          <table:table-cell office:value-type="float" office:value="0.05251837" calcext:value-type="float">
            <text:p>0.05251837</text:p>
          </table:table-cell>
          <table:table-cell office:value-type="float" office:value="-0.01108503" calcext:value-type="float">
            <text:p>-0.0110850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764648" calcext:value-type="float">
            <text:p>-0.08764648</text:p>
          </table:table-cell>
          <table:table-cell office:value-type="float" office:value="0.9650879" calcext:value-type="float">
            <text:p>0.9650879</text:p>
          </table:table-cell>
          <table:table-cell office:value-type="float" office:value="0.1276855" calcext:value-type="float">
            <text:p>0.1276855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0.05227518" calcext:value-type="float">
            <text:p>-0.05227518</text:p>
          </table:table-cell>
          <table:table-cell office:value-type="float" office:value="-0.06961906" calcext:value-type="float">
            <text:p>-0.06961906</text:p>
          </table:table-cell>
          <table:table-cell office:value-type="float" office:value="-0.1332225" calcext:value-type="float">
            <text:p>-0.13322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276367" calcext:value-type="float">
            <text:p>-0.08276367</text:p>
          </table:table-cell>
          <table:table-cell office:value-type="float" office:value="0.9626465" calcext:value-type="float">
            <text:p>0.9626465</text:p>
          </table:table-cell>
          <table:table-cell office:value-type="float" office:value="0.1394043" calcext:value-type="float">
            <text:p>0.1394043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-0.03700805" calcext:value-type="float">
            <text:p>-0.03700805</text:p>
          </table:table-cell>
          <table:table-cell office:value-type="float" office:value="-0.1001534" calcext:value-type="float">
            <text:p>-0.1001534</text:p>
          </table:table-cell>
          <table:table-cell office:value-type="float" office:value="0.1263195" calcext:value-type="float">
            <text:p>0.126319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789063" calcext:value-type="float">
            <text:p>-0.08789063</text:p>
          </table:table-cell>
          <table:table-cell office:value-type="float" office:value="0.9602051" calcext:value-type="float">
            <text:p>0.9602051</text:p>
          </table:table-cell>
          <table:table-cell office:value-type="float" office:value="0.1433105" calcext:value-type="float">
            <text:p>0.1433105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-0.09807658" calcext:value-type="float">
            <text:p>-0.09807658</text:p>
          </table:table-cell>
          <table:table-cell office:value-type="float" office:value="0.1288542" calcext:value-type="float">
            <text:p>0.1288542</text:p>
          </table:table-cell>
          <table:table-cell office:value-type="float" office:value="-0.04161942" calcext:value-type="float">
            <text:p>-0.0416194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105469" calcext:value-type="float">
            <text:p>-0.08105469</text:p>
          </table:table-cell>
          <table:table-cell office:value-type="float" office:value="0.967041" calcext:value-type="float">
            <text:p>0.967041</text:p>
          </table:table-cell>
          <table:table-cell office:value-type="float" office:value="0.1333008" calcext:value-type="float">
            <text:p>0.1333008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-0.06754231" calcext:value-type="float">
            <text:p>-0.06754231</text:p>
          </table:table-cell>
          <table:table-cell office:value-type="float" office:value="-0.02381754" calcext:value-type="float">
            <text:p>-0.02381754</text:p>
          </table:table-cell>
          <table:table-cell office:value-type="float" office:value="-0.1179552" calcext:value-type="float">
            <text:p>-0.117955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349609" calcext:value-type="float">
            <text:p>-0.08349609</text:p>
          </table:table-cell>
          <table:table-cell office:value-type="float" office:value="0.9655762" calcext:value-type="float">
            <text:p>0.9655762</text:p>
          </table:table-cell>
          <table:table-cell office:value-type="float" office:value="0.1535645" calcext:value-type="float">
            <text:p>0.1535645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0.03932786" calcext:value-type="float">
            <text:p>0.03932786</text:p>
          </table:table-cell>
          <table:table-cell office:value-type="float" office:value="-0.05435193" calcext:value-type="float">
            <text:p>-0.05435193</text:p>
          </table:table-cell>
          <table:table-cell office:value-type="float" office:value="-0.2400926" calcext:value-type="float">
            <text:p>-0.240092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9204102" calcext:value-type="float">
            <text:p>-0.09204102</text:p>
          </table:table-cell>
          <table:table-cell office:value-type="float" office:value="0.9658203" calcext:value-type="float">
            <text:p>0.9658203</text:p>
          </table:table-cell>
          <table:table-cell office:value-type="float" office:value="0.1386719" calcext:value-type="float">
            <text:p>0.1386719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-0.1286111" calcext:value-type="float">
            <text:p>-0.1286111</text:p>
          </table:table-cell>
          <table:table-cell office:value-type="float" office:value="0.08305264" calcext:value-type="float">
            <text:p>0.08305264</text:p>
          </table:table-cell>
          <table:table-cell office:value-type="float" office:value="-0.07215369" calcext:value-type="float">
            <text:p>-0.0721536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105469" calcext:value-type="float">
            <text:p>-0.08105469</text:p>
          </table:table-cell>
          <table:table-cell office:value-type="float" office:value="0.9702148" calcext:value-type="float">
            <text:p>0.9702148</text:p>
          </table:table-cell>
          <table:table-cell office:value-type="float" office:value="0.1381836" calcext:value-type="float">
            <text:p>0.1381836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0.008793592" calcext:value-type="float">
            <text:p>0.008793592</text:p>
          </table:table-cell>
          <table:table-cell office:value-type="float" office:value="0.08305264" calcext:value-type="float">
            <text:p>0.08305264</text:p>
          </table:table-cell>
          <table:table-cell office:value-type="float" office:value="-0.07215369" calcext:value-type="float">
            <text:p>-0.0721536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618164" calcext:value-type="float">
            <text:p>-0.08618164</text:p>
          </table:table-cell>
          <table:table-cell office:value-type="float" office:value="0.9650879" calcext:value-type="float">
            <text:p>0.9650879</text:p>
          </table:table-cell>
          <table:table-cell office:value-type="float" office:value="0.1357422" calcext:value-type="float">
            <text:p>0.1357422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05227518" calcext:value-type="float">
            <text:p>-0.05227518</text:p>
          </table:table-cell>
          <table:table-cell office:value-type="float" office:value="0.03725111" calcext:value-type="float">
            <text:p>0.03725111</text:p>
          </table:table-cell>
          <table:table-cell office:value-type="float" office:value="-0.01108503" calcext:value-type="float">
            <text:p>-0.0110850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178711" calcext:value-type="float">
            <text:p>-0.08178711</text:p>
          </table:table-cell>
          <table:table-cell office:value-type="float" office:value="0.9702148" calcext:value-type="float">
            <text:p>0.9702148</text:p>
          </table:table-cell>
          <table:table-cell office:value-type="float" office:value="0.1435547" calcext:value-type="float">
            <text:p>0.1435547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633588" calcext:value-type="float">
            <text:p>-1.633588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0.08512938" calcext:value-type="float">
            <text:p>0.08512938</text:p>
          </table:table-cell>
          <table:table-cell office:value-type="float" office:value="0.2204572" calcext:value-type="float">
            <text:p>0.2204572</text:p>
          </table:table-cell>
          <table:table-cell office:value-type="float" office:value="0.00418222" calcext:value-type="float">
            <text:p>0.004182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47168" calcext:value-type="float">
            <text:p>-0.0847168</text:p>
          </table:table-cell>
          <table:table-cell office:value-type="float" office:value="0.982666" calcext:value-type="float">
            <text:p>0.982666</text:p>
          </table:table-cell>
          <table:table-cell office:value-type="float" office:value="0.1430664" calcext:value-type="float">
            <text:p>0.1430664</text:p>
          </table:table-cell>
          <table:table-cell office:value-type="float" office:value="-2" calcext:value-type="float">
            <text:p>-2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02406073" calcext:value-type="float">
            <text:p>0.02406073</text:p>
          </table:table-cell>
          <table:table-cell office:value-type="float" office:value="-0.1917566" calcext:value-type="float">
            <text:p>-0.1917566</text:p>
          </table:table-cell>
          <table:table-cell office:value-type="float" office:value="0.08051801" calcext:value-type="float">
            <text:p>0.0805180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496094" calcext:value-type="float">
            <text:p>-0.08496094</text:p>
          </table:table-cell>
          <table:table-cell office:value-type="float" office:value="0.9658203" calcext:value-type="float">
            <text:p>0.9658203</text:p>
          </table:table-cell>
          <table:table-cell office:value-type="float" office:value="0.1455078" calcext:value-type="float">
            <text:p>0.1455078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-0.08280945" calcext:value-type="float">
            <text:p>-0.08280945</text:p>
          </table:table-cell>
          <table:table-cell office:value-type="float" office:value="-0.1001534" calcext:value-type="float">
            <text:p>-0.1001534</text:p>
          </table:table-cell>
          <table:table-cell office:value-type="float" office:value="-0.1179552" calcext:value-type="float">
            <text:p>-0.117955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9008789" calcext:value-type="float">
            <text:p>-0.09008789</text:p>
          </table:table-cell>
          <table:table-cell office:value-type="float" office:value="0.9663086" calcext:value-type="float">
            <text:p>0.9663086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113344" calcext:value-type="float">
            <text:p>-0.113344</text:p>
          </table:table-cell>
          <table:table-cell office:value-type="float" office:value="0.1441214" calcext:value-type="float">
            <text:p>0.1441214</text:p>
          </table:table-cell>
          <table:table-cell office:value-type="float" office:value="0.00418222" calcext:value-type="float">
            <text:p>0.004182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129883" calcext:value-type="float">
            <text:p>-0.08129883</text:p>
          </table:table-cell>
          <table:table-cell office:value-type="float" office:value="0.9641113" calcext:value-type="float">
            <text:p>0.9641113</text:p>
          </table:table-cell>
          <table:table-cell office:value-type="float" office:value="0.1376953" calcext:value-type="float">
            <text:p>0.1376953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-0.02174091" calcext:value-type="float">
            <text:p>-0.02174091</text:p>
          </table:table-cell>
          <table:table-cell office:value-type="float" office:value="-0.1001534" calcext:value-type="float">
            <text:p>-0.1001534</text:p>
          </table:table-cell>
          <table:table-cell office:value-type="float" office:value="-0.04161942" calcext:value-type="float">
            <text:p>-0.0416194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59375" calcext:value-type="float">
            <text:p>-0.0859375</text:p>
          </table:table-cell>
          <table:table-cell office:value-type="float" office:value="0.963623" calcext:value-type="float">
            <text:p>0.963623</text:p>
          </table:table-cell>
          <table:table-cell office:value-type="float" office:value="0.1381836" calcext:value-type="float">
            <text:p>0.1381836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006473541" calcext:value-type="float">
            <text:p>-0.006473541</text:p>
          </table:table-cell>
          <table:table-cell office:value-type="float" office:value="-0.1001534" calcext:value-type="float">
            <text:p>-0.1001534</text:p>
          </table:table-cell>
          <table:table-cell office:value-type="float" office:value="0.06525087" calcext:value-type="float">
            <text:p>0.0652508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666992" calcext:value-type="float">
            <text:p>-0.08666992</text:p>
          </table:table-cell>
          <table:table-cell office:value-type="float" office:value="0.9645996" calcext:value-type="float">
            <text:p>0.9645996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0.02174091" calcext:value-type="float">
            <text:p>-0.02174091</text:p>
          </table:table-cell>
          <table:table-cell office:value-type="float" office:value="-0.1154206" calcext:value-type="float">
            <text:p>-0.1154206</text:p>
          </table:table-cell>
          <table:table-cell office:value-type="float" office:value="-0.3164285" calcext:value-type="float">
            <text:p>-0.316428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618164" calcext:value-type="float">
            <text:p>-0.08618164</text:p>
          </table:table-cell>
          <table:table-cell office:value-type="float" office:value="0.9736328" calcext:value-type="float">
            <text:p>0.9736328</text:p>
          </table:table-cell>
          <table:table-cell office:value-type="float" office:value="0.1394043" calcext:value-type="float">
            <text:p>0.1394043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03700805" calcext:value-type="float">
            <text:p>-0.03700805</text:p>
          </table:table-cell>
          <table:table-cell office:value-type="float" office:value="0.113587" calcext:value-type="float">
            <text:p>0.113587</text:p>
          </table:table-cell>
          <table:table-cell office:value-type="float" office:value="-0.1637567" calcext:value-type="float">
            <text:p>-0.163756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47168" calcext:value-type="float">
            <text:p>-0.0847168</text:p>
          </table:table-cell>
          <table:table-cell office:value-type="float" office:value="0.9648438" calcext:value-type="float">
            <text:p>0.9648438</text:p>
          </table:table-cell>
          <table:table-cell office:value-type="float" office:value="0.1394043" calcext:value-type="float">
            <text:p>0.1394043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006473541" calcext:value-type="float">
            <text:p>-0.006473541</text:p>
          </table:table-cell>
          <table:table-cell office:value-type="float" office:value="-0.1612221" calcext:value-type="float">
            <text:p>-0.1612221</text:p>
          </table:table-cell>
          <table:table-cell office:value-type="float" office:value="-0.1637567" calcext:value-type="float">
            <text:p>-0.163756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862305" calcext:value-type="float">
            <text:p>-0.08862305</text:p>
          </table:table-cell>
          <table:table-cell office:value-type="float" office:value="0.9645996" calcext:value-type="float">
            <text:p>0.9645996</text:p>
          </table:table-cell>
          <table:table-cell office:value-type="float" office:value="0.1381836" calcext:value-type="float">
            <text:p>0.1381836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0.06986225" calcext:value-type="float">
            <text:p>0.06986225</text:p>
          </table:table-cell>
          <table:table-cell office:value-type="float" office:value="0.02198398" calcext:value-type="float">
            <text:p>0.02198398</text:p>
          </table:table-cell>
          <table:table-cell office:value-type="float" office:value="-0.01108503" calcext:value-type="float">
            <text:p>-0.0110850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618164" calcext:value-type="float">
            <text:p>-0.08618164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428223" calcext:value-type="float">
            <text:p>0.1428223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-0.03700805" calcext:value-type="float">
            <text:p>-0.03700805</text:p>
          </table:table-cell>
          <table:table-cell office:value-type="float" office:value="-0.1001534" calcext:value-type="float">
            <text:p>-0.1001534</text:p>
          </table:table-cell>
          <table:table-cell office:value-type="float" office:value="0.04998374" calcext:value-type="float">
            <text:p>0.0499837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276367" calcext:value-type="float">
            <text:p>-0.08276367</text:p>
          </table:table-cell>
          <table:table-cell office:value-type="float" office:value="0.9645996" calcext:value-type="float">
            <text:p>0.9645996</text:p>
          </table:table-cell>
          <table:table-cell office:value-type="float" office:value="0.1386719" calcext:value-type="float">
            <text:p>0.1386719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664122" calcext:value-type="float">
            <text:p>-1.664122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-0.006473541" calcext:value-type="float">
            <text:p>-0.006473541</text:p>
          </table:table-cell>
          <table:table-cell office:value-type="float" office:value="0.1899229" calcext:value-type="float">
            <text:p>0.1899229</text:p>
          </table:table-cell>
          <table:table-cell office:value-type="float" office:value="-0.08742094" calcext:value-type="float">
            <text:p>-0.0874209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276367" calcext:value-type="float">
            <text:p>-0.08276367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445313" calcext:value-type="float">
            <text:p>0.1445313</text:p>
          </table:table-cell>
          <table:table-cell office:value-type="float" office:value="-2.229008" calcext:value-type="float">
            <text:p>-2.229008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-0.204947" calcext:value-type="float">
            <text:p>-0.204947</text:p>
          </table:table-cell>
          <table:table-cell office:value-type="float" office:value="0.03725111" calcext:value-type="float">
            <text:p>0.03725111</text:p>
          </table:table-cell>
          <table:table-cell office:value-type="float" office:value="-0.1942911" calcext:value-type="float">
            <text:p>-0.194291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129883" calcext:value-type="float">
            <text:p>-0.08129883</text:p>
          </table:table-cell>
          <table:table-cell office:value-type="float" office:value="0.9626465" calcext:value-type="float">
            <text:p>0.9626465</text:p>
          </table:table-cell>
          <table:table-cell office:value-type="float" office:value="0.1381836" calcext:value-type="float">
            <text:p>0.1381836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0.1003966" calcext:value-type="float">
            <text:p>0.1003966</text:p>
          </table:table-cell>
          <table:table-cell office:value-type="float" office:value="-0.08488631" calcext:value-type="float">
            <text:p>-0.08488631</text:p>
          </table:table-cell>
          <table:table-cell office:value-type="float" office:value="-0.1332225" calcext:value-type="float">
            <text:p>-0.13322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496094" calcext:value-type="float">
            <text:p>-0.08496094</text:p>
          </table:table-cell>
          <table:table-cell office:value-type="float" office:value="0.9689941" calcext:value-type="float">
            <text:p>0.9689941</text:p>
          </table:table-cell>
          <table:table-cell office:value-type="float" office:value="0.1364746" calcext:value-type="float">
            <text:p>0.1364746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0.03932786" calcext:value-type="float">
            <text:p>0.03932786</text:p>
          </table:table-cell>
          <table:table-cell office:value-type="float" office:value="0.1288542" calcext:value-type="float">
            <text:p>0.1288542</text:p>
          </table:table-cell>
          <table:table-cell office:value-type="float" office:value="-0.1332225" calcext:value-type="float">
            <text:p>-0.13322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325195" calcext:value-type="float">
            <text:p>-0.08325195</text:p>
          </table:table-cell>
          <table:table-cell office:value-type="float" office:value="0.9631348" calcext:value-type="float">
            <text:p>0.9631348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2.21374" calcext:value-type="float">
            <text:p>-2.21374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-0.1896796" calcext:value-type="float">
            <text:p>-0.1896796</text:p>
          </table:table-cell>
          <table:table-cell office:value-type="float" office:value="0.05251837" calcext:value-type="float">
            <text:p>0.05251837</text:p>
          </table:table-cell>
          <table:table-cell office:value-type="float" office:value="-0.08742094" calcext:value-type="float">
            <text:p>-0.0874209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081055" calcext:value-type="float">
            <text:p>-0.08081055</text:p>
          </table:table-cell>
          <table:table-cell office:value-type="float" office:value="0.9677734" calcext:value-type="float">
            <text:p>0.9677734</text:p>
          </table:table-cell>
          <table:table-cell office:value-type="float" office:value="0.1374512" calcext:value-type="float">
            <text:p>0.1374512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1156638" calcext:value-type="float">
            <text:p>0.1156638</text:p>
          </table:table-cell>
          <table:table-cell office:value-type="float" office:value="-0.008550406" calcext:value-type="float">
            <text:p>-0.008550406</text:p>
          </table:table-cell>
          <table:table-cell office:value-type="float" office:value="-0.1026881" calcext:value-type="float">
            <text:p>-0.102688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958984" calcext:value-type="float">
            <text:p>-0.07958984</text:p>
          </table:table-cell>
          <table:table-cell office:value-type="float" office:value="0.9831543" calcext:value-type="float">
            <text:p>0.9831543</text:p>
          </table:table-cell>
          <table:table-cell office:value-type="float" office:value="0.137207" calcext:value-type="float">
            <text:p>0.137207</text:p>
          </table:table-cell>
          <table:table-cell office:value-type="float" office:value="-2" calcext:value-type="float">
            <text:p>-2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0.02406073" calcext:value-type="float">
            <text:p>0.02406073</text:p>
          </table:table-cell>
          <table:table-cell office:value-type="float" office:value="-0.1001534" calcext:value-type="float">
            <text:p>-0.1001534</text:p>
          </table:table-cell>
          <table:table-cell office:value-type="float" office:value="-0.1332225" calcext:value-type="float">
            <text:p>-0.13322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59375" calcext:value-type="float">
            <text:p>-0.0859375</text:p>
          </table:table-cell>
          <table:table-cell office:value-type="float" office:value="0.9672852" calcext:value-type="float">
            <text:p>0.9672852</text:p>
          </table:table-cell>
          <table:table-cell office:value-type="float" office:value="0.1347656" calcext:value-type="float">
            <text:p>0.1347656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008793592" calcext:value-type="float">
            <text:p>0.008793592</text:p>
          </table:table-cell>
          <table:table-cell office:value-type="float" office:value="-0.03908479" calcext:value-type="float">
            <text:p>-0.03908479</text:p>
          </table:table-cell>
          <table:table-cell office:value-type="float" office:value="0.08051801" calcext:value-type="float">
            <text:p>0.0805180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251953" calcext:value-type="float">
            <text:p>-0.08251953</text:p>
          </table:table-cell>
          <table:table-cell office:value-type="float" office:value="0.9697266" calcext:value-type="float">
            <text:p>0.9697266</text:p>
          </table:table-cell>
          <table:table-cell office:value-type="float" office:value="0.1420898" calcext:value-type="float">
            <text:p>0.1420898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0.06986225" calcext:value-type="float">
            <text:p>0.06986225</text:p>
          </table:table-cell>
          <table:table-cell office:value-type="float" office:value="0.1288542" calcext:value-type="float">
            <text:p>0.1288542</text:p>
          </table:table-cell>
          <table:table-cell office:value-type="float" office:value="0.1873883" calcext:value-type="float">
            <text:p>0.187388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178711" calcext:value-type="float">
            <text:p>-0.08178711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91602" calcext:value-type="float">
            <text:p>0.1391602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2683356" calcext:value-type="float">
            <text:p>0.2683356</text:p>
          </table:table-cell>
          <table:table-cell office:value-type="float" office:value="0.08305264" calcext:value-type="float">
            <text:p>0.08305264</text:p>
          </table:table-cell>
          <table:table-cell office:value-type="float" office:value="0.04998374" calcext:value-type="float">
            <text:p>0.0499837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544922" calcext:value-type="float">
            <text:p>-0.08544922</text:p>
          </table:table-cell>
          <table:table-cell office:value-type="float" office:value="0.9643555" calcext:value-type="float">
            <text:p>0.9643555</text:p>
          </table:table-cell>
          <table:table-cell office:value-type="float" office:value="0.1347656" calcext:value-type="float">
            <text:p>0.1347656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-0.03700805" calcext:value-type="float">
            <text:p>-0.03700805</text:p>
          </table:table-cell>
          <table:table-cell office:value-type="float" office:value="0.113587" calcext:value-type="float">
            <text:p>0.113587</text:p>
          </table:table-cell>
          <table:table-cell office:value-type="float" office:value="0.08051801" calcext:value-type="float">
            <text:p>0.0805180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959961" calcext:value-type="float">
            <text:p>-0.08959961</text:p>
          </table:table-cell>
          <table:table-cell office:value-type="float" office:value="0.9682617" calcext:value-type="float">
            <text:p>0.9682617</text:p>
          </table:table-cell>
          <table:table-cell office:value-type="float" office:value="0.1357422" calcext:value-type="float">
            <text:p>0.1357422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-0.1286111" calcext:value-type="float">
            <text:p>-0.1286111</text:p>
          </table:table-cell>
          <table:table-cell office:value-type="float" office:value="-0.03908479" calcext:value-type="float">
            <text:p>-0.03908479</text:p>
          </table:table-cell>
          <table:table-cell office:value-type="float" office:value="0.09578526" calcext:value-type="float">
            <text:p>0.0957852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911133" calcext:value-type="float">
            <text:p>-0.08911133</text:p>
          </table:table-cell>
          <table:table-cell office:value-type="float" office:value="0.967041" calcext:value-type="float">
            <text:p>0.967041</text:p>
          </table:table-cell>
          <table:table-cell office:value-type="float" office:value="0.1379395" calcext:value-type="float">
            <text:p>0.1379395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1286111" calcext:value-type="float">
            <text:p>-0.1286111</text:p>
          </table:table-cell>
          <table:table-cell office:value-type="float" office:value="-0.1917566" calcext:value-type="float">
            <text:p>-0.1917566</text:p>
          </table:table-cell>
          <table:table-cell office:value-type="float" office:value="0.01944935" calcext:value-type="float">
            <text:p>0.0194493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203125" calcext:value-type="float">
            <text:p>-0.08203125</text:p>
          </table:table-cell>
          <table:table-cell office:value-type="float" office:value="0.9641113" calcext:value-type="float">
            <text:p>0.9641113</text:p>
          </table:table-cell>
          <table:table-cell office:value-type="float" office:value="0.138916" calcext:value-type="float">
            <text:p>0.138916</text:p>
          </table:table-cell>
          <table:table-cell table:number-columns-repeated="2" office:value-type="float" office:value="-2.015267" calcext:value-type="float">
            <text:p>-2.015267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0.008793592" calcext:value-type="float">
            <text:p>0.008793592</text:p>
          </table:table-cell>
          <table:table-cell office:value-type="float" office:value="-0.1612221" calcext:value-type="float">
            <text:p>-0.1612221</text:p>
          </table:table-cell>
          <table:table-cell office:value-type="float" office:value="0.1873883" calcext:value-type="float">
            <text:p>0.187388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276367" calcext:value-type="float">
            <text:p>-0.08276367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67188" calcext:value-type="float">
            <text:p>0.1367188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0.06986225" calcext:value-type="float">
            <text:p>0.06986225</text:p>
          </table:table-cell>
          <table:table-cell office:value-type="float" office:value="0.1593885" calcext:value-type="float">
            <text:p>0.1593885</text:p>
          </table:table-cell>
          <table:table-cell office:value-type="float" office:value="0.09578526" calcext:value-type="float">
            <text:p>0.0957852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349609" calcext:value-type="float">
            <text:p>-0.08349609</text:p>
          </table:table-cell>
          <table:table-cell office:value-type="float" office:value="0.9685059" calcext:value-type="float">
            <text:p>0.9685059</text:p>
          </table:table-cell>
          <table:table-cell office:value-type="float" office:value="0.1411133" calcext:value-type="float">
            <text:p>0.1411133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02174091" calcext:value-type="float">
            <text:p>-0.02174091</text:p>
          </table:table-cell>
          <table:table-cell office:value-type="float" office:value="-0.008550406" calcext:value-type="float">
            <text:p>-0.008550406</text:p>
          </table:table-cell>
          <table:table-cell office:value-type="float" office:value="0.06525087" calcext:value-type="float">
            <text:p>0.0652508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789063" calcext:value-type="float">
            <text:p>-0.08789063</text:p>
          </table:table-cell>
          <table:table-cell office:value-type="float" office:value="0.9680176" calcext:value-type="float">
            <text:p>0.9680176</text:p>
          </table:table-cell>
          <table:table-cell office:value-type="float" office:value="0.1308594" calcext:value-type="float">
            <text:p>0.1308594</text:p>
          </table:table-cell>
          <table:table-cell table:number-columns-repeated="2" office:value-type="float" office:value="-1.801527" calcext:value-type="float">
            <text:p>-1.801527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2225341" calcext:value-type="float">
            <text:p>0.2225341</text:p>
          </table:table-cell>
          <table:table-cell office:value-type="float" office:value="0.05251837" calcext:value-type="float">
            <text:p>0.05251837</text:p>
          </table:table-cell>
          <table:table-cell office:value-type="float" office:value="-0.179024" calcext:value-type="float">
            <text:p>-0.17902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71582" calcext:value-type="float">
            <text:p>-0.0871582</text:p>
          </table:table-cell>
          <table:table-cell office:value-type="float" office:value="0.9643555" calcext:value-type="float">
            <text:p>0.9643555</text:p>
          </table:table-cell>
          <table:table-cell office:value-type="float" office:value="0.135498" calcext:value-type="float">
            <text:p>0.135498</text:p>
          </table:table-cell>
          <table:table-cell table:number-columns-repeated="2" office:value-type="float" office:value="-1.954198" calcext:value-type="float">
            <text:p>-1.954198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0.06986225" calcext:value-type="float">
            <text:p>0.06986225</text:p>
          </table:table-cell>
          <table:table-cell office:value-type="float" office:value="-0.1001534" calcext:value-type="float">
            <text:p>-0.1001534</text:p>
          </table:table-cell>
          <table:table-cell office:value-type="float" office:value="-0.05688655" calcext:value-type="float">
            <text:p>-0.0568865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59375" calcext:value-type="float">
            <text:p>-0.0859375</text:p>
          </table:table-cell>
          <table:table-cell office:value-type="float" office:value="0.9638672" calcext:value-type="float">
            <text:p>0.9638672</text:p>
          </table:table-cell>
          <table:table-cell office:value-type="float" office:value="0.1455078" calcext:value-type="float">
            <text:p>0.1455078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526718" calcext:value-type="float">
            <text:p>1.526718</text:p>
          </table:table-cell>
          <table:table-cell office:value-type="float" office:value="0.1461982" calcext:value-type="float">
            <text:p>0.1461982</text:p>
          </table:table-cell>
          <table:table-cell office:value-type="float" office:value="0.02198398" calcext:value-type="float">
            <text:p>0.02198398</text:p>
          </table:table-cell>
          <table:table-cell office:value-type="float" office:value="0.2026554" calcext:value-type="float">
            <text:p>0.202655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984375" calcext:value-type="float">
            <text:p>-0.08984375</text:p>
          </table:table-cell>
          <table:table-cell office:value-type="float" office:value="0.9677734" calcext:value-type="float">
            <text:p>0.9677734</text:p>
          </table:table-cell>
          <table:table-cell office:value-type="float" office:value="0.138916" calcext:value-type="float">
            <text:p>0.138916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08793592" calcext:value-type="float">
            <text:p>0.008793592</text:p>
          </table:table-cell>
          <table:table-cell office:value-type="float" office:value="0.09831989" calcext:value-type="float">
            <text:p>0.09831989</text:p>
          </table:table-cell>
          <table:table-cell office:value-type="float" office:value="0.06525087" calcext:value-type="float">
            <text:p>0.0652508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59375" calcext:value-type="float">
            <text:p>-0.0859375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0.142334" calcext:value-type="float">
            <text:p>0.142334</text:p>
          </table:table-cell>
          <table:table-cell office:value-type="float" office:value="-2.198473" calcext:value-type="float">
            <text:p>-2.198473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1744125" calcext:value-type="float">
            <text:p>-0.1744125</text:p>
          </table:table-cell>
          <table:table-cell office:value-type="float" office:value="0.006716847" calcext:value-type="float">
            <text:p>0.006716847</text:p>
          </table:table-cell>
          <table:table-cell office:value-type="float" office:value="0.00418222" calcext:value-type="float">
            <text:p>0.004182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032227" calcext:value-type="float">
            <text:p>-0.08032227</text:p>
          </table:table-cell>
          <table:table-cell office:value-type="float" office:value="0.9645996" calcext:value-type="float">
            <text:p>0.9645996</text:p>
          </table:table-cell>
          <table:table-cell office:value-type="float" office:value="0.1433105" calcext:value-type="float">
            <text:p>0.1433105</text:p>
          </table:table-cell>
          <table:table-cell office:value-type="float" office:value="-2.274809" calcext:value-type="float">
            <text:p>-2.274809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0.2507484" calcext:value-type="float">
            <text:p>-0.2507484</text:p>
          </table:table-cell>
          <table:table-cell office:value-type="float" office:value="0.0677855" calcext:value-type="float">
            <text:p>0.0677855</text:p>
          </table:table-cell>
          <table:table-cell office:value-type="float" office:value="-0.3011613" calcext:value-type="float">
            <text:p>-0.301161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569336" calcext:value-type="float">
            <text:p>-0.08569336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42334" calcext:value-type="float">
            <text:p>0.142334</text:p>
          </table:table-cell>
          <table:table-cell office:value-type="float" office:value="-2.458015" calcext:value-type="float">
            <text:p>-2.458015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0.4339545" calcext:value-type="float">
            <text:p>-0.4339545</text:p>
          </table:table-cell>
          <table:table-cell office:value-type="float" office:value="0.03725111" calcext:value-type="float">
            <text:p>0.03725111</text:p>
          </table:table-cell>
          <table:table-cell office:value-type="float" office:value="-0.2858942" calcext:value-type="float">
            <text:p>-0.285894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276367" calcext:value-type="float">
            <text:p>-0.08276367</text:p>
          </table:table-cell>
          <table:table-cell office:value-type="float" office:value="0.9580078" calcext:value-type="float">
            <text:p>0.9580078</text:p>
          </table:table-cell>
          <table:table-cell office:value-type="float" office:value="0.1474609" calcext:value-type="float">
            <text:p>0.1474609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-0.03700805" calcext:value-type="float">
            <text:p>-0.03700805</text:p>
          </table:table-cell>
          <table:table-cell office:value-type="float" office:value="0.09831989" calcext:value-type="float">
            <text:p>0.09831989</text:p>
          </table:table-cell>
          <table:table-cell office:value-type="float" office:value="-0.05688655" calcext:value-type="float">
            <text:p>-0.0568865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300781" calcext:value-type="float">
            <text:p>-0.08300781</text:p>
          </table:table-cell>
          <table:table-cell office:value-type="float" office:value="0.967041" calcext:value-type="float">
            <text:p>0.967041</text:p>
          </table:table-cell>
          <table:table-cell office:value-type="float" office:value="0.1296387" calcext:value-type="float">
            <text:p>0.1296387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0.05459511" calcext:value-type="float">
            <text:p>0.05459511</text:p>
          </table:table-cell>
          <table:table-cell office:value-type="float" office:value="0.02198398" calcext:value-type="float">
            <text:p>0.02198398</text:p>
          </table:table-cell>
          <table:table-cell office:value-type="float" office:value="-0.04161942" calcext:value-type="float">
            <text:p>-0.0416194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740234" calcext:value-type="float">
            <text:p>-0.08740234</text:p>
          </table:table-cell>
          <table:table-cell office:value-type="float" office:value="0.9658203" calcext:value-type="float">
            <text:p>0.9658203</text:p>
          </table:table-cell>
          <table:table-cell office:value-type="float" office:value="0.1433105" calcext:value-type="float">
            <text:p>0.1433105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-0.09807658" calcext:value-type="float">
            <text:p>-0.09807658</text:p>
          </table:table-cell>
          <table:table-cell office:value-type="float" office:value="0.02198398" calcext:value-type="float">
            <text:p>0.02198398</text:p>
          </table:table-cell>
          <table:table-cell office:value-type="float" office:value="0.08051801" calcext:value-type="float">
            <text:p>0.0805180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983398" calcext:value-type="float">
            <text:p>-0.07983398</text:p>
          </table:table-cell>
          <table:table-cell office:value-type="float" office:value="0.9655762" calcext:value-type="float">
            <text:p>0.9655762</text:p>
          </table:table-cell>
          <table:table-cell office:value-type="float" office:value="0.1401367" calcext:value-type="float">
            <text:p>0.1401367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5459511" calcext:value-type="float">
            <text:p>0.05459511</text:p>
          </table:table-cell>
          <table:table-cell office:value-type="float" office:value="-0.06961906" calcext:value-type="float">
            <text:p>-0.06961906</text:p>
          </table:table-cell>
          <table:table-cell office:value-type="float" office:value="-0.08742094" calcext:value-type="float">
            <text:p>-0.0874209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007813" calcext:value-type="float">
            <text:p>-0.08007813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271973" calcext:value-type="float">
            <text:p>0.1271973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0.08512938" calcext:value-type="float">
            <text:p>0.08512938</text:p>
          </table:table-cell>
          <table:table-cell office:value-type="float" office:value="0.05251837" calcext:value-type="float">
            <text:p>0.05251837</text:p>
          </table:table-cell>
          <table:table-cell office:value-type="float" office:value="-0.04161942" calcext:value-type="float">
            <text:p>-0.0416194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691406" calcext:value-type="float">
            <text:p>-0.08691406</text:p>
          </table:table-cell>
          <table:table-cell office:value-type="float" office:value="0.9675293" calcext:value-type="float">
            <text:p>0.9675293</text:p>
          </table:table-cell>
          <table:table-cell office:value-type="float" office:value="0.1450195" calcext:value-type="float">
            <text:p>0.1450195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1919997" calcext:value-type="float">
            <text:p>0.1919997</text:p>
          </table:table-cell>
          <table:table-cell office:value-type="float" office:value="0.006716847" calcext:value-type="float">
            <text:p>0.006716847</text:p>
          </table:table-cell>
          <table:table-cell office:value-type="float" office:value="0.1415868" calcext:value-type="float">
            <text:p>0.141586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618164" calcext:value-type="float">
            <text:p>-0.08618164</text:p>
          </table:table-cell>
          <table:table-cell office:value-type="float" office:value="0.9709473" calcext:value-type="float">
            <text:p>0.9709473</text:p>
          </table:table-cell>
          <table:table-cell office:value-type="float" office:value="0.1281738" calcext:value-type="float">
            <text:p>0.1281738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06986225" calcext:value-type="float">
            <text:p>0.06986225</text:p>
          </table:table-cell>
          <table:table-cell office:value-type="float" office:value="0.08305264" calcext:value-type="float">
            <text:p>0.08305264</text:p>
          </table:table-cell>
          <table:table-cell office:value-type="float" office:value="0.01944935" calcext:value-type="float">
            <text:p>0.0194493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789063" calcext:value-type="float">
            <text:p>-0.08789063</text:p>
          </table:table-cell>
          <table:table-cell office:value-type="float" office:value="0.9658203" calcext:value-type="float">
            <text:p>0.9658203</text:p>
          </table:table-cell>
          <table:table-cell office:value-type="float" office:value="0.1418457" calcext:value-type="float">
            <text:p>0.1418457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-0.006473541" calcext:value-type="float">
            <text:p>-0.006473541</text:p>
          </table:table-cell>
          <table:table-cell office:value-type="float" office:value="-0.06961906" calcext:value-type="float">
            <text:p>-0.06961906</text:p>
          </table:table-cell>
          <table:table-cell office:value-type="float" office:value="-0.04161942" calcext:value-type="float">
            <text:p>-0.0416194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740234" calcext:value-type="float">
            <text:p>-0.08740234</text:p>
          </table:table-cell>
          <table:table-cell office:value-type="float" office:value="0.9748535" calcext:value-type="float">
            <text:p>0.9748535</text:p>
          </table:table-cell>
          <table:table-cell office:value-type="float" office:value="0.1323242" calcext:value-type="float">
            <text:p>0.1323242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2174091" calcext:value-type="float">
            <text:p>-0.02174091</text:p>
          </table:table-cell>
          <table:table-cell office:value-type="float" office:value="0.0677855" calcext:value-type="float">
            <text:p>0.0677855</text:p>
          </table:table-cell>
          <table:table-cell office:value-type="float" office:value="-0.02635217" calcext:value-type="float">
            <text:p>-0.026352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496094" calcext:value-type="float">
            <text:p>-0.08496094</text:p>
          </table:table-cell>
          <table:table-cell office:value-type="float" office:value="0.9550781" calcext:value-type="float">
            <text:p>0.9550781</text:p>
          </table:table-cell>
          <table:table-cell office:value-type="float" office:value="0.1428223" calcext:value-type="float">
            <text:p>0.1428223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-0.1286111" calcext:value-type="float">
            <text:p>-0.1286111</text:p>
          </table:table-cell>
          <table:table-cell office:value-type="float" office:value="-0.1764892" calcext:value-type="float">
            <text:p>-0.1764892</text:p>
          </table:table-cell>
          <table:table-cell office:value-type="float" office:value="-0.1484896" calcext:value-type="float">
            <text:p>-0.148489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496094" calcext:value-type="float">
            <text:p>-0.08496094</text:p>
          </table:table-cell>
          <table:table-cell office:value-type="float" office:value="0.9680176" calcext:value-type="float">
            <text:p>0.9680176</text:p>
          </table:table-cell>
          <table:table-cell office:value-type="float" office:value="0.1330566" calcext:value-type="float">
            <text:p>0.1330566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0.1003966" calcext:value-type="float">
            <text:p>0.1003966</text:p>
          </table:table-cell>
          <table:table-cell office:value-type="float" office:value="-0.1001534" calcext:value-type="float">
            <text:p>-0.1001534</text:p>
          </table:table-cell>
          <table:table-cell office:value-type="float" office:value="-0.1179552" calcext:value-type="float">
            <text:p>-0.117955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</table:table>
      <table:table table:name="sensor2" table:style-name="ta1">
        <table:shapes>
          <draw:frame draw:z-index="0" draw:style-name="gr1" draw:text-style-name="P1" svg:width="24.921cm" svg:height="15.262cm" svg:x="23.007cm" svg:y="73.062cm">
            <draw:object draw:notify-on-update-of-ranges="sensor2.F1:sensor2.F1 sensor2.F2:sensor2.F2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xa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xg</text:p>
          </table:table-cell>
          <table:table-cell office:value-type="string" calcext:value-type="string">
            <text:p>yg,</text:p>
          </table:table-cell>
          <table:table-cell office:value-type="string" calcext:value-type="string">
            <text:p>z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ygb</text:p>
          </table:table-cell>
          <table:table-cell office:value-type="string" calcext:value-type="string">
            <text:p>zgb</text:p>
          </table:table-cell>
          <table:table-cell office:value-type="string" calcext:value-type="string">
            <text:p>sensor no.</text:p>
          </table:table-cell>
          <table:table-cell table:number-columns-repeated="2"/>
          <table:table-cell office:value-type="string" calcext:value-type="string">
            <text:p>xg</text:p>
          </table:table-cell>
          <table:table-cell office:value-type="string" calcext:value-type="string">
            <text:p>yg</text:p>
          </table:table-cell>
          <table:table-cell office:value-type="string" calcext:value-type="string">
            <text:p>z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ygb</text:p>
          </table:table-cell>
          <table:table-cell office:value-type="string" calcext:value-type="string">
            <text:p>zgb</text:p>
          </table:table-cell>
        </table:table-row>
        <table:table-row table:style-name="ro1">
          <table:table-cell office:value-type="float" office:value="-0.6586914" calcext:value-type="float">
            <text:p>-0.6586914</text:p>
          </table:table-cell>
          <table:table-cell office:value-type="float" office:value="-0.1313477" calcext:value-type="float">
            <text:p>-0.1313477</text:p>
          </table:table-cell>
          <table:table-cell office:value-type="float" office:value="0.8540039" calcext:value-type="float">
            <text:p>0.8540039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0.2748091" calcext:value-type="float">
            <text:p>-0.2748091</text:p>
          </table:table-cell>
          <table:table-cell office:value-type="float" office:value="0.05273259" calcext:value-type="float">
            <text:p>0.05273259</text:p>
          </table:table-cell>
          <table:table-cell office:value-type="float" office:value="-0.1076337" calcext:value-type="float">
            <text:p>-0.1076337</text:p>
          </table:table-cell>
          <table:table-cell office:value-type="float" office:value="-0.2024122" calcext:value-type="float">
            <text:p>-0.202412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ean</text:p>
          </table:table-cell>
          <table:table-cell table:formula="of:=AVERAGE([.D:.D])" office:value-type="float" office:value="-1.15729596201923" calcext:value-type="float">
            <text:p>-1.15729596201923</text:p>
          </table:table-cell>
          <table:table-cell table:formula="of:=AVERAGE([.E:.E])" office:value-type="float" office:value="0.867513227403846" calcext:value-type="float">
            <text:p>0.867513227403846</text:p>
          </table:table-cell>
          <table:table-cell table:formula="of:=AVERAGE([.F:.F])" office:value-type="float" office:value="-0.07017028625" calcext:value-type="float">
            <text:p>-0.07017028625</text:p>
          </table:table-cell>
          <table:table-cell table:formula="of:=AVERAGE([.G:.G])" office:value-type="float" office:value="-0.00532675105288462" calcext:value-type="float">
            <text:p>-0.00532675105288462</text:p>
          </table:table-cell>
          <table:table-cell table:formula="of:=AVERAGE([.H:.H])" office:value-type="float" office:value="0.0117879784846154" calcext:value-type="float">
            <text:p>0.0117879784846154</text:p>
          </table:table-cell>
          <table:table-cell table:formula="of:=AVERAGE([.I:.I])" office:value-type="float" office:value="0.00222667532211538" calcext:value-type="float">
            <text:p>0.00222667532211538</text:p>
          </table:table-cell>
        </table:table-row>
        <table:table-row table:style-name="ro1">
          <table:table-cell office:value-type="float" office:value="-0.6601563" calcext:value-type="float">
            <text:p>-0.6601563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91504" calcext:value-type="float">
            <text:p>0.8791504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0.3816794" calcext:value-type="float">
            <text:p>0.3816794</text:p>
          </table:table-cell>
          <table:table-cell office:value-type="float" office:value="0.1526718" calcext:value-type="float">
            <text:p>0.1526718</text:p>
          </table:table-cell>
          <table:table-cell office:value-type="float" office:value="-0.1762751" calcext:value-type="float">
            <text:p>-0.1762751</text:p>
          </table:table-cell>
          <table:table-cell office:value-type="float" office:value="-0.4740458" calcext:value-type="float">
            <text:p>-0.4740458</text:p>
          </table:table-cell>
          <table:table-cell office:value-type="float" office:value="0.2250687" calcext:value-type="float">
            <text:p>0.225068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ar</text:p>
          </table:table-cell>
          <table:table-cell table:formula="of:=VAR([.D:.D])" office:value-type="float" office:value="0.0354392032518791" calcext:value-type="float">
            <text:p>0.0354392032518791</text:p>
          </table:table-cell>
          <table:table-cell table:formula="of:=VAR([.E:.E])" office:value-type="float" office:value="0.0698071261272025" calcext:value-type="float">
            <text:p>0.0698071261272025</text:p>
          </table:table-cell>
          <table:table-cell table:formula="of:=VAR([.F:.F])" office:value-type="float" office:value="1.39890507770015" calcext:value-type="float">
            <text:p>1.39890507770015</text:p>
          </table:table-cell>
          <table:table-cell table:formula="of:=VAR([.G:.G])" office:value-type="float" office:value="0.0354392125173482" calcext:value-type="float">
            <text:p>0.0354392125173482</text:p>
          </table:table-cell>
          <table:table-cell table:formula="of:=VAR([.H:.H])" office:value-type="float" office:value="0.0698071003138815" calcext:value-type="float">
            <text:p>0.0698071003138815</text:p>
          </table:table-cell>
          <table:table-cell table:formula="of:=VAR([.I:.I])" office:value-type="float" office:value="1.39890507636342" calcext:value-type="float">
            <text:p>1.39890507636342</text:p>
          </table:table-cell>
        </table:table-row>
        <table:table-row table:style-name="ro1">
          <table:table-cell office:value-type="float" office:value="-0.657959" calcext:value-type="float">
            <text:p>-0.657959</text:p>
          </table:table-cell>
          <table:table-cell office:value-type="float" office:value="-0.1264648" calcext:value-type="float">
            <text:p>-0.1264648</text:p>
          </table:table-cell>
          <table:table-cell office:value-type="float" office:value="0.871582" calcext:value-type="float">
            <text:p>0.871582</text:p>
          </table:table-cell>
          <table:table-cell office:value-type="float" office:value="-0.5801527" calcext:value-type="float">
            <text:p>-0.5801527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0" calcext:value-type="float">
            <text:p>0</text:p>
          </table:table-cell>
          <table:table-cell office:value-type="float" office:value="0.5718165" calcext:value-type="float">
            <text:p>0.5718165</text:p>
          </table:table-cell>
          <table:table-cell office:value-type="float" office:value="0.4572518" calcext:value-type="float">
            <text:p>0.4572518</text:p>
          </table:table-cell>
          <table:table-cell office:value-type="float" office:value="0.07239696" calcext:value-type="float">
            <text:p>0.072396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n</text:p>
          </table:table-cell>
          <table:table-cell table:formula="of:=MIN([.D:.D])" office:value-type="float" office:value="-1.847328" calcext:value-type="float">
            <text:p>-1.847328</text:p>
          </table:table-cell>
          <table:table-cell table:formula="of:=MIN([.E:.E])" office:value-type="float" office:value="-0.1221374" calcext:value-type="float">
            <text:p>-0.1221374</text:p>
          </table:table-cell>
          <table:table-cell table:formula="of:=MIN([.F:.F])" office:value-type="float" office:value="-3.908397" calcext:value-type="float">
            <text:p>-3.908397</text:p>
          </table:table-cell>
          <table:table-cell table:formula="of:=MIN([.G:.G])" office:value-type="float" office:value="-0.695359" calcext:value-type="float">
            <text:p>-0.695359</text:p>
          </table:table-cell>
          <table:table-cell table:formula="of:=MIN([.H:.H])" office:value-type="float" office:value="-0.9778626" calcext:value-type="float">
            <text:p>-0.9778626</text:p>
          </table:table-cell>
          <table:table-cell table:formula="of:=MIN([.I:.I])" office:value-type="float" office:value="-3.836" calcext:value-type="float">
            <text:p>-3.836</text:p>
          </table:table-cell>
        </table:table-row>
        <table:table-row table:style-name="ro1">
          <table:table-cell office:value-type="float" office:value="-0.6652832" calcext:value-type="float">
            <text:p>-0.6652832</text:p>
          </table:table-cell>
          <table:table-cell office:value-type="float" office:value="-0.1242676" calcext:value-type="float">
            <text:p>-0.1242676</text:p>
          </table:table-cell>
          <table:table-cell office:value-type="float" office:value="0.8815918" calcext:value-type="float">
            <text:p>0.8815918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-0.695359" calcext:value-type="float">
            <text:p>-0.695359</text:p>
          </table:table-cell>
          <table:table-cell office:value-type="float" office:value="-0.9778626" calcext:value-type="float">
            <text:p>-0.9778626</text:p>
          </table:table-cell>
          <table:table-cell office:value-type="float" office:value="0.1181985" calcext:value-type="float">
            <text:p>0.118198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</text:p>
          </table:table-cell>
          <table:table-cell table:formula="of:=MAX([.D:.D])" office:value-type="float" office:value="-0.5801527" calcext:value-type="float">
            <text:p>-0.5801527</text:p>
          </table:table-cell>
          <table:table-cell table:formula="of:=MAX([.E:.E])" office:value-type="float" office:value="1.877863" calcext:value-type="float">
            <text:p>1.877863</text:p>
          </table:table-cell>
          <table:table-cell table:formula="of:=MAX([.F:.F])" office:value-type="float" office:value="3.89313" calcext:value-type="float">
            <text:p>3.89313</text:p>
          </table:table-cell>
          <table:table-cell table:formula="of:=MAX([.G:.G])" office:value-type="float" office:value="0.5718165" calcext:value-type="float">
            <text:p>0.5718165</text:p>
          </table:table-cell>
          <table:table-cell table:formula="of:=MAX([.H:.H])" office:value-type="float" office:value="1.022137" calcext:value-type="float">
            <text:p>1.022137</text:p>
          </table:table-cell>
          <table:table-cell table:formula="of:=MAX([.I:.I])" office:value-type="float" office:value="3.965527" calcext:value-type="float">
            <text:p>3.965527</text:p>
          </table:table-cell>
        </table:table-row>
        <table:table-row table:style-name="ro1">
          <table:table-cell office:value-type="float" office:value="-0.6652832" calcext:value-type="float">
            <text:p>-0.6652832</text:p>
          </table:table-cell>
          <table:table-cell office:value-type="float" office:value="-0.1276855" calcext:value-type="float">
            <text:p>-0.1276855</text:p>
          </table:table-cell>
          <table:table-cell office:value-type="float" office:value="0.8740234" calcext:value-type="float">
            <text:p>0.8740234</text:p>
          </table:table-cell>
          <table:table-cell office:value-type="float" office:value="-0.5954198" calcext:value-type="float">
            <text:p>-0.5954198</text:p>
          </table:table-cell>
          <table:table-cell office:value-type="float" office:value="1.877863" calcext:value-type="float">
            <text:p>1.877863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5565494" calcext:value-type="float">
            <text:p>0.5565494</text:p>
          </table:table-cell>
          <table:table-cell office:value-type="float" office:value="1.022137" calcext:value-type="float">
            <text:p>1.022137</text:p>
          </table:table-cell>
          <table:table-cell office:value-type="float" office:value="0.1181985" calcext:value-type="float">
            <text:p>0.118198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9668" calcext:value-type="float">
            <text:p>-0.659668</text:p>
          </table:table-cell>
          <table:table-cell office:value-type="float" office:value="-0.1225586" calcext:value-type="float">
            <text:p>-0.1225586</text:p>
          </table:table-cell>
          <table:table-cell office:value-type="float" office:value="0.8718262" calcext:value-type="float">
            <text:p>0.8718262</text:p>
          </table:table-cell>
          <table:table-cell office:value-type="float" office:value="-1.51145" calcext:value-type="float">
            <text:p>-1.51145</text:p>
          </table:table-cell>
          <table:table-cell office:value-type="float" office:value="0.1984733" calcext:value-type="float">
            <text:p>0.1984733</text:p>
          </table:table-cell>
          <table:table-cell office:value-type="float" office:value="-0.2900764" calcext:value-type="float">
            <text:p>-0.2900764</text:p>
          </table:table-cell>
          <table:table-cell office:value-type="float" office:value="-0.3594812" calcext:value-type="float">
            <text:p>-0.3594812</text:p>
          </table:table-cell>
          <table:table-cell office:value-type="float" office:value="-0.6572519" calcext:value-type="float">
            <text:p>-0.6572519</text:p>
          </table:table-cell>
          <table:table-cell office:value-type="float" office:value="-0.2176794" calcext:value-type="float">
            <text:p>-0.217679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5742" calcext:value-type="float">
            <text:p>-0.6635742</text:p>
          </table:table-cell>
          <table:table-cell office:value-type="float" office:value="-0.1201172" calcext:value-type="float">
            <text:p>-0.1201172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-0.870229" calcext:value-type="float">
            <text:p>-0.870229</text:p>
          </table:table-cell>
          <table:table-cell office:value-type="float" office:value="1.709924" calcext:value-type="float">
            <text:p>1.709924</text:p>
          </table:table-cell>
          <table:table-cell office:value-type="float" office:value="0.2290076" calcext:value-type="float">
            <text:p>0.2290076</text:p>
          </table:table-cell>
          <table:table-cell office:value-type="float" office:value="0.2817402" calcext:value-type="float">
            <text:p>0.2817402</text:p>
          </table:table-cell>
          <table:table-cell office:value-type="float" office:value="0.8541984" calcext:value-type="float">
            <text:p>0.8541984</text:p>
          </table:table-cell>
          <table:table-cell office:value-type="float" office:value="0.3014046" calcext:value-type="float">
            <text:p>0.301404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72266" calcext:value-type="float">
            <text:p>-0.6572266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679199" calcext:value-type="float">
            <text:p>0.8679199</text:p>
          </table:table-cell>
          <table:table-cell office:value-type="float" office:value="-1.358779" calcext:value-type="float">
            <text:p>-1.358779</text:p>
          </table:table-cell>
          <table:table-cell office:value-type="float" office:value="0.3206107" calcext:value-type="float">
            <text:p>0.3206107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-0.2068094" calcext:value-type="float">
            <text:p>-0.2068094</text:p>
          </table:table-cell>
          <table:table-cell office:value-type="float" office:value="-0.5351145" calcext:value-type="float">
            <text:p>-0.5351145</text:p>
          </table:table-cell>
          <table:table-cell office:value-type="float" office:value="-0.1108092" calcext:value-type="float">
            <text:p>-0.110809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7949" calcext:value-type="float">
            <text:p>-0.6647949</text:p>
          </table:table-cell>
          <table:table-cell office:value-type="float" office:value="-0.1188965" calcext:value-type="float">
            <text:p>-0.1188965</text:p>
          </table:table-cell>
          <table:table-cell office:value-type="float" office:value="0.8774414" calcext:value-type="float">
            <text:p>0.8774414</text:p>
          </table:table-cell>
          <table:table-cell office:value-type="float" office:value="-0.9465649" calcext:value-type="float">
            <text:p>-0.9465649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0.2054043" calcext:value-type="float">
            <text:p>0.2054043</text:p>
          </table:table-cell>
          <table:table-cell office:value-type="float" office:value="0.3198473" calcext:value-type="float">
            <text:p>0.3198473</text:p>
          </table:table-cell>
          <table:table-cell office:value-type="float" office:value="0.1334657" calcext:value-type="float">
            <text:p>0.133465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1563" calcext:value-type="float">
            <text:p>-0.6601563</text:p>
          </table:table-cell>
          <table:table-cell office:value-type="float" office:value="-0.1247559" calcext:value-type="float">
            <text:p>-0.1247559</text:p>
          </table:table-cell>
          <table:table-cell office:value-type="float" office:value="0.8725586" calcext:value-type="float">
            <text:p>0.8725586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7328244" calcext:value-type="float">
            <text:p>0.7328244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-0.1610079" calcext:value-type="float">
            <text:p>-0.1610079</text:p>
          </table:table-cell>
          <table:table-cell office:value-type="float" office:value="-0.1229008" calcext:value-type="float">
            <text:p>-0.1229008</text:p>
          </table:table-cell>
          <table:table-cell office:value-type="float" office:value="0.1487328" calcext:value-type="float">
            <text:p>0.148732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377" calcext:value-type="float">
            <text:p>-0.661377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779297" calcext:value-type="float">
            <text:p>0.8779297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5343512" calcext:value-type="float">
            <text:p>0.5343512</text:p>
          </table:table-cell>
          <table:table-cell office:value-type="float" office:value="-0.5343512" calcext:value-type="float">
            <text:p>-0.5343512</text:p>
          </table:table-cell>
          <table:table-cell office:value-type="float" office:value="-0.02360332" calcext:value-type="float">
            <text:p>-0.02360332</text:p>
          </table:table-cell>
          <table:table-cell office:value-type="float" office:value="-0.3213741" calcext:value-type="float">
            <text:p>-0.3213741</text:p>
          </table:table-cell>
          <table:table-cell office:value-type="float" office:value="-0.4619542" calcext:value-type="float">
            <text:p>-0.461954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7949" calcext:value-type="float">
            <text:p>-0.6647949</text:p>
          </table:table-cell>
          <table:table-cell office:value-type="float" office:value="-0.1242676" calcext:value-type="float">
            <text:p>-0.1242676</text:p>
          </table:table-cell>
          <table:table-cell office:value-type="float" office:value="0.8693848" calcext:value-type="float">
            <text:p>0.8693848</text:p>
          </table:table-cell>
          <table:table-cell office:value-type="float" office:value="-0.870229" calcext:value-type="float">
            <text:p>-0.870229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3053435" calcext:value-type="float">
            <text:p>0.3053435</text:p>
          </table:table-cell>
          <table:table-cell office:value-type="float" office:value="0.2817402" calcext:value-type="float">
            <text:p>0.2817402</text:p>
          </table:table-cell>
          <table:table-cell office:value-type="float" office:value="0.4419847" calcext:value-type="float">
            <text:p>0.4419847</text:p>
          </table:table-cell>
          <table:table-cell office:value-type="float" office:value="0.3777405" calcext:value-type="float">
            <text:p>0.377740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99219" calcext:value-type="float">
            <text:p>-0.6699219</text:p>
          </table:table-cell>
          <table:table-cell office:value-type="float" office:value="-0.1191406" calcext:value-type="float">
            <text:p>-0.1191406</text:p>
          </table:table-cell>
          <table:table-cell office:value-type="float" office:value="0.873291" calcext:value-type="float">
            <text:p>0.873291</text:p>
          </table:table-cell>
          <table:table-cell office:value-type="float" office:value="-1.40458" calcext:value-type="float">
            <text:p>-1.40458</text:p>
          </table:table-cell>
          <table:table-cell office:value-type="float" office:value="0.4732824" calcext:value-type="float">
            <text:p>0.4732824</text:p>
          </table:table-cell>
          <table:table-cell office:value-type="float" office:value="0.01526718" calcext:value-type="float">
            <text:p>0.01526718</text:p>
          </table:table-cell>
          <table:table-cell office:value-type="float" office:value="-0.2526109" calcext:value-type="float">
            <text:p>-0.2526109</text:p>
          </table:table-cell>
          <table:table-cell office:value-type="float" office:value="-0.3824428" calcext:value-type="float">
            <text:p>-0.3824428</text:p>
          </table:table-cell>
          <table:table-cell office:value-type="float" office:value="0.08766414" calcext:value-type="float">
            <text:p>0.0876641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2832" calcext:value-type="float">
            <text:p>-0.6652832</text:p>
          </table:table-cell>
          <table:table-cell office:value-type="float" office:value="-0.1245117" calcext:value-type="float">
            <text:p>-0.1245117</text:p>
          </table:table-cell>
          <table:table-cell office:value-type="float" office:value="0.8693848" calcext:value-type="float">
            <text:p>0.8693848</text:p>
          </table:table-cell>
          <table:table-cell office:value-type="float" office:value="-0.8549618" calcext:value-type="float">
            <text:p>-0.8549618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0.3664122" calcext:value-type="float">
            <text:p>-0.3664122</text:p>
          </table:table-cell>
          <table:table-cell office:value-type="float" office:value="0.2970074" calcext:value-type="float">
            <text:p>0.2970074</text:p>
          </table:table-cell>
          <table:table-cell office:value-type="float" office:value="0.2282443" calcext:value-type="float">
            <text:p>0.2282443</text:p>
          </table:table-cell>
          <table:table-cell office:value-type="float" office:value="-0.2940153" calcext:value-type="float">
            <text:p>-0.294015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377" calcext:value-type="float">
            <text:p>-0.661377</text:p>
          </table:table-cell>
          <table:table-cell office:value-type="float" office:value="-0.1208496" calcext:value-type="float">
            <text:p>-0.1208496</text:p>
          </table:table-cell>
          <table:table-cell office:value-type="float" office:value="0.8615723" calcext:value-type="float">
            <text:p>0.8615723</text:p>
          </table:table-cell>
          <table:table-cell office:value-type="float" office:value="-1.450382" calcext:value-type="float">
            <text:p>-1.450382</text:p>
          </table:table-cell>
          <table:table-cell office:value-type="float" office:value="0.5954198" calcext:value-type="float">
            <text:p>0.5954198</text:p>
          </table:table-cell>
          <table:table-cell office:value-type="float" office:value="0.3206107" calcext:value-type="float">
            <text:p>0.3206107</text:p>
          </table:table-cell>
          <table:table-cell office:value-type="float" office:value="-0.2984124" calcext:value-type="float">
            <text:p>-0.2984124</text:p>
          </table:table-cell>
          <table:table-cell office:value-type="float" office:value="-0.2603054" calcext:value-type="float">
            <text:p>-0.2603054</text:p>
          </table:table-cell>
          <table:table-cell office:value-type="float" office:value="0.3930076" calcext:value-type="float">
            <text:p>0.393007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7949" calcext:value-type="float">
            <text:p>-0.6647949</text:p>
          </table:table-cell>
          <table:table-cell office:value-type="float" office:value="-0.1184082" calcext:value-type="float">
            <text:p>-0.1184082</text:p>
          </table:table-cell>
          <table:table-cell office:value-type="float" office:value="0.876709" calcext:value-type="float">
            <text:p>0.876709</text:p>
          </table:table-cell>
          <table:table-cell office:value-type="float" office:value="-0.6870229" calcext:value-type="float">
            <text:p>-0.6870229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0.3053435" calcext:value-type="float">
            <text:p>-0.3053435</text:p>
          </table:table-cell>
          <table:table-cell office:value-type="float" office:value="0.4649463" calcext:value-type="float">
            <text:p>0.4649463</text:p>
          </table:table-cell>
          <table:table-cell office:value-type="float" office:value="0.1671756" calcext:value-type="float">
            <text:p>0.1671756</text:p>
          </table:table-cell>
          <table:table-cell office:value-type="float" office:value="-0.2329465" calcext:value-type="float">
            <text:p>-0.232946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3535" calcext:value-type="float">
            <text:p>-0.6623535</text:p>
          </table:table-cell>
          <table:table-cell office:value-type="float" office:value="-0.1235352" calcext:value-type="float">
            <text:p>-0.1235352</text:p>
          </table:table-cell>
          <table:table-cell office:value-type="float" office:value="0.8740234" calcext:value-type="float">
            <text:p>0.8740234</text:p>
          </table:table-cell>
          <table:table-cell office:value-type="float" office:value="-1.358779" calcext:value-type="float">
            <text:p>-1.358779</text:p>
          </table:table-cell>
          <table:table-cell office:value-type="float" office:value="0.6564885" calcext:value-type="float">
            <text:p>0.6564885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-0.2068094" calcext:value-type="float">
            <text:p>-0.2068094</text:p>
          </table:table-cell>
          <table:table-cell office:value-type="float" office:value="-0.1992367" calcext:value-type="float">
            <text:p>-0.1992367</text:p>
          </table:table-cell>
          <table:table-cell office:value-type="float" office:value="0.02659543" calcext:value-type="float">
            <text:p>0.0265954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99219" calcext:value-type="float">
            <text:p>-0.6699219</text:p>
          </table:table-cell>
          <table:table-cell office:value-type="float" office:value="-0.1254883" calcext:value-type="float">
            <text:p>-0.1254883</text:p>
          </table:table-cell>
          <table:table-cell office:value-type="float" office:value="0.875" calcext:value-type="float">
            <text:p>0.875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0.3664122" calcext:value-type="float">
            <text:p>0.3664122</text:p>
          </table:table-cell>
          <table:table-cell office:value-type="float" office:value="-0.02360332" calcext:value-type="float">
            <text:p>-0.02360332</text:p>
          </table:table-cell>
          <table:table-cell office:value-type="float" office:value="0.01450378" calcext:value-type="float">
            <text:p>0.01450378</text:p>
          </table:table-cell>
          <table:table-cell office:value-type="float" office:value="0.4388092" calcext:value-type="float">
            <text:p>0.438809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2598" calcext:value-type="float">
            <text:p>-0.6662598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688965" calcext:value-type="float">
            <text:p>0.8688965</text:p>
          </table:table-cell>
          <table:table-cell office:value-type="float" office:value="-0.7633588" calcext:value-type="float">
            <text:p>-0.7633588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2137404" calcext:value-type="float">
            <text:p>-0.2137404</text:p>
          </table:table-cell>
          <table:table-cell office:value-type="float" office:value="0.3886104" calcext:value-type="float">
            <text:p>0.3886104</text:p>
          </table:table-cell>
          <table:table-cell office:value-type="float" office:value="0.01450378" calcext:value-type="float">
            <text:p>0.01450378</text:p>
          </table:table-cell>
          <table:table-cell office:value-type="float" office:value="-0.1413435" calcext:value-type="float">
            <text:p>-0.141343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0156" calcext:value-type="float">
            <text:p>-0.6660156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37793" calcext:value-type="float">
            <text:p>0.8737793</text:p>
          </table:table-cell>
          <table:table-cell office:value-type="float" office:value="-1.282443" calcext:value-type="float">
            <text:p>-1.282443</text:p>
          </table:table-cell>
          <table:table-cell office:value-type="float" office:value="0.6870229" calcext:value-type="float">
            <text:p>0.6870229</text:p>
          </table:table-cell>
          <table:table-cell office:value-type="float" office:value="0.2442748" calcext:value-type="float">
            <text:p>0.2442748</text:p>
          </table:table-cell>
          <table:table-cell office:value-type="float" office:value="-0.1304735" calcext:value-type="float">
            <text:p>-0.1304735</text:p>
          </table:table-cell>
          <table:table-cell office:value-type="float" office:value="-0.1687023" calcext:value-type="float">
            <text:p>-0.1687023</text:p>
          </table:table-cell>
          <table:table-cell office:value-type="float" office:value="0.3166718" calcext:value-type="float">
            <text:p>0.316671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71875" calcext:value-type="float">
            <text:p>-0.671875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69873" calcext:value-type="float">
            <text:p>0.869873</text:p>
          </table:table-cell>
          <table:table-cell office:value-type="float" office:value="-0.9007633" calcext:value-type="float">
            <text:p>-0.9007633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0.2512059" calcext:value-type="float">
            <text:p>0.2512059</text:p>
          </table:table-cell>
          <table:table-cell office:value-type="float" office:value="0.1977099" calcext:value-type="float">
            <text:p>0.1977099</text:p>
          </table:table-cell>
          <table:table-cell office:value-type="float" office:value="-3.820733" calcext:value-type="float">
            <text:p>-3.82073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7949" calcext:value-type="float">
            <text:p>-0.6647949</text:p>
          </table:table-cell>
          <table:table-cell office:value-type="float" office:value="-0.1311035" calcext:value-type="float">
            <text:p>-0.1311035</text:p>
          </table:table-cell>
          <table:table-cell office:value-type="float" office:value="0.8740234" calcext:value-type="float">
            <text:p>0.8740234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5648855" calcext:value-type="float">
            <text:p>0.5648855</text:p>
          </table:table-cell>
          <table:table-cell office:value-type="float" office:value="-0.2748091" calcext:value-type="float">
            <text:p>-0.2748091</text:p>
          </table:table-cell>
          <table:table-cell office:value-type="float" office:value="-0.1152064" calcext:value-type="float">
            <text:p>-0.1152064</text:p>
          </table:table-cell>
          <table:table-cell office:value-type="float" office:value="-0.2908397" calcext:value-type="float">
            <text:p>-0.2908397</text:p>
          </table:table-cell>
          <table:table-cell office:value-type="float" office:value="-0.2024122" calcext:value-type="float">
            <text:p>-0.202412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8457" calcext:value-type="float">
            <text:p>-0.668457</text:p>
          </table:table-cell>
          <table:table-cell office:value-type="float" office:value="-0.1196289" calcext:value-type="float">
            <text:p>-0.1196289</text:p>
          </table:table-cell>
          <table:table-cell office:value-type="float" office:value="0.861084" calcext:value-type="float">
            <text:p>0.861084</text:p>
          </table:table-cell>
          <table:table-cell office:value-type="float" office:value="-0.9160305" calcext:value-type="float">
            <text:p>-0.9160305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0.3358779" calcext:value-type="float">
            <text:p>0.3358779</text:p>
          </table:table-cell>
          <table:table-cell office:value-type="float" office:value="0.2359387" calcext:value-type="float">
            <text:p>0.2359387</text:p>
          </table:table-cell>
          <table:table-cell office:value-type="float" office:value="0.2740458" calcext:value-type="float">
            <text:p>0.2740458</text:p>
          </table:table-cell>
          <table:table-cell office:value-type="float" office:value="0.4082748" calcext:value-type="float">
            <text:p>0.408274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1094" calcext:value-type="float">
            <text:p>-0.6621094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30469" calcext:value-type="float">
            <text:p>0.8730469</text:p>
          </table:table-cell>
          <table:table-cell office:value-type="float" office:value="-1.282443" calcext:value-type="float">
            <text:p>-1.282443</text:p>
          </table:table-cell>
          <table:table-cell office:value-type="float" office:value="0.5038168" calcext:value-type="float">
            <text:p>0.5038168</text:p>
          </table:table-cell>
          <table:table-cell office:value-type="float" office:value="-0.3206107" calcext:value-type="float">
            <text:p>-0.3206107</text:p>
          </table:table-cell>
          <table:table-cell office:value-type="float" office:value="-0.1304735" calcext:value-type="float">
            <text:p>-0.1304735</text:p>
          </table:table-cell>
          <table:table-cell office:value-type="float" office:value="-0.3519084" calcext:value-type="float">
            <text:p>-0.3519084</text:p>
          </table:table-cell>
          <table:table-cell office:value-type="float" office:value="-0.2482137" calcext:value-type="float">
            <text:p>-0.248213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5039" calcext:value-type="float">
            <text:p>-0.6665039</text:p>
          </table:table-cell>
          <table:table-cell office:value-type="float" office:value="-0.1210938" calcext:value-type="float">
            <text:p>-0.1210938</text:p>
          </table:table-cell>
          <table:table-cell office:value-type="float" office:value="0.8737793" calcext:value-type="float">
            <text:p>0.8737793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0.1832061" calcext:value-type="float">
            <text:p>0.1832061</text:p>
          </table:table-cell>
          <table:table-cell office:value-type="float" office:value="-0.05413771" calcext:value-type="float">
            <text:p>-0.05413771</text:p>
          </table:table-cell>
          <table:table-cell office:value-type="float" office:value="0.2282443" calcext:value-type="float">
            <text:p>0.2282443</text:p>
          </table:table-cell>
          <table:table-cell office:value-type="float" office:value="0.2556031" calcext:value-type="float">
            <text:p>0.255603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2832" calcext:value-type="float">
            <text:p>-0.6652832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1.40458" calcext:value-type="float">
            <text:p>-1.40458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-0.2526109" calcext:value-type="float">
            <text:p>-0.2526109</text:p>
          </table:table-cell>
          <table:table-cell office:value-type="float" office:value="-0.06183207" calcext:value-type="float">
            <text:p>-0.06183207</text:p>
          </table:table-cell>
          <table:table-cell office:value-type="float" office:value="-0.03447327" calcext:value-type="float">
            <text:p>-0.0344732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5742" calcext:value-type="float">
            <text:p>-0.6635742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0.7480916" calcext:value-type="float">
            <text:p>-0.7480916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2137404" calcext:value-type="float">
            <text:p>-0.2137404</text:p>
          </table:table-cell>
          <table:table-cell office:value-type="float" office:value="0.4038776" calcext:value-type="float">
            <text:p>0.4038776</text:p>
          </table:table-cell>
          <table:table-cell office:value-type="float" office:value="-0.03129774" calcext:value-type="float">
            <text:p>-0.03129774</text:p>
          </table:table-cell>
          <table:table-cell office:value-type="float" office:value="-0.1413435" calcext:value-type="float">
            <text:p>-0.141343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9668" calcext:value-type="float">
            <text:p>-0.659668</text:p>
          </table:table-cell>
          <table:table-cell office:value-type="float" office:value="-0.126709" calcext:value-type="float">
            <text:p>-0.126709</text:p>
          </table:table-cell>
          <table:table-cell office:value-type="float" office:value="0.871582" calcext:value-type="float">
            <text:p>0.871582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0.3358779" calcext:value-type="float">
            <text:p>0.3358779</text:p>
          </table:table-cell>
          <table:table-cell office:value-type="float" office:value="-0.06940484" calcext:value-type="float">
            <text:p>-0.06940484</text:p>
          </table:table-cell>
          <table:table-cell office:value-type="float" office:value="0.01450378" calcext:value-type="float">
            <text:p>0.01450378</text:p>
          </table:table-cell>
          <table:table-cell office:value-type="float" office:value="0.4082748" calcext:value-type="float">
            <text:p>0.408274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82129" calcext:value-type="float">
            <text:p>-0.6682129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8418" calcext:value-type="float">
            <text:p>0.878418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1610079" calcext:value-type="float">
            <text:p>-0.1610079</text:p>
          </table:table-cell>
          <table:table-cell office:value-type="float" office:value="-0.07709927" calcext:value-type="float">
            <text:p>-0.07709927</text:p>
          </table:table-cell>
          <table:table-cell office:value-type="float" office:value="-0.06500762" calcext:value-type="float">
            <text:p>-0.0650076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87012" calcext:value-type="float">
            <text:p>-0.6687012</text:p>
          </table:table-cell>
          <table:table-cell office:value-type="float" office:value="-0.1279297" calcext:value-type="float">
            <text:p>-0.1279297</text:p>
          </table:table-cell>
          <table:table-cell office:value-type="float" office:value="0.8774414" calcext:value-type="float">
            <text:p>0.8774414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0.2137404" calcext:value-type="float">
            <text:p>0.2137404</text:p>
          </table:table-cell>
          <table:table-cell office:value-type="float" office:value="0.03746533" calcext:value-type="float">
            <text:p>0.03746533</text:p>
          </table:table-cell>
          <table:table-cell office:value-type="float" office:value="0.1977099" calcext:value-type="float">
            <text:p>0.1977099</text:p>
          </table:table-cell>
          <table:table-cell office:value-type="float" office:value="0.2861374" calcext:value-type="float">
            <text:p>0.286137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70166" calcext:value-type="float">
            <text:p>-0.670166</text:p>
          </table:table-cell>
          <table:table-cell office:value-type="float" office:value="-0.1259766" calcext:value-type="float">
            <text:p>-0.1259766</text:p>
          </table:table-cell>
          <table:table-cell office:value-type="float" office:value="0.8825684" calcext:value-type="float">
            <text:p>0.8825684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610687" calcext:value-type="float">
            <text:p>0.610687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-0.02360332" calcext:value-type="float">
            <text:p>-0.02360332</text:p>
          </table:table-cell>
          <table:table-cell office:value-type="float" office:value="-0.2450382" calcext:value-type="float">
            <text:p>-0.2450382</text:p>
          </table:table-cell>
          <table:table-cell office:value-type="float" office:value="0.04186261" calcext:value-type="float">
            <text:p>0.0418626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0391" calcext:value-type="float">
            <text:p>-0.6650391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59766" calcext:value-type="float">
            <text:p>0.8759766</text:p>
          </table:table-cell>
          <table:table-cell office:value-type="float" office:value="-0.8091603" calcext:value-type="float">
            <text:p>-0.8091603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259542" calcext:value-type="float">
            <text:p>-0.259542</text:p>
          </table:table-cell>
          <table:table-cell office:value-type="float" office:value="0.3428089" calcext:value-type="float">
            <text:p>0.3428089</text:p>
          </table:table-cell>
          <table:table-cell office:value-type="float" office:value="0.5030534" calcext:value-type="float">
            <text:p>0.5030534</text:p>
          </table:table-cell>
          <table:table-cell office:value-type="float" office:value="-0.187145" calcext:value-type="float">
            <text:p>-0.18714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0625" calcext:value-type="float">
            <text:p>-0.6640625</text:p>
          </table:table-cell>
          <table:table-cell office:value-type="float" office:value="-0.1179199" calcext:value-type="float">
            <text:p>-0.1179199</text:p>
          </table:table-cell>
          <table:table-cell office:value-type="float" office:value="0.8803711" calcext:value-type="float">
            <text:p>0.8803711</text:p>
          </table:table-cell>
          <table:table-cell office:value-type="float" office:value="-1.618321" calcext:value-type="float">
            <text:p>-1.618321</text:p>
          </table:table-cell>
          <table:table-cell office:value-type="float" office:value="0.6412213" calcext:value-type="float">
            <text:p>0.6412213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-0.4663514" calcext:value-type="float">
            <text:p>-0.4663514</text:p>
          </table:table-cell>
          <table:table-cell office:value-type="float" office:value="-0.2145039" calcext:value-type="float">
            <text:p>-0.2145039</text:p>
          </table:table-cell>
          <table:table-cell office:value-type="float" office:value="0.1181985" calcext:value-type="float">
            <text:p>0.118198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0625" calcext:value-type="float">
            <text:p>-0.6640625</text:p>
          </table:table-cell>
          <table:table-cell office:value-type="float" office:value="-0.1174316" calcext:value-type="float">
            <text:p>-0.1174316</text:p>
          </table:table-cell>
          <table:table-cell office:value-type="float" office:value="0.8791504" calcext:value-type="float">
            <text:p>0.8791504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1138012" calcext:value-type="float">
            <text:p>0.1138012</text:p>
          </table:table-cell>
          <table:table-cell office:value-type="float" office:value="0.3503817" calcext:value-type="float">
            <text:p>0.3503817</text:p>
          </table:table-cell>
          <table:table-cell office:value-type="float" office:value="0.04186261" calcext:value-type="float">
            <text:p>0.0418626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0625" calcext:value-type="float">
            <text:p>-0.6640625</text:p>
          </table:table-cell>
          <table:table-cell office:value-type="float" office:value="-0.1101074" calcext:value-type="float">
            <text:p>-0.1101074</text:p>
          </table:table-cell>
          <table:table-cell office:value-type="float" office:value="0.8754883" calcext:value-type="float">
            <text:p>0.8754883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610687" calcext:value-type="float">
            <text:p>0.610687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0.006931067" calcext:value-type="float">
            <text:p>0.006931067</text:p>
          </table:table-cell>
          <table:table-cell office:value-type="float" office:value="-0.2450382" calcext:value-type="float">
            <text:p>-0.2450382</text:p>
          </table:table-cell>
          <table:table-cell office:value-type="float" office:value="-0.09554197" calcext:value-type="float">
            <text:p>-0.0955419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8887" calcext:value-type="float">
            <text:p>-0.6608887</text:p>
          </table:table-cell>
          <table:table-cell office:value-type="float" office:value="-0.1247559" calcext:value-type="float">
            <text:p>-0.1247559</text:p>
          </table:table-cell>
          <table:table-cell office:value-type="float" office:value="0.8737793" calcext:value-type="float">
            <text:p>0.8737793</text:p>
          </table:table-cell>
          <table:table-cell office:value-type="float" office:value="-1.007634" calcext:value-type="float">
            <text:p>-1.007634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0.1443356" calcext:value-type="float">
            <text:p>0.1443356</text:p>
          </table:table-cell>
          <table:table-cell office:value-type="float" office:value="0.1671756" calcext:value-type="float">
            <text:p>0.1671756</text:p>
          </table:table-cell>
          <table:table-cell office:value-type="float" office:value="0.1487328" calcext:value-type="float">
            <text:p>0.148732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99121" calcext:value-type="float">
            <text:p>-0.6599121</text:p>
          </table:table-cell>
          <table:table-cell office:value-type="float" office:value="-0.1257324" calcext:value-type="float">
            <text:p>-0.1257324</text:p>
          </table:table-cell>
          <table:table-cell office:value-type="float" office:value="0.8737793" calcext:value-type="float">
            <text:p>0.8737793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0.6564885" calcext:value-type="float">
            <text:p>0.6564885</text:p>
          </table:table-cell>
          <table:table-cell office:value-type="float" office:value="-0.2137404" calcext:value-type="float">
            <text:p>-0.2137404</text:p>
          </table:table-cell>
          <table:table-cell office:value-type="float" office:value="-0.1762751" calcext:value-type="float">
            <text:p>-0.1762751</text:p>
          </table:table-cell>
          <table:table-cell office:value-type="float" office:value="-0.1992367" calcext:value-type="float">
            <text:p>-0.1992367</text:p>
          </table:table-cell>
          <table:table-cell office:value-type="float" office:value="-0.1413435" calcext:value-type="float">
            <text:p>-0.141343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79688" calcext:value-type="float">
            <text:p>-0.6679688</text:p>
          </table:table-cell>
          <table:table-cell office:value-type="float" office:value="-0.1286621" calcext:value-type="float">
            <text:p>-0.1286621</text:p>
          </table:table-cell>
          <table:table-cell office:value-type="float" office:value="0.8781738" calcext:value-type="float">
            <text:p>0.8781738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-0.02360332" calcext:value-type="float">
            <text:p>-0.02360332</text:p>
          </table:table-cell>
          <table:table-cell office:value-type="float" office:value="-0.01603055" calcext:value-type="float">
            <text:p>-0.01603055</text:p>
          </table:table-cell>
          <table:table-cell office:value-type="float" office:value="-0.09554197" calcext:value-type="float">
            <text:p>-0.0955419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1094" calcext:value-type="float">
            <text:p>-0.6621094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718262" calcext:value-type="float">
            <text:p>0.8718262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3.877863" calcext:value-type="float">
            <text:p>3.877863</text:p>
          </table:table-cell>
          <table:table-cell office:value-type="float" office:value="0.006931067" calcext:value-type="float">
            <text:p>0.006931067</text:p>
          </table:table-cell>
          <table:table-cell office:value-type="float" office:value="0.1519083" calcext:value-type="float">
            <text:p>0.1519083</text:p>
          </table:table-cell>
          <table:table-cell office:value-type="float" office:value="3.95026" calcext:value-type="float">
            <text:p>3.9502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99219" calcext:value-type="float">
            <text:p>-0.6699219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837891" calcext:value-type="float">
            <text:p>0.8837891</text:p>
          </table:table-cell>
          <table:table-cell office:value-type="float" office:value="-1.282443" calcext:value-type="float">
            <text:p>-1.282443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1304735" calcext:value-type="float">
            <text:p>-0.1304735</text:p>
          </table:table-cell>
          <table:table-cell office:value-type="float" office:value="0.0450381" calcext:value-type="float">
            <text:p>0.0450381</text:p>
          </table:table-cell>
          <table:table-cell office:value-type="float" office:value="-0.04974045" calcext:value-type="float">
            <text:p>-0.0497404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89355" calcext:value-type="float">
            <text:p>-0.6589355</text:p>
          </table:table-cell>
          <table:table-cell office:value-type="float" office:value="-0.1242676" calcext:value-type="float">
            <text:p>-0.1242676</text:p>
          </table:table-cell>
          <table:table-cell office:value-type="float" office:value="0.8691406" calcext:value-type="float">
            <text:p>0.8691406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0.1290684" calcext:value-type="float">
            <text:p>0.1290684</text:p>
          </table:table-cell>
          <table:table-cell office:value-type="float" office:value="0.5183206" calcext:value-type="float">
            <text:p>0.5183206</text:p>
          </table:table-cell>
          <table:table-cell office:value-type="float" office:value="0.1029313" calcext:value-type="float">
            <text:p>0.102931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74707" calcext:value-type="float">
            <text:p>-0.6574707</text:p>
          </table:table-cell>
          <table:table-cell office:value-type="float" office:value="-0.1184082" calcext:value-type="float">
            <text:p>-0.1184082</text:p>
          </table:table-cell>
          <table:table-cell office:value-type="float" office:value="0.8730469" calcext:value-type="float">
            <text:p>0.8730469</text:p>
          </table:table-cell>
          <table:table-cell office:value-type="float" office:value="-1.419847" calcext:value-type="float">
            <text:p>-1.419847</text:p>
          </table:table-cell>
          <table:table-cell office:value-type="float" office:value="0.4274809" calcext:value-type="float">
            <text:p>0.4274809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2678782" calcext:value-type="float">
            <text:p>-0.2678782</text:p>
          </table:table-cell>
          <table:table-cell office:value-type="float" office:value="-0.4282443" calcext:value-type="float">
            <text:p>-0.4282443</text:p>
          </table:table-cell>
          <table:table-cell office:value-type="float" office:value="0.01132825" calcext:value-type="float">
            <text:p>0.0113282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5508" calcext:value-type="float">
            <text:p>-0.6645508</text:p>
          </table:table-cell>
          <table:table-cell office:value-type="float" office:value="-0.1174316" calcext:value-type="float">
            <text:p>-0.1174316</text:p>
          </table:table-cell>
          <table:table-cell office:value-type="float" office:value="0.8647461" calcext:value-type="float">
            <text:p>0.8647461</text:p>
          </table:table-cell>
          <table:table-cell office:value-type="float" office:value="-0.9007633" calcext:value-type="float">
            <text:p>-0.9007633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0.2512059" calcext:value-type="float">
            <text:p>0.2512059</text:p>
          </table:table-cell>
          <table:table-cell office:value-type="float" office:value="0.2893129" calcext:value-type="float">
            <text:p>0.2893129</text:p>
          </table:table-cell>
          <table:table-cell office:value-type="float" office:value="-0.06500762" calcext:value-type="float">
            <text:p>-0.0650076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8184" calcext:value-type="float">
            <text:p>-0.6638184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857422" calcext:value-type="float">
            <text:p>0.8857422</text:p>
          </table:table-cell>
          <table:table-cell office:value-type="float" office:value="-1.450382" calcext:value-type="float">
            <text:p>-1.450382</text:p>
          </table:table-cell>
          <table:table-cell office:value-type="float" office:value="0.6717557" calcext:value-type="float">
            <text:p>0.6717557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-0.2984124" calcext:value-type="float">
            <text:p>-0.2984124</text:p>
          </table:table-cell>
          <table:table-cell office:value-type="float" office:value="-0.1839695" calcext:value-type="float">
            <text:p>-0.1839695</text:p>
          </table:table-cell>
          <table:table-cell office:value-type="float" office:value="-0.0192061" calcext:value-type="float">
            <text:p>-0.019206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8184" calcext:value-type="float">
            <text:p>-0.6638184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869629" calcext:value-type="float">
            <text:p>0.8869629</text:p>
          </table:table-cell>
          <table:table-cell office:value-type="float" office:value="-0.8854962" calcext:value-type="float">
            <text:p>-0.8854962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0" calcext:value-type="float">
            <text:p>0</text:p>
          </table:table-cell>
          <table:table-cell office:value-type="float" office:value="0.266473" calcext:value-type="float">
            <text:p>0.266473</text:p>
          </table:table-cell>
          <table:table-cell office:value-type="float" office:value="0.2740458" calcext:value-type="float">
            <text:p>0.2740458</text:p>
          </table:table-cell>
          <table:table-cell office:value-type="float" office:value="0.07239696" calcext:value-type="float">
            <text:p>0.0723969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7949" calcext:value-type="float">
            <text:p>-0.6647949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688965" calcext:value-type="float">
            <text:p>0.8688965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6564885" calcext:value-type="float">
            <text:p>0.6564885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1290684" calcext:value-type="float">
            <text:p>0.1290684</text:p>
          </table:table-cell>
          <table:table-cell office:value-type="float" office:value="-0.1992367" calcext:value-type="float">
            <text:p>-0.1992367</text:p>
          </table:table-cell>
          <table:table-cell office:value-type="float" office:value="0.02659543" calcext:value-type="float">
            <text:p>0.0265954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0625" calcext:value-type="float">
            <text:p>-0.6640625</text:p>
          </table:table-cell>
          <table:table-cell office:value-type="float" office:value="-0.1181641" calcext:value-type="float">
            <text:p>-0.1181641</text:p>
          </table:table-cell>
          <table:table-cell office:value-type="float" office:value="0.8869629" calcext:value-type="float">
            <text:p>0.8869629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0.1832061" calcext:value-type="float">
            <text:p>0.1832061</text:p>
          </table:table-cell>
          <table:table-cell office:value-type="float" office:value="-0.1152064" calcext:value-type="float">
            <text:p>-0.1152064</text:p>
          </table:table-cell>
          <table:table-cell office:value-type="float" office:value="-0.0007634163" calcext:value-type="float">
            <text:p>-0.0007634163</text:p>
          </table:table-cell>
          <table:table-cell office:value-type="float" office:value="0.2556031" calcext:value-type="float">
            <text:p>0.255603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9922" calcext:value-type="float">
            <text:p>-0.6669922</text:p>
          </table:table-cell>
          <table:table-cell office:value-type="float" office:value="-0.1281738" calcext:value-type="float">
            <text:p>-0.1281738</text:p>
          </table:table-cell>
          <table:table-cell office:value-type="float" office:value="0.8713379" calcext:value-type="float">
            <text:p>0.8713379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0.0221982" calcext:value-type="float">
            <text:p>0.0221982</text:p>
          </table:table-cell>
          <table:table-cell office:value-type="float" office:value="0.07557249" calcext:value-type="float">
            <text:p>0.07557249</text:p>
          </table:table-cell>
          <table:table-cell office:value-type="float" office:value="-0.03447327" calcext:value-type="float">
            <text:p>-0.0344732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72363" calcext:value-type="float">
            <text:p>-0.6672363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37793" calcext:value-type="float">
            <text:p>0.8737793</text:p>
          </table:table-cell>
          <table:table-cell office:value-type="float" office:value="-1.435114" calcext:value-type="float">
            <text:p>-1.435114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-0.2831453" calcext:value-type="float">
            <text:p>-0.2831453</text:p>
          </table:table-cell>
          <table:table-cell office:value-type="float" office:value="-0.0007634163" calcext:value-type="float">
            <text:p>-0.0007634163</text:p>
          </table:table-cell>
          <table:table-cell office:value-type="float" office:value="0.04186261" calcext:value-type="float">
            <text:p>0.0418626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99121" calcext:value-type="float">
            <text:p>-0.6599121</text:p>
          </table:table-cell>
          <table:table-cell office:value-type="float" office:value="-0.1179199" calcext:value-type="float">
            <text:p>-0.1179199</text:p>
          </table:table-cell>
          <table:table-cell office:value-type="float" office:value="0.8718262" calcext:value-type="float">
            <text:p>0.8718262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-0.08467197" calcext:value-type="float">
            <text:p>-0.08467197</text:p>
          </table:table-cell>
          <table:table-cell office:value-type="float" office:value="0.07557249" calcext:value-type="float">
            <text:p>0.07557249</text:p>
          </table:table-cell>
          <table:table-cell office:value-type="float" office:value="0.1181985" calcext:value-type="float">
            <text:p>0.118198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94336" calcext:value-type="float">
            <text:p>-0.6694336</text:p>
          </table:table-cell>
          <table:table-cell office:value-type="float" office:value="-0.1308594" calcext:value-type="float">
            <text:p>-0.1308594</text:p>
          </table:table-cell>
          <table:table-cell office:value-type="float" office:value="0.8823242" calcext:value-type="float">
            <text:p>0.8823242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5648855" calcext:value-type="float">
            <text:p>0.5648855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05273259" calcext:value-type="float">
            <text:p>0.05273259</text:p>
          </table:table-cell>
          <table:table-cell office:value-type="float" office:value="-0.2908397" calcext:value-type="float">
            <text:p>-0.2908397</text:p>
          </table:table-cell>
          <table:table-cell office:value-type="float" office:value="-0.04974045" calcext:value-type="float">
            <text:p>-0.0497404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0625" calcext:value-type="float">
            <text:p>-0.6640625</text:p>
          </table:table-cell>
          <table:table-cell office:value-type="float" office:value="-0.1179199" calcext:value-type="float">
            <text:p>-0.1179199</text:p>
          </table:table-cell>
          <table:table-cell office:value-type="float" office:value="0.8669434" calcext:value-type="float">
            <text:p>0.8669434</text:p>
          </table:table-cell>
          <table:table-cell office:value-type="float" office:value="-0.9770992" calcext:value-type="float">
            <text:p>-0.9770992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" calcext:value-type="float">
            <text:p>0</text:p>
          </table:table-cell>
          <table:table-cell office:value-type="float" office:value="0.17487" calcext:value-type="float">
            <text:p>0.17487</text:p>
          </table:table-cell>
          <table:table-cell office:value-type="float" office:value="0.2893129" calcext:value-type="float">
            <text:p>0.2893129</text:p>
          </table:table-cell>
          <table:table-cell office:value-type="float" office:value="0.07239696" calcext:value-type="float">
            <text:p>0.0723969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2832" calcext:value-type="float">
            <text:p>-0.6652832</text:p>
          </table:table-cell>
          <table:table-cell office:value-type="float" office:value="-0.1289063" calcext:value-type="float">
            <text:p>-0.1289063</text:p>
          </table:table-cell>
          <table:table-cell office:value-type="float" office:value="0.8613281" calcext:value-type="float">
            <text:p>0.8613281</text:p>
          </table:table-cell>
          <table:table-cell office:value-type="float" office:value="-1.343511" calcext:value-type="float">
            <text:p>-1.343511</text:p>
          </table:table-cell>
          <table:table-cell office:value-type="float" office:value="0.5954198" calcext:value-type="float">
            <text:p>0.5954198</text:p>
          </table:table-cell>
          <table:table-cell office:value-type="float" office:value="-0.351145" calcext:value-type="float">
            <text:p>-0.351145</text:p>
          </table:table-cell>
          <table:table-cell office:value-type="float" office:value="-0.1915423" calcext:value-type="float">
            <text:p>-0.1915423</text:p>
          </table:table-cell>
          <table:table-cell office:value-type="float" office:value="-0.2603054" calcext:value-type="float">
            <text:p>-0.2603054</text:p>
          </table:table-cell>
          <table:table-cell office:value-type="float" office:value="-0.2787481" calcext:value-type="float">
            <text:p>-0.278748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1563" calcext:value-type="float">
            <text:p>-0.6601563</text:p>
          </table:table-cell>
          <table:table-cell office:value-type="float" office:value="-0.1137695" calcext:value-type="float">
            <text:p>-0.1137695</text:p>
          </table:table-cell>
          <table:table-cell office:value-type="float" office:value="0.8674316" calcext:value-type="float">
            <text:p>0.8674316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0.006931067" calcext:value-type="float">
            <text:p>0.006931067</text:p>
          </table:table-cell>
          <table:table-cell office:value-type="float" office:value="0.2740458" calcext:value-type="float">
            <text:p>0.2740458</text:p>
          </table:table-cell>
          <table:table-cell office:value-type="float" office:value="-0.03447327" calcext:value-type="float">
            <text:p>-0.0344732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377" calcext:value-type="float">
            <text:p>-0.661377</text:p>
          </table:table-cell>
          <table:table-cell office:value-type="float" office:value="-0.1274414" calcext:value-type="float">
            <text:p>-0.1274414</text:p>
          </table:table-cell>
          <table:table-cell office:value-type="float" office:value="0.8742676" calcext:value-type="float">
            <text:p>0.8742676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6259542" calcext:value-type="float">
            <text:p>0.6259542</text:p>
          </table:table-cell>
          <table:table-cell office:value-type="float" office:value="0.1679389" calcext:value-type="float">
            <text:p>0.1679389</text:p>
          </table:table-cell>
          <table:table-cell office:value-type="float" office:value="-0.1610079" calcext:value-type="float">
            <text:p>-0.1610079</text:p>
          </table:table-cell>
          <table:table-cell office:value-type="float" office:value="-0.229771" calcext:value-type="float">
            <text:p>-0.229771</text:p>
          </table:table-cell>
          <table:table-cell office:value-type="float" office:value="0.2403359" calcext:value-type="float">
            <text:p>0.240335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96777" calcext:value-type="float">
            <text:p>-0.6696777</text:p>
          </table:table-cell>
          <table:table-cell office:value-type="float" office:value="-0.126709" calcext:value-type="float">
            <text:p>-0.126709</text:p>
          </table:table-cell>
          <table:table-cell office:value-type="float" office:value="0.8730469" calcext:value-type="float">
            <text:p>0.8730469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0221982" calcext:value-type="float">
            <text:p>0.0221982</text:p>
          </table:table-cell>
          <table:table-cell office:value-type="float" office:value="0.1977099" calcext:value-type="float">
            <text:p>0.1977099</text:p>
          </table:table-cell>
          <table:table-cell office:value-type="float" office:value="0.1181985" calcext:value-type="float">
            <text:p>0.118198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74707" calcext:value-type="float">
            <text:p>-0.6574707</text:p>
          </table:table-cell>
          <table:table-cell office:value-type="float" office:value="-0.1259766" calcext:value-type="float">
            <text:p>-0.1259766</text:p>
          </table:table-cell>
          <table:table-cell office:value-type="float" office:value="0.8786621" calcext:value-type="float">
            <text:p>0.8786621</text:p>
          </table:table-cell>
          <table:table-cell office:value-type="float" office:value="-0.9160305" calcext:value-type="float">
            <text:p>-0.9160305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862595" calcext:value-type="float">
            <text:p>-3.862595</text:p>
          </table:table-cell>
          <table:table-cell office:value-type="float" office:value="0.2359387" calcext:value-type="float">
            <text:p>0.2359387</text:p>
          </table:table-cell>
          <table:table-cell office:value-type="float" office:value="-0.03129774" calcext:value-type="float">
            <text:p>-0.03129774</text:p>
          </table:table-cell>
          <table:table-cell office:value-type="float" office:value="-3.790198" calcext:value-type="float">
            <text:p>-3.79019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8418" calcext:value-type="float">
            <text:p>-0.6628418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80127" calcext:value-type="float">
            <text:p>0.880127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0.0221982" calcext:value-type="float">
            <text:p>0.0221982</text:p>
          </table:table-cell>
          <table:table-cell office:value-type="float" office:value="-0.06183207" calcext:value-type="float">
            <text:p>-0.06183207</text:p>
          </table:table-cell>
          <table:table-cell office:value-type="float" office:value="-0.1108092" calcext:value-type="float">
            <text:p>-0.110809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74805" calcext:value-type="float">
            <text:p>-0.6674805</text:p>
          </table:table-cell>
          <table:table-cell office:value-type="float" office:value="-0.1281738" calcext:value-type="float">
            <text:p>-0.1281738</text:p>
          </table:table-cell>
          <table:table-cell office:value-type="float" office:value="0.8676758" calcext:value-type="float">
            <text:p>0.8676758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1596028" calcext:value-type="float">
            <text:p>0.1596028</text:p>
          </table:table-cell>
          <table:table-cell office:value-type="float" office:value="0.1061068" calcext:value-type="float">
            <text:p>0.1061068</text:p>
          </table:table-cell>
          <table:table-cell office:value-type="float" office:value="-0.04974045" calcext:value-type="float">
            <text:p>-0.0497404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3301" calcext:value-type="float">
            <text:p>-0.6633301</text:p>
          </table:table-cell>
          <table:table-cell office:value-type="float" office:value="-0.1096191" calcext:value-type="float">
            <text:p>-0.1096191</text:p>
          </table:table-cell>
          <table:table-cell office:value-type="float" office:value="0.878418" calcext:value-type="float">
            <text:p>0.878418</text:p>
          </table:table-cell>
          <table:table-cell office:value-type="float" office:value="-1.496183" calcext:value-type="float">
            <text:p>-1.496183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344214" calcext:value-type="float">
            <text:p>-0.344214</text:p>
          </table:table-cell>
          <table:table-cell office:value-type="float" office:value="-0.138168" calcext:value-type="float">
            <text:p>-0.138168</text:p>
          </table:table-cell>
          <table:table-cell office:value-type="float" office:value="-0.003938921" calcext:value-type="float">
            <text:p>-0.00393892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8184" calcext:value-type="float">
            <text:p>-0.6638184</text:p>
          </table:table-cell>
          <table:table-cell office:value-type="float" office:value="-0.1225586" calcext:value-type="float">
            <text:p>-0.1225586</text:p>
          </table:table-cell>
          <table:table-cell office:value-type="float" office:value="0.8601074" calcext:value-type="float">
            <text:p>0.8601074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877863" calcext:value-type="float">
            <text:p>-3.877863</text:p>
          </table:table-cell>
          <table:table-cell office:value-type="float" office:value="-0.008336186" calcext:value-type="float">
            <text:p>-0.008336186</text:p>
          </table:table-cell>
          <table:table-cell office:value-type="float" office:value="0.121374" calcext:value-type="float">
            <text:p>0.121374</text:p>
          </table:table-cell>
          <table:table-cell office:value-type="float" office:value="-3.805466" calcext:value-type="float">
            <text:p>-3.80546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86914" calcext:value-type="float">
            <text:p>-0.6586914</text:p>
          </table:table-cell>
          <table:table-cell office:value-type="float" office:value="-0.1235352" calcext:value-type="float">
            <text:p>-0.1235352</text:p>
          </table:table-cell>
          <table:table-cell office:value-type="float" office:value="0.8747559" calcext:value-type="float">
            <text:p>0.8747559</text:p>
          </table:table-cell>
          <table:table-cell office:value-type="float" office:value="-1.343511" calcext:value-type="float">
            <text:p>-1.343511</text:p>
          </table:table-cell>
          <table:table-cell office:value-type="float" office:value="0.6870229" calcext:value-type="float">
            <text:p>0.6870229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-0.1915423" calcext:value-type="float">
            <text:p>-0.1915423</text:p>
          </table:table-cell>
          <table:table-cell office:value-type="float" office:value="-0.1687023" calcext:value-type="float">
            <text:p>-0.1687023</text:p>
          </table:table-cell>
          <table:table-cell office:value-type="float" office:value="-0.0192061" calcext:value-type="float">
            <text:p>-0.019206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84473" calcext:value-type="float">
            <text:p>-0.6584473</text:p>
          </table:table-cell>
          <table:table-cell office:value-type="float" office:value="-0.1201172" calcext:value-type="float">
            <text:p>-0.1201172</text:p>
          </table:table-cell>
          <table:table-cell office:value-type="float" office:value="0.8730469" calcext:value-type="float">
            <text:p>0.8730469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3.877863" calcext:value-type="float">
            <text:p>3.877863</text:p>
          </table:table-cell>
          <table:table-cell office:value-type="float" office:value="0.0221982" calcext:value-type="float">
            <text:p>0.0221982</text:p>
          </table:table-cell>
          <table:table-cell office:value-type="float" office:value="0.1366412" calcext:value-type="float">
            <text:p>0.1366412</text:p>
          </table:table-cell>
          <table:table-cell office:value-type="float" office:value="3.95026" calcext:value-type="float">
            <text:p>3.9502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99219" calcext:value-type="float">
            <text:p>-0.6699219</text:p>
          </table:table-cell>
          <table:table-cell office:value-type="float" office:value="-0.1257324" calcext:value-type="float">
            <text:p>-0.1257324</text:p>
          </table:table-cell>
          <table:table-cell office:value-type="float" office:value="0.8869629" calcext:value-type="float">
            <text:p>0.8869629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-0.1762751" calcext:value-type="float">
            <text:p>-0.1762751</text:p>
          </table:table-cell>
          <table:table-cell office:value-type="float" office:value="-0.07709927" calcext:value-type="float">
            <text:p>-0.07709927</text:p>
          </table:table-cell>
          <table:table-cell office:value-type="float" office:value="0.02659543" calcext:value-type="float">
            <text:p>0.0265954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6445" calcext:value-type="float">
            <text:p>-0.6606445</text:p>
          </table:table-cell>
          <table:table-cell office:value-type="float" office:value="-0.1274414" calcext:value-type="float">
            <text:p>-0.1274414</text:p>
          </table:table-cell>
          <table:table-cell office:value-type="float" office:value="0.8759766" calcext:value-type="float">
            <text:p>0.8759766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0.1374046" calcext:value-type="float">
            <text:p>0.1374046</text:p>
          </table:table-cell>
          <table:table-cell office:value-type="float" office:value="0.09853411" calcext:value-type="float">
            <text:p>0.09853411</text:p>
          </table:table-cell>
          <table:table-cell office:value-type="float" office:value="0.2129771" calcext:value-type="float">
            <text:p>0.2129771</text:p>
          </table:table-cell>
          <table:table-cell office:value-type="float" office:value="0.2098015" calcext:value-type="float">
            <text:p>0.209801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9922" calcext:value-type="float">
            <text:p>-0.6669922</text:p>
          </table:table-cell>
          <table:table-cell office:value-type="float" office:value="-0.1184082" calcext:value-type="float">
            <text:p>-0.1184082</text:p>
          </table:table-cell>
          <table:table-cell office:value-type="float" office:value="0.8835449" calcext:value-type="float">
            <text:p>0.8835449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7328244" calcext:value-type="float">
            <text:p>0.7328244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1290684" calcext:value-type="float">
            <text:p>0.1290684</text:p>
          </table:table-cell>
          <table:table-cell office:value-type="float" office:value="-0.1229008" calcext:value-type="float">
            <text:p>-0.1229008</text:p>
          </table:table-cell>
          <table:table-cell office:value-type="float" office:value="0.1181985" calcext:value-type="float">
            <text:p>0.118198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99219" calcext:value-type="float">
            <text:p>-0.6699219</text:p>
          </table:table-cell>
          <table:table-cell office:value-type="float" office:value="-0.1203613" calcext:value-type="float">
            <text:p>-0.1203613</text:p>
          </table:table-cell>
          <table:table-cell office:value-type="float" office:value="0.8662109" calcext:value-type="float">
            <text:p>0.8662109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006931067" calcext:value-type="float">
            <text:p>0.006931067</text:p>
          </table:table-cell>
          <table:table-cell office:value-type="float" office:value="0.0603053" calcext:value-type="float">
            <text:p>0.0603053</text:p>
          </table:table-cell>
          <table:table-cell office:value-type="float" office:value="-0.003938921" calcext:value-type="float">
            <text:p>-0.00393892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0391" calcext:value-type="float">
            <text:p>-0.6650391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820801" calcext:value-type="float">
            <text:p>0.8820801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0.01526718" calcext:value-type="float">
            <text:p>0.01526718</text:p>
          </table:table-cell>
          <table:table-cell office:value-type="float" office:value="0.1138012" calcext:value-type="float">
            <text:p>0.1138012</text:p>
          </table:table-cell>
          <table:table-cell office:value-type="float" office:value="-0.1076337" calcext:value-type="float">
            <text:p>-0.1076337</text:p>
          </table:table-cell>
          <table:table-cell office:value-type="float" office:value="0.08766414" calcext:value-type="float">
            <text:p>0.0876641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2598" calcext:value-type="float">
            <text:p>-0.6662598</text:p>
          </table:table-cell>
          <table:table-cell office:value-type="float" office:value="-0.1193848" calcext:value-type="float">
            <text:p>-0.1193848</text:p>
          </table:table-cell>
          <table:table-cell office:value-type="float" office:value="0.8771973" calcext:value-type="float">
            <text:p>0.8771973</text:p>
          </table:table-cell>
          <table:table-cell office:value-type="float" office:value="-1.374046" calcext:value-type="float">
            <text:p>-1.374046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0.3053435" calcext:value-type="float">
            <text:p>-0.3053435</text:p>
          </table:table-cell>
          <table:table-cell office:value-type="float" office:value="-0.2220767" calcext:value-type="float">
            <text:p>-0.2220767</text:p>
          </table:table-cell>
          <table:table-cell office:value-type="float" office:value="-0.1076337" calcext:value-type="float">
            <text:p>-0.1076337</text:p>
          </table:table-cell>
          <table:table-cell office:value-type="float" office:value="-0.2329465" calcext:value-type="float">
            <text:p>-0.232946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0625" calcext:value-type="float">
            <text:p>-0.6640625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803711" calcext:value-type="float">
            <text:p>0.8803711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-0.03887045" calcext:value-type="float">
            <text:p>-0.03887045</text:p>
          </table:table-cell>
          <table:table-cell office:value-type="float" office:value="0.2587786" calcext:value-type="float">
            <text:p>0.2587786</text:p>
          </table:table-cell>
          <table:table-cell office:value-type="float" office:value="0.04186261" calcext:value-type="float">
            <text:p>0.0418626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2832" calcext:value-type="float">
            <text:p>-0.6652832</text:p>
          </table:table-cell>
          <table:table-cell office:value-type="float" office:value="-0.1206055" calcext:value-type="float">
            <text:p>-0.1206055</text:p>
          </table:table-cell>
          <table:table-cell office:value-type="float" office:value="0.876709" calcext:value-type="float">
            <text:p>0.876709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0221982" calcext:value-type="float">
            <text:p>0.0221982</text:p>
          </table:table-cell>
          <table:table-cell office:value-type="float" office:value="-0.09236646" calcext:value-type="float">
            <text:p>-0.09236646</text:p>
          </table:table-cell>
          <table:table-cell office:value-type="float" office:value="-0.003938921" calcext:value-type="float">
            <text:p>-0.00393892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7715" calcext:value-type="float">
            <text:p>-0.6657715</text:p>
          </table:table-cell>
          <table:table-cell office:value-type="float" office:value="-0.1262207" calcext:value-type="float">
            <text:p>-0.1262207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832061" calcext:value-type="float">
            <text:p>-3.832061</text:p>
          </table:table-cell>
          <table:table-cell office:value-type="float" office:value="-0.06940484" calcext:value-type="float">
            <text:p>-0.06940484</text:p>
          </table:table-cell>
          <table:table-cell office:value-type="float" office:value="0.1671756" calcext:value-type="float">
            <text:p>0.1671756</text:p>
          </table:table-cell>
          <table:table-cell office:value-type="float" office:value="-3.759664" calcext:value-type="float">
            <text:p>-3.75966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1328" calcext:value-type="float">
            <text:p>-0.6611328</text:p>
          </table:table-cell>
          <table:table-cell office:value-type="float" office:value="-0.126709" calcext:value-type="float">
            <text:p>-0.126709</text:p>
          </table:table-cell>
          <table:table-cell office:value-type="float" office:value="0.8847656" calcext:value-type="float">
            <text:p>0.8847656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3.862595" calcext:value-type="float">
            <text:p>3.862595</text:p>
          </table:table-cell>
          <table:table-cell office:value-type="float" office:value="-0.008336186" calcext:value-type="float">
            <text:p>-0.008336186</text:p>
          </table:table-cell>
          <table:table-cell office:value-type="float" office:value="-0.06183207" calcext:value-type="float">
            <text:p>-0.06183207</text:p>
          </table:table-cell>
          <table:table-cell office:value-type="float" office:value="3.934992" calcext:value-type="float">
            <text:p>3.93499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1328" calcext:value-type="float">
            <text:p>-0.6611328</text:p>
          </table:table-cell>
          <table:table-cell office:value-type="float" office:value="-0.1379395" calcext:value-type="float">
            <text:p>-0.1379395</text:p>
          </table:table-cell>
          <table:table-cell office:value-type="float" office:value="0.887207" calcext:value-type="float">
            <text:p>0.887207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0.06799972" calcext:value-type="float">
            <text:p>0.06799972</text:p>
          </table:table-cell>
          <table:table-cell office:value-type="float" office:value="-0.01603055" calcext:value-type="float">
            <text:p>-0.01603055</text:p>
          </table:table-cell>
          <table:table-cell office:value-type="float" office:value="-0.03447327" calcext:value-type="float">
            <text:p>-0.0344732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713867" calcext:value-type="float">
            <text:p>-0.6713867</text:p>
          </table:table-cell>
          <table:table-cell office:value-type="float" office:value="-0.1262207" calcext:value-type="float">
            <text:p>-0.1262207</text:p>
          </table:table-cell>
          <table:table-cell office:value-type="float" office:value="0.8735352" calcext:value-type="float">
            <text:p>0.8735352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06940484" calcext:value-type="float">
            <text:p>-0.06940484</text:p>
          </table:table-cell>
          <table:table-cell office:value-type="float" office:value="0.0450381" calcext:value-type="float">
            <text:p>0.0450381</text:p>
          </table:table-cell>
          <table:table-cell office:value-type="float" office:value="-0.003938921" calcext:value-type="float">
            <text:p>-0.00393892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84473" calcext:value-type="float">
            <text:p>-0.6584473</text:p>
          </table:table-cell>
          <table:table-cell office:value-type="float" office:value="-0.119873" calcext:value-type="float">
            <text:p>-0.119873</text:p>
          </table:table-cell>
          <table:table-cell office:value-type="float" office:value="0.8752441" calcext:value-type="float">
            <text:p>0.8752441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6564885" calcext:value-type="float">
            <text:p>0.6564885</text:p>
          </table:table-cell>
          <table:table-cell office:value-type="float" office:value="0" calcext:value-type="float">
            <text:p>0</text:p>
          </table:table-cell>
          <table:table-cell office:value-type="float" office:value="0.03746533" calcext:value-type="float">
            <text:p>0.03746533</text:p>
          </table:table-cell>
          <table:table-cell office:value-type="float" office:value="-0.1992367" calcext:value-type="float">
            <text:p>-0.1992367</text:p>
          </table:table-cell>
          <table:table-cell office:value-type="float" office:value="0.07239696" calcext:value-type="float">
            <text:p>0.0723969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1563" calcext:value-type="float">
            <text:p>-0.6601563</text:p>
          </table:table-cell>
          <table:table-cell office:value-type="float" office:value="-0.1196289" calcext:value-type="float">
            <text:p>-0.1196289</text:p>
          </table:table-cell>
          <table:table-cell office:value-type="float" office:value="0.8764648" calcext:value-type="float">
            <text:p>0.8764648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2748091" calcext:value-type="float">
            <text:p>-0.2748091</text:p>
          </table:table-cell>
          <table:table-cell office:value-type="float" office:value="-0.02360332" calcext:value-type="float">
            <text:p>-0.02360332</text:p>
          </table:table-cell>
          <table:table-cell office:value-type="float" office:value="0.0450381" calcext:value-type="float">
            <text:p>0.0450381</text:p>
          </table:table-cell>
          <table:table-cell office:value-type="float" office:value="-0.2024122" calcext:value-type="float">
            <text:p>-0.202412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0391" calcext:value-type="float">
            <text:p>-0.6650391</text:p>
          </table:table-cell>
          <table:table-cell office:value-type="float" office:value="-0.1269531" calcext:value-type="float">
            <text:p>-0.1269531</text:p>
          </table:table-cell>
          <table:table-cell office:value-type="float" office:value="0.8796387" calcext:value-type="float">
            <text:p>0.8796387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1610079" calcext:value-type="float">
            <text:p>-0.1610079</text:p>
          </table:table-cell>
          <table:table-cell office:value-type="float" office:value="-0.07709927" calcext:value-type="float">
            <text:p>-0.07709927</text:p>
          </table:table-cell>
          <table:table-cell office:value-type="float" office:value="0.1334657" calcext:value-type="float">
            <text:p>0.133465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6211" calcext:value-type="float">
            <text:p>-0.6616211</text:p>
          </table:table-cell>
          <table:table-cell office:value-type="float" office:value="-0.1210938" calcext:value-type="float">
            <text:p>-0.1210938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09853411" calcext:value-type="float">
            <text:p>0.09853411</text:p>
          </table:table-cell>
          <table:table-cell office:value-type="float" office:value="0.1366412" calcext:value-type="float">
            <text:p>0.1366412</text:p>
          </table:table-cell>
          <table:table-cell office:value-type="float" office:value="-0.0192061" calcext:value-type="float">
            <text:p>-0.019206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8184" calcext:value-type="float">
            <text:p>-0.6638184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40234" calcext:value-type="float">
            <text:p>0.8740234</text:p>
          </table:table-cell>
          <table:table-cell office:value-type="float" office:value="-1.40458" calcext:value-type="float">
            <text:p>-1.40458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2526109" calcext:value-type="float">
            <text:p>-0.2526109</text:p>
          </table:table-cell>
          <table:table-cell office:value-type="float" office:value="0.0603053" calcext:value-type="float">
            <text:p>0.0603053</text:p>
          </table:table-cell>
          <table:table-cell office:value-type="float" office:value="-0.003938921" calcext:value-type="float">
            <text:p>-0.00393892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91895" calcext:value-type="float">
            <text:p>-0.6691895</text:p>
          </table:table-cell>
          <table:table-cell office:value-type="float" office:value="-0.1237793" calcext:value-type="float">
            <text:p>-0.1237793</text:p>
          </table:table-cell>
          <table:table-cell office:value-type="float" office:value="0.8720703" calcext:value-type="float">
            <text:p>0.8720703</text:p>
          </table:table-cell>
          <table:table-cell office:value-type="float" office:value="-1.358779" calcext:value-type="float">
            <text:p>-1.358779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2068094" calcext:value-type="float">
            <text:p>-0.2068094</text:p>
          </table:table-cell>
          <table:table-cell office:value-type="float" office:value="0.5183206" calcext:value-type="float">
            <text:p>0.5183206</text:p>
          </table:table-cell>
          <table:table-cell office:value-type="float" office:value="-0.04974045" calcext:value-type="float">
            <text:p>-0.0497404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9922" calcext:value-type="float">
            <text:p>-0.6669922</text:p>
          </table:table-cell>
          <table:table-cell office:value-type="float" office:value="-0.1201172" calcext:value-type="float">
            <text:p>-0.1201172</text:p>
          </table:table-cell>
          <table:table-cell office:value-type="float" office:value="0.8808594" calcext:value-type="float">
            <text:p>0.8808594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-0.03887045" calcext:value-type="float">
            <text:p>-0.03887045</text:p>
          </table:table-cell>
          <table:table-cell office:value-type="float" office:value="0.0603053" calcext:value-type="float">
            <text:p>0.0603053</text:p>
          </table:table-cell>
          <table:table-cell office:value-type="float" office:value="-0.0192061" calcext:value-type="float">
            <text:p>-0.019206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7949" calcext:value-type="float">
            <text:p>-0.6647949</text:p>
          </table:table-cell>
          <table:table-cell office:value-type="float" office:value="-0.1286621" calcext:value-type="float">
            <text:p>-0.1286621</text:p>
          </table:table-cell>
          <table:table-cell office:value-type="float" office:value="0.8679199" calcext:value-type="float">
            <text:p>0.8679199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008336186" calcext:value-type="float">
            <text:p>-0.008336186</text:p>
          </table:table-cell>
          <table:table-cell office:value-type="float" office:value="0.1824427" calcext:value-type="float">
            <text:p>0.1824427</text:p>
          </table:table-cell>
          <table:table-cell office:value-type="float" office:value="-0.04974045" calcext:value-type="float">
            <text:p>-0.0497404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0391" calcext:value-type="float">
            <text:p>-0.6650391</text:p>
          </table:table-cell>
          <table:table-cell office:value-type="float" office:value="-0.1220703" calcext:value-type="float">
            <text:p>-0.1220703</text:p>
          </table:table-cell>
          <table:table-cell office:value-type="float" office:value="0.8728027" calcext:value-type="float">
            <text:p>0.8728027</text:p>
          </table:table-cell>
          <table:table-cell office:value-type="float" office:value="-1.343511" calcext:value-type="float">
            <text:p>-1.343511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1915423" calcext:value-type="float">
            <text:p>-0.1915423</text:p>
          </table:table-cell>
          <table:table-cell office:value-type="float" office:value="0.3045802" calcext:value-type="float">
            <text:p>0.3045802</text:p>
          </table:table-cell>
          <table:table-cell office:value-type="float" office:value="-0.04974045" calcext:value-type="float">
            <text:p>-0.0497404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3066" calcext:value-type="float">
            <text:p>-0.6643066</text:p>
          </table:table-cell>
          <table:table-cell office:value-type="float" office:value="-0.1225586" calcext:value-type="float">
            <text:p>-0.1225586</text:p>
          </table:table-cell>
          <table:table-cell office:value-type="float" office:value="0.8789063" calcext:value-type="float">
            <text:p>0.8789063</text:p>
          </table:table-cell>
          <table:table-cell office:value-type="float" office:value="-1.374046" calcext:value-type="float">
            <text:p>-1.374046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0.3206107" calcext:value-type="float">
            <text:p>-0.3206107</text:p>
          </table:table-cell>
          <table:table-cell office:value-type="float" office:value="-0.2220767" calcext:value-type="float">
            <text:p>-0.2220767</text:p>
          </table:table-cell>
          <table:table-cell office:value-type="float" office:value="0.2435114" calcext:value-type="float">
            <text:p>0.2435114</text:p>
          </table:table-cell>
          <table:table-cell office:value-type="float" office:value="-0.2482137" calcext:value-type="float">
            <text:p>-0.248213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3301" calcext:value-type="float">
            <text:p>-0.6633301</text:p>
          </table:table-cell>
          <table:table-cell office:value-type="float" office:value="-0.1225586" calcext:value-type="float">
            <text:p>-0.1225586</text:p>
          </table:table-cell>
          <table:table-cell office:value-type="float" office:value="0.8798828" calcext:value-type="float">
            <text:p>0.8798828</text:p>
          </table:table-cell>
          <table:table-cell office:value-type="float" office:value="-1.29771" calcext:value-type="float">
            <text:p>-1.29771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-0.1457407" calcext:value-type="float">
            <text:p>-0.1457407</text:p>
          </table:table-cell>
          <table:table-cell office:value-type="float" office:value="0.3198473" calcext:value-type="float">
            <text:p>0.3198473</text:p>
          </table:table-cell>
          <table:table-cell office:value-type="float" office:value="-0.08027479" calcext:value-type="float">
            <text:p>-0.0802747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8887" calcext:value-type="float">
            <text:p>-0.6608887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81738" calcext:value-type="float">
            <text:p>0.8781738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0.2900764" calcext:value-type="float">
            <text:p>-0.2900764</text:p>
          </table:table-cell>
          <table:table-cell office:value-type="float" office:value="-0.08467197" calcext:value-type="float">
            <text:p>-0.08467197</text:p>
          </table:table-cell>
          <table:table-cell office:value-type="float" office:value="0.2587786" calcext:value-type="float">
            <text:p>0.2587786</text:p>
          </table:table-cell>
          <table:table-cell office:value-type="float" office:value="-0.2176794" calcext:value-type="float">
            <text:p>-0.217679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0625" calcext:value-type="float">
            <text:p>-0.6640625</text:p>
          </table:table-cell>
          <table:table-cell office:value-type="float" office:value="-0.1101074" calcext:value-type="float">
            <text:p>-0.1101074</text:p>
          </table:table-cell>
          <table:table-cell office:value-type="float" office:value="0.8723145" calcext:value-type="float">
            <text:p>0.8723145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0.06799972" calcext:value-type="float">
            <text:p>0.06799972</text:p>
          </table:table-cell>
          <table:table-cell office:value-type="float" office:value="0.4877862" calcext:value-type="float">
            <text:p>0.4877862</text:p>
          </table:table-cell>
          <table:table-cell office:value-type="float" office:value="-0.08027479" calcext:value-type="float">
            <text:p>-0.0802747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0625" calcext:value-type="float">
            <text:p>-0.6640625</text:p>
          </table:table-cell>
          <table:table-cell office:value-type="float" office:value="-0.111084" calcext:value-type="float">
            <text:p>-0.111084</text:p>
          </table:table-cell>
          <table:table-cell office:value-type="float" office:value="0.8762207" calcext:value-type="float">
            <text:p>0.8762207</text:p>
          </table:table-cell>
          <table:table-cell office:value-type="float" office:value="-1.496183" calcext:value-type="float">
            <text:p>-1.496183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344214" calcext:value-type="float">
            <text:p>-0.344214</text:p>
          </table:table-cell>
          <table:table-cell office:value-type="float" office:value="0.2435114" calcext:value-type="float">
            <text:p>0.2435114</text:p>
          </table:table-cell>
          <table:table-cell office:value-type="float" office:value="-0.06500762" calcext:value-type="float">
            <text:p>-0.0650076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82031" calcext:value-type="float">
            <text:p>-0.6582031</text:p>
          </table:table-cell>
          <table:table-cell office:value-type="float" office:value="-0.1164551" calcext:value-type="float">
            <text:p>-0.1164551</text:p>
          </table:table-cell>
          <table:table-cell office:value-type="float" office:value="0.869873" calcext:value-type="float">
            <text:p>0.869873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0.3358779" calcext:value-type="float">
            <text:p>-0.3358779</text:p>
          </table:table-cell>
          <table:table-cell office:value-type="float" office:value="-0.1152064" calcext:value-type="float">
            <text:p>-0.1152064</text:p>
          </table:table-cell>
          <table:table-cell office:value-type="float" office:value="0.2435114" calcext:value-type="float">
            <text:p>0.2435114</text:p>
          </table:table-cell>
          <table:table-cell office:value-type="float" office:value="-0.2634809" calcext:value-type="float">
            <text:p>-0.263480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5508" calcext:value-type="float">
            <text:p>-0.6645508</text:p>
          </table:table-cell>
          <table:table-cell office:value-type="float" office:value="-0.1218262" calcext:value-type="float">
            <text:p>-0.1218262</text:p>
          </table:table-cell>
          <table:table-cell office:value-type="float" office:value="0.8620605" calcext:value-type="float">
            <text:p>0.8620605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06940484" calcext:value-type="float">
            <text:p>-0.06940484</text:p>
          </table:table-cell>
          <table:table-cell office:value-type="float" office:value="0.2435114" calcext:value-type="float">
            <text:p>0.2435114</text:p>
          </table:table-cell>
          <table:table-cell office:value-type="float" office:value="0.05712978" calcext:value-type="float">
            <text:p>0.0571297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3301" calcext:value-type="float">
            <text:p>-0.6633301</text:p>
          </table:table-cell>
          <table:table-cell office:value-type="float" office:value="-0.1242676" calcext:value-type="float">
            <text:p>-0.1242676</text:p>
          </table:table-cell>
          <table:table-cell office:value-type="float" office:value="0.8684082" calcext:value-type="float">
            <text:p>0.8684082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-0.3206107" calcext:value-type="float">
            <text:p>-0.3206107</text:p>
          </table:table-cell>
          <table:table-cell office:value-type="float" office:value="0.06799972" calcext:value-type="float">
            <text:p>0.06799972</text:p>
          </table:table-cell>
          <table:table-cell office:value-type="float" office:value="0.6557252" calcext:value-type="float">
            <text:p>0.6557252</text:p>
          </table:table-cell>
          <table:table-cell office:value-type="float" office:value="-0.2482137" calcext:value-type="float">
            <text:p>-0.248213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748" calcext:value-type="float">
            <text:p>-0.666748</text:p>
          </table:table-cell>
          <table:table-cell office:value-type="float" office:value="-0.1271973" calcext:value-type="float">
            <text:p>-0.1271973</text:p>
          </table:table-cell>
          <table:table-cell office:value-type="float" office:value="0.8754883" calcext:value-type="float">
            <text:p>0.8754883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0.2290076" calcext:value-type="float">
            <text:p>-0.2290076</text:p>
          </table:table-cell>
          <table:table-cell office:value-type="float" office:value="-0.1610079" calcext:value-type="float">
            <text:p>-0.1610079</text:p>
          </table:table-cell>
          <table:table-cell office:value-type="float" office:value="0.2282443" calcext:value-type="float">
            <text:p>0.2282443</text:p>
          </table:table-cell>
          <table:table-cell office:value-type="float" office:value="-0.1566107" calcext:value-type="float">
            <text:p>-0.156610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0156" calcext:value-type="float">
            <text:p>-0.6660156</text:p>
          </table:table-cell>
          <table:table-cell office:value-type="float" office:value="-0.138916" calcext:value-type="float">
            <text:p>-0.138916</text:p>
          </table:table-cell>
          <table:table-cell office:value-type="float" office:value="0.8796387" calcext:value-type="float">
            <text:p>0.8796387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2442748" calcext:value-type="float">
            <text:p>-0.2442748</text:p>
          </table:table-cell>
          <table:table-cell office:value-type="float" office:value="-0.008336186" calcext:value-type="float">
            <text:p>-0.008336186</text:p>
          </table:table-cell>
          <table:table-cell office:value-type="float" office:value="0.0450381" calcext:value-type="float">
            <text:p>0.0450381</text:p>
          </table:table-cell>
          <table:table-cell office:value-type="float" office:value="-0.1718779" calcext:value-type="float">
            <text:p>-0.171877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99121" calcext:value-type="float">
            <text:p>-0.6599121</text:p>
          </table:table-cell>
          <table:table-cell office:value-type="float" office:value="-0.1235352" calcext:value-type="float">
            <text:p>-0.1235352</text:p>
          </table:table-cell>
          <table:table-cell office:value-type="float" office:value="0.873291" calcext:value-type="float">
            <text:p>0.873291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03746533" calcext:value-type="float">
            <text:p>0.03746533</text:p>
          </table:table-cell>
          <table:table-cell office:value-type="float" office:value="0.2587786" calcext:value-type="float">
            <text:p>0.2587786</text:p>
          </table:table-cell>
          <table:table-cell office:value-type="float" office:value="-0.003938921" calcext:value-type="float">
            <text:p>-0.00393892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8418" calcext:value-type="float">
            <text:p>-0.6628418</text:p>
          </table:table-cell>
          <table:table-cell office:value-type="float" office:value="-0.1235352" calcext:value-type="float">
            <text:p>-0.1235352</text:p>
          </table:table-cell>
          <table:table-cell office:value-type="float" office:value="0.887207" calcext:value-type="float">
            <text:p>0.887207</text:p>
          </table:table-cell>
          <table:table-cell office:value-type="float" office:value="-1.343511" calcext:value-type="float">
            <text:p>-1.343511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0.3206107" calcext:value-type="float">
            <text:p>-0.3206107</text:p>
          </table:table-cell>
          <table:table-cell office:value-type="float" office:value="-0.1915423" calcext:value-type="float">
            <text:p>-0.1915423</text:p>
          </table:table-cell>
          <table:table-cell office:value-type="float" office:value="0.1519083" calcext:value-type="float">
            <text:p>0.1519083</text:p>
          </table:table-cell>
          <table:table-cell office:value-type="float" office:value="-0.2482137" calcext:value-type="float">
            <text:p>-0.248213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8418" calcext:value-type="float">
            <text:p>-0.6628418</text:p>
          </table:table-cell>
          <table:table-cell office:value-type="float" office:value="-0.1208496" calcext:value-type="float">
            <text:p>-0.1208496</text:p>
          </table:table-cell>
          <table:table-cell office:value-type="float" office:value="0.8654785" calcext:value-type="float">
            <text:p>0.8654785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0.1832061" calcext:value-type="float">
            <text:p>0.1832061</text:p>
          </table:table-cell>
          <table:table-cell office:value-type="float" office:value="-0.02360332" calcext:value-type="float">
            <text:p>-0.02360332</text:p>
          </table:table-cell>
          <table:table-cell office:value-type="float" office:value="0.07557249" calcext:value-type="float">
            <text:p>0.07557249</text:p>
          </table:table-cell>
          <table:table-cell office:value-type="float" office:value="0.2556031" calcext:value-type="float">
            <text:p>0.255603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91797" calcext:value-type="float">
            <text:p>-0.6591797</text:p>
          </table:table-cell>
          <table:table-cell office:value-type="float" office:value="-0.1359863" calcext:value-type="float">
            <text:p>-0.1359863</text:p>
          </table:table-cell>
          <table:table-cell office:value-type="float" office:value="0.8759766" calcext:value-type="float">
            <text:p>0.8759766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-0.05413771" calcext:value-type="float">
            <text:p>-0.05413771</text:p>
          </table:table-cell>
          <table:table-cell office:value-type="float" office:value="0.0603053" calcext:value-type="float">
            <text:p>0.0603053</text:p>
          </table:table-cell>
          <table:table-cell office:value-type="float" office:value="-0.03447327" calcext:value-type="float">
            <text:p>-0.0344732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0156" calcext:value-type="float">
            <text:p>-0.6660156</text:p>
          </table:table-cell>
          <table:table-cell office:value-type="float" office:value="-0.1235352" calcext:value-type="float">
            <text:p>-0.1235352</text:p>
          </table:table-cell>
          <table:table-cell office:value-type="float" office:value="0.8737793" calcext:value-type="float">
            <text:p>0.8737793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0.09160305" calcext:value-type="float">
            <text:p>0.09160305</text:p>
          </table:table-cell>
          <table:table-cell office:value-type="float" office:value="0.1290684" calcext:value-type="float">
            <text:p>0.1290684</text:p>
          </table:table-cell>
          <table:table-cell office:value-type="float" office:value="0.2587786" calcext:value-type="float">
            <text:p>0.2587786</text:p>
          </table:table-cell>
          <table:table-cell office:value-type="float" office:value="0.164" calcext:value-type="float">
            <text:p>0.16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6211" calcext:value-type="float">
            <text:p>-0.6616211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25586" calcext:value-type="float">
            <text:p>0.8725586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03887045" calcext:value-type="float">
            <text:p>-0.03887045</text:p>
          </table:table-cell>
          <table:table-cell office:value-type="float" office:value="-0.06183207" calcext:value-type="float">
            <text:p>-0.06183207</text:p>
          </table:table-cell>
          <table:table-cell office:value-type="float" office:value="-0.06500762" calcext:value-type="float">
            <text:p>-0.0650076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1563" calcext:value-type="float">
            <text:p>-0.6601563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728027" calcext:value-type="float">
            <text:p>0.8728027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05273259" calcext:value-type="float">
            <text:p>0.05273259</text:p>
          </table:table-cell>
          <table:table-cell office:value-type="float" office:value="-0.01603055" calcext:value-type="float">
            <text:p>-0.01603055</text:p>
          </table:table-cell>
          <table:table-cell office:value-type="float" office:value="-0.003938921" calcext:value-type="float">
            <text:p>-0.00393892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86914" calcext:value-type="float">
            <text:p>-0.6586914</text:p>
          </table:table-cell>
          <table:table-cell office:value-type="float" office:value="-0.1225586" calcext:value-type="float">
            <text:p>-0.1225586</text:p>
          </table:table-cell>
          <table:table-cell office:value-type="float" office:value="0.8798828" calcext:value-type="float">
            <text:p>0.8798828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08467197" calcext:value-type="float">
            <text:p>-0.08467197</text:p>
          </table:table-cell>
          <table:table-cell office:value-type="float" office:value="-0.04656494" calcext:value-type="float">
            <text:p>-0.04656494</text:p>
          </table:table-cell>
          <table:table-cell office:value-type="float" office:value="0.1334657" calcext:value-type="float">
            <text:p>0.133465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1094" calcext:value-type="float">
            <text:p>-0.6621094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735352" calcext:value-type="float">
            <text:p>0.8735352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862595" calcext:value-type="float">
            <text:p>-3.862595</text:p>
          </table:table-cell>
          <table:table-cell office:value-type="float" office:value="0.0221982" calcext:value-type="float">
            <text:p>0.0221982</text:p>
          </table:table-cell>
          <table:table-cell office:value-type="float" office:value="0.09083968" calcext:value-type="float">
            <text:p>0.09083968</text:p>
          </table:table-cell>
          <table:table-cell office:value-type="float" office:value="-3.790198" calcext:value-type="float">
            <text:p>-3.79019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86914" calcext:value-type="float">
            <text:p>-0.6586914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78418" calcext:value-type="float">
            <text:p>0.878418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0.06799972" calcext:value-type="float">
            <text:p>0.06799972</text:p>
          </table:table-cell>
          <table:table-cell office:value-type="float" office:value="0.09083968" calcext:value-type="float">
            <text:p>0.09083968</text:p>
          </table:table-cell>
          <table:table-cell office:value-type="float" office:value="0.1029313" calcext:value-type="float">
            <text:p>0.102931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6211" calcext:value-type="float">
            <text:p>-0.6616211</text:p>
          </table:table-cell>
          <table:table-cell office:value-type="float" office:value="-0.1166992" calcext:value-type="float">
            <text:p>-0.1166992</text:p>
          </table:table-cell>
          <table:table-cell office:value-type="float" office:value="0.8703613" calcext:value-type="float">
            <text:p>0.8703613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5954198" calcext:value-type="float">
            <text:p>0.5954198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02360332" calcext:value-type="float">
            <text:p>-0.02360332</text:p>
          </table:table-cell>
          <table:table-cell office:value-type="float" office:value="-0.2603054" calcext:value-type="float">
            <text:p>-0.2603054</text:p>
          </table:table-cell>
          <table:table-cell office:value-type="float" office:value="-0.003938921" calcext:value-type="float">
            <text:p>-0.00393892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82129" calcext:value-type="float">
            <text:p>-0.6682129</text:p>
          </table:table-cell>
          <table:table-cell office:value-type="float" office:value="-0.1225586" calcext:value-type="float">
            <text:p>-0.1225586</text:p>
          </table:table-cell>
          <table:table-cell office:value-type="float" office:value="0.8896484" calcext:value-type="float">
            <text:p>0.8896484</text:p>
          </table:table-cell>
          <table:table-cell office:value-type="float" office:value="-0.961832" calcext:value-type="float">
            <text:p>-0.961832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0.2137404" calcext:value-type="float">
            <text:p>0.2137404</text:p>
          </table:table-cell>
          <table:table-cell office:value-type="float" office:value="0.1901371" calcext:value-type="float">
            <text:p>0.1901371</text:p>
          </table:table-cell>
          <table:table-cell office:value-type="float" office:value="0.2129771" calcext:value-type="float">
            <text:p>0.2129771</text:p>
          </table:table-cell>
          <table:table-cell office:value-type="float" office:value="0.2861374" calcext:value-type="float">
            <text:p>0.286137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491699" calcext:value-type="float">
            <text:p>-0.6491699</text:p>
          </table:table-cell>
          <table:table-cell office:value-type="float" office:value="-0.126709" calcext:value-type="float">
            <text:p>-0.126709</text:p>
          </table:table-cell>
          <table:table-cell office:value-type="float" office:value="0.8735352" calcext:value-type="float">
            <text:p>0.8735352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4885496" calcext:value-type="float">
            <text:p>0.4885496</text:p>
          </table:table-cell>
          <table:table-cell office:value-type="float" office:value="0" calcext:value-type="float">
            <text:p>0</text:p>
          </table:table-cell>
          <table:table-cell office:value-type="float" office:value="0.1290684" calcext:value-type="float">
            <text:p>0.1290684</text:p>
          </table:table-cell>
          <table:table-cell office:value-type="float" office:value="-0.3671756" calcext:value-type="float">
            <text:p>-0.3671756</text:p>
          </table:table-cell>
          <table:table-cell office:value-type="float" office:value="0.07239696" calcext:value-type="float">
            <text:p>0.0723969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748" calcext:value-type="float">
            <text:p>-0.666748</text:p>
          </table:table-cell>
          <table:table-cell office:value-type="float" office:value="-0.1303711" calcext:value-type="float">
            <text:p>-0.1303711</text:p>
          </table:table-cell>
          <table:table-cell office:value-type="float" office:value="0.8833008" calcext:value-type="float">
            <text:p>0.8833008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0.1984733" calcext:value-type="float">
            <text:p>0.1984733</text:p>
          </table:table-cell>
          <table:table-cell office:value-type="float" office:value="-0.1762751" calcext:value-type="float">
            <text:p>-0.1762751</text:p>
          </table:table-cell>
          <table:table-cell office:value-type="float" office:value="0.01450378" calcext:value-type="float">
            <text:p>0.01450378</text:p>
          </table:table-cell>
          <table:table-cell office:value-type="float" office:value="0.2708702" calcext:value-type="float">
            <text:p>0.270870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74707" calcext:value-type="float">
            <text:p>-0.6574707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747559" calcext:value-type="float">
            <text:p>0.8747559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6870229" calcext:value-type="float">
            <text:p>0.6870229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0.05273259" calcext:value-type="float">
            <text:p>0.05273259</text:p>
          </table:table-cell>
          <table:table-cell office:value-type="float" office:value="-0.1687023" calcext:value-type="float">
            <text:p>-0.1687023</text:p>
          </table:table-cell>
          <table:table-cell office:value-type="float" office:value="-0.03447327" calcext:value-type="float">
            <text:p>-0.0344732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84473" calcext:value-type="float">
            <text:p>-0.6584473</text:p>
          </table:table-cell>
          <table:table-cell office:value-type="float" office:value="-0.1274414" calcext:value-type="float">
            <text:p>-0.1274414</text:p>
          </table:table-cell>
          <table:table-cell office:value-type="float" office:value="0.8730469" calcext:value-type="float">
            <text:p>0.8730469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2290076" calcext:value-type="float">
            <text:p>-0.2290076</text:p>
          </table:table-cell>
          <table:table-cell office:value-type="float" office:value="-0.02360332" calcext:value-type="float">
            <text:p>-0.02360332</text:p>
          </table:table-cell>
          <table:table-cell office:value-type="float" office:value="0.09083968" calcext:value-type="float">
            <text:p>0.09083968</text:p>
          </table:table-cell>
          <table:table-cell office:value-type="float" office:value="-0.1566107" calcext:value-type="float">
            <text:p>-0.156610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6445" calcext:value-type="float">
            <text:p>-0.6606445</text:p>
          </table:table-cell>
          <table:table-cell office:value-type="float" office:value="-0.1335449" calcext:value-type="float">
            <text:p>-0.1335449</text:p>
          </table:table-cell>
          <table:table-cell office:value-type="float" office:value="0.8779297" calcext:value-type="float">
            <text:p>0.8779297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-0.08467197" calcext:value-type="float">
            <text:p>-0.08467197</text:p>
          </table:table-cell>
          <table:table-cell office:value-type="float" office:value="-0.1534352" calcext:value-type="float">
            <text:p>-0.1534352</text:p>
          </table:table-cell>
          <table:table-cell office:value-type="float" office:value="-0.0192061" calcext:value-type="float">
            <text:p>-0.019206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7949" calcext:value-type="float">
            <text:p>-0.6647949</text:p>
          </table:table-cell>
          <table:table-cell office:value-type="float" office:value="-0.1274414" calcext:value-type="float">
            <text:p>-0.1274414</text:p>
          </table:table-cell>
          <table:table-cell office:value-type="float" office:value="0.8840332" calcext:value-type="float">
            <text:p>0.8840332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0.1290684" calcext:value-type="float">
            <text:p>0.1290684</text:p>
          </table:table-cell>
          <table:table-cell office:value-type="float" office:value="0.0603053" calcext:value-type="float">
            <text:p>0.0603053</text:p>
          </table:table-cell>
          <table:table-cell office:value-type="float" office:value="-0.08027479" calcext:value-type="float">
            <text:p>-0.0802747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8652" calcext:value-type="float">
            <text:p>-0.6618652</text:p>
          </table:table-cell>
          <table:table-cell office:value-type="float" office:value="-0.1259766" calcext:value-type="float">
            <text:p>-0.1259766</text:p>
          </table:table-cell>
          <table:table-cell office:value-type="float" office:value="0.8723145" calcext:value-type="float">
            <text:p>0.8723145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6870229" calcext:value-type="float">
            <text:p>0.6870229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008336186" calcext:value-type="float">
            <text:p>-0.008336186</text:p>
          </table:table-cell>
          <table:table-cell office:value-type="float" office:value="-0.1687023" calcext:value-type="float">
            <text:p>-0.1687023</text:p>
          </table:table-cell>
          <table:table-cell office:value-type="float" office:value="-0.04974045" calcext:value-type="float">
            <text:p>-0.0497404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5508" calcext:value-type="float">
            <text:p>-0.6645508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676758" calcext:value-type="float">
            <text:p>0.8676758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0.1526718" calcext:value-type="float">
            <text:p>0.1526718</text:p>
          </table:table-cell>
          <table:table-cell office:value-type="float" office:value="-0.008336186" calcext:value-type="float">
            <text:p>-0.008336186</text:p>
          </table:table-cell>
          <table:table-cell office:value-type="float" office:value="0.01450378" calcext:value-type="float">
            <text:p>0.01450378</text:p>
          </table:table-cell>
          <table:table-cell office:value-type="float" office:value="0.2250687" calcext:value-type="float">
            <text:p>0.225068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5273" calcext:value-type="float">
            <text:p>-0.6655273</text:p>
          </table:table-cell>
          <table:table-cell office:value-type="float" office:value="-0.1240234" calcext:value-type="float">
            <text:p>-0.1240234</text:p>
          </table:table-cell>
          <table:table-cell office:value-type="float" office:value="0.8813477" calcext:value-type="float">
            <text:p>0.8813477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1290684" calcext:value-type="float">
            <text:p>0.1290684</text:p>
          </table:table-cell>
          <table:table-cell office:value-type="float" office:value="-0.03129774" calcext:value-type="float">
            <text:p>-0.03129774</text:p>
          </table:table-cell>
          <table:table-cell office:value-type="float" office:value="-0.04974045" calcext:value-type="float">
            <text:p>-0.0497404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5273" calcext:value-type="float">
            <text:p>-0.6655273</text:p>
          </table:table-cell>
          <table:table-cell office:value-type="float" office:value="-0.1218262" calcext:value-type="float">
            <text:p>-0.1218262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0.09160305" calcext:value-type="float">
            <text:p>0.09160305</text:p>
          </table:table-cell>
          <table:table-cell office:value-type="float" office:value="-0.03887045" calcext:value-type="float">
            <text:p>-0.03887045</text:p>
          </table:table-cell>
          <table:table-cell office:value-type="float" office:value="-0.04656494" calcext:value-type="float">
            <text:p>-0.04656494</text:p>
          </table:table-cell>
          <table:table-cell office:value-type="float" office:value="0.164" calcext:value-type="float">
            <text:p>0.16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0391" calcext:value-type="float">
            <text:p>-0.6650391</text:p>
          </table:table-cell>
          <table:table-cell office:value-type="float" office:value="-0.1206055" calcext:value-type="float">
            <text:p>-0.1206055</text:p>
          </table:table-cell>
          <table:table-cell office:value-type="float" office:value="0.8723145" calcext:value-type="float">
            <text:p>0.8723145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09853411" calcext:value-type="float">
            <text:p>0.09853411</text:p>
          </table:table-cell>
          <table:table-cell office:value-type="float" office:value="-0.07709927" calcext:value-type="float">
            <text:p>-0.07709927</text:p>
          </table:table-cell>
          <table:table-cell office:value-type="float" office:value="0.04186261" calcext:value-type="float">
            <text:p>0.0418626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5273" calcext:value-type="float">
            <text:p>-0.6655273</text:p>
          </table:table-cell>
          <table:table-cell office:value-type="float" office:value="-0.1242676" calcext:value-type="float">
            <text:p>-0.1242676</text:p>
          </table:table-cell>
          <table:table-cell office:value-type="float" office:value="0.8754883" calcext:value-type="float">
            <text:p>0.8754883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1138012" calcext:value-type="float">
            <text:p>0.1138012</text:p>
          </table:table-cell>
          <table:table-cell office:value-type="float" office:value="-0.03129774" calcext:value-type="float">
            <text:p>-0.03129774</text:p>
          </table:table-cell>
          <table:table-cell office:value-type="float" office:value="-0.04974045" calcext:value-type="float">
            <text:p>-0.0497404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1328" calcext:value-type="float">
            <text:p>-0.6611328</text:p>
          </table:table-cell>
          <table:table-cell office:value-type="float" office:value="-0.1203613" calcext:value-type="float">
            <text:p>-0.1203613</text:p>
          </table:table-cell>
          <table:table-cell office:value-type="float" office:value="0.8754883" calcext:value-type="float">
            <text:p>0.8754883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0.1221374" calcext:value-type="float">
            <text:p>0.1221374</text:p>
          </table:table-cell>
          <table:table-cell office:value-type="float" office:value="0.09853411" calcext:value-type="float">
            <text:p>0.09853411</text:p>
          </table:table-cell>
          <table:table-cell office:value-type="float" office:value="-0.1076337" calcext:value-type="float">
            <text:p>-0.1076337</text:p>
          </table:table-cell>
          <table:table-cell office:value-type="float" office:value="0.1945344" calcext:value-type="float">
            <text:p>0.194534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8457" calcext:value-type="float">
            <text:p>-0.668457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78418" calcext:value-type="float">
            <text:p>0.878418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610687" calcext:value-type="float">
            <text:p>0.610687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05273259" calcext:value-type="float">
            <text:p>0.05273259</text:p>
          </table:table-cell>
          <table:table-cell office:value-type="float" office:value="-0.2450382" calcext:value-type="float">
            <text:p>-0.2450382</text:p>
          </table:table-cell>
          <table:table-cell office:value-type="float" office:value="-0.0192061" calcext:value-type="float">
            <text:p>-0.019206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5273" calcext:value-type="float">
            <text:p>-0.6655273</text:p>
          </table:table-cell>
          <table:table-cell office:value-type="float" office:value="-0.1293945" calcext:value-type="float">
            <text:p>-0.1293945</text:p>
          </table:table-cell>
          <table:table-cell office:value-type="float" office:value="0.8752441" calcext:value-type="float">
            <text:p>0.8752441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0.1221374" calcext:value-type="float">
            <text:p>0.1221374</text:p>
          </table:table-cell>
          <table:table-cell office:value-type="float" office:value="-0.03887045" calcext:value-type="float">
            <text:p>-0.03887045</text:p>
          </table:table-cell>
          <table:table-cell office:value-type="float" office:value="0.02977097" calcext:value-type="float">
            <text:p>0.02977097</text:p>
          </table:table-cell>
          <table:table-cell office:value-type="float" office:value="0.1945344" calcext:value-type="float">
            <text:p>0.194534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9922" calcext:value-type="float">
            <text:p>-0.6669922</text:p>
          </table:table-cell>
          <table:table-cell office:value-type="float" office:value="-0.126709" calcext:value-type="float">
            <text:p>-0.126709</text:p>
          </table:table-cell>
          <table:table-cell office:value-type="float" office:value="0.8608398" calcext:value-type="float">
            <text:p>0.8608398</text:p>
          </table:table-cell>
          <table:table-cell office:value-type="float" office:value="-1.007634" calcext:value-type="float">
            <text:p>-1.007634</text:p>
          </table:table-cell>
          <table:table-cell office:value-type="float" office:value="0.5954198" calcext:value-type="float">
            <text:p>0.5954198</text:p>
          </table:table-cell>
          <table:table-cell office:value-type="float" office:value="0.09160305" calcext:value-type="float">
            <text:p>0.09160305</text:p>
          </table:table-cell>
          <table:table-cell office:value-type="float" office:value="0.1443356" calcext:value-type="float">
            <text:p>0.1443356</text:p>
          </table:table-cell>
          <table:table-cell office:value-type="float" office:value="-0.2603054" calcext:value-type="float">
            <text:p>-0.2603054</text:p>
          </table:table-cell>
          <table:table-cell office:value-type="float" office:value="0.164" calcext:value-type="float">
            <text:p>0.16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8418" calcext:value-type="float">
            <text:p>-0.6628418</text:p>
          </table:table-cell>
          <table:table-cell office:value-type="float" office:value="-0.1271973" calcext:value-type="float">
            <text:p>-0.1271973</text:p>
          </table:table-cell>
          <table:table-cell office:value-type="float" office:value="0.8735352" calcext:value-type="float">
            <text:p>0.8735352</text:p>
          </table:table-cell>
          <table:table-cell office:value-type="float" office:value="-1.007634" calcext:value-type="float">
            <text:p>-1.007634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1443356" calcext:value-type="float">
            <text:p>0.1443356</text:p>
          </table:table-cell>
          <table:table-cell office:value-type="float" office:value="0.1061068" calcext:value-type="float">
            <text:p>0.1061068</text:p>
          </table:table-cell>
          <table:table-cell office:value-type="float" office:value="0.1181985" calcext:value-type="float">
            <text:p>0.118198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1563" calcext:value-type="float">
            <text:p>-0.6601563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764648" calcext:value-type="float">
            <text:p>0.8764648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0.1679389" calcext:value-type="float">
            <text:p>0.1679389</text:p>
          </table:table-cell>
          <table:table-cell office:value-type="float" office:value="0.0221982" calcext:value-type="float">
            <text:p>0.0221982</text:p>
          </table:table-cell>
          <table:table-cell office:value-type="float" office:value="-0.1076337" calcext:value-type="float">
            <text:p>-0.1076337</text:p>
          </table:table-cell>
          <table:table-cell office:value-type="float" office:value="0.2403359" calcext:value-type="float">
            <text:p>0.240335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5977" calcext:value-type="float">
            <text:p>-0.6625977</text:p>
          </table:table-cell>
          <table:table-cell office:value-type="float" office:value="-0.1254883" calcext:value-type="float">
            <text:p>-0.1254883</text:p>
          </table:table-cell>
          <table:table-cell office:value-type="float" office:value="0.8747559" calcext:value-type="float">
            <text:p>0.8747559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0.006931067" calcext:value-type="float">
            <text:p>0.006931067</text:p>
          </table:table-cell>
          <table:table-cell office:value-type="float" office:value="-0.09236646" calcext:value-type="float">
            <text:p>-0.09236646</text:p>
          </table:table-cell>
          <table:table-cell office:value-type="float" office:value="0.1029313" calcext:value-type="float">
            <text:p>0.102931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3066" calcext:value-type="float">
            <text:p>-0.6643066</text:p>
          </table:table-cell>
          <table:table-cell office:value-type="float" office:value="-0.1235352" calcext:value-type="float">
            <text:p>-0.1235352</text:p>
          </table:table-cell>
          <table:table-cell office:value-type="float" office:value="0.8776855" calcext:value-type="float">
            <text:p>0.8776855</text:p>
          </table:table-cell>
          <table:table-cell office:value-type="float" office:value="-0.9312977" calcext:value-type="float">
            <text:p>-0.9312977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0.2206715" calcext:value-type="float">
            <text:p>0.2206715</text:p>
          </table:table-cell>
          <table:table-cell office:value-type="float" office:value="0.07557249" calcext:value-type="float">
            <text:p>0.07557249</text:p>
          </table:table-cell>
          <table:table-cell office:value-type="float" office:value="0.1487328" calcext:value-type="float">
            <text:p>0.148732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86914" calcext:value-type="float">
            <text:p>-0.6586914</text:p>
          </table:table-cell>
          <table:table-cell office:value-type="float" office:value="-0.1247559" calcext:value-type="float">
            <text:p>-0.1247559</text:p>
          </table:table-cell>
          <table:table-cell office:value-type="float" office:value="0.878418" calcext:value-type="float">
            <text:p>0.878418</text:p>
          </table:table-cell>
          <table:table-cell office:value-type="float" office:value="-1.282443" calcext:value-type="float">
            <text:p>-1.282443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0.1374046" calcext:value-type="float">
            <text:p>0.1374046</text:p>
          </table:table-cell>
          <table:table-cell office:value-type="float" office:value="-0.1304735" calcext:value-type="float">
            <text:p>-0.1304735</text:p>
          </table:table-cell>
          <table:table-cell office:value-type="float" office:value="-0.1534352" calcext:value-type="float">
            <text:p>-0.1534352</text:p>
          </table:table-cell>
          <table:table-cell office:value-type="float" office:value="0.2098015" calcext:value-type="float">
            <text:p>0.209801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6445" calcext:value-type="float">
            <text:p>-0.6606445</text:p>
          </table:table-cell>
          <table:table-cell office:value-type="float" office:value="-0.1271973" calcext:value-type="float">
            <text:p>-0.1271973</text:p>
          </table:table-cell>
          <table:table-cell office:value-type="float" office:value="0.8806152" calcext:value-type="float">
            <text:p>0.8806152</text:p>
          </table:table-cell>
          <table:table-cell office:value-type="float" office:value="-0.9770992" calcext:value-type="float">
            <text:p>-0.9770992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0.01526718" calcext:value-type="float">
            <text:p>0.01526718</text:p>
          </table:table-cell>
          <table:table-cell office:value-type="float" office:value="0.17487" calcext:value-type="float">
            <text:p>0.17487</text:p>
          </table:table-cell>
          <table:table-cell office:value-type="float" office:value="0.1671756" calcext:value-type="float">
            <text:p>0.1671756</text:p>
          </table:table-cell>
          <table:table-cell office:value-type="float" office:value="0.08766414" calcext:value-type="float">
            <text:p>0.0876641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5742" calcext:value-type="float">
            <text:p>-0.6635742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679199" calcext:value-type="float">
            <text:p>0.8679199</text:p>
          </table:table-cell>
          <table:table-cell office:value-type="float" office:value="-1.419847" calcext:value-type="float">
            <text:p>-1.419847</text:p>
          </table:table-cell>
          <table:table-cell office:value-type="float" office:value="0.6717557" calcext:value-type="float">
            <text:p>0.6717557</text:p>
          </table:table-cell>
          <table:table-cell office:value-type="float" office:value="0.1068702" calcext:value-type="float">
            <text:p>0.1068702</text:p>
          </table:table-cell>
          <table:table-cell office:value-type="float" office:value="-0.2678782" calcext:value-type="float">
            <text:p>-0.2678782</text:p>
          </table:table-cell>
          <table:table-cell office:value-type="float" office:value="-0.1839695" calcext:value-type="float">
            <text:p>-0.1839695</text:p>
          </table:table-cell>
          <table:table-cell office:value-type="float" office:value="0.1792672" calcext:value-type="float">
            <text:p>0.179267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0391" calcext:value-type="float">
            <text:p>-0.6650391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725586" calcext:value-type="float">
            <text:p>0.8725586</text:p>
          </table:table-cell>
          <table:table-cell office:value-type="float" office:value="-0.9160305" calcext:value-type="float">
            <text:p>-0.9160305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2359387" calcext:value-type="float">
            <text:p>0.2359387</text:p>
          </table:table-cell>
          <table:table-cell office:value-type="float" office:value="-0.0007634163" calcext:value-type="float">
            <text:p>-0.0007634163</text:p>
          </table:table-cell>
          <table:table-cell office:value-type="float" office:value="0.01132825" calcext:value-type="float">
            <text:p>0.0113282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74805" calcext:value-type="float">
            <text:p>-0.6674805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840332" calcext:value-type="float">
            <text:p>0.8840332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05413771" calcext:value-type="float">
            <text:p>-0.05413771</text:p>
          </table:table-cell>
          <table:table-cell office:value-type="float" office:value="0.0450381" calcext:value-type="float">
            <text:p>0.0450381</text:p>
          </table:table-cell>
          <table:table-cell office:value-type="float" office:value="-0.003938921" calcext:value-type="float">
            <text:p>-0.00393892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74805" calcext:value-type="float">
            <text:p>-0.6674805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847656" calcext:value-type="float">
            <text:p>0.8847656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0.1068702" calcext:value-type="float">
            <text:p>0.1068702</text:p>
          </table:table-cell>
          <table:table-cell office:value-type="float" office:value="0.1290684" calcext:value-type="float">
            <text:p>0.1290684</text:p>
          </table:table-cell>
          <table:table-cell office:value-type="float" office:value="-0.1076337" calcext:value-type="float">
            <text:p>-0.1076337</text:p>
          </table:table-cell>
          <table:table-cell office:value-type="float" office:value="0.1792672" calcext:value-type="float">
            <text:p>0.179267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8652" calcext:value-type="float">
            <text:p>-0.6618652</text:p>
          </table:table-cell>
          <table:table-cell office:value-type="float" office:value="-0.1276855" calcext:value-type="float">
            <text:p>-0.1276855</text:p>
          </table:table-cell>
          <table:table-cell office:value-type="float" office:value="0.8796387" calcext:value-type="float">
            <text:p>0.8796387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006931067" calcext:value-type="float">
            <text:p>0.006931067</text:p>
          </table:table-cell>
          <table:table-cell office:value-type="float" office:value="0.0603053" calcext:value-type="float">
            <text:p>0.0603053</text:p>
          </table:table-cell>
          <table:table-cell office:value-type="float" office:value="-0.04974045" calcext:value-type="float">
            <text:p>-0.0497404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8652" calcext:value-type="float">
            <text:p>-0.6618652</text:p>
          </table:table-cell>
          <table:table-cell office:value-type="float" office:value="-0.1237793" calcext:value-type="float">
            <text:p>-0.1237793</text:p>
          </table:table-cell>
          <table:table-cell office:value-type="float" office:value="0.8720703" calcext:value-type="float">
            <text:p>0.8720703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008336186" calcext:value-type="float">
            <text:p>-0.008336186</text:p>
          </table:table-cell>
          <table:table-cell office:value-type="float" office:value="-0.07709927" calcext:value-type="float">
            <text:p>-0.07709927</text:p>
          </table:table-cell>
          <table:table-cell office:value-type="float" office:value="-0.06500762" calcext:value-type="float">
            <text:p>-0.0650076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6211" calcext:value-type="float">
            <text:p>-0.6616211</text:p>
          </table:table-cell>
          <table:table-cell office:value-type="float" office:value="-0.1208496" calcext:value-type="float">
            <text:p>-0.1208496</text:p>
          </table:table-cell>
          <table:table-cell office:value-type="float" office:value="0.8718262" calcext:value-type="float">
            <text:p>0.8718262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0.006931067" calcext:value-type="float">
            <text:p>0.006931067</text:p>
          </table:table-cell>
          <table:table-cell office:value-type="float" office:value="0.0450381" calcext:value-type="float">
            <text:p>0.0450381</text:p>
          </table:table-cell>
          <table:table-cell office:value-type="float" office:value="-3.836" calcext:value-type="float">
            <text:p>-3.83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8652" calcext:value-type="float">
            <text:p>-0.6618652</text:p>
          </table:table-cell>
          <table:table-cell office:value-type="float" office:value="-0.1196289" calcext:value-type="float">
            <text:p>-0.1196289</text:p>
          </table:table-cell>
          <table:table-cell office:value-type="float" office:value="0.8823242" calcext:value-type="float">
            <text:p>0.8823242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610687" calcext:value-type="float">
            <text:p>0.610687</text:p>
          </table:table-cell>
          <table:table-cell office:value-type="float" office:value="-0.259542" calcext:value-type="float">
            <text:p>-0.259542</text:p>
          </table:table-cell>
          <table:table-cell office:value-type="float" office:value="0.03746533" calcext:value-type="float">
            <text:p>0.03746533</text:p>
          </table:table-cell>
          <table:table-cell office:value-type="float" office:value="-0.2450382" calcext:value-type="float">
            <text:p>-0.2450382</text:p>
          </table:table-cell>
          <table:table-cell office:value-type="float" office:value="-0.187145" calcext:value-type="float">
            <text:p>-0.18714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84473" calcext:value-type="float">
            <text:p>-0.6584473</text:p>
          </table:table-cell>
          <table:table-cell office:value-type="float" office:value="-0.1259766" calcext:value-type="float">
            <text:p>-0.1259766</text:p>
          </table:table-cell>
          <table:table-cell office:value-type="float" office:value="0.8691406" calcext:value-type="float">
            <text:p>0.8691406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0.01526718" calcext:value-type="float">
            <text:p>0.01526718</text:p>
          </table:table-cell>
          <table:table-cell office:value-type="float" office:value="0.03746533" calcext:value-type="float">
            <text:p>0.03746533</text:p>
          </table:table-cell>
          <table:table-cell office:value-type="float" office:value="-0.01603055" calcext:value-type="float">
            <text:p>-0.01603055</text:p>
          </table:table-cell>
          <table:table-cell office:value-type="float" office:value="0.08766414" calcext:value-type="float">
            <text:p>0.0876641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3066" calcext:value-type="float">
            <text:p>-0.6643066</text:p>
          </table:table-cell>
          <table:table-cell office:value-type="float" office:value="-0.1245117" calcext:value-type="float">
            <text:p>-0.1245117</text:p>
          </table:table-cell>
          <table:table-cell office:value-type="float" office:value="0.8752441" calcext:value-type="float">
            <text:p>0.8752441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0" calcext:value-type="float">
            <text:p>0</text:p>
          </table:table-cell>
          <table:table-cell office:value-type="float" office:value="0.03746533" calcext:value-type="float">
            <text:p>0.03746533</text:p>
          </table:table-cell>
          <table:table-cell office:value-type="float" office:value="-0.1534352" calcext:value-type="float">
            <text:p>-0.1534352</text:p>
          </table:table-cell>
          <table:table-cell office:value-type="float" office:value="0.07239696" calcext:value-type="float">
            <text:p>0.0723969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8652" calcext:value-type="float">
            <text:p>-0.6618652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85498" calcext:value-type="float">
            <text:p>0.885498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0.0221982" calcext:value-type="float">
            <text:p>0.0221982</text:p>
          </table:table-cell>
          <table:table-cell office:value-type="float" office:value="0.1061068" calcext:value-type="float">
            <text:p>0.1061068</text:p>
          </table:table-cell>
          <table:table-cell office:value-type="float" office:value="0.1029313" calcext:value-type="float">
            <text:p>0.102931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8652" calcext:value-type="float">
            <text:p>-0.6618652</text:p>
          </table:table-cell>
          <table:table-cell office:value-type="float" office:value="-0.128418" calcext:value-type="float">
            <text:p>-0.128418</text:p>
          </table:table-cell>
          <table:table-cell office:value-type="float" office:value="0.8693848" calcext:value-type="float">
            <text:p>0.8693848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3.862595" calcext:value-type="float">
            <text:p>3.862595</text:p>
          </table:table-cell>
          <table:table-cell office:value-type="float" office:value="-0.1152064" calcext:value-type="float">
            <text:p>-0.1152064</text:p>
          </table:table-cell>
          <table:table-cell office:value-type="float" office:value="-0.04656494" calcext:value-type="float">
            <text:p>-0.04656494</text:p>
          </table:table-cell>
          <table:table-cell office:value-type="float" office:value="3.934992" calcext:value-type="float">
            <text:p>3.93499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8184" calcext:value-type="float">
            <text:p>-0.6638184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1.358779" calcext:value-type="float">
            <text:p>-1.358779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2068094" calcext:value-type="float">
            <text:p>-0.2068094</text:p>
          </table:table-cell>
          <table:table-cell office:value-type="float" office:value="0.0603053" calcext:value-type="float">
            <text:p>0.0603053</text:p>
          </table:table-cell>
          <table:table-cell office:value-type="float" office:value="-0.003938921" calcext:value-type="float">
            <text:p>-0.00393892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7949" calcext:value-type="float">
            <text:p>-0.6647949</text:p>
          </table:table-cell>
          <table:table-cell office:value-type="float" office:value="-0.1247559" calcext:value-type="float">
            <text:p>-0.1247559</text:p>
          </table:table-cell>
          <table:table-cell office:value-type="float" office:value="0.8666992" calcext:value-type="float">
            <text:p>0.8666992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3.862595" calcext:value-type="float">
            <text:p>3.862595</text:p>
          </table:table-cell>
          <table:table-cell office:value-type="float" office:value="0.1596028" calcext:value-type="float">
            <text:p>0.1596028</text:p>
          </table:table-cell>
          <table:table-cell office:value-type="float" office:value="0.2282443" calcext:value-type="float">
            <text:p>0.2282443</text:p>
          </table:table-cell>
          <table:table-cell office:value-type="float" office:value="3.934992" calcext:value-type="float">
            <text:p>3.93499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4004" calcext:value-type="float">
            <text:p>-0.6604004</text:p>
          </table:table-cell>
          <table:table-cell office:value-type="float" office:value="-0.1218262" calcext:value-type="float">
            <text:p>-0.1218262</text:p>
          </table:table-cell>
          <table:table-cell office:value-type="float" office:value="0.873291" calcext:value-type="float">
            <text:p>0.873291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2290076" calcext:value-type="float">
            <text:p>-0.2290076</text:p>
          </table:table-cell>
          <table:table-cell office:value-type="float" office:value="-0.03887045" calcext:value-type="float">
            <text:p>-0.03887045</text:p>
          </table:table-cell>
          <table:table-cell office:value-type="float" office:value="0.0450381" calcext:value-type="float">
            <text:p>0.0450381</text:p>
          </table:table-cell>
          <table:table-cell office:value-type="float" office:value="-0.1566107" calcext:value-type="float">
            <text:p>-0.156610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2598" calcext:value-type="float">
            <text:p>-0.6662598</text:p>
          </table:table-cell>
          <table:table-cell office:value-type="float" office:value="-0.1149902" calcext:value-type="float">
            <text:p>-0.1149902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-1.374046" calcext:value-type="float">
            <text:p>-1.374046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2220767" calcext:value-type="float">
            <text:p>-0.2220767</text:p>
          </table:table-cell>
          <table:table-cell office:value-type="float" office:value="0.0450381" calcext:value-type="float">
            <text:p>0.0450381</text:p>
          </table:table-cell>
          <table:table-cell office:value-type="float" office:value="-0.06500762" calcext:value-type="float">
            <text:p>-0.0650076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2832" calcext:value-type="float">
            <text:p>-0.6652832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774414" calcext:value-type="float">
            <text:p>0.8774414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-0.05413771" calcext:value-type="float">
            <text:p>-0.05413771</text:p>
          </table:table-cell>
          <table:table-cell office:value-type="float" office:value="-0.01603055" calcext:value-type="float">
            <text:p>-0.01603055</text:p>
          </table:table-cell>
          <table:table-cell office:value-type="float" office:value="0.04186261" calcext:value-type="float">
            <text:p>0.0418626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3301" calcext:value-type="float">
            <text:p>-0.6633301</text:p>
          </table:table-cell>
          <table:table-cell office:value-type="float" office:value="-0.1269531" calcext:value-type="float">
            <text:p>-0.1269531</text:p>
          </table:table-cell>
          <table:table-cell office:value-type="float" office:value="0.8740234" calcext:value-type="float">
            <text:p>0.8740234</text:p>
          </table:table-cell>
          <table:table-cell office:value-type="float" office:value="-0.9465649" calcext:value-type="float">
            <text:p>-0.9465649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2054043" calcext:value-type="float">
            <text:p>0.2054043</text:p>
          </table:table-cell>
          <table:table-cell office:value-type="float" office:value="0.09083968" calcext:value-type="float">
            <text:p>0.09083968</text:p>
          </table:table-cell>
          <table:table-cell office:value-type="float" office:value="-0.04974045" calcext:value-type="float">
            <text:p>-0.0497404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40527" calcext:value-type="float">
            <text:p>-0.6540527</text:p>
          </table:table-cell>
          <table:table-cell office:value-type="float" office:value="-0.1276855" calcext:value-type="float">
            <text:p>-0.1276855</text:p>
          </table:table-cell>
          <table:table-cell office:value-type="float" office:value="0.8688965" calcext:value-type="float">
            <text:p>0.8688965</text:p>
          </table:table-cell>
          <table:table-cell office:value-type="float" office:value="-1.450382" calcext:value-type="float">
            <text:p>-1.450382</text:p>
          </table:table-cell>
          <table:table-cell office:value-type="float" office:value="0.6870229" calcext:value-type="float">
            <text:p>0.6870229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-0.2984124" calcext:value-type="float">
            <text:p>-0.2984124</text:p>
          </table:table-cell>
          <table:table-cell office:value-type="float" office:value="-0.1687023" calcext:value-type="float">
            <text:p>-0.1687023</text:p>
          </table:table-cell>
          <table:table-cell office:value-type="float" office:value="-3.836" calcext:value-type="float">
            <text:p>-3.83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6211" calcext:value-type="float">
            <text:p>-0.6616211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98828" calcext:value-type="float">
            <text:p>0.8798828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0.1068702" calcext:value-type="float">
            <text:p>0.1068702</text:p>
          </table:table-cell>
          <table:table-cell office:value-type="float" office:value="-0.03887045" calcext:value-type="float">
            <text:p>-0.03887045</text:p>
          </table:table-cell>
          <table:table-cell office:value-type="float" office:value="0.09083968" calcext:value-type="float">
            <text:p>0.09083968</text:p>
          </table:table-cell>
          <table:table-cell office:value-type="float" office:value="0.1792672" calcext:value-type="float">
            <text:p>0.179267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3301" calcext:value-type="float">
            <text:p>-0.6633301</text:p>
          </table:table-cell>
          <table:table-cell office:value-type="float" office:value="-0.1276855" calcext:value-type="float">
            <text:p>-0.1276855</text:p>
          </table:table-cell>
          <table:table-cell office:value-type="float" office:value="0.873291" calcext:value-type="float">
            <text:p>0.873291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0221982" calcext:value-type="float">
            <text:p>0.0221982</text:p>
          </table:table-cell>
          <table:table-cell office:value-type="float" office:value="0.01450378" calcext:value-type="float">
            <text:p>0.01450378</text:p>
          </table:table-cell>
          <table:table-cell office:value-type="float" office:value="-0.003938921" calcext:value-type="float">
            <text:p>-0.00393892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5977" calcext:value-type="float">
            <text:p>-0.6625977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40234" calcext:value-type="float">
            <text:p>0.8740234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0.1984733" calcext:value-type="float">
            <text:p>0.1984733</text:p>
          </table:table-cell>
          <table:table-cell office:value-type="float" office:value="0.0221982" calcext:value-type="float">
            <text:p>0.0221982</text:p>
          </table:table-cell>
          <table:table-cell office:value-type="float" office:value="0.121374" calcext:value-type="float">
            <text:p>0.121374</text:p>
          </table:table-cell>
          <table:table-cell office:value-type="float" office:value="0.2708702" calcext:value-type="float">
            <text:p>0.270870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5273" calcext:value-type="float">
            <text:p>-0.6655273</text:p>
          </table:table-cell>
          <table:table-cell office:value-type="float" office:value="-0.1286621" calcext:value-type="float">
            <text:p>-0.1286621</text:p>
          </table:table-cell>
          <table:table-cell office:value-type="float" office:value="0.8730469" calcext:value-type="float">
            <text:p>0.8730469</text:p>
          </table:table-cell>
          <table:table-cell office:value-type="float" office:value="-1.29771" calcext:value-type="float">
            <text:p>-1.29771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1457407" calcext:value-type="float">
            <text:p>-0.1457407</text:p>
          </table:table-cell>
          <table:table-cell office:value-type="float" office:value="0.1519083" calcext:value-type="float">
            <text:p>0.1519083</text:p>
          </table:table-cell>
          <table:table-cell office:value-type="float" office:value="-0.04974045" calcext:value-type="float">
            <text:p>-0.0497404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86914" calcext:value-type="float">
            <text:p>-0.6586914</text:p>
          </table:table-cell>
          <table:table-cell office:value-type="float" office:value="-0.1245117" calcext:value-type="float">
            <text:p>-0.1245117</text:p>
          </table:table-cell>
          <table:table-cell office:value-type="float" office:value="0.880127" calcext:value-type="float">
            <text:p>0.880127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0.3206107" calcext:value-type="float">
            <text:p>-0.3206107</text:p>
          </table:table-cell>
          <table:table-cell office:value-type="float" office:value="-0.008336186" calcext:value-type="float">
            <text:p>-0.008336186</text:p>
          </table:table-cell>
          <table:table-cell office:value-type="float" office:value="0.07557249" calcext:value-type="float">
            <text:p>0.07557249</text:p>
          </table:table-cell>
          <table:table-cell office:value-type="float" office:value="-0.2482137" calcext:value-type="float">
            <text:p>-0.248213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2832" calcext:value-type="float">
            <text:p>-0.6652832</text:p>
          </table:table-cell>
          <table:table-cell office:value-type="float" office:value="-0.1289063" calcext:value-type="float">
            <text:p>-0.1289063</text:p>
          </table:table-cell>
          <table:table-cell office:value-type="float" office:value="0.8708496" calcext:value-type="float">
            <text:p>0.8708496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0.1984733" calcext:value-type="float">
            <text:p>0.1984733</text:p>
          </table:table-cell>
          <table:table-cell office:value-type="float" office:value="-0.09993923" calcext:value-type="float">
            <text:p>-0.09993923</text:p>
          </table:table-cell>
          <table:table-cell office:value-type="float" office:value="-0.1076337" calcext:value-type="float">
            <text:p>-0.1076337</text:p>
          </table:table-cell>
          <table:table-cell office:value-type="float" office:value="0.2708702" calcext:value-type="float">
            <text:p>0.270870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91797" calcext:value-type="float">
            <text:p>-0.6591797</text:p>
          </table:table-cell>
          <table:table-cell office:value-type="float" office:value="-0.1218262" calcext:value-type="float">
            <text:p>-0.1218262</text:p>
          </table:table-cell>
          <table:table-cell office:value-type="float" office:value="0.880127" calcext:value-type="float">
            <text:p>0.880127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1984733" calcext:value-type="float">
            <text:p>-0.1984733</text:p>
          </table:table-cell>
          <table:table-cell office:value-type="float" office:value="0.0221982" calcext:value-type="float">
            <text:p>0.0221982</text:p>
          </table:table-cell>
          <table:table-cell office:value-type="float" office:value="0.02977097" calcext:value-type="float">
            <text:p>0.02977097</text:p>
          </table:table-cell>
          <table:table-cell office:value-type="float" office:value="-0.1260763" calcext:value-type="float">
            <text:p>-0.126076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2832" calcext:value-type="float">
            <text:p>-0.6652832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752441" calcext:value-type="float">
            <text:p>0.8752441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0.1984733" calcext:value-type="float">
            <text:p>0.1984733</text:p>
          </table:table-cell>
          <table:table-cell office:value-type="float" office:value="0.006931067" calcext:value-type="float">
            <text:p>0.006931067</text:p>
          </table:table-cell>
          <table:table-cell office:value-type="float" office:value="0.02977097" calcext:value-type="float">
            <text:p>0.02977097</text:p>
          </table:table-cell>
          <table:table-cell office:value-type="float" office:value="0.2708702" calcext:value-type="float">
            <text:p>0.270870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2832" calcext:value-type="float">
            <text:p>-0.6652832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806152" calcext:value-type="float">
            <text:p>0.8806152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1152064" calcext:value-type="float">
            <text:p>-0.1152064</text:p>
          </table:table-cell>
          <table:table-cell office:value-type="float" office:value="-0.1076337" calcext:value-type="float">
            <text:p>-0.1076337</text:p>
          </table:table-cell>
          <table:table-cell office:value-type="float" office:value="0.01132825" calcext:value-type="float">
            <text:p>0.0113282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9922" calcext:value-type="float">
            <text:p>-0.6669922</text:p>
          </table:table-cell>
          <table:table-cell office:value-type="float" office:value="-0.1208496" calcext:value-type="float">
            <text:p>-0.1208496</text:p>
          </table:table-cell>
          <table:table-cell office:value-type="float" office:value="0.8815918" calcext:value-type="float">
            <text:p>0.8815918</text:p>
          </table:table-cell>
          <table:table-cell office:value-type="float" office:value="-0.9465649" calcext:value-type="float">
            <text:p>-0.9465649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0.2054043" calcext:value-type="float">
            <text:p>0.2054043</text:p>
          </table:table-cell>
          <table:table-cell office:value-type="float" office:value="-0.03129774" calcext:value-type="float">
            <text:p>-0.03129774</text:p>
          </table:table-cell>
          <table:table-cell office:value-type="float" office:value="-0.1108092" calcext:value-type="float">
            <text:p>-0.110809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377" calcext:value-type="float">
            <text:p>-0.661377</text:p>
          </table:table-cell>
          <table:table-cell office:value-type="float" office:value="-0.119873" calcext:value-type="float">
            <text:p>-0.119873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0.01526718" calcext:value-type="float">
            <text:p>0.01526718</text:p>
          </table:table-cell>
          <table:table-cell office:value-type="float" office:value="-0.05413771" calcext:value-type="float">
            <text:p>-0.05413771</text:p>
          </table:table-cell>
          <table:table-cell office:value-type="float" office:value="-0.1534352" calcext:value-type="float">
            <text:p>-0.1534352</text:p>
          </table:table-cell>
          <table:table-cell office:value-type="float" office:value="0.08766414" calcext:value-type="float">
            <text:p>0.0876641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0625" calcext:value-type="float">
            <text:p>-0.6640625</text:p>
          </table:table-cell>
          <table:table-cell office:value-type="float" office:value="-0.1264648" calcext:value-type="float">
            <text:p>-0.1264648</text:p>
          </table:table-cell>
          <table:table-cell office:value-type="float" office:value="0.8803711" calcext:value-type="float">
            <text:p>0.8803711</text:p>
          </table:table-cell>
          <table:table-cell office:value-type="float" office:value="-1.465649" calcext:value-type="float">
            <text:p>-1.465649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770992" calcext:value-type="float">
            <text:p>-3.770992</text:p>
          </table:table-cell>
          <table:table-cell office:value-type="float" office:value="-0.3136797" calcext:value-type="float">
            <text:p>-0.3136797</text:p>
          </table:table-cell>
          <table:table-cell office:value-type="float" office:value="-0.03129774" calcext:value-type="float">
            <text:p>-0.03129774</text:p>
          </table:table-cell>
          <table:table-cell office:value-type="float" office:value="-3.698595" calcext:value-type="float">
            <text:p>-3.69859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7715" calcext:value-type="float">
            <text:p>-0.6657715</text:p>
          </table:table-cell>
          <table:table-cell office:value-type="float" office:value="-0.138916" calcext:value-type="float">
            <text:p>-0.138916</text:p>
          </table:table-cell>
          <table:table-cell office:value-type="float" office:value="0.869873" calcext:value-type="float">
            <text:p>0.869873</text:p>
          </table:table-cell>
          <table:table-cell office:value-type="float" office:value="-0.961832" calcext:value-type="float">
            <text:p>-0.961832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1901371" calcext:value-type="float">
            <text:p>0.1901371</text:p>
          </table:table-cell>
          <table:table-cell office:value-type="float" office:value="0.1366412" calcext:value-type="float">
            <text:p>0.1366412</text:p>
          </table:table-cell>
          <table:table-cell office:value-type="float" office:value="0.01132825" calcext:value-type="float">
            <text:p>0.0113282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0156" calcext:value-type="float">
            <text:p>-0.6660156</text:p>
          </table:table-cell>
          <table:table-cell office:value-type="float" office:value="-0.1225586" calcext:value-type="float">
            <text:p>-0.1225586</text:p>
          </table:table-cell>
          <table:table-cell office:value-type="float" office:value="0.8835449" calcext:value-type="float">
            <text:p>0.8835449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3.877863" calcext:value-type="float">
            <text:p>3.877863</text:p>
          </table:table-cell>
          <table:table-cell office:value-type="float" office:value="-0.06940484" calcext:value-type="float">
            <text:p>-0.06940484</text:p>
          </table:table-cell>
          <table:table-cell office:value-type="float" office:value="-0.1534352" calcext:value-type="float">
            <text:p>-0.1534352</text:p>
          </table:table-cell>
          <table:table-cell office:value-type="float" office:value="3.95026" calcext:value-type="float">
            <text:p>3.9502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0859" calcext:value-type="float">
            <text:p>-0.6630859</text:p>
          </table:table-cell>
          <table:table-cell office:value-type="float" office:value="-0.1210938" calcext:value-type="float">
            <text:p>-0.1210938</text:p>
          </table:table-cell>
          <table:table-cell office:value-type="float" office:value="0.8876953" calcext:value-type="float">
            <text:p>0.8876953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05273259" calcext:value-type="float">
            <text:p>0.05273259</text:p>
          </table:table-cell>
          <table:table-cell office:value-type="float" office:value="0.07557249" calcext:value-type="float">
            <text:p>0.07557249</text:p>
          </table:table-cell>
          <table:table-cell office:value-type="float" office:value="-0.04974045" calcext:value-type="float">
            <text:p>-0.0497404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0156" calcext:value-type="float">
            <text:p>-0.6660156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18262" calcext:value-type="float">
            <text:p>0.8718262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09853411" calcext:value-type="float">
            <text:p>0.09853411</text:p>
          </table:table-cell>
          <table:table-cell office:value-type="float" office:value="-0.06183207" calcext:value-type="float">
            <text:p>-0.06183207</text:p>
          </table:table-cell>
          <table:table-cell office:value-type="float" office:value="-0.0192061" calcext:value-type="float">
            <text:p>-0.019206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5742" calcext:value-type="float">
            <text:p>-0.6635742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776855" calcext:value-type="float">
            <text:p>0.8776855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1138012" calcext:value-type="float">
            <text:p>0.1138012</text:p>
          </table:table-cell>
          <table:table-cell office:value-type="float" office:value="-0.03129774" calcext:value-type="float">
            <text:p>-0.03129774</text:p>
          </table:table-cell>
          <table:table-cell office:value-type="float" office:value="0.04186261" calcext:value-type="float">
            <text:p>0.0418626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79688" calcext:value-type="float">
            <text:p>-0.6679688</text:p>
          </table:table-cell>
          <table:table-cell office:value-type="float" office:value="-0.1247559" calcext:value-type="float">
            <text:p>-0.1247559</text:p>
          </table:table-cell>
          <table:table-cell office:value-type="float" office:value="0.8737793" calcext:value-type="float">
            <text:p>0.8737793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3.862595" calcext:value-type="float">
            <text:p>3.862595</text:p>
          </table:table-cell>
          <table:table-cell office:value-type="float" office:value="-0.06940484" calcext:value-type="float">
            <text:p>-0.06940484</text:p>
          </table:table-cell>
          <table:table-cell office:value-type="float" office:value="0.1061068" calcext:value-type="float">
            <text:p>0.1061068</text:p>
          </table:table-cell>
          <table:table-cell office:value-type="float" office:value="3.934992" calcext:value-type="float">
            <text:p>3.93499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0156" calcext:value-type="float">
            <text:p>-0.6660156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813477" calcext:value-type="float">
            <text:p>0.8813477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6717557" calcext:value-type="float">
            <text:p>0.6717557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-0.09993923" calcext:value-type="float">
            <text:p>-0.09993923</text:p>
          </table:table-cell>
          <table:table-cell office:value-type="float" office:value="-0.1839695" calcext:value-type="float">
            <text:p>-0.1839695</text:p>
          </table:table-cell>
          <table:table-cell office:value-type="float" office:value="-0.08027479" calcext:value-type="float">
            <text:p>-0.0802747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5273" calcext:value-type="float">
            <text:p>-0.6655273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603516" calcext:value-type="float">
            <text:p>0.8603516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1138012" calcext:value-type="float">
            <text:p>0.1138012</text:p>
          </table:table-cell>
          <table:table-cell office:value-type="float" office:value="-0.0007634163" calcext:value-type="float">
            <text:p>-0.0007634163</text:p>
          </table:table-cell>
          <table:table-cell office:value-type="float" office:value="0.1181985" calcext:value-type="float">
            <text:p>0.118198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86914" calcext:value-type="float">
            <text:p>-0.6586914</text:p>
          </table:table-cell>
          <table:table-cell office:value-type="float" office:value="-0.1203613" calcext:value-type="float">
            <text:p>-0.1203613</text:p>
          </table:table-cell>
          <table:table-cell office:value-type="float" office:value="0.8759766" calcext:value-type="float">
            <text:p>0.8759766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1138012" calcext:value-type="float">
            <text:p>0.1138012</text:p>
          </table:table-cell>
          <table:table-cell office:value-type="float" office:value="0.2435114" calcext:value-type="float">
            <text:p>0.2435114</text:p>
          </table:table-cell>
          <table:table-cell office:value-type="float" office:value="-0.003938921" calcext:value-type="float">
            <text:p>-0.00393892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64941" calcext:value-type="float">
            <text:p>-0.6564941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725586" calcext:value-type="float">
            <text:p>0.8725586</text:p>
          </table:table-cell>
          <table:table-cell office:value-type="float" office:value="-1.282443" calcext:value-type="float">
            <text:p>-1.282443</text:p>
          </table:table-cell>
          <table:table-cell office:value-type="float" office:value="0.7328244" calcext:value-type="float">
            <text:p>0.7328244</text:p>
          </table:table-cell>
          <table:table-cell office:value-type="float" office:value="0" calcext:value-type="float">
            <text:p>0</text:p>
          </table:table-cell>
          <table:table-cell office:value-type="float" office:value="-0.1304735" calcext:value-type="float">
            <text:p>-0.1304735</text:p>
          </table:table-cell>
          <table:table-cell office:value-type="float" office:value="-0.1229008" calcext:value-type="float">
            <text:p>-0.1229008</text:p>
          </table:table-cell>
          <table:table-cell office:value-type="float" office:value="0.07239696" calcext:value-type="float">
            <text:p>0.0723969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82031" calcext:value-type="float">
            <text:p>-0.6582031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73291" calcext:value-type="float">
            <text:p>0.873291</text:p>
          </table:table-cell>
          <table:table-cell office:value-type="float" office:value="-1.343511" calcext:value-type="float">
            <text:p>-1.343511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-0.1915423" calcext:value-type="float">
            <text:p>-0.1915423</text:p>
          </table:table-cell>
          <table:table-cell office:value-type="float" office:value="0.01450378" calcext:value-type="float">
            <text:p>0.01450378</text:p>
          </table:table-cell>
          <table:table-cell office:value-type="float" office:value="-0.0192061" calcext:value-type="float">
            <text:p>-0.019206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0625" calcext:value-type="float">
            <text:p>-0.66406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681641" calcext:value-type="float">
            <text:p>0.8681641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-0.1984733" calcext:value-type="float">
            <text:p>-0.1984733</text:p>
          </table:table-cell>
          <table:table-cell office:value-type="float" office:value="0.0221982" calcext:value-type="float">
            <text:p>0.0221982</text:p>
          </table:table-cell>
          <table:table-cell office:value-type="float" office:value="-0.1534352" calcext:value-type="float">
            <text:p>-0.1534352</text:p>
          </table:table-cell>
          <table:table-cell office:value-type="float" office:value="-0.1260763" calcext:value-type="float">
            <text:p>-0.126076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5742" calcext:value-type="float">
            <text:p>-0.6635742</text:p>
          </table:table-cell>
          <table:table-cell office:value-type="float" office:value="-0.1242676" calcext:value-type="float">
            <text:p>-0.1242676</text:p>
          </table:table-cell>
          <table:table-cell office:value-type="float" office:value="0.8811035" calcext:value-type="float">
            <text:p>0.8811035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-0.008336186" calcext:value-type="float">
            <text:p>-0.008336186</text:p>
          </table:table-cell>
          <table:table-cell office:value-type="float" office:value="0.121374" calcext:value-type="float">
            <text:p>0.121374</text:p>
          </table:table-cell>
          <table:table-cell office:value-type="float" office:value="0.1181985" calcext:value-type="float">
            <text:p>0.118198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55176" calcext:value-type="float">
            <text:p>-0.6555176</text:p>
          </table:table-cell>
          <table:table-cell office:value-type="float" office:value="-0.111084" calcext:value-type="float">
            <text:p>-0.111084</text:p>
          </table:table-cell>
          <table:table-cell office:value-type="float" office:value="0.8706055" calcext:value-type="float">
            <text:p>0.8706055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06799972" calcext:value-type="float">
            <text:p>0.06799972</text:p>
          </table:table-cell>
          <table:table-cell office:value-type="float" office:value="-0.03129774" calcext:value-type="float">
            <text:p>-0.03129774</text:p>
          </table:table-cell>
          <table:table-cell office:value-type="float" office:value="-0.0192061" calcext:value-type="float">
            <text:p>-0.019206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3301" calcext:value-type="float">
            <text:p>-0.6633301</text:p>
          </table:table-cell>
          <table:table-cell office:value-type="float" office:value="-0.1401367" calcext:value-type="float">
            <text:p>-0.1401367</text:p>
          </table:table-cell>
          <table:table-cell office:value-type="float" office:value="0.8679199" calcext:value-type="float">
            <text:p>0.8679199</text:p>
          </table:table-cell>
          <table:table-cell office:value-type="float" office:value="-0.9770992" calcext:value-type="float">
            <text:p>-0.9770992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0.17487" calcext:value-type="float">
            <text:p>0.17487</text:p>
          </table:table-cell>
          <table:table-cell office:value-type="float" office:value="0.0450381" calcext:value-type="float">
            <text:p>0.0450381</text:p>
          </table:table-cell>
          <table:table-cell office:value-type="float" office:value="0.1334657" calcext:value-type="float">
            <text:p>0.133465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8184" calcext:value-type="float">
            <text:p>-0.6638184</text:p>
          </table:table-cell>
          <table:table-cell office:value-type="float" office:value="-0.1274414" calcext:value-type="float">
            <text:p>-0.1274414</text:p>
          </table:table-cell>
          <table:table-cell office:value-type="float" office:value="0.8776855" calcext:value-type="float">
            <text:p>0.8776855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6870229" calcext:value-type="float">
            <text:p>0.6870229</text:p>
          </table:table-cell>
          <table:table-cell office:value-type="float" office:value="0.09160305" calcext:value-type="float">
            <text:p>0.09160305</text:p>
          </table:table-cell>
          <table:table-cell office:value-type="float" office:value="-0.008336186" calcext:value-type="float">
            <text:p>-0.008336186</text:p>
          </table:table-cell>
          <table:table-cell office:value-type="float" office:value="-0.1687023" calcext:value-type="float">
            <text:p>-0.1687023</text:p>
          </table:table-cell>
          <table:table-cell office:value-type="float" office:value="0.164" calcext:value-type="float">
            <text:p>0.16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0859" calcext:value-type="float">
            <text:p>-0.6630859</text:p>
          </table:table-cell>
          <table:table-cell office:value-type="float" office:value="-0.1293945" calcext:value-type="float">
            <text:p>-0.1293945</text:p>
          </table:table-cell>
          <table:table-cell office:value-type="float" office:value="0.8759766" calcext:value-type="float">
            <text:p>0.8759766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2900764" calcext:value-type="float">
            <text:p>-0.2900764</text:p>
          </table:table-cell>
          <table:table-cell office:value-type="float" office:value="0.09853411" calcext:value-type="float">
            <text:p>0.09853411</text:p>
          </table:table-cell>
          <table:table-cell office:value-type="float" office:value="0.0450381" calcext:value-type="float">
            <text:p>0.0450381</text:p>
          </table:table-cell>
          <table:table-cell office:value-type="float" office:value="-0.2176794" calcext:value-type="float">
            <text:p>-0.217679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86914" calcext:value-type="float">
            <text:p>-0.6586914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886719" calcext:value-type="float">
            <text:p>0.8886719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3.89313" calcext:value-type="float">
            <text:p>3.89313</text:p>
          </table:table-cell>
          <table:table-cell office:value-type="float" office:value="-0.008336186" calcext:value-type="float">
            <text:p>-0.008336186</text:p>
          </table:table-cell>
          <table:table-cell office:value-type="float" office:value="-0.03129774" calcext:value-type="float">
            <text:p>-0.03129774</text:p>
          </table:table-cell>
          <table:table-cell office:value-type="float" office:value="3.965527" calcext:value-type="float">
            <text:p>3.96552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20996" calcext:value-type="float">
            <text:p>-0.6520996</text:p>
          </table:table-cell>
          <table:table-cell office:value-type="float" office:value="-0.1298828" calcext:value-type="float">
            <text:p>-0.1298828</text:p>
          </table:table-cell>
          <table:table-cell office:value-type="float" office:value="0.8771973" calcext:value-type="float">
            <text:p>0.8771973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-0.1610079" calcext:value-type="float">
            <text:p>-0.1610079</text:p>
          </table:table-cell>
          <table:table-cell office:value-type="float" office:value="-0.1076337" calcext:value-type="float">
            <text:p>-0.1076337</text:p>
          </table:table-cell>
          <table:table-cell office:value-type="float" office:value="-0.0192061" calcext:value-type="float">
            <text:p>-0.019206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2598" calcext:value-type="float">
            <text:p>-0.6662598</text:p>
          </table:table-cell>
          <table:table-cell office:value-type="float" office:value="-0.1201172" calcext:value-type="float">
            <text:p>-0.1201172</text:p>
          </table:table-cell>
          <table:table-cell office:value-type="float" office:value="0.8803711" calcext:value-type="float">
            <text:p>0.8803711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0221982" calcext:value-type="float">
            <text:p>0.0221982</text:p>
          </table:table-cell>
          <table:table-cell office:value-type="float" office:value="0.09083968" calcext:value-type="float">
            <text:p>0.09083968</text:p>
          </table:table-cell>
          <table:table-cell office:value-type="float" office:value="0.01132825" calcext:value-type="float">
            <text:p>0.0113282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99121" calcext:value-type="float">
            <text:p>-0.6599121</text:p>
          </table:table-cell>
          <table:table-cell office:value-type="float" office:value="-0.1281738" calcext:value-type="float">
            <text:p>-0.1281738</text:p>
          </table:table-cell>
          <table:table-cell office:value-type="float" office:value="0.8693848" calcext:value-type="float">
            <text:p>0.8693848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3.89313" calcext:value-type="float">
            <text:p>3.89313</text:p>
          </table:table-cell>
          <table:table-cell office:value-type="float" office:value="0.05273259" calcext:value-type="float">
            <text:p>0.05273259</text:p>
          </table:table-cell>
          <table:table-cell office:value-type="float" office:value="-0.1076337" calcext:value-type="float">
            <text:p>-0.1076337</text:p>
          </table:table-cell>
          <table:table-cell office:value-type="float" office:value="3.965527" calcext:value-type="float">
            <text:p>3.96552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377" calcext:value-type="float">
            <text:p>-0.661377</text:p>
          </table:table-cell>
          <table:table-cell office:value-type="float" office:value="-0.1237793" calcext:value-type="float">
            <text:p>-0.1237793</text:p>
          </table:table-cell>
          <table:table-cell office:value-type="float" office:value="0.8703613" calcext:value-type="float">
            <text:p>0.8703613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1596028" calcext:value-type="float">
            <text:p>0.1596028</text:p>
          </table:table-cell>
          <table:table-cell office:value-type="float" office:value="-0.01603055" calcext:value-type="float">
            <text:p>-0.01603055</text:p>
          </table:table-cell>
          <table:table-cell office:value-type="float" office:value="-0.003938921" calcext:value-type="float">
            <text:p>-0.00393892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5977" calcext:value-type="float">
            <text:p>-0.6625977</text:p>
          </table:table-cell>
          <table:table-cell office:value-type="float" office:value="-0.1225586" calcext:value-type="float">
            <text:p>-0.1225586</text:p>
          </table:table-cell>
          <table:table-cell office:value-type="float" office:value="0.8757324" calcext:value-type="float">
            <text:p>0.8757324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08467197" calcext:value-type="float">
            <text:p>-0.08467197</text:p>
          </table:table-cell>
          <table:table-cell office:value-type="float" office:value="0.02977097" calcext:value-type="float">
            <text:p>0.02977097</text:p>
          </table:table-cell>
          <table:table-cell office:value-type="float" office:value="-0.04974045" calcext:value-type="float">
            <text:p>-0.0497404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94238" calcext:value-type="float">
            <text:p>-0.6594238</text:p>
          </table:table-cell>
          <table:table-cell office:value-type="float" office:value="-0.1208496" calcext:value-type="float">
            <text:p>-0.1208496</text:p>
          </table:table-cell>
          <table:table-cell office:value-type="float" office:value="0.8754883" calcext:value-type="float">
            <text:p>0.8754883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0.0221982" calcext:value-type="float">
            <text:p>0.0221982</text:p>
          </table:table-cell>
          <table:table-cell office:value-type="float" office:value="-0.07709927" calcext:value-type="float">
            <text:p>-0.07709927</text:p>
          </table:table-cell>
          <table:table-cell office:value-type="float" office:value="-3.836" calcext:value-type="float">
            <text:p>-3.83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94238" calcext:value-type="float">
            <text:p>-0.6594238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754883" calcext:value-type="float">
            <text:p>0.8754883</text:p>
          </table:table-cell>
          <table:table-cell office:value-type="float" office:value="-0.961832" calcext:value-type="float">
            <text:p>-0.961832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0.1901371" calcext:value-type="float">
            <text:p>0.1901371</text:p>
          </table:table-cell>
          <table:table-cell office:value-type="float" office:value="-0.1534352" calcext:value-type="float">
            <text:p>-0.1534352</text:p>
          </table:table-cell>
          <table:table-cell office:value-type="float" office:value="-0.06500762" calcext:value-type="float">
            <text:p>-0.0650076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1328" calcext:value-type="float">
            <text:p>-0.6611328</text:p>
          </table:table-cell>
          <table:table-cell office:value-type="float" office:value="-0.1269531" calcext:value-type="float">
            <text:p>-0.1269531</text:p>
          </table:table-cell>
          <table:table-cell office:value-type="float" office:value="0.8703613" calcext:value-type="float">
            <text:p>0.8703613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-0.05413771" calcext:value-type="float">
            <text:p>-0.05413771</text:p>
          </table:table-cell>
          <table:table-cell office:value-type="float" office:value="-0.07709927" calcext:value-type="float">
            <text:p>-0.07709927</text:p>
          </table:table-cell>
          <table:table-cell office:value-type="float" office:value="0.02659543" calcext:value-type="float">
            <text:p>0.0265954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5742" calcext:value-type="float">
            <text:p>-0.6635742</text:p>
          </table:table-cell>
          <table:table-cell office:value-type="float" office:value="-0.1281738" calcext:value-type="float">
            <text:p>-0.1281738</text:p>
          </table:table-cell>
          <table:table-cell office:value-type="float" office:value="0.8693848" calcext:value-type="float">
            <text:p>0.8693848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-0.1610079" calcext:value-type="float">
            <text:p>-0.1610079</text:p>
          </table:table-cell>
          <table:table-cell office:value-type="float" office:value="0.121374" calcext:value-type="float">
            <text:p>0.121374</text:p>
          </table:table-cell>
          <table:table-cell office:value-type="float" office:value="0.02659543" calcext:value-type="float">
            <text:p>0.0265954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4004" calcext:value-type="float">
            <text:p>-0.6604004</text:p>
          </table:table-cell>
          <table:table-cell office:value-type="float" office:value="-0.1303711" calcext:value-type="float">
            <text:p>-0.1303711</text:p>
          </table:table-cell>
          <table:table-cell office:value-type="float" office:value="0.869873" calcext:value-type="float">
            <text:p>0.869873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1290684" calcext:value-type="float">
            <text:p>0.1290684</text:p>
          </table:table-cell>
          <table:table-cell office:value-type="float" office:value="0.0603053" calcext:value-type="float">
            <text:p>0.0603053</text:p>
          </table:table-cell>
          <table:table-cell office:value-type="float" office:value="0.1181985" calcext:value-type="float">
            <text:p>0.118198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5273" calcext:value-type="float">
            <text:p>-0.6655273</text:p>
          </table:table-cell>
          <table:table-cell office:value-type="float" office:value="-0.1235352" calcext:value-type="float">
            <text:p>-0.1235352</text:p>
          </table:table-cell>
          <table:table-cell office:value-type="float" office:value="0.8752441" calcext:value-type="float">
            <text:p>0.8752441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0.05273259" calcext:value-type="float">
            <text:p>0.05273259</text:p>
          </table:table-cell>
          <table:table-cell office:value-type="float" office:value="-0.01603055" calcext:value-type="float">
            <text:p>-0.01603055</text:p>
          </table:table-cell>
          <table:table-cell office:value-type="float" office:value="-3.820733" calcext:value-type="float">
            <text:p>-3.82073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60059" calcext:value-type="float">
            <text:p>-0.6560059</text:p>
          </table:table-cell>
          <table:table-cell office:value-type="float" office:value="-0.1257324" calcext:value-type="float">
            <text:p>-0.1257324</text:p>
          </table:table-cell>
          <table:table-cell office:value-type="float" office:value="0.8754883" calcext:value-type="float">
            <text:p>0.8754883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0.6870229" calcext:value-type="float">
            <text:p>0.6870229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0.1596028" calcext:value-type="float">
            <text:p>0.1596028</text:p>
          </table:table-cell>
          <table:table-cell office:value-type="float" office:value="-0.1687023" calcext:value-type="float">
            <text:p>-0.1687023</text:p>
          </table:table-cell>
          <table:table-cell office:value-type="float" office:value="-0.06500762" calcext:value-type="float">
            <text:p>-0.0650076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0859" calcext:value-type="float">
            <text:p>-0.6630859</text:p>
          </table:table-cell>
          <table:table-cell office:value-type="float" office:value="-0.1210938" calcext:value-type="float">
            <text:p>-0.1210938</text:p>
          </table:table-cell>
          <table:table-cell office:value-type="float" office:value="0.8684082" calcext:value-type="float">
            <text:p>0.8684082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-0.008336186" calcext:value-type="float">
            <text:p>-0.008336186</text:p>
          </table:table-cell>
          <table:table-cell office:value-type="float" office:value="0.0450381" calcext:value-type="float">
            <text:p>0.0450381</text:p>
          </table:table-cell>
          <table:table-cell office:value-type="float" office:value="-0.08027479" calcext:value-type="float">
            <text:p>-0.0802747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87012" calcext:value-type="float">
            <text:p>-0.6687012</text:p>
          </table:table-cell>
          <table:table-cell office:value-type="float" office:value="-0.1281738" calcext:value-type="float">
            <text:p>-0.1281738</text:p>
          </table:table-cell>
          <table:table-cell office:value-type="float" office:value="0.8740234" calcext:value-type="float">
            <text:p>0.8740234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0.09160305" calcext:value-type="float">
            <text:p>0.09160305</text:p>
          </table:table-cell>
          <table:table-cell office:value-type="float" office:value="-0.09993923" calcext:value-type="float">
            <text:p>-0.09993923</text:p>
          </table:table-cell>
          <table:table-cell office:value-type="float" office:value="-0.1534352" calcext:value-type="float">
            <text:p>-0.1534352</text:p>
          </table:table-cell>
          <table:table-cell office:value-type="float" office:value="0.164" calcext:value-type="float">
            <text:p>0.16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8887" calcext:value-type="float">
            <text:p>-0.6608887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649902" calcext:value-type="float">
            <text:p>0.8649902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6412213" calcext:value-type="float">
            <text:p>0.6412213</text:p>
          </table:table-cell>
          <table:table-cell office:value-type="float" office:value="-0.2748091" calcext:value-type="float">
            <text:p>-0.2748091</text:p>
          </table:table-cell>
          <table:table-cell office:value-type="float" office:value="-0.1610079" calcext:value-type="float">
            <text:p>-0.1610079</text:p>
          </table:table-cell>
          <table:table-cell office:value-type="float" office:value="-0.2145039" calcext:value-type="float">
            <text:p>-0.2145039</text:p>
          </table:table-cell>
          <table:table-cell office:value-type="float" office:value="-0.2024122" calcext:value-type="float">
            <text:p>-0.202412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91895" calcext:value-type="float">
            <text:p>-0.6691895</text:p>
          </table:table-cell>
          <table:table-cell office:value-type="float" office:value="-0.1201172" calcext:value-type="float">
            <text:p>-0.1201172</text:p>
          </table:table-cell>
          <table:table-cell office:value-type="float" office:value="0.8791504" calcext:value-type="float">
            <text:p>0.8791504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0221982" calcext:value-type="float">
            <text:p>0.0221982</text:p>
          </table:table-cell>
          <table:table-cell office:value-type="float" office:value="0.09083968" calcext:value-type="float">
            <text:p>0.09083968</text:p>
          </table:table-cell>
          <table:table-cell office:value-type="float" office:value="-0.0192061" calcext:value-type="float">
            <text:p>-0.019206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91797" calcext:value-type="float">
            <text:p>-0.6591797</text:p>
          </table:table-cell>
          <table:table-cell office:value-type="float" office:value="-0.1196289" calcext:value-type="float">
            <text:p>-0.1196289</text:p>
          </table:table-cell>
          <table:table-cell office:value-type="float" office:value="0.8742676" calcext:value-type="float">
            <text:p>0.8742676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259542" calcext:value-type="float">
            <text:p>-0.259542</text:p>
          </table:table-cell>
          <table:table-cell office:value-type="float" office:value="-0.1762751" calcext:value-type="float">
            <text:p>-0.1762751</text:p>
          </table:table-cell>
          <table:table-cell office:value-type="float" office:value="0.09083968" calcext:value-type="float">
            <text:p>0.09083968</text:p>
          </table:table-cell>
          <table:table-cell office:value-type="float" office:value="-0.187145" calcext:value-type="float">
            <text:p>-0.18714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94238" calcext:value-type="float">
            <text:p>-0.6594238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78418" calcext:value-type="float">
            <text:p>0.878418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08467197" calcext:value-type="float">
            <text:p>-0.08467197</text:p>
          </table:table-cell>
          <table:table-cell office:value-type="float" office:value="-0.03129774" calcext:value-type="float">
            <text:p>-0.03129774</text:p>
          </table:table-cell>
          <table:table-cell office:value-type="float" office:value="0.01132825" calcext:value-type="float">
            <text:p>0.0113282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748" calcext:value-type="float">
            <text:p>-0.666748</text:p>
          </table:table-cell>
          <table:table-cell office:value-type="float" office:value="-0.1247559" calcext:value-type="float">
            <text:p>-0.1247559</text:p>
          </table:table-cell>
          <table:table-cell office:value-type="float" office:value="0.8710938" calcext:value-type="float">
            <text:p>0.8710938</text:p>
          </table:table-cell>
          <table:table-cell office:value-type="float" office:value="-0.9465649" calcext:value-type="float">
            <text:p>-0.9465649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0.2054043" calcext:value-type="float">
            <text:p>0.2054043</text:p>
          </table:table-cell>
          <table:table-cell office:value-type="float" office:value="0.1977099" calcext:value-type="float">
            <text:p>0.1977099</text:p>
          </table:table-cell>
          <table:table-cell office:value-type="float" office:value="-0.09554197" calcext:value-type="float">
            <text:p>-0.0955419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5977" calcext:value-type="float">
            <text:p>-0.6625977</text:p>
          </table:table-cell>
          <table:table-cell office:value-type="float" office:value="-0.1169434" calcext:value-type="float">
            <text:p>-0.1169434</text:p>
          </table:table-cell>
          <table:table-cell office:value-type="float" office:value="0.878418" calcext:value-type="float">
            <text:p>0.878418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0.4427481" calcext:value-type="float">
            <text:p>-0.4427481</text:p>
          </table:table-cell>
          <table:table-cell office:value-type="float" office:value="0.006931067" calcext:value-type="float">
            <text:p>0.006931067</text:p>
          </table:table-cell>
          <table:table-cell office:value-type="float" office:value="0.1519083" calcext:value-type="float">
            <text:p>0.1519083</text:p>
          </table:table-cell>
          <table:table-cell office:value-type="float" office:value="-0.3703511" calcext:value-type="float">
            <text:p>-0.370351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86914" calcext:value-type="float">
            <text:p>-0.6586914</text:p>
          </table:table-cell>
          <table:table-cell office:value-type="float" office:value="-0.1313477" calcext:value-type="float">
            <text:p>-0.1313477</text:p>
          </table:table-cell>
          <table:table-cell office:value-type="float" office:value="0.8540039" calcext:value-type="float">
            <text:p>0.8540039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0.2748091" calcext:value-type="float">
            <text:p>-0.2748091</text:p>
          </table:table-cell>
          <table:table-cell office:value-type="float" office:value="0.05273259" calcext:value-type="float">
            <text:p>0.05273259</text:p>
          </table:table-cell>
          <table:table-cell office:value-type="float" office:value="-0.1076337" calcext:value-type="float">
            <text:p>-0.1076337</text:p>
          </table:table-cell>
          <table:table-cell office:value-type="float" office:value="-0.2024122" calcext:value-type="float">
            <text:p>-0.202412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1563" calcext:value-type="float">
            <text:p>-0.6601563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91504" calcext:value-type="float">
            <text:p>0.8791504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0.3816794" calcext:value-type="float">
            <text:p>0.3816794</text:p>
          </table:table-cell>
          <table:table-cell office:value-type="float" office:value="0.1526718" calcext:value-type="float">
            <text:p>0.1526718</text:p>
          </table:table-cell>
          <table:table-cell office:value-type="float" office:value="-0.1762751" calcext:value-type="float">
            <text:p>-0.1762751</text:p>
          </table:table-cell>
          <table:table-cell office:value-type="float" office:value="-0.4740458" calcext:value-type="float">
            <text:p>-0.4740458</text:p>
          </table:table-cell>
          <table:table-cell office:value-type="float" office:value="0.2250687" calcext:value-type="float">
            <text:p>0.225068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7959" calcext:value-type="float">
            <text:p>-0.657959</text:p>
          </table:table-cell>
          <table:table-cell office:value-type="float" office:value="-0.1264648" calcext:value-type="float">
            <text:p>-0.1264648</text:p>
          </table:table-cell>
          <table:table-cell office:value-type="float" office:value="0.871582" calcext:value-type="float">
            <text:p>0.871582</text:p>
          </table:table-cell>
          <table:table-cell office:value-type="float" office:value="-0.5801527" calcext:value-type="float">
            <text:p>-0.5801527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0" calcext:value-type="float">
            <text:p>0</text:p>
          </table:table-cell>
          <table:table-cell office:value-type="float" office:value="0.5718165" calcext:value-type="float">
            <text:p>0.5718165</text:p>
          </table:table-cell>
          <table:table-cell office:value-type="float" office:value="0.4572518" calcext:value-type="float">
            <text:p>0.4572518</text:p>
          </table:table-cell>
          <table:table-cell office:value-type="float" office:value="0.07239696" calcext:value-type="float">
            <text:p>0.0723969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2832" calcext:value-type="float">
            <text:p>-0.6652832</text:p>
          </table:table-cell>
          <table:table-cell office:value-type="float" office:value="-0.1242676" calcext:value-type="float">
            <text:p>-0.1242676</text:p>
          </table:table-cell>
          <table:table-cell office:value-type="float" office:value="0.8815918" calcext:value-type="float">
            <text:p>0.8815918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-0.695359" calcext:value-type="float">
            <text:p>-0.695359</text:p>
          </table:table-cell>
          <table:table-cell office:value-type="float" office:value="-0.9778626" calcext:value-type="float">
            <text:p>-0.9778626</text:p>
          </table:table-cell>
          <table:table-cell office:value-type="float" office:value="0.1181985" calcext:value-type="float">
            <text:p>0.118198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2832" calcext:value-type="float">
            <text:p>-0.6652832</text:p>
          </table:table-cell>
          <table:table-cell office:value-type="float" office:value="-0.1276855" calcext:value-type="float">
            <text:p>-0.1276855</text:p>
          </table:table-cell>
          <table:table-cell office:value-type="float" office:value="0.8740234" calcext:value-type="float">
            <text:p>0.8740234</text:p>
          </table:table-cell>
          <table:table-cell office:value-type="float" office:value="-0.5954198" calcext:value-type="float">
            <text:p>-0.5954198</text:p>
          </table:table-cell>
          <table:table-cell office:value-type="float" office:value="1.877863" calcext:value-type="float">
            <text:p>1.877863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5565494" calcext:value-type="float">
            <text:p>0.5565494</text:p>
          </table:table-cell>
          <table:table-cell office:value-type="float" office:value="1.022137" calcext:value-type="float">
            <text:p>1.022137</text:p>
          </table:table-cell>
          <table:table-cell office:value-type="float" office:value="0.1181985" calcext:value-type="float">
            <text:p>0.118198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9668" calcext:value-type="float">
            <text:p>-0.659668</text:p>
          </table:table-cell>
          <table:table-cell office:value-type="float" office:value="-0.1225586" calcext:value-type="float">
            <text:p>-0.1225586</text:p>
          </table:table-cell>
          <table:table-cell office:value-type="float" office:value="0.8718262" calcext:value-type="float">
            <text:p>0.8718262</text:p>
          </table:table-cell>
          <table:table-cell office:value-type="float" office:value="-1.51145" calcext:value-type="float">
            <text:p>-1.51145</text:p>
          </table:table-cell>
          <table:table-cell office:value-type="float" office:value="0.1984733" calcext:value-type="float">
            <text:p>0.1984733</text:p>
          </table:table-cell>
          <table:table-cell office:value-type="float" office:value="-0.2900764" calcext:value-type="float">
            <text:p>-0.2900764</text:p>
          </table:table-cell>
          <table:table-cell office:value-type="float" office:value="-0.3594812" calcext:value-type="float">
            <text:p>-0.3594812</text:p>
          </table:table-cell>
          <table:table-cell office:value-type="float" office:value="-0.6572519" calcext:value-type="float">
            <text:p>-0.6572519</text:p>
          </table:table-cell>
          <table:table-cell office:value-type="float" office:value="-0.2176794" calcext:value-type="float">
            <text:p>-0.217679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5742" calcext:value-type="float">
            <text:p>-0.6635742</text:p>
          </table:table-cell>
          <table:table-cell office:value-type="float" office:value="-0.1201172" calcext:value-type="float">
            <text:p>-0.1201172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-0.870229" calcext:value-type="float">
            <text:p>-0.870229</text:p>
          </table:table-cell>
          <table:table-cell office:value-type="float" office:value="1.709924" calcext:value-type="float">
            <text:p>1.709924</text:p>
          </table:table-cell>
          <table:table-cell office:value-type="float" office:value="0.2290076" calcext:value-type="float">
            <text:p>0.2290076</text:p>
          </table:table-cell>
          <table:table-cell office:value-type="float" office:value="0.2817402" calcext:value-type="float">
            <text:p>0.2817402</text:p>
          </table:table-cell>
          <table:table-cell office:value-type="float" office:value="0.8541984" calcext:value-type="float">
            <text:p>0.8541984</text:p>
          </table:table-cell>
          <table:table-cell office:value-type="float" office:value="0.3014046" calcext:value-type="float">
            <text:p>0.301404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72266" calcext:value-type="float">
            <text:p>-0.6572266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679199" calcext:value-type="float">
            <text:p>0.8679199</text:p>
          </table:table-cell>
          <table:table-cell office:value-type="float" office:value="-1.358779" calcext:value-type="float">
            <text:p>-1.358779</text:p>
          </table:table-cell>
          <table:table-cell office:value-type="float" office:value="0.3206107" calcext:value-type="float">
            <text:p>0.3206107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-0.2068094" calcext:value-type="float">
            <text:p>-0.2068094</text:p>
          </table:table-cell>
          <table:table-cell office:value-type="float" office:value="-0.5351145" calcext:value-type="float">
            <text:p>-0.5351145</text:p>
          </table:table-cell>
          <table:table-cell office:value-type="float" office:value="-0.1108092" calcext:value-type="float">
            <text:p>-0.110809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7949" calcext:value-type="float">
            <text:p>-0.6647949</text:p>
          </table:table-cell>
          <table:table-cell office:value-type="float" office:value="-0.1188965" calcext:value-type="float">
            <text:p>-0.1188965</text:p>
          </table:table-cell>
          <table:table-cell office:value-type="float" office:value="0.8774414" calcext:value-type="float">
            <text:p>0.8774414</text:p>
          </table:table-cell>
          <table:table-cell office:value-type="float" office:value="-0.9465649" calcext:value-type="float">
            <text:p>-0.9465649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0.2054043" calcext:value-type="float">
            <text:p>0.2054043</text:p>
          </table:table-cell>
          <table:table-cell office:value-type="float" office:value="0.3198473" calcext:value-type="float">
            <text:p>0.3198473</text:p>
          </table:table-cell>
          <table:table-cell office:value-type="float" office:value="0.1334657" calcext:value-type="float">
            <text:p>0.133465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1563" calcext:value-type="float">
            <text:p>-0.6601563</text:p>
          </table:table-cell>
          <table:table-cell office:value-type="float" office:value="-0.1247559" calcext:value-type="float">
            <text:p>-0.1247559</text:p>
          </table:table-cell>
          <table:table-cell office:value-type="float" office:value="0.8725586" calcext:value-type="float">
            <text:p>0.8725586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7328244" calcext:value-type="float">
            <text:p>0.7328244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-0.1610079" calcext:value-type="float">
            <text:p>-0.1610079</text:p>
          </table:table-cell>
          <table:table-cell office:value-type="float" office:value="-0.1229008" calcext:value-type="float">
            <text:p>-0.1229008</text:p>
          </table:table-cell>
          <table:table-cell office:value-type="float" office:value="0.1487328" calcext:value-type="float">
            <text:p>0.148732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377" calcext:value-type="float">
            <text:p>-0.661377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779297" calcext:value-type="float">
            <text:p>0.8779297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5343512" calcext:value-type="float">
            <text:p>0.5343512</text:p>
          </table:table-cell>
          <table:table-cell office:value-type="float" office:value="-0.5343512" calcext:value-type="float">
            <text:p>-0.5343512</text:p>
          </table:table-cell>
          <table:table-cell office:value-type="float" office:value="-0.02360332" calcext:value-type="float">
            <text:p>-0.02360332</text:p>
          </table:table-cell>
          <table:table-cell office:value-type="float" office:value="-0.3213741" calcext:value-type="float">
            <text:p>-0.3213741</text:p>
          </table:table-cell>
          <table:table-cell office:value-type="float" office:value="-0.4619542" calcext:value-type="float">
            <text:p>-0.461954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</table:table>
      <table:table table:name="sensor3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xa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xg</text:p>
          </table:table-cell>
          <table:table-cell office:value-type="string" calcext:value-type="string">
            <text:p>yg,</text:p>
          </table:table-cell>
          <table:table-cell office:value-type="string" calcext:value-type="string">
            <text:p>z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ygb</text:p>
          </table:table-cell>
          <table:table-cell office:value-type="string" calcext:value-type="string">
            <text:p>zgb</text:p>
          </table:table-cell>
          <table:table-cell office:value-type="string" calcext:value-type="string">
            <text:p>sensor no.</text:p>
          </table:table-cell>
          <table:table-cell table:number-columns-repeated="2"/>
          <table:table-cell office:value-type="string" calcext:value-type="string">
            <text:p>xg</text:p>
          </table:table-cell>
          <table:table-cell office:value-type="string" calcext:value-type="string">
            <text:p>yg</text:p>
          </table:table-cell>
          <table:table-cell office:value-type="string" calcext:value-type="string">
            <text:p>z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ygb</text:p>
          </table:table-cell>
          <table:table-cell office:value-type="string" calcext:value-type="string">
            <text:p>zgb</text:p>
          </table:table-cell>
        </table:table-row>
        <table:table-row table:style-name="ro1">
          <table:table-cell office:value-type="float" office:value="0.3022461" calcext:value-type="float">
            <text:p>0.3022461</text:p>
          </table:table-cell>
          <table:table-cell office:value-type="float" office:value="-0.1721191" calcext:value-type="float">
            <text:p>-0.1721191</text:p>
          </table:table-cell>
          <table:table-cell office:value-type="float" office:value="0.4160156" calcext:value-type="float">
            <text:p>0.4160156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-0.125495" calcext:value-type="float">
            <text:p>-0.125495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1589017" calcext:value-type="float">
            <text:p>-0.158901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ean</text:p>
          </table:table-cell>
          <table:table-cell table:formula="of:=AVERAGE([.D:.D])" office:value-type="float" office:value="-3.49346743269231" calcext:value-type="float">
            <text:p>-3.49346743269231</text:p>
          </table:table-cell>
          <table:table-cell table:formula="of:=AVERAGE([.E:.E])" office:value-type="float" office:value="0.959923679807692" calcext:value-type="float">
            <text:p>0.959923679807692</text:p>
          </table:table-cell>
          <table:table-cell table:formula="of:=AVERAGE([.F:.F])" office:value-type="float" office:value="-3.47064008653846" calcext:value-type="float">
            <text:p>-3.47064008653846</text:p>
          </table:table-cell>
          <table:table-cell table:formula="of:=AVERAGE([.G:.G])" office:value-type="float" office:value="-0.000641671538461537" calcext:value-type="float">
            <text:p>-0.000641671538461537</text:p>
          </table:table-cell>
          <table:table-cell table:formula="of:=AVERAGE([.H:.H])" office:value-type="float" office:value="0.0105194212836538" calcext:value-type="float">
            <text:p>0.0105194212836538</text:p>
          </table:table-cell>
          <table:table-cell table:formula="of:=AVERAGE([.I:.I])" office:value-type="float" office:value="0.00404608601442308" calcext:value-type="float">
            <text:p>0.00404608601442308</text:p>
          </table:table-cell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187012" calcext:value-type="float">
            <text:p>0.4187012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-0.1402439" calcext:value-type="float">
            <text:p>-0.1402439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ar</text:p>
          </table:table-cell>
          <table:table-cell table:formula="of:=VAR([.D:.D])" office:value-type="float" office:value="0.0139383703945075" calcext:value-type="float">
            <text:p>0.0139383703945075</text:p>
          </table:table-cell>
          <table:table-cell table:formula="of:=VAR([.E:.E])" office:value-type="float" office:value="0.0121663936780132" calcext:value-type="float">
            <text:p>0.0121663936780132</text:p>
          </table:table-cell>
          <table:table-cell table:formula="of:=VAR([.F:.F])" office:value-type="float" office:value="0.0196375703390166" calcext:value-type="float">
            <text:p>0.0196375703390166</text:p>
          </table:table-cell>
          <table:table-cell table:formula="of:=VAR([.G:.G])" office:value-type="float" office:value="0.0139383755583209" calcext:value-type="float">
            <text:p>0.0139383755583209</text:p>
          </table:table-cell>
          <table:table-cell table:formula="of:=VAR([.H:.H])" office:value-type="float" office:value="0.0121663922193153" calcext:value-type="float">
            <text:p>0.0121663922193153</text:p>
          </table:table-cell>
          <table:table-cell table:formula="of:=VAR([.I:.I])" office:value-type="float" office:value="0.0196375730667593" calcext:value-type="float">
            <text:p>0.0196375730667593</text:p>
          </table:table-cell>
        </table:table-row>
        <table:table-row table:style-name="ro1">
          <table:table-cell office:value-type="float" office:value="0.2944336" calcext:value-type="float">
            <text:p>0.2944336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196777" calcext:value-type="float">
            <text:p>0.419677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in</text:p>
          </table:table-cell>
          <table:table-cell table:formula="of:=MIN([.D:.D])" office:value-type="float" office:value="-3.816794" calcext:value-type="float">
            <text:p>-3.816794</text:p>
          </table:table-cell>
          <table:table-cell table:formula="of:=MIN([.E:.E])" office:value-type="float" office:value="0.6564885" calcext:value-type="float">
            <text:p>0.6564885</text:p>
          </table:table-cell>
          <table:table-cell table:formula="of:=MIN([.F:.F])" office:value-type="float" office:value="-3.801527" calcext:value-type="float">
            <text:p>-3.801527</text:p>
          </table:table-cell>
          <table:table-cell table:formula="of:=MIN([.G:.G])" office:value-type="float" office:value="-0.3239682" calcext:value-type="float">
            <text:p>-0.3239682</text:p>
          </table:table-cell>
          <table:table-cell table:formula="of:=MIN([.H:.H])" office:value-type="float" office:value="-0.2929157" calcext:value-type="float">
            <text:p>-0.2929157</text:p>
          </table:table-cell>
          <table:table-cell table:formula="of:=MIN([.I:.I])" office:value-type="float" office:value="-0.3268406" calcext:value-type="float">
            <text:p>-0.3268406</text:p>
          </table:table-cell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194336" calcext:value-type="float">
            <text:p>0.4194336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2103829" calcext:value-type="float">
            <text:p>0.2103829</text:p>
          </table:table-cell>
          <table:table-cell office:value-type="float" office:value="-0.1402439" calcext:value-type="float">
            <text:p>-0.1402439</text:p>
          </table:table-cell>
          <table:table-cell office:value-type="float" office:value="0.03957152" calcext:value-type="float">
            <text:p>0.0395715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x</text:p>
          </table:table-cell>
          <table:table-cell table:formula="of:=MAX([.D:.D])" office:value-type="float" office:value="-2.854962" calcext:value-type="float">
            <text:p>-2.854962</text:p>
          </table:table-cell>
          <table:table-cell table:formula="of:=MAX([.E:.E])" office:value-type="float" office:value="1.267176" calcext:value-type="float">
            <text:p>1.267176</text:p>
          </table:table-cell>
          <table:table-cell table:formula="of:=MAX([.F:.F])" office:value-type="float" office:value="-3.114504" calcext:value-type="float">
            <text:p>-3.114504</text:p>
          </table:table-cell>
          <table:table-cell table:formula="of:=MAX([.G:.G])" office:value-type="float" office:value="0.6378639" calcext:value-type="float">
            <text:p>0.6378639</text:p>
          </table:table-cell>
          <table:table-cell table:formula="of:=MAX([.H:.H])" office:value-type="float" office:value="0.3177713" calcext:value-type="float">
            <text:p>0.3177713</text:p>
          </table:table-cell>
          <table:table-cell table:formula="of:=MAX([.I:.I])" office:value-type="float" office:value="0.3601823" calcext:value-type="float">
            <text:p>0.3601823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16748" calcext:value-type="float">
            <text:p>0.416748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0.04296219" calcext:value-type="float">
            <text:p>0.04296219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91895" calcext:value-type="float">
            <text:p>-0.1691895</text:p>
          </table:table-cell>
          <table:table-cell office:value-type="float" office:value="0.420166" calcext:value-type="float">
            <text:p>0.420166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2567027" calcext:value-type="float">
            <text:p>0.2567027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10156" calcext:value-type="float">
            <text:p>0.2910156</text:p>
          </table:table-cell>
          <table:table-cell office:value-type="float" office:value="-0.1843262" calcext:value-type="float">
            <text:p>-0.1843262</text:p>
          </table:table-cell>
          <table:table-cell office:value-type="float" office:value="0.4169922" calcext:value-type="float">
            <text:p>0.416992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0.04296219" calcext:value-type="float">
            <text:p>0.04296219</text:p>
          </table:table-cell>
          <table:table-cell office:value-type="float" office:value="0.1617091" calcext:value-type="float">
            <text:p>0.161709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179688" calcext:value-type="float">
            <text:p>0.4179688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0.1187799" calcext:value-type="float">
            <text:p>0.1187799</text:p>
          </table:table-cell>
          <table:table-cell office:value-type="float" office:value="-0.1097096" calcext:value-type="float">
            <text:p>-0.1097096</text:p>
          </table:table-cell>
          <table:table-cell office:value-type="float" office:value="0.1617091" calcext:value-type="float">
            <text:p>0.161709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6309" calcext:value-type="float">
            <text:p>0.2966309</text:p>
          </table:table-cell>
          <table:table-cell office:value-type="float" office:value="-0.1655273" calcext:value-type="float">
            <text:p>-0.1655273</text:p>
          </table:table-cell>
          <table:table-cell office:value-type="float" office:value="0.4155273" calcext:value-type="float">
            <text:p>0.4155273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-0.1407621" calcext:value-type="float">
            <text:p>-0.1407621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-0.1436346" calcext:value-type="float">
            <text:p>-0.143634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3867" calcext:value-type="float">
            <text:p>0.2963867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238281" calcext:value-type="float">
            <text:p>0.4238281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-0.09496045" calcext:value-type="float">
            <text:p>-0.09496045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-0.006229877" calcext:value-type="float">
            <text:p>-0.00622987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652832" calcext:value-type="float">
            <text:p>-0.1652832</text:p>
          </table:table-cell>
          <table:table-cell office:value-type="float" office:value="0.4272461" calcext:value-type="float">
            <text:p>0.427246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-0.1402439" calcext:value-type="float">
            <text:p>-0.1402439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250488" calcext:value-type="float">
            <text:p>0.4250488</text:p>
          </table:table-cell>
          <table:table-cell office:value-type="float" office:value="-3.694656" calcext:value-type="float">
            <text:p>-3.694656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740458" calcext:value-type="float">
            <text:p>-3.740458</text:p>
          </table:table-cell>
          <table:table-cell office:value-type="float" office:value="-0.2018306" calcext:value-type="float">
            <text:p>-0.2018306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2657719" calcext:value-type="float">
            <text:p>-0.265771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726074" calcext:value-type="float">
            <text:p>-0.1726074</text:p>
          </table:table-cell>
          <table:table-cell office:value-type="float" office:value="0.4150391" calcext:value-type="float">
            <text:p>0.415039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662598" calcext:value-type="float">
            <text:p>-0.1662598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0.1493144" calcext:value-type="float">
            <text:p>0.1493144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0.1922433" calcext:value-type="float">
            <text:p>0.192243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643066" calcext:value-type="float">
            <text:p>-0.1643066</text:p>
          </table:table-cell>
          <table:table-cell office:value-type="float" office:value="0.4143066" calcext:value-type="float">
            <text:p>0.4143066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23584" calcext:value-type="float">
            <text:p>0.423584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-0.1407621" calcext:value-type="float">
            <text:p>-0.1407621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1131001" calcext:value-type="float">
            <text:p>-0.11310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814941" calcext:value-type="float">
            <text:p>0.2814941</text:p>
          </table:table-cell>
          <table:table-cell office:value-type="float" office:value="-0.1711426" calcext:value-type="float">
            <text:p>-0.1711426</text:p>
          </table:table-cell>
          <table:table-cell office:value-type="float" office:value="0.4257813" calcext:value-type="float">
            <text:p>0.4257813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75293" calcext:value-type="float">
            <text:p>-0.175293</text:p>
          </table:table-cell>
          <table:table-cell office:value-type="float" office:value="0.4199219" calcext:value-type="float">
            <text:p>0.4199219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1645815" calcext:value-type="float">
            <text:p>0.1645815</text:p>
          </table:table-cell>
          <table:table-cell office:value-type="float" office:value="-0.07917523" calcext:value-type="float">
            <text:p>-0.07917523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5371" calcext:value-type="float">
            <text:p>0.3005371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233398" calcext:value-type="float">
            <text:p>0.4233398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765137" calcext:value-type="float">
            <text:p>-0.1765137</text:p>
          </table:table-cell>
          <table:table-cell office:value-type="float" office:value="0.4316406" calcext:value-type="float">
            <text:p>0.4316406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-0.006229877" calcext:value-type="float">
            <text:p>-0.00622987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160156" calcext:value-type="float">
            <text:p>0.4160156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169922" calcext:value-type="float">
            <text:p>0.416992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-0.07917523" calcext:value-type="float">
            <text:p>-0.07917523</text:p>
          </table:table-cell>
          <table:table-cell office:value-type="float" office:value="-0.1131001" calcext:value-type="float">
            <text:p>-0.11310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122559" calcext:value-type="float">
            <text:p>0.3122559</text:p>
          </table:table-cell>
          <table:table-cell office:value-type="float" office:value="-0.1733398" calcext:value-type="float">
            <text:p>-0.1733398</text:p>
          </table:table-cell>
          <table:table-cell office:value-type="float" office:value="0.4228516" calcext:value-type="float">
            <text:p>0.4228516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1187799" calcext:value-type="float">
            <text:p>0.1187799</text:p>
          </table:table-cell>
          <table:table-cell office:value-type="float" office:value="0.1803668" calcext:value-type="float">
            <text:p>0.1803668</text:p>
          </table:table-cell>
          <table:table-cell office:value-type="float" office:value="-0.03676414" calcext:value-type="float">
            <text:p>-0.0367641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1377" calcext:value-type="float">
            <text:p>-0.161377</text:p>
          </table:table-cell>
          <table:table-cell office:value-type="float" office:value="0.4182129" calcext:value-type="float">
            <text:p>0.4182129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255371" calcext:value-type="float">
            <text:p>0.4255371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0.1345652" calcext:value-type="float">
            <text:p>0.1345652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733398" calcext:value-type="float">
            <text:p>-0.1733398</text:p>
          </table:table-cell>
          <table:table-cell office:value-type="float" office:value="0.4179688" calcext:value-type="float">
            <text:p>0.4179688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0729785" calcext:value-type="float">
            <text:p>0.0729785</text:p>
          </table:table-cell>
          <table:table-cell office:value-type="float" office:value="-0.1249768" calcext:value-type="float">
            <text:p>-0.1249768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22363" calcext:value-type="float">
            <text:p>0.2922363</text:p>
          </table:table-cell>
          <table:table-cell office:value-type="float" office:value="-0.1704102" calcext:value-type="float">
            <text:p>-0.1704102</text:p>
          </table:table-cell>
          <table:table-cell office:value-type="float" office:value="0.4196777" calcext:value-type="float">
            <text:p>0.4196777</text:p>
          </table:table-cell>
          <table:table-cell office:value-type="float" office:value="-3.740458" calcext:value-type="float">
            <text:p>-3.740458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2476323" calcext:value-type="float">
            <text:p>-0.2476323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316406" calcext:value-type="float">
            <text:p>0.4316406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1798487" calcext:value-type="float">
            <text:p>0.1798487</text:p>
          </table:table-cell>
          <table:table-cell office:value-type="float" office:value="0.04296219" calcext:value-type="float">
            <text:p>0.04296219</text:p>
          </table:table-cell>
          <table:table-cell office:value-type="float" office:value="0.03957152" calcext:value-type="float">
            <text:p>0.03957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682129" calcext:value-type="float">
            <text:p>-0.1682129</text:p>
          </table:table-cell>
          <table:table-cell office:value-type="float" office:value="0.4204102" calcext:value-type="float">
            <text:p>0.4204102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3867" calcext:value-type="float">
            <text:p>0.2963867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20166" calcext:value-type="float">
            <text:p>0.420166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0254" calcext:value-type="float">
            <text:p>0.3010254</text:p>
          </table:table-cell>
          <table:table-cell office:value-type="float" office:value="-0.171875" calcext:value-type="float">
            <text:p>-0.171875</text:p>
          </table:table-cell>
          <table:table-cell office:value-type="float" office:value="0.4169922" calcext:value-type="float">
            <text:p>0.4169922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-0.125495" calcext:value-type="float">
            <text:p>-0.125495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0.1464419" calcext:value-type="float">
            <text:p>0.146441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3633" calcext:value-type="float">
            <text:p>0.2973633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125977" calcext:value-type="float">
            <text:p>0.4125977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-0.2047031" calcext:value-type="float">
            <text:p>-0.204703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1426" calcext:value-type="float">
            <text:p>0.2961426</text:p>
          </table:table-cell>
          <table:table-cell office:value-type="float" office:value="-0.1733398" calcext:value-type="float">
            <text:p>-0.1733398</text:p>
          </table:table-cell>
          <table:table-cell office:value-type="float" office:value="0.4291992" calcext:value-type="float">
            <text:p>0.4291992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134047" calcext:value-type="float">
            <text:p>0.134047</text:p>
          </table:table-cell>
          <table:table-cell office:value-type="float" office:value="0.07349658" calcext:value-type="float">
            <text:p>0.07349658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2695" calcext:value-type="float">
            <text:p>0.3012695</text:p>
          </table:table-cell>
          <table:table-cell office:value-type="float" office:value="-0.1789551" calcext:value-type="float">
            <text:p>-0.1789551</text:p>
          </table:table-cell>
          <table:table-cell office:value-type="float" office:value="0.4245605" calcext:value-type="float">
            <text:p>0.4245605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801527" calcext:value-type="float">
            <text:p>-3.801527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-0.3268406" calcext:value-type="float">
            <text:p>-0.326840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41992" calcext:value-type="float">
            <text:p>0.3041992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277344" calcext:value-type="float">
            <text:p>0.4277344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9785" calcext:value-type="float">
            <text:p>0.3029785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16748" calcext:value-type="float">
            <text:p>0.416748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-0.189436" calcext:value-type="float">
            <text:p>-0.18943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73584" calcext:value-type="float">
            <text:p>-0.173584</text:p>
          </table:table-cell>
          <table:table-cell office:value-type="float" office:value="0.4172363" calcext:value-type="float">
            <text:p>0.4172363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0.1769762" calcext:value-type="float">
            <text:p>0.176976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662598" calcext:value-type="float">
            <text:p>-0.1662598</text:p>
          </table:table-cell>
          <table:table-cell office:value-type="float" office:value="0.4245605" calcext:value-type="float">
            <text:p>0.4245605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709924" calcext:value-type="float">
            <text:p>-3.709924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-0.2352376" calcext:value-type="float">
            <text:p>-0.235237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1765137" calcext:value-type="float">
            <text:p>-0.1765137</text:p>
          </table:table-cell>
          <table:table-cell office:value-type="float" office:value="0.4074707" calcext:value-type="float">
            <text:p>0.4074707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0.07010603" calcext:value-type="float">
            <text:p>0.070106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8047" calcext:value-type="float">
            <text:p>0.2998047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50391" calcext:value-type="float">
            <text:p>-0.1650391</text:p>
          </table:table-cell>
          <table:table-cell office:value-type="float" office:value="0.4091797" calcext:value-type="float">
            <text:p>0.4091797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2695" calcext:value-type="float">
            <text:p>0.3012695</text:p>
          </table:table-cell>
          <table:table-cell office:value-type="float" office:value="-0.1569824" calcext:value-type="float">
            <text:p>-0.1569824</text:p>
          </table:table-cell>
          <table:table-cell office:value-type="float" office:value="0.4208984" calcext:value-type="float">
            <text:p>0.4208984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0.08537316" calcext:value-type="float">
            <text:p>0.0853731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6309" calcext:value-type="float">
            <text:p>0.2966309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38281" calcext:value-type="float">
            <text:p>0.4238281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6074" calcext:value-type="float">
            <text:p>0.2976074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350586" calcext:value-type="float">
            <text:p>0.4350586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0.07349658" calcext:value-type="float">
            <text:p>0.07349658</text:p>
          </table:table-cell>
          <table:table-cell office:value-type="float" office:value="-0.1589017" calcext:value-type="float">
            <text:p>-0.158901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216309" calcext:value-type="float">
            <text:p>0.4216309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0.1187799" calcext:value-type="float">
            <text:p>0.1187799</text:p>
          </table:table-cell>
          <table:table-cell office:value-type="float" office:value="0.1498324" calcext:value-type="float">
            <text:p>0.1498324</text:p>
          </table:table-cell>
          <table:table-cell office:value-type="float" office:value="0.1617091" calcext:value-type="float">
            <text:p>0.161709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584" calcext:value-type="float">
            <text:p>0.298584</text:p>
          </table:table-cell>
          <table:table-cell office:value-type="float" office:value="-0.1696777" calcext:value-type="float">
            <text:p>-0.1696777</text:p>
          </table:table-cell>
          <table:table-cell office:value-type="float" office:value="0.4135742" calcext:value-type="float">
            <text:p>0.4135742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1645815" calcext:value-type="float">
            <text:p>0.1645815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704102" calcext:value-type="float">
            <text:p>-0.1704102</text:p>
          </table:table-cell>
          <table:table-cell office:value-type="float" office:value="0.4206543" calcext:value-type="float">
            <text:p>0.4206543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0.1345652" calcext:value-type="float">
            <text:p>0.1345652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8047" calcext:value-type="float">
            <text:p>0.2998047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84668" calcext:value-type="float">
            <text:p>0.4284668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32227" calcext:value-type="float">
            <text:p>0.3032227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208984" calcext:value-type="float">
            <text:p>0.4208984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709924" calcext:value-type="float">
            <text:p>-3.709924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-0.1249768" calcext:value-type="float">
            <text:p>-0.1249768</text:p>
          </table:table-cell>
          <table:table-cell office:value-type="float" office:value="-0.2352376" calcext:value-type="float">
            <text:p>-0.235237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49219" calcext:value-type="float">
            <text:p>0.2949219</text:p>
          </table:table-cell>
          <table:table-cell office:value-type="float" office:value="-0.1674805" calcext:value-type="float">
            <text:p>-0.1674805</text:p>
          </table:table-cell>
          <table:table-cell office:value-type="float" office:value="0.4230957" calcext:value-type="float">
            <text:p>0.423095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0.07010603" calcext:value-type="float">
            <text:p>0.070106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5137" calcext:value-type="float">
            <text:p>0.3015137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20166" calcext:value-type="float">
            <text:p>0.420166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172363" calcext:value-type="float">
            <text:p>0.4172363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-0.1707783" calcext:value-type="float">
            <text:p>-0.1707783</text:p>
          </table:table-cell>
          <table:table-cell office:value-type="float" office:value="0.1769762" calcext:value-type="float">
            <text:p>0.176976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27002" calcext:value-type="float">
            <text:p>0.427002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-0.2013127" calcext:value-type="float">
            <text:p>-0.2013127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294434" calcext:value-type="float">
            <text:p>0.4294434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-0.1865635" calcext:value-type="float">
            <text:p>-0.1865635</text:p>
          </table:table-cell>
          <table:table-cell office:value-type="float" office:value="0.1498324" calcext:value-type="float">
            <text:p>0.1498324</text:p>
          </table:table-cell>
          <table:table-cell office:value-type="float" office:value="0.1464419" calcext:value-type="float">
            <text:p>0.146441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1426" calcext:value-type="float">
            <text:p>0.2961426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0.1803668" calcext:value-type="float">
            <text:p>0.1803668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584" calcext:value-type="float">
            <text:p>0.298584</text:p>
          </table:table-cell>
          <table:table-cell office:value-type="float" office:value="-0.1733398" calcext:value-type="float">
            <text:p>-0.1733398</text:p>
          </table:table-cell>
          <table:table-cell office:value-type="float" office:value="0.4233398" calcext:value-type="float">
            <text:p>0.4233398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09496045" calcext:value-type="float">
            <text:p>-0.09496045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-0.09783292" calcext:value-type="float">
            <text:p>-0.0978329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726074" calcext:value-type="float">
            <text:p>-0.1726074</text:p>
          </table:table-cell>
          <table:table-cell office:value-type="float" office:value="0.4204102" calcext:value-type="float">
            <text:p>0.4204102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1555111" calcext:value-type="float">
            <text:p>-0.1555111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5371" calcext:value-type="float">
            <text:p>0.3005371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067383" calcext:value-type="float">
            <text:p>0.4067383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-0.1555111" calcext:value-type="float">
            <text:p>-0.1555111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56641" calcext:value-type="float">
            <text:p>0.3056641</text:p>
          </table:table-cell>
          <table:table-cell office:value-type="float" office:value="-0.1745605" calcext:value-type="float">
            <text:p>-0.1745605</text:p>
          </table:table-cell>
          <table:table-cell office:value-type="float" office:value="0.4257813" calcext:value-type="float">
            <text:p>0.4257813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0.1159074" calcext:value-type="float">
            <text:p>0.115907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257813" calcext:value-type="float">
            <text:p>0.4257813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9496045" calcext:value-type="float">
            <text:p>-0.09496045</text:p>
          </table:table-cell>
          <table:table-cell office:value-type="float" office:value="0.08876371" calcext:value-type="float">
            <text:p>0.08876371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34668" calcext:value-type="float">
            <text:p>0.3034668</text:p>
          </table:table-cell>
          <table:table-cell office:value-type="float" office:value="-0.1716309" calcext:value-type="float">
            <text:p>-0.1716309</text:p>
          </table:table-cell>
          <table:table-cell office:value-type="float" office:value="0.4255371" calcext:value-type="float">
            <text:p>0.425537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-0.1860455" calcext:value-type="float">
            <text:p>-0.1860455</text:p>
          </table:table-cell>
          <table:table-cell office:value-type="float" office:value="0.07010603" calcext:value-type="float">
            <text:p>0.070106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3633" calcext:value-type="float">
            <text:p>0.2973633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228516" calcext:value-type="float">
            <text:p>0.4228516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134047" calcext:value-type="float">
            <text:p>0.134047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728516" calcext:value-type="float">
            <text:p>-0.1728516</text:p>
          </table:table-cell>
          <table:table-cell office:value-type="float" office:value="0.4165039" calcext:value-type="float">
            <text:p>0.4165039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1922433" calcext:value-type="float">
            <text:p>0.192243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0254" calcext:value-type="float">
            <text:p>0.3010254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248047" calcext:value-type="float">
            <text:p>0.4248047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-0.1436346" calcext:value-type="float">
            <text:p>-0.143634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765137" calcext:value-type="float">
            <text:p>-0.1765137</text:p>
          </table:table-cell>
          <table:table-cell office:value-type="float" office:value="0.4165039" calcext:value-type="float">
            <text:p>0.4165039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738281" calcext:value-type="float">
            <text:p>-0.1738281</text:p>
          </table:table-cell>
          <table:table-cell office:value-type="float" office:value="0.432373" calcext:value-type="float">
            <text:p>0.432373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1798487" calcext:value-type="float">
            <text:p>0.1798487</text:p>
          </table:table-cell>
          <table:table-cell office:value-type="float" office:value="-0.1097096" calcext:value-type="float">
            <text:p>-0.1097096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5137" calcext:value-type="float">
            <text:p>0.3015137</text:p>
          </table:table-cell>
          <table:table-cell office:value-type="float" office:value="-0.1716309" calcext:value-type="float">
            <text:p>-0.1716309</text:p>
          </table:table-cell>
          <table:table-cell office:value-type="float" office:value="0.416748" calcext:value-type="float">
            <text:p>0.416748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5371" calcext:value-type="float">
            <text:p>0.3005371</text:p>
          </table:table-cell>
          <table:table-cell office:value-type="float" office:value="-0.1623535" calcext:value-type="float">
            <text:p>-0.1623535</text:p>
          </table:table-cell>
          <table:table-cell office:value-type="float" office:value="0.4284668" calcext:value-type="float">
            <text:p>0.4284668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-0.04915905" calcext:value-type="float">
            <text:p>-0.04915905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-0.189436" calcext:value-type="float">
            <text:p>-0.18943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3867" calcext:value-type="float">
            <text:p>0.2963867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226074" calcext:value-type="float">
            <text:p>0.4226074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740458" calcext:value-type="float">
            <text:p>-3.740458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-0.2657719" calcext:value-type="float">
            <text:p>-0.265771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4102" calcext:value-type="float">
            <text:p>0.2954102</text:p>
          </table:table-cell>
          <table:table-cell office:value-type="float" office:value="-0.1657715" calcext:value-type="float">
            <text:p>-0.1657715</text:p>
          </table:table-cell>
          <table:table-cell office:value-type="float" office:value="0.4135742" calcext:value-type="float">
            <text:p>0.4135742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0.0729785" calcext:value-type="float">
            <text:p>0.0729785</text:p>
          </table:table-cell>
          <table:table-cell office:value-type="float" office:value="0.1498324" calcext:value-type="float">
            <text:p>0.1498324</text:p>
          </table:table-cell>
          <table:table-cell office:value-type="float" office:value="0.1617091" calcext:value-type="float">
            <text:p>0.161709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7344" calcext:value-type="float">
            <text:p>0.3027344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150391" calcext:value-type="float">
            <text:p>0.4150391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15039" calcext:value-type="float">
            <text:p>0.2915039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16748" calcext:value-type="float">
            <text:p>0.416748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04915905" calcext:value-type="float">
            <text:p>-0.04915905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41895" calcext:value-type="float">
            <text:p>0.2941895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240723" calcext:value-type="float">
            <text:p>0.4240723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321289" calcext:value-type="float">
            <text:p>0.4321289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0.1345652" calcext:value-type="float">
            <text:p>0.1345652</text:p>
          </table:table-cell>
          <table:table-cell office:value-type="float" office:value="-0.09783292" calcext:value-type="float">
            <text:p>-0.0978329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177246" calcext:value-type="float">
            <text:p>0.4177246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-0.07917523" calcext:value-type="float">
            <text:p>-0.07917523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652832" calcext:value-type="float">
            <text:p>-0.1652832</text:p>
          </table:table-cell>
          <table:table-cell office:value-type="float" office:value="0.4238281" calcext:value-type="float">
            <text:p>0.4238281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1436346" calcext:value-type="float">
            <text:p>-0.143634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730957" calcext:value-type="float">
            <text:p>-0.1730957</text:p>
          </table:table-cell>
          <table:table-cell office:value-type="float" office:value="0.4204102" calcext:value-type="float">
            <text:p>0.4204102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160305" calcext:value-type="float">
            <text:p>-3.160305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0.3143809" calcext:value-type="float">
            <text:p>0.314380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716309" calcext:value-type="float">
            <text:p>-0.1716309</text:p>
          </table:table-cell>
          <table:table-cell office:value-type="float" office:value="0.4157715" calcext:value-type="float">
            <text:p>0.4157715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0.04296219" calcext:value-type="float">
            <text:p>0.04296219</text:p>
          </table:table-cell>
          <table:table-cell office:value-type="float" office:value="-0.03676414" calcext:value-type="float">
            <text:p>-0.0367641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0254" calcext:value-type="float">
            <text:p>0.3010254</text:p>
          </table:table-cell>
          <table:table-cell office:value-type="float" office:value="-0.173584" calcext:value-type="float">
            <text:p>-0.173584</text:p>
          </table:table-cell>
          <table:table-cell office:value-type="float" office:value="0.4243164" calcext:value-type="float">
            <text:p>0.4243164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1436346" calcext:value-type="float">
            <text:p>-0.143634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182129" calcext:value-type="float">
            <text:p>0.4182129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221374" calcext:value-type="float">
            <text:p>-3.221374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0.2533121" calcext:value-type="float">
            <text:p>0.253312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6543" calcext:value-type="float">
            <text:p>0.2956543</text:p>
          </table:table-cell>
          <table:table-cell office:value-type="float" office:value="-0.170166" calcext:value-type="float">
            <text:p>-0.170166</text:p>
          </table:table-cell>
          <table:table-cell office:value-type="float" office:value="0.4262695" calcext:value-type="float">
            <text:p>0.4262695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6564885" calcext:value-type="float">
            <text:p>0.6564885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1712964" calcext:value-type="float">
            <text:p>-0.1712964</text:p>
          </table:table-cell>
          <table:table-cell office:value-type="float" office:value="-0.2929157" calcext:value-type="float">
            <text:p>-0.2929157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682129" calcext:value-type="float">
            <text:p>-0.1682129</text:p>
          </table:table-cell>
          <table:table-cell office:value-type="float" office:value="0.4128418" calcext:value-type="float">
            <text:p>0.4128418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0.07010603" calcext:value-type="float">
            <text:p>0.070106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223633" calcext:value-type="float">
            <text:p>0.4223633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-0.006229877" calcext:value-type="float">
            <text:p>-0.00622987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745605" calcext:value-type="float">
            <text:p>-0.1745605</text:p>
          </table:table-cell>
          <table:table-cell office:value-type="float" office:value="0.4250488" calcext:value-type="float">
            <text:p>0.4250488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1741688" calcext:value-type="float">
            <text:p>-0.174168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738281" calcext:value-type="float">
            <text:p>-0.1738281</text:p>
          </table:table-cell>
          <table:table-cell office:value-type="float" office:value="0.4230957" calcext:value-type="float">
            <text:p>0.4230957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114504" calcext:value-type="float">
            <text:p>-3.114504</text:p>
          </table:table-cell>
          <table:table-cell office:value-type="float" office:value="0.0729785" calcext:value-type="float">
            <text:p>0.0729785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0.3601823" calcext:value-type="float">
            <text:p>0.360182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233398" calcext:value-type="float">
            <text:p>0.4233398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3867" calcext:value-type="float">
            <text:p>0.2963867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245605" calcext:value-type="float">
            <text:p>0.4245605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9785" calcext:value-type="float">
            <text:p>0.3029785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160156" calcext:value-type="float">
            <text:p>0.4160156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1645815" calcext:value-type="float">
            <text:p>0.1645815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96777" calcext:value-type="float">
            <text:p>-0.1696777</text:p>
          </table:table-cell>
          <table:table-cell office:value-type="float" office:value="0.4108887" calcext:value-type="float">
            <text:p>0.4108887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1345652" calcext:value-type="float">
            <text:p>0.1345652</text:p>
          </table:table-cell>
          <table:table-cell office:value-type="float" office:value="0.2075105" calcext:value-type="float">
            <text:p>0.207510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5371" calcext:value-type="float">
            <text:p>0.3005371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172363" calcext:value-type="float">
            <text:p>0.4172363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182129" calcext:value-type="float">
            <text:p>0.4182129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1650996" calcext:value-type="float">
            <text:p>0.1650996</text:p>
          </table:table-cell>
          <table:table-cell office:value-type="float" office:value="0.08537316" calcext:value-type="float">
            <text:p>0.0853731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70166" calcext:value-type="float">
            <text:p>-0.170166</text:p>
          </table:table-cell>
          <table:table-cell office:value-type="float" office:value="0.4240723" calcext:value-type="float">
            <text:p>0.4240723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3.19084" calcext:value-type="float">
            <text:p>-3.19084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-0.2013127" calcext:value-type="float">
            <text:p>-0.2013127</text:p>
          </table:table-cell>
          <table:table-cell office:value-type="float" office:value="0.2838464" calcext:value-type="float">
            <text:p>0.283846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7344" calcext:value-type="float">
            <text:p>0.3027344</text:p>
          </table:table-cell>
          <table:table-cell office:value-type="float" office:value="-0.171875" calcext:value-type="float">
            <text:p>-0.171875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9496045" calcext:value-type="float">
            <text:p>-0.09496045</text:p>
          </table:table-cell>
          <table:table-cell office:value-type="float" office:value="0.04296219" calcext:value-type="float">
            <text:p>0.04296219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738281" calcext:value-type="float">
            <text:p>-0.1738281</text:p>
          </table:table-cell>
          <table:table-cell office:value-type="float" office:value="0.423584" calcext:value-type="float">
            <text:p>0.423584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09496045" calcext:value-type="float">
            <text:p>-0.09496045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138184" calcext:value-type="float">
            <text:p>0.4138184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709924" calcext:value-type="float">
            <text:p>-3.709924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-0.2352376" calcext:value-type="float">
            <text:p>-0.235237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49219" calcext:value-type="float">
            <text:p>0.2949219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157715" calcext:value-type="float">
            <text:p>0.415771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78626" calcext:value-type="float">
            <text:p>-3.78626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-0.3115735" calcext:value-type="float">
            <text:p>-0.311573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2103829" calcext:value-type="float">
            <text:p>0.2103829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30957" calcext:value-type="float">
            <text:p>0.4230957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0.1650996" calcext:value-type="float">
            <text:p>0.1650996</text:p>
          </table:table-cell>
          <table:table-cell office:value-type="float" office:value="0.1769762" calcext:value-type="float">
            <text:p>0.176976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5137" calcext:value-type="float">
            <text:p>0.3015137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147949" calcext:value-type="float">
            <text:p>0.4147949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672363" calcext:value-type="float">
            <text:p>-0.1672363</text:p>
          </table:table-cell>
          <table:table-cell office:value-type="float" office:value="0.4262695" calcext:value-type="float">
            <text:p>0.4262695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0.2109011" calcext:value-type="float">
            <text:p>0.2109011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748047" calcext:value-type="float">
            <text:p>-0.1748047</text:p>
          </table:table-cell>
          <table:table-cell office:value-type="float" office:value="0.4255371" calcext:value-type="float">
            <text:p>0.4255371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-0.07969332" calcext:value-type="float">
            <text:p>-0.07969332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-0.1131001" calcext:value-type="float">
            <text:p>-0.11310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311523" calcext:value-type="float">
            <text:p>0.4311523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160305" calcext:value-type="float">
            <text:p>-3.160305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0.3143809" calcext:value-type="float">
            <text:p>0.314380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4102" calcext:value-type="float">
            <text:p>0.2954102</text:p>
          </table:table-cell>
          <table:table-cell office:value-type="float" office:value="-0.1730957" calcext:value-type="float">
            <text:p>-0.1730957</text:p>
          </table:table-cell>
          <table:table-cell office:value-type="float" office:value="0.4262695" calcext:value-type="float">
            <text:p>0.4262695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0254" calcext:value-type="float">
            <text:p>0.3010254</text:p>
          </table:table-cell>
          <table:table-cell office:value-type="float" office:value="-0.1594238" calcext:value-type="float">
            <text:p>-0.1594238</text:p>
          </table:table-cell>
          <table:table-cell office:value-type="float" office:value="0.418457" calcext:value-type="float">
            <text:p>0.418457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4915905" calcext:value-type="float">
            <text:p>-0.04915905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094238" calcext:value-type="float">
            <text:p>0.4094238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-0.1407621" calcext:value-type="float">
            <text:p>-0.1407621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73584" calcext:value-type="float">
            <text:p>-0.173584</text:p>
          </table:table-cell>
          <table:table-cell office:value-type="float" office:value="0.4245605" calcext:value-type="float">
            <text:p>0.4245605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-0.07969332" calcext:value-type="float">
            <text:p>-0.07969332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70166" calcext:value-type="float">
            <text:p>-0.170166</text:p>
          </table:table-cell>
          <table:table-cell office:value-type="float" office:value="0.4291992" calcext:value-type="float">
            <text:p>0.4291992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-0.1407621" calcext:value-type="float">
            <text:p>-0.1407621</text:p>
          </table:table-cell>
          <table:table-cell office:value-type="float" office:value="0.1345652" calcext:value-type="float">
            <text:p>0.1345652</text:p>
          </table:table-cell>
          <table:table-cell office:value-type="float" office:value="-0.1131001" calcext:value-type="float">
            <text:p>-0.11310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704102" calcext:value-type="float">
            <text:p>-0.1704102</text:p>
          </table:table-cell>
          <table:table-cell office:value-type="float" office:value="0.4221191" calcext:value-type="float">
            <text:p>0.4221191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1402439" calcext:value-type="float">
            <text:p>-0.1402439</text:p>
          </table:table-cell>
          <table:table-cell office:value-type="float" office:value="0.2075105" calcext:value-type="float">
            <text:p>0.207510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7578" calcext:value-type="float">
            <text:p>0.3017578</text:p>
          </table:table-cell>
          <table:table-cell office:value-type="float" office:value="-0.1733398" calcext:value-type="float">
            <text:p>-0.1733398</text:p>
          </table:table-cell>
          <table:table-cell office:value-type="float" office:value="0.4143066" calcext:value-type="float">
            <text:p>0.4143066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236641" calcext:value-type="float">
            <text:p>-3.236641</text:p>
          </table:table-cell>
          <table:table-cell office:value-type="float" office:value="-0.1712964" calcext:value-type="float">
            <text:p>-0.1712964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0.238045" calcext:value-type="float">
            <text:p>0.23804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272461" calcext:value-type="float">
            <text:p>0.427246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-0.2013127" calcext:value-type="float">
            <text:p>-0.2013127</text:p>
          </table:table-cell>
          <table:table-cell office:value-type="float" office:value="-0.03676414" calcext:value-type="float">
            <text:p>-0.0367641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691895" calcext:value-type="float">
            <text:p>-0.1691895</text:p>
          </table:table-cell>
          <table:table-cell office:value-type="float" office:value="0.4233398" calcext:value-type="float">
            <text:p>0.4233398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0.1464419" calcext:value-type="float">
            <text:p>0.146441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691895" calcext:value-type="float">
            <text:p>-0.1691895</text:p>
          </table:table-cell>
          <table:table-cell office:value-type="float" office:value="0.4331055" calcext:value-type="float">
            <text:p>0.4331055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0.08876371" calcext:value-type="float">
            <text:p>0.08876371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196777" calcext:value-type="float">
            <text:p>0.4196777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0.03957152" calcext:value-type="float">
            <text:p>0.03957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257813" calcext:value-type="float">
            <text:p>0.4257813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0.08537316" calcext:value-type="float">
            <text:p>0.0853731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83496" calcext:value-type="float">
            <text:p>0.3083496</text:p>
          </table:table-cell>
          <table:table-cell office:value-type="float" office:value="-0.1711426" calcext:value-type="float">
            <text:p>-0.1711426</text:p>
          </table:table-cell>
          <table:table-cell office:value-type="float" office:value="0.4211426" calcext:value-type="float">
            <text:p>0.4211426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231847" calcext:value-type="float">
            <text:p>-0.231847</text:p>
          </table:table-cell>
          <table:table-cell office:value-type="float" office:value="-0.006229877" calcext:value-type="float">
            <text:p>-0.00622987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166" calcext:value-type="float">
            <text:p>0.295166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304199" calcext:value-type="float">
            <text:p>0.4304199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78626" calcext:value-type="float">
            <text:p>-3.78626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-0.07917523" calcext:value-type="float">
            <text:p>-0.07917523</text:p>
          </table:table-cell>
          <table:table-cell office:value-type="float" office:value="-0.3115735" calcext:value-type="float">
            <text:p>-0.311573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674805" calcext:value-type="float">
            <text:p>-0.167480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-0.1249768" calcext:value-type="float">
            <text:p>-0.1249768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74805" calcext:value-type="float">
            <text:p>-0.1674805</text:p>
          </table:table-cell>
          <table:table-cell office:value-type="float" office:value="0.4157715" calcext:value-type="float">
            <text:p>0.4157715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0.07349658" calcext:value-type="float">
            <text:p>0.07349658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2461" calcext:value-type="float">
            <text:p>0.3022461</text:p>
          </table:table-cell>
          <table:table-cell office:value-type="float" office:value="-0.1723633" calcext:value-type="float">
            <text:p>-0.1723633</text:p>
          </table:table-cell>
          <table:table-cell office:value-type="float" office:value="0.4277344" calcext:value-type="float">
            <text:p>0.4277344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04915905" calcext:value-type="float">
            <text:p>-0.04915905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52832" calcext:value-type="float">
            <text:p>-0.1652832</text:p>
          </table:table-cell>
          <table:table-cell office:value-type="float" office:value="0.4277344" calcext:value-type="float">
            <text:p>0.4277344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0729785" calcext:value-type="float">
            <text:p>0.0729785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03676414" calcext:value-type="float">
            <text:p>-0.0367641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584" calcext:value-type="float">
            <text:p>0.298584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257813" calcext:value-type="float">
            <text:p>0.4257813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694656" calcext:value-type="float">
            <text:p>-3.694656</text:p>
          </table:table-cell>
          <table:table-cell office:value-type="float" office:value="0.0729785" calcext:value-type="float">
            <text:p>0.0729785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-0.2199702" calcext:value-type="float">
            <text:p>-0.219970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272461" calcext:value-type="float">
            <text:p>0.4272461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0729785" calcext:value-type="float">
            <text:p>0.0729785</text:p>
          </table:table-cell>
          <table:table-cell office:value-type="float" office:value="0.04296219" calcext:value-type="float">
            <text:p>0.04296219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640625" calcext:value-type="float">
            <text:p>-0.1640625</text:p>
          </table:table-cell>
          <table:table-cell office:value-type="float" office:value="0.4187012" calcext:value-type="float">
            <text:p>0.4187012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19084" calcext:value-type="float">
            <text:p>-3.19084</text:p>
          </table:table-cell>
          <table:table-cell office:value-type="float" office:value="-0.1407621" calcext:value-type="float">
            <text:p>-0.1407621</text:p>
          </table:table-cell>
          <table:table-cell office:value-type="float" office:value="-0.07917523" calcext:value-type="float">
            <text:p>-0.07917523</text:p>
          </table:table-cell>
          <table:table-cell office:value-type="float" office:value="0.2838464" calcext:value-type="float">
            <text:p>0.283846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169922" calcext:value-type="float">
            <text:p>0.4169922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-0.1865635" calcext:value-type="float">
            <text:p>-0.1865635</text:p>
          </table:table-cell>
          <table:table-cell office:value-type="float" office:value="-0.1707783" calcext:value-type="float">
            <text:p>-0.1707783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0254" calcext:value-type="float">
            <text:p>0.3010254</text:p>
          </table:table-cell>
          <table:table-cell office:value-type="float" office:value="-0.1584473" calcext:value-type="float">
            <text:p>-0.1584473</text:p>
          </table:table-cell>
          <table:table-cell office:value-type="float" office:value="0.4294434" calcext:value-type="float">
            <text:p>0.4294434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125495" calcext:value-type="float">
            <text:p>-0.125495</text:p>
          </table:table-cell>
          <table:table-cell office:value-type="float" office:value="0.1650996" calcext:value-type="float">
            <text:p>0.1650996</text:p>
          </table:table-cell>
          <table:table-cell office:value-type="float" office:value="-0.09783292" calcext:value-type="float">
            <text:p>-0.0978329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6074" calcext:value-type="float">
            <text:p>0.2976074</text:p>
          </table:table-cell>
          <table:table-cell office:value-type="float" office:value="-0.1704102" calcext:value-type="float">
            <text:p>-0.1704102</text:p>
          </table:table-cell>
          <table:table-cell office:value-type="float" office:value="0.4194336" calcext:value-type="float">
            <text:p>0.4194336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2256501" calcext:value-type="float">
            <text:p>0.2256501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006229877" calcext:value-type="float">
            <text:p>-0.00622987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6309" calcext:value-type="float">
            <text:p>0.2966309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165039" calcext:value-type="float">
            <text:p>0.4165039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0.1345652" calcext:value-type="float">
            <text:p>0.1345652</text:p>
          </table:table-cell>
          <table:table-cell office:value-type="float" office:value="-0.09783292" calcext:value-type="float">
            <text:p>-0.0978329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750488" calcext:value-type="float">
            <text:p>-0.1750488</text:p>
          </table:table-cell>
          <table:table-cell office:value-type="float" office:value="0.4216309" calcext:value-type="float">
            <text:p>0.4216309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0.2075105" calcext:value-type="float">
            <text:p>0.207510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677246" calcext:value-type="float">
            <text:p>-0.1677246</text:p>
          </table:table-cell>
          <table:table-cell office:value-type="float" office:value="0.4221191" calcext:value-type="float">
            <text:p>0.422119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221374" calcext:value-type="float">
            <text:p>-3.221374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0.2533121" calcext:value-type="float">
            <text:p>0.253312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238281" calcext:value-type="float">
            <text:p>0.4238281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072266" calcext:value-type="float">
            <text:p>0.4072266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0.1345652" calcext:value-type="float">
            <text:p>0.1345652</text:p>
          </table:table-cell>
          <table:table-cell office:value-type="float" office:value="-0.2047031" calcext:value-type="float">
            <text:p>-0.204703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10791" calcext:value-type="float">
            <text:p>0.310791</text:p>
          </table:table-cell>
          <table:table-cell office:value-type="float" office:value="-0.1723633" calcext:value-type="float">
            <text:p>-0.1723633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0.1650996" calcext:value-type="float">
            <text:p>0.1650996</text:p>
          </table:table-cell>
          <table:table-cell office:value-type="float" office:value="-0.2047031" calcext:value-type="float">
            <text:p>-0.204703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832031" calcext:value-type="float">
            <text:p>0.2832031</text:p>
          </table:table-cell>
          <table:table-cell office:value-type="float" office:value="-0.1643066" calcext:value-type="float">
            <text:p>-0.1643066</text:p>
          </table:table-cell>
          <table:table-cell office:value-type="float" office:value="0.4245605" calcext:value-type="float">
            <text:p>0.4245605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189436" calcext:value-type="float">
            <text:p>-0.18943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7578" calcext:value-type="float">
            <text:p>0.3017578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16748" calcext:value-type="float">
            <text:p>0.416748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09496045" calcext:value-type="float">
            <text:p>-0.09496045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-0.09783292" calcext:value-type="float">
            <text:p>-0.0978329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760254" calcext:value-type="float">
            <text:p>-0.1760254</text:p>
          </table:table-cell>
          <table:table-cell office:value-type="float" office:value="0.4155273" calcext:value-type="float">
            <text:p>0.4155273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-0.07917523" calcext:value-type="float">
            <text:p>-0.07917523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18457" calcext:value-type="float">
            <text:p>0.418457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299316" calcext:value-type="float">
            <text:p>0.4299316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134047" calcext:value-type="float">
            <text:p>0.134047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0.03957152" calcext:value-type="float">
            <text:p>0.03957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4902" calcext:value-type="float">
            <text:p>0.3024902</text:p>
          </table:table-cell>
          <table:table-cell office:value-type="float" office:value="-0.1721191" calcext:value-type="float">
            <text:p>-0.1721191</text:p>
          </table:table-cell>
          <table:table-cell office:value-type="float" office:value="0.4265137" calcext:value-type="float">
            <text:p>0.4265137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0.1650996" calcext:value-type="float">
            <text:p>0.1650996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103027" calcext:value-type="float">
            <text:p>0.3103027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28516" calcext:value-type="float">
            <text:p>0.4228516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1407621" calcext:value-type="float">
            <text:p>-0.1407621</text:p>
          </table:table-cell>
          <table:table-cell office:value-type="float" office:value="0.2567027" calcext:value-type="float">
            <text:p>0.2567027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216309" calcext:value-type="float">
            <text:p>0.4216309</text:p>
          </table:table-cell>
          <table:table-cell office:value-type="float" office:value="-2.854962" calcext:value-type="float">
            <text:p>-2.854962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6378639" calcext:value-type="float">
            <text:p>0.6378639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-0.1741688" calcext:value-type="float">
            <text:p>-0.174168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9785" calcext:value-type="float">
            <text:p>0.3029785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23584" calcext:value-type="float">
            <text:p>0.423584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-0.125495" calcext:value-type="float">
            <text:p>-0.125495</text:p>
          </table:table-cell>
          <table:table-cell office:value-type="float" office:value="0.1650996" calcext:value-type="float">
            <text:p>0.1650996</text:p>
          </table:table-cell>
          <table:table-cell office:value-type="float" office:value="0.1159074" calcext:value-type="float">
            <text:p>0.115907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294434" calcext:value-type="float">
            <text:p>0.4294434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-0.07917523" calcext:value-type="float">
            <text:p>-0.07917523</text:p>
          </table:table-cell>
          <table:table-cell office:value-type="float" office:value="0.08537316" calcext:value-type="float">
            <text:p>0.0853731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10791" calcext:value-type="float">
            <text:p>0.310791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226074" calcext:value-type="float">
            <text:p>0.4226074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04296219" calcext:value-type="float">
            <text:p>0.04296219</text:p>
          </table:table-cell>
          <table:table-cell office:value-type="float" office:value="0.1464419" calcext:value-type="float">
            <text:p>0.146441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277344" calcext:value-type="float">
            <text:p>0.4277344</text:p>
          </table:table-cell>
          <table:table-cell office:value-type="float" office:value="-3.694656" calcext:value-type="float">
            <text:p>-3.694656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2018306" calcext:value-type="float">
            <text:p>-0.2018306</text:p>
          </table:table-cell>
          <table:table-cell office:value-type="float" office:value="-0.1555111" calcext:value-type="float">
            <text:p>-0.1555111</text:p>
          </table:table-cell>
          <table:table-cell office:value-type="float" office:value="0.1769762" calcext:value-type="float">
            <text:p>0.176976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44434" calcext:value-type="float">
            <text:p>0.3044434</text:p>
          </table:table-cell>
          <table:table-cell office:value-type="float" office:value="-0.1721191" calcext:value-type="float">
            <text:p>-0.1721191</text:p>
          </table:table-cell>
          <table:table-cell office:value-type="float" office:value="0.4152832" calcext:value-type="float">
            <text:p>0.4152832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650391" calcext:value-type="float">
            <text:p>-0.1650391</text:p>
          </table:table-cell>
          <table:table-cell office:value-type="float" office:value="0.4245605" calcext:value-type="float">
            <text:p>0.4245605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-0.1712964" calcext:value-type="float">
            <text:p>-0.1712964</text:p>
          </table:table-cell>
          <table:table-cell office:value-type="float" office:value="-0.1097096" calcext:value-type="float">
            <text:p>-0.1097096</text:p>
          </table:table-cell>
          <table:table-cell office:value-type="float" office:value="0.1464419" calcext:value-type="float">
            <text:p>0.146441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4102" calcext:value-type="float">
            <text:p>0.2954102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213867" calcext:value-type="float">
            <text:p>0.421386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0.2414354" calcext:value-type="float">
            <text:p>0.2414354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4102" calcext:value-type="float">
            <text:p>0.2954102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128418" calcext:value-type="float">
            <text:p>0.4128418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0.1769762" calcext:value-type="float">
            <text:p>0.176976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51758" calcext:value-type="float">
            <text:p>0.3051758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18457" calcext:value-type="float">
            <text:p>0.418457</text:p>
          </table:table-cell>
          <table:table-cell office:value-type="float" office:value="-3.221374" calcext:value-type="float">
            <text:p>-3.221374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2714517" calcext:value-type="float">
            <text:p>0.2714517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189436" calcext:value-type="float">
            <text:p>-0.18943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10791" calcext:value-type="float">
            <text:p>0.310791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194336" calcext:value-type="float">
            <text:p>0.4194336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1589017" calcext:value-type="float">
            <text:p>-0.158901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584" calcext:value-type="float">
            <text:p>0.298584</text:p>
          </table:table-cell>
          <table:table-cell office:value-type="float" office:value="-0.1677246" calcext:value-type="float">
            <text:p>-0.1677246</text:p>
          </table:table-cell>
          <table:table-cell office:value-type="float" office:value="0.4362793" calcext:value-type="float">
            <text:p>0.4362793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2103829" calcext:value-type="float">
            <text:p>0.2103829</text:p>
          </table:table-cell>
          <table:table-cell office:value-type="float" office:value="0.1498324" calcext:value-type="float">
            <text:p>0.1498324</text:p>
          </table:table-cell>
          <table:table-cell office:value-type="float" office:value="0.03957152" calcext:value-type="float">
            <text:p>0.03957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07715" calcext:value-type="float">
            <text:p>0.2907715</text:p>
          </table:table-cell>
          <table:table-cell office:value-type="float" office:value="-0.1696777" calcext:value-type="float">
            <text:p>-0.1696777</text:p>
          </table:table-cell>
          <table:table-cell office:value-type="float" office:value="0.4265137" calcext:value-type="float">
            <text:p>0.4265137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-0.1249768" calcext:value-type="float">
            <text:p>-0.1249768</text:p>
          </table:table-cell>
          <table:table-cell office:value-type="float" office:value="0.0548389" calcext:value-type="float">
            <text:p>0.054838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20166" calcext:value-type="float">
            <text:p>0.420166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0.2075105" calcext:value-type="float">
            <text:p>0.207510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1750488" calcext:value-type="float">
            <text:p>-0.1750488</text:p>
          </table:table-cell>
          <table:table-cell office:value-type="float" office:value="0.4326172" calcext:value-type="float">
            <text:p>0.432617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45508" calcext:value-type="float">
            <text:p>-0.1645508</text:p>
          </table:table-cell>
          <table:table-cell office:value-type="float" office:value="0.4199219" calcext:value-type="float">
            <text:p>0.4199219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19084" calcext:value-type="float">
            <text:p>-3.19084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0.2838464" calcext:value-type="float">
            <text:p>0.283846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584" calcext:value-type="float">
            <text:p>0.298584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1493144" calcext:value-type="float">
            <text:p>0.1493144</text:p>
          </table:table-cell>
          <table:table-cell office:value-type="float" office:value="-0.1707783" calcext:value-type="float">
            <text:p>-0.1707783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655273" calcext:value-type="float">
            <text:p>-0.1655273</text:p>
          </table:table-cell>
          <table:table-cell office:value-type="float" office:value="0.4121094" calcext:value-type="float">
            <text:p>0.4121094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8516" calcext:value-type="float">
            <text:p>0.2978516</text:p>
          </table:table-cell>
          <table:table-cell office:value-type="float" office:value="-0.1677246" calcext:value-type="float">
            <text:p>-0.1677246</text:p>
          </table:table-cell>
          <table:table-cell office:value-type="float" office:value="0.4204102" calcext:value-type="float">
            <text:p>0.4204102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70166" calcext:value-type="float">
            <text:p>-0.170166</text:p>
          </table:table-cell>
          <table:table-cell office:value-type="float" office:value="0.4177246" calcext:value-type="float">
            <text:p>0.4177246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0.2261683" calcext:value-type="float">
            <text:p>0.2261683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2695" calcext:value-type="float">
            <text:p>0.3012695</text:p>
          </table:table-cell>
          <table:table-cell office:value-type="float" office:value="-0.1655273" calcext:value-type="float">
            <text:p>-0.1655273</text:p>
          </table:table-cell>
          <table:table-cell office:value-type="float" office:value="0.423584" calcext:value-type="float">
            <text:p>0.423584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755725" calcext:value-type="float">
            <text:p>-3.755725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-0.281039" calcext:value-type="float">
            <text:p>-0.2810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6309" calcext:value-type="float">
            <text:p>0.2966309</text:p>
          </table:table-cell>
          <table:table-cell office:value-type="float" office:value="-0.1743164" calcext:value-type="float">
            <text:p>-0.1743164</text:p>
          </table:table-cell>
          <table:table-cell office:value-type="float" office:value="0.4221191" calcext:value-type="float">
            <text:p>0.4221191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166" calcext:value-type="float">
            <text:p>0.295166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03676414" calcext:value-type="float">
            <text:p>-0.0367641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3633" calcext:value-type="float">
            <text:p>0.2973633</text:p>
          </table:table-cell>
          <table:table-cell office:value-type="float" office:value="-0.1662598" calcext:value-type="float">
            <text:p>-0.1662598</text:p>
          </table:table-cell>
          <table:table-cell office:value-type="float" office:value="0.4277344" calcext:value-type="float">
            <text:p>0.4277344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2471142" calcext:value-type="float">
            <text:p>-0.2471142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1426" calcext:value-type="float">
            <text:p>0.2961426</text:p>
          </table:table-cell>
          <table:table-cell office:value-type="float" office:value="-0.1650391" calcext:value-type="float">
            <text:p>-0.1650391</text:p>
          </table:table-cell>
          <table:table-cell office:value-type="float" office:value="0.4221191" calcext:value-type="float">
            <text:p>0.4221191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-0.006229877" calcext:value-type="float">
            <text:p>-0.00622987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32227" calcext:value-type="float">
            <text:p>0.3032227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226074" calcext:value-type="float">
            <text:p>0.4226074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189436" calcext:value-type="float">
            <text:p>-0.18943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27246" calcext:value-type="float">
            <text:p>0.2927246</text:p>
          </table:table-cell>
          <table:table-cell office:value-type="float" office:value="-0.171875" calcext:value-type="float">
            <text:p>-0.171875</text:p>
          </table:table-cell>
          <table:table-cell office:value-type="float" office:value="0.4196777" calcext:value-type="float">
            <text:p>0.4196777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82129" calcext:value-type="float">
            <text:p>-0.1682129</text:p>
          </table:table-cell>
          <table:table-cell office:value-type="float" office:value="0.4174805" calcext:value-type="float">
            <text:p>0.4174805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09496045" calcext:value-type="float">
            <text:p>-0.09496045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1426" calcext:value-type="float">
            <text:p>0.2961426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211426" calcext:value-type="float">
            <text:p>0.4211426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0.1650996" calcext:value-type="float">
            <text:p>0.1650996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39551" calcext:value-type="float">
            <text:p>0.3039551</text:p>
          </table:table-cell>
          <table:table-cell office:value-type="float" office:value="-0.1674805" calcext:value-type="float">
            <text:p>-0.1674805</text:p>
          </table:table-cell>
          <table:table-cell office:value-type="float" office:value="0.4226074" calcext:value-type="float">
            <text:p>0.4226074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120117" calcext:value-type="float">
            <text:p>0.3120117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238281" calcext:value-type="float">
            <text:p>0.4238281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0.08537316" calcext:value-type="float">
            <text:p>0.0853731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726074" calcext:value-type="float">
            <text:p>-0.1726074</text:p>
          </table:table-cell>
          <table:table-cell office:value-type="float" office:value="0.4177246" calcext:value-type="float">
            <text:p>0.4177246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-0.1589017" calcext:value-type="float">
            <text:p>-0.158901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7344" calcext:value-type="float">
            <text:p>0.3027344</text:p>
          </table:table-cell>
          <table:table-cell office:value-type="float" office:value="-0.1711426" calcext:value-type="float">
            <text:p>-0.1711426</text:p>
          </table:table-cell>
          <table:table-cell office:value-type="float" office:value="0.416748" calcext:value-type="float">
            <text:p>0.416748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1645815" calcext:value-type="float">
            <text:p>0.1645815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-0.1131001" calcext:value-type="float">
            <text:p>-0.11310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77246" calcext:value-type="float">
            <text:p>-0.1677246</text:p>
          </table:table-cell>
          <table:table-cell office:value-type="float" office:value="0.4208984" calcext:value-type="float">
            <text:p>0.4208984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1493144" calcext:value-type="float">
            <text:p>0.1493144</text:p>
          </table:table-cell>
          <table:table-cell office:value-type="float" office:value="0.08876371" calcext:value-type="float">
            <text:p>0.08876371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2461" calcext:value-type="float">
            <text:p>0.3022461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238281" calcext:value-type="float">
            <text:p>0.4238281</text:p>
          </table:table-cell>
          <table:table-cell office:value-type="float" office:value="-3.816794" calcext:value-type="float">
            <text:p>-3.816794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3239682" calcext:value-type="float">
            <text:p>-0.3239682</text:p>
          </table:table-cell>
          <table:table-cell office:value-type="float" office:value="-0.1707783" calcext:value-type="float">
            <text:p>-0.1707783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196777" calcext:value-type="float">
            <text:p>0.419677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677246" calcext:value-type="float">
            <text:p>-0.1677246</text:p>
          </table:table-cell>
          <table:table-cell office:value-type="float" office:value="0.4230957" calcext:value-type="float">
            <text:p>0.4230957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114504" calcext:value-type="float">
            <text:p>-3.114504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3601823" calcext:value-type="float">
            <text:p>0.360182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179688" calcext:value-type="float">
            <text:p>0.4179688</text:p>
          </table:table-cell>
          <table:table-cell office:value-type="float" office:value="-3.740458" calcext:value-type="float">
            <text:p>-3.740458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-0.2476323" calcext:value-type="float">
            <text:p>-0.2476323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0.03957152" calcext:value-type="float">
            <text:p>0.03957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6074" calcext:value-type="float">
            <text:p>0.2976074</text:p>
          </table:table-cell>
          <table:table-cell office:value-type="float" office:value="-0.171875" calcext:value-type="float">
            <text:p>-0.171875</text:p>
          </table:table-cell>
          <table:table-cell office:value-type="float" office:value="0.4301758" calcext:value-type="float">
            <text:p>0.4301758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0.2872369" calcext:value-type="float">
            <text:p>0.2872369</text:p>
          </table:table-cell>
          <table:table-cell office:value-type="float" office:value="-0.03676414" calcext:value-type="float">
            <text:p>-0.0367641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704102" calcext:value-type="float">
            <text:p>-0.1704102</text:p>
          </table:table-cell>
          <table:table-cell office:value-type="float" office:value="0.418457" calcext:value-type="float">
            <text:p>0.418457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5137" calcext:value-type="float">
            <text:p>0.3015137</text:p>
          </table:table-cell>
          <table:table-cell office:value-type="float" office:value="-0.1721191" calcext:value-type="float">
            <text:p>-0.1721191</text:p>
          </table:table-cell>
          <table:table-cell office:value-type="float" office:value="0.4194336" calcext:value-type="float">
            <text:p>0.4194336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301758" calcext:value-type="float">
            <text:p>0.4301758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-0.1707783" calcext:value-type="float">
            <text:p>-0.1707783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3633" calcext:value-type="float">
            <text:p>0.2973633</text:p>
          </table:table-cell>
          <table:table-cell office:value-type="float" office:value="-0.1564941" calcext:value-type="float">
            <text:p>-0.1564941</text:p>
          </table:table-cell>
          <table:table-cell office:value-type="float" office:value="0.4250488" calcext:value-type="float">
            <text:p>0.4250488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7969332" calcext:value-type="float">
            <text:p>-0.07969332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282227" calcext:value-type="float">
            <text:p>0.4282227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0.08876371" calcext:value-type="float">
            <text:p>0.08876371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115234" calcext:value-type="float">
            <text:p>0.3115234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338379" calcext:value-type="float">
            <text:p>0.4338379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37109" calcext:value-type="float">
            <text:p>0.3037109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182129" calcext:value-type="float">
            <text:p>0.4182129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19084" calcext:value-type="float">
            <text:p>-3.19084</text:p>
          </table:table-cell>
          <table:table-cell office:value-type="float" office:value="-0.04915905" calcext:value-type="float">
            <text:p>-0.04915905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0.2838464" calcext:value-type="float">
            <text:p>0.283846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3633" calcext:value-type="float">
            <text:p>0.2973633</text:p>
          </table:table-cell>
          <table:table-cell office:value-type="float" office:value="-0.1721191" calcext:value-type="float">
            <text:p>-0.1721191</text:p>
          </table:table-cell>
          <table:table-cell office:value-type="float" office:value="0.4216309" calcext:value-type="float">
            <text:p>0.4216309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0.07349658" calcext:value-type="float">
            <text:p>0.07349658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6309" calcext:value-type="float">
            <text:p>0.2966309</text:p>
          </table:table-cell>
          <table:table-cell office:value-type="float" office:value="-0.1730957" calcext:value-type="float">
            <text:p>-0.1730957</text:p>
          </table:table-cell>
          <table:table-cell office:value-type="float" office:value="0.4145508" calcext:value-type="float">
            <text:p>0.4145508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0.3177713" calcext:value-type="float">
            <text:p>0.3177713</text:p>
          </table:table-cell>
          <table:table-cell office:value-type="float" office:value="0.1159074" calcext:value-type="float">
            <text:p>0.115907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21191" calcext:value-type="float">
            <text:p>0.4221191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-0.09783292" calcext:value-type="float">
            <text:p>-0.0978329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740723" calcext:value-type="float">
            <text:p>-0.1740723</text:p>
          </table:table-cell>
          <table:table-cell office:value-type="float" office:value="0.4213867" calcext:value-type="float">
            <text:p>0.4213867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-0.125495" calcext:value-type="float">
            <text:p>-0.125495</text:p>
          </table:table-cell>
          <table:table-cell office:value-type="float" office:value="0.07349658" calcext:value-type="float">
            <text:p>0.07349658</text:p>
          </table:table-cell>
          <table:table-cell office:value-type="float" office:value="0.2075105" calcext:value-type="float">
            <text:p>0.207510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166" calcext:value-type="float">
            <text:p>0.295166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236641" calcext:value-type="float">
            <text:p>-3.236641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0.238045" calcext:value-type="float">
            <text:p>0.23804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833496" calcext:value-type="float">
            <text:p>-0.1833496</text:p>
          </table:table-cell>
          <table:table-cell office:value-type="float" office:value="0.4118652" calcext:value-type="float">
            <text:p>0.4118652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1645815" calcext:value-type="float">
            <text:p>0.1645815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1672363" calcext:value-type="float">
            <text:p>-0.1672363</text:p>
          </table:table-cell>
          <table:table-cell office:value-type="float" office:value="0.4172363" calcext:value-type="float">
            <text:p>0.4172363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114504" calcext:value-type="float">
            <text:p>-3.114504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0.3601823" calcext:value-type="float">
            <text:p>0.360182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4102" calcext:value-type="float">
            <text:p>0.2954102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709924" calcext:value-type="float">
            <text:p>-3.709924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217098" calcext:value-type="float">
            <text:p>-0.217098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1691895" calcext:value-type="float">
            <text:p>-0.1691895</text:p>
          </table:table-cell>
          <table:table-cell office:value-type="float" office:value="0.4230957" calcext:value-type="float">
            <text:p>0.4230957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0.08537316" calcext:value-type="float">
            <text:p>0.0853731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32129" calcext:value-type="float">
            <text:p>0.2932129</text:p>
          </table:table-cell>
          <table:table-cell office:value-type="float" office:value="-0.1745605" calcext:value-type="float">
            <text:p>-0.1745605</text:p>
          </table:table-cell>
          <table:table-cell office:value-type="float" office:value="0.4211426" calcext:value-type="float">
            <text:p>0.4211426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-0.1712964" calcext:value-type="float">
            <text:p>-0.1712964</text:p>
          </table:table-cell>
          <table:table-cell office:value-type="float" office:value="0.08876371" calcext:value-type="float">
            <text:p>0.08876371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691895" calcext:value-type="float">
            <text:p>-0.1691895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1951158" calcext:value-type="float">
            <text:p>0.1951158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8516" calcext:value-type="float">
            <text:p>0.2978516</text:p>
          </table:table-cell>
          <table:table-cell office:value-type="float" office:value="-0.1740723" calcext:value-type="float">
            <text:p>-0.1740723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134047" calcext:value-type="float">
            <text:p>0.134047</text:p>
          </table:table-cell>
          <table:table-cell office:value-type="float" office:value="0.2109011" calcext:value-type="float">
            <text:p>0.2109011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755725" calcext:value-type="float">
            <text:p>-3.755725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-0.1097096" calcext:value-type="float">
            <text:p>-0.1097096</text:p>
          </table:table-cell>
          <table:table-cell office:value-type="float" office:value="-0.281039" calcext:value-type="float">
            <text:p>-0.2810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2695" calcext:value-type="float">
            <text:p>0.3012695</text:p>
          </table:table-cell>
          <table:table-cell office:value-type="float" office:value="-0.1740723" calcext:value-type="float">
            <text:p>-0.1740723</text:p>
          </table:table-cell>
          <table:table-cell office:value-type="float" office:value="0.4309082" calcext:value-type="float">
            <text:p>0.4309082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134047" calcext:value-type="float">
            <text:p>0.134047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-0.09783292" calcext:value-type="float">
            <text:p>-0.0978329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743164" calcext:value-type="float">
            <text:p>-0.1743164</text:p>
          </table:table-cell>
          <table:table-cell office:value-type="float" office:value="0.4255371" calcext:value-type="float">
            <text:p>0.4255371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1097096" calcext:value-type="float">
            <text:p>-0.1097096</text:p>
          </table:table-cell>
          <table:table-cell office:value-type="float" office:value="0.08537316" calcext:value-type="float">
            <text:p>0.0853731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06543" calcext:value-type="float">
            <text:p>0.4206543</text:p>
          </table:table-cell>
          <table:table-cell office:value-type="float" office:value="-3.206107" calcext:value-type="float">
            <text:p>-3.206107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2867188" calcext:value-type="float">
            <text:p>0.2867188</text:p>
          </table:table-cell>
          <table:table-cell office:value-type="float" office:value="-0.1860455" calcext:value-type="float">
            <text:p>-0.1860455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3867" calcext:value-type="float">
            <text:p>0.2963867</text:p>
          </table:table-cell>
          <table:table-cell office:value-type="float" office:value="-0.1750488" calcext:value-type="float">
            <text:p>-0.1750488</text:p>
          </table:table-cell>
          <table:table-cell office:value-type="float" office:value="0.4155273" calcext:value-type="float">
            <text:p>0.4155273</text:p>
          </table:table-cell>
          <table:table-cell office:value-type="float" office:value="-3.251908" calcext:value-type="float">
            <text:p>-3.251908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2409174" calcext:value-type="float">
            <text:p>0.2409174</text:p>
          </table:table-cell>
          <table:table-cell office:value-type="float" office:value="0.2414354" calcext:value-type="float">
            <text:p>0.2414354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120117" calcext:value-type="float">
            <text:p>0.3120117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196777" calcext:value-type="float">
            <text:p>0.4196777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-0.1707783" calcext:value-type="float">
            <text:p>-0.1707783</text:p>
          </table:table-cell>
          <table:table-cell office:value-type="float" office:value="0.03957152" calcext:value-type="float">
            <text:p>0.03957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8516" calcext:value-type="float">
            <text:p>0.2978516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155273" calcext:value-type="float">
            <text:p>0.4155273</text:p>
          </table:table-cell>
          <table:table-cell office:value-type="float" office:value="-3.694656" calcext:value-type="float">
            <text:p>-3.694656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-0.2018306" calcext:value-type="float">
            <text:p>-0.2018306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-0.189436" calcext:value-type="float">
            <text:p>-0.18943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3633" calcext:value-type="float">
            <text:p>0.2973633</text:p>
          </table:table-cell>
          <table:table-cell office:value-type="float" office:value="-0.170166" calcext:value-type="float">
            <text:p>-0.170166</text:p>
          </table:table-cell>
          <table:table-cell office:value-type="float" office:value="0.434082" calcext:value-type="float">
            <text:p>0.43408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2109011" calcext:value-type="float">
            <text:p>0.2109011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0254" calcext:value-type="float">
            <text:p>0.3010254</text:p>
          </table:table-cell>
          <table:table-cell office:value-type="float" office:value="-0.1696777" calcext:value-type="float">
            <text:p>-0.1696777</text:p>
          </table:table-cell>
          <table:table-cell office:value-type="float" office:value="0.4174805" calcext:value-type="float">
            <text:p>0.4174805</text:p>
          </table:table-cell>
          <table:table-cell office:value-type="float" office:value="-3.694656" calcext:value-type="float">
            <text:p>-3.694656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-0.2018306" calcext:value-type="float">
            <text:p>-0.2018306</text:p>
          </table:table-cell>
          <table:table-cell office:value-type="float" office:value="-0.1555111" calcext:value-type="float">
            <text:p>-0.1555111</text:p>
          </table:table-cell>
          <table:table-cell office:value-type="float" office:value="-0.006229877" calcext:value-type="float">
            <text:p>-0.00622987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674805" calcext:value-type="float">
            <text:p>-0.1674805</text:p>
          </table:table-cell>
          <table:table-cell office:value-type="float" office:value="0.4260254" calcext:value-type="float">
            <text:p>0.4260254</text:p>
          </table:table-cell>
          <table:table-cell office:value-type="float" office:value="-3.709924" calcext:value-type="float">
            <text:p>-3.709924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217098" calcext:value-type="float">
            <text:p>-0.217098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rawdata.A1:rawdata.J625" table:display-filter-buttons="true">
          <table:filter>
            <table:filter-and>
              <table:filter-condition table:data-type="number" table:value="" table:operator="=" table:field-number="9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0">00/00/0000</text:date>, <text:time style:data-style-name="N2" text:time-value="02:11:01.2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0T00:30:02.874000000</meta:creation-date>
    <dc:date>2024-08-20T02:13:23.400000000</dc:date>
    <meta:editing-duration>PT1H5M20S</meta:editing-duration>
    <meta:editing-cycles>4</meta:editing-cycles>
    <meta:generator>LibreOffice/7.6.4.1$Windows_X86_64 LibreOffice_project/e19e193f88cd6c0525a17fb7a176ed8e6a3e2aa1</meta:generator>
    <meta:document-statistic meta:table-count="4" meta:cell-count="1229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922cm" svg:height="15.263cm" xlink:href=".." xlink:type="simple" chart:class="chart:line" chart:style-name="ch1">
        <chart:legend chart:legend-position="end" svg:x="23.197cm" svg:y="7.329cm" style:legend-expansion="high" chart:style-name="ch2"/>
        <chart:plot-area chart:style-name="ch3" table:cell-range-address="sensor2.F1:sensor2.F209" chart:data-source-has-labels="row" svg:x="0.498cm" svg:y="0.305cm" svg:width="22.201cm" svg:height="14.653cm">
          <chart:coordinate-region svg:x="1.067cm" svg:y="0.507cm" svg:width="21.632cm" svg:height="14.2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sor2.F2:sensor2.F209" chart:label-cell-address="sensor2.F1:sensor2.F1" chart:class="chart:line">
            <chart:data-point chart:repeated="20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g</text:p>
                <draw:g>
                  <svg:desc>sensor2.F1:sensor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748091">
                <text:p>-0.2748091</text:p>
                <draw:g>
                  <svg:desc>sensor2.F2:sensor2.F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26718">
                <text:p>0.1526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900764">
                <text:p>-0.2900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90076">
                <text:p>0.22900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832061">
                <text:p>-0.1832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633588">
                <text:p>0.07633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5343512">
                <text:p>-0.53435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53435">
                <text:p>0.30534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526718">
                <text:p>0.015267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664122">
                <text:p>-0.36641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06107">
                <text:p>0.3206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3053435">
                <text:p>-0.30534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64122">
                <text:p>0.3664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137404">
                <text:p>-0.21374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42748">
                <text:p>0.24427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89313">
                <text:p>-3.893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748091">
                <text:p>-0.2748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358779">
                <text:p>0.33587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3206107">
                <text:p>-0.32061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832061">
                <text:p>0.18320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068702">
                <text:p>-0.10687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137404">
                <text:p>-0.21374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58779">
                <text:p>0.33587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374046">
                <text:p>-0.13740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137404">
                <text:p>0.21374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3053435">
                <text:p>-0.030534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259542">
                <text:p>-0.2595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3053435">
                <text:p>-0.030534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679389">
                <text:p>-0.16793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633588">
                <text:p>0.076335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2137404">
                <text:p>-0.21374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679389">
                <text:p>-0.16793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77863">
                <text:p>3.8778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053435">
                <text:p>0.030534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374046">
                <text:p>-0.13740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32061">
                <text:p>0.18320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068702">
                <text:p>-0.10687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3053435">
                <text:p>-0.030534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351145">
                <text:p>-0.3511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068702">
                <text:p>-0.10687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79389">
                <text:p>0.16793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.862595">
                <text:p>-3.8625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832061">
                <text:p>-0.18320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.877863">
                <text:p>-3.8778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877863">
                <text:p>3.8778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374046">
                <text:p>0.13740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526718">
                <text:p>0.015267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053435">
                <text:p>-0.30534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3053435">
                <text:p>-0.030534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832061">
                <text:p>-3.8320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862595">
                <text:p>3.8625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068702">
                <text:p>-0.10687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748091">
                <text:p>-0.27480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3206107">
                <text:p>-0.32061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526718">
                <text:p>-0.15267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2900764">
                <text:p>-0.29007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526718">
                <text:p>-0.15267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374046">
                <text:p>-0.13740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3358779">
                <text:p>-0.33587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1526718">
                <text:p>-0.015267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3206107">
                <text:p>-0.32061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2290076">
                <text:p>-0.22900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2442748">
                <text:p>-0.24427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3206107">
                <text:p>-0.32061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832061">
                <text:p>0.18320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1068702">
                <text:p>-0.10687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160305">
                <text:p>0.091603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374046">
                <text:p>-0.13740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3.862595">
                <text:p>-3.8625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053435">
                <text:p>0.030534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137404">
                <text:p>0.21374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984733">
                <text:p>0.19847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1068702">
                <text:p>-0.10687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2290076">
                <text:p>-0.22900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1526718">
                <text:p>-0.15267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526718">
                <text:p>0.15267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9160305">
                <text:p>0.091603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3053435">
                <text:p>-0.030534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221374">
                <text:p>0.12213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221374">
                <text:p>0.12213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9160305">
                <text:p>0.091603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679389">
                <text:p>0.16793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3053435">
                <text:p>0.030534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7633588">
                <text:p>0.076335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374046">
                <text:p>0.13740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526718">
                <text:p>0.015267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068702">
                <text:p>0.10687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068702">
                <text:p>0.10687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1374046">
                <text:p>-0.13740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3.908397">
                <text:p>-3.9083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259542">
                <text:p>-0.2595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526718">
                <text:p>0.015267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053435">
                <text:p>0.030534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862595">
                <text:p>3.8625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862595">
                <text:p>3.8625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2290076">
                <text:p>-0.22900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1374046">
                <text:p>-0.13740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3053435">
                <text:p>-0.030534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.908397">
                <text:p>-3.9083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068702">
                <text:p>0.10687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984733">
                <text:p>0.19847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3206107">
                <text:p>-0.32061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984733">
                <text:p>0.19847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1984733">
                <text:p>-0.19847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984733">
                <text:p>0.19847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1832061">
                <text:p>-0.18320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526718">
                <text:p>0.015267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3.770992">
                <text:p>-3.7709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877863">
                <text:p>3.8778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3053435">
                <text:p>-0.030534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862595">
                <text:p>3.8625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1526718">
                <text:p>-0.15267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1984733">
                <text:p>-0.19847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9160305">
                <text:p>0.091603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2900764">
                <text:p>-0.29007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89313">
                <text:p>3.893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89313">
                <text:p>3.893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3.908397">
                <text:p>-3.9083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1374046">
                <text:p>-0.13740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.89313">
                <text:p>-3.893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1374046">
                <text:p>-0.13740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1526718">
                <text:p>-0.15267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9160305">
                <text:p>0.091603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2748091">
                <text:p>-0.27480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259542">
                <text:p>-0.2595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1679389">
                <text:p>-0.16793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4427481">
                <text:p>-0.44274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2748091">
                <text:p>-0.27480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526718">
                <text:p>0.15267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2900764">
                <text:p>-0.29007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290076">
                <text:p>0.22900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1832061">
                <text:p>-0.18320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7633588">
                <text:p>0.0763358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5343512">
                <text:p>-0.53435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